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eta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ula39" style:family="table">
      <style:table-properties style:width="17.895cm" table:align="margins"/>
    </style:style>
    <style:style style:name="Taula39.A" style:family="table-column">
      <style:table-column-properties style:column-width="8.946cm" style:rel-column-width="32767*"/>
    </style:style>
    <style:style style:name="Taula39.B" style:family="table-column">
      <style:table-column-properties style:column-width="8.948cm" style:rel-column-width="32768*"/>
    </style:style>
    <style:style style:name="Taula39.A1" style:family="table-cell">
      <style:table-cell-properties fo:padding="0.097cm" fo:border="none"/>
    </style:style>
    <style:style style:name="Taula4" style:family="table">
      <style:table-properties style:width="17.895cm" table:align="margins"/>
    </style:style>
    <style:style style:name="Taula4.A" style:family="table-column">
      <style:table-column-properties style:column-width="8.946cm" style:rel-column-width="32767*"/>
    </style:style>
    <style:style style:name="Taula4.B" style:family="table-column">
      <style:table-column-properties style:column-width="8.948cm" style:rel-column-width="32768*"/>
    </style:style>
    <style:style style:name="Taula4.1" style:family="table-row">
      <style:table-row-properties style:min-row-height="3.106cm"/>
    </style:style>
    <style:style style:name="Taula4.A1" style:family="table-cell">
      <style:table-cell-properties fo:padding="0.097cm" fo:border="none"/>
    </style:style>
    <style:style style:name="Taula24" style:family="table">
      <style:table-properties style:width="17.895cm" table:align="margins"/>
    </style:style>
    <style:style style:name="Taula24.A" style:family="table-column">
      <style:table-column-properties style:column-width="8.946cm" style:rel-column-width="32767*"/>
    </style:style>
    <style:style style:name="Taula24.B" style:family="table-column">
      <style:table-column-properties style:column-width="8.948cm" style:rel-column-width="32768*"/>
    </style:style>
    <style:style style:name="Taula24.1" style:family="table-row">
      <style:table-row-properties style:min-row-height="3.106cm"/>
    </style:style>
    <style:style style:name="Taula24.A1" style:family="table-cell">
      <style:table-cell-properties fo:padding="0.097cm" fo:border="none"/>
    </style:style>
    <style:style style:name="Taula38" style:family="table">
      <style:table-properties style:width="17.895cm" table:align="margins"/>
    </style:style>
    <style:style style:name="Taula38.A" style:family="table-column">
      <style:table-column-properties style:column-width="8.946cm" style:rel-column-width="32767*"/>
    </style:style>
    <style:style style:name="Taula38.B" style:family="table-column">
      <style:table-column-properties style:column-width="8.948cm" style:rel-column-width="32768*"/>
    </style:style>
    <style:style style:name="Taula38.1" style:family="table-row">
      <style:table-row-properties style:min-row-height="3.106cm"/>
    </style:style>
    <style:style style:name="Taula38.A1" style:family="table-cell">
      <style:table-cell-properties fo:padding="0.097cm" fo:border="none"/>
    </style:style>
    <style:style style:name="Taula5" style:family="table">
      <style:table-properties style:width="17.895cm" table:align="margins"/>
    </style:style>
    <style:style style:name="Taula5.A" style:family="table-column">
      <style:table-column-properties style:column-width="8.946cm" style:rel-column-width="32767*"/>
    </style:style>
    <style:style style:name="Taula5.B" style:family="table-column">
      <style:table-column-properties style:column-width="8.948cm" style:rel-column-width="32768*"/>
    </style:style>
    <style:style style:name="Taula5.1" style:family="table-row">
      <style:table-row-properties style:min-row-height="3.106cm"/>
    </style:style>
    <style:style style:name="Taula5.A1" style:family="table-cell">
      <style:table-cell-properties fo:padding="0.097cm" fo:border="none"/>
    </style:style>
    <style:style style:name="Taula40" style:family="table">
      <style:table-properties style:width="17.895cm" table:align="margins"/>
    </style:style>
    <style:style style:name="Taula40.A" style:family="table-column">
      <style:table-column-properties style:column-width="8.946cm" style:rel-column-width="32767*"/>
    </style:style>
    <style:style style:name="Taula40.B" style:family="table-column">
      <style:table-column-properties style:column-width="8.948cm" style:rel-column-width="32768*"/>
    </style:style>
    <style:style style:name="Taula40.1" style:family="table-row">
      <style:table-row-properties style:min-row-height="3.106cm"/>
    </style:style>
    <style:style style:name="Taula40.A1" style:family="table-cell">
      <style:table-cell-properties fo:padding="0.097cm" fo:border="none"/>
    </style:style>
    <style:style style:name="Taula41" style:family="table">
      <style:table-properties style:width="17.895cm" table:align="margins"/>
    </style:style>
    <style:style style:name="Taula41.A" style:family="table-column">
      <style:table-column-properties style:column-width="8.946cm" style:rel-column-width="32767*"/>
    </style:style>
    <style:style style:name="Taula41.B" style:family="table-column">
      <style:table-column-properties style:column-width="8.948cm" style:rel-column-width="32768*"/>
    </style:style>
    <style:style style:name="Taula41.1" style:family="table-row">
      <style:table-row-properties style:min-row-height="3.106cm"/>
    </style:style>
    <style:style style:name="Taula41.A1" style:family="table-cell">
      <style:table-cell-properties fo:padding="0.097cm" fo:border="none"/>
    </style:style>
    <style:style style:name="Taula1" style:family="table">
      <style:table-properties style:width="17.895cm" table:align="margins"/>
    </style:style>
    <style:style style:name="Taula1.A" style:family="table-column">
      <style:table-column-properties style:column-width="8.946cm" style:rel-column-width="32767*"/>
    </style:style>
    <style:style style:name="Taula1.B" style:family="table-column">
      <style:table-column-properties style:column-width="8.948cm" style:rel-column-width="32768*"/>
    </style:style>
    <style:style style:name="Taula1.A1" style:family="table-cell">
      <style:table-cell-properties fo:padding="0.097cm" fo:border="none"/>
    </style:style>
    <style:style style:name="Taula2" style:family="table">
      <style:table-properties style:width="17.895cm" table:align="margins"/>
    </style:style>
    <style:style style:name="Taula2.A" style:family="table-column">
      <style:table-column-properties style:column-width="8.946cm" style:rel-column-width="32767*"/>
    </style:style>
    <style:style style:name="Taula2.B" style:family="table-column">
      <style:table-column-properties style:column-width="8.948cm" style:rel-column-width="32768*"/>
    </style:style>
    <style:style style:name="Taula2.A1" style:family="table-cell">
      <style:table-cell-properties fo:padding="0.097cm" fo:border="none"/>
    </style:style>
    <style:style style:name="Taula3" style:family="table">
      <style:table-properties style:width="17.895cm" table:align="margins"/>
    </style:style>
    <style:style style:name="Taula3.A" style:family="table-column">
      <style:table-column-properties style:column-width="8.946cm" style:rel-column-width="32767*"/>
    </style:style>
    <style:style style:name="Taula3.B" style:family="table-column">
      <style:table-column-properties style:column-width="8.948cm" style:rel-column-width="32768*"/>
    </style:style>
    <style:style style:name="Taula3.A1" style:family="table-cell">
      <style:table-cell-properties fo:padding="0.097cm" fo:border="none"/>
    </style:style>
    <style:style style:name="P1" style:family="paragraph" style:parent-style-name="Title" style:master-page-name="Ld_5f_Primera_5f_Pàgina">
      <style:paragraph-properties style:page-number="auto"/>
      <style:text-properties officeooo:rsid="00103587" officeooo:paragraph-rsid="00103587"/>
    </style:style>
    <style:style style:name="P2" style:family="paragraph" style:parent-style-name="Subtitle">
      <style:text-properties officeooo:rsid="00543094" officeooo:paragraph-rsid="00543094"/>
    </style:style>
    <style:style style:name="P3" style:family="paragraph" style:parent-style-name="Text_20_body">
      <style:paragraph-properties fo:text-align="end" style:justify-single-word="false"/>
      <style:text-properties fo:font-size="10pt" officeooo:rsid="00103587" officeooo:paragraph-rsid="00103587" style:font-size-asian="10pt" style:font-size-complex="10pt"/>
    </style:style>
    <style:style style:name="P4" style:family="paragraph" style:parent-style-name="Text_20_body">
      <style:paragraph-properties fo:text-align="end" style:justify-single-word="false"/>
      <style:text-properties fo:font-size="10pt" officeooo:rsid="0040b26b" officeooo:paragraph-rsid="0040b26b" style:font-size-asian="10pt" style:font-size-complex="10pt"/>
    </style:style>
    <style:style style:name="P5" style:family="paragraph" style:parent-style-name="Standard">
      <style:text-properties officeooo:paragraph-rsid="00559889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 style:parent-style-name="Heading_20_1" style:list-style-name="">
      <style:paragraph-properties fo:text-align="justify" style:justify-single-word="false">
        <style:tab-stops>
          <style:tab-stop style:position="0.806cm"/>
        </style:tab-stops>
      </style:paragraph-properties>
      <style:text-properties officeooo:paragraph-rsid="00559889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Text_20_body" style:list-style-name="">
      <style:paragraph-properties fo:text-align="justify" style:justify-single-word="false">
        <style:tab-stops>
          <style:tab-stop style:position="0.806cm"/>
        </style:tab-stops>
      </style:paragraph-properties>
      <style:text-properties officeooo:paragraph-rsid="00559889"/>
    </style:style>
    <style:style style:name="P21" style:family="paragraph" style:parent-style-name="Heading_20_1" style:master-page-name="Ld_5f_Document">
      <style:paragraph-properties style:page-number="1"/>
      <style:text-properties officeooo:rsid="01b34e33" officeooo:paragraph-rsid="01b34e33"/>
    </style:style>
    <style:style style:name="P22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paragraph-rsid="00b2e411"/>
    </style:style>
    <style:style style:name="P23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rsid="01b34e33" officeooo:paragraph-rsid="01b34e33"/>
    </style:style>
    <style:style style:name="P24" style:family="paragraph" style:parent-style-name="Heading_20_2">
      <style:text-properties style:font-name="Arial3" fo:font-size="14pt" fo:font-weight="bold" officeooo:rsid="01b34e33" officeooo:paragraph-rsid="01b34e33" style:font-name-asian="Microsoft YaHei" style:font-size-asian="16pt" style:font-weight-asian="bold" style:font-name-complex="Arial2" style:font-size-complex="16pt" style:font-weight-complex="bold"/>
    </style:style>
    <style:style style:name="P25" style:family="paragraph" style:parent-style-name="Text_20_body">
      <style:text-properties officeooo:rsid="01b34e33" officeooo:paragraph-rsid="01b34e33"/>
    </style:style>
    <style:style style:name="P26" style:family="paragraph" style:parent-style-name="Text_20_body">
      <style:text-properties officeooo:paragraph-rsid="01b34e33"/>
    </style:style>
    <style:style style:name="P27" style:family="paragraph" style:parent-style-name="Heading_20_2">
      <style:text-properties officeooo:rsid="0056f44a" officeooo:paragraph-rsid="01b34e33"/>
    </style:style>
    <style:style style:name="P28" style:family="paragraph" style:parent-style-name="Heading_20_2">
      <style:paragraph-properties fo:break-before="page"/>
      <style:text-properties fo:font-style="normal" officeooo:rsid="0056f44a" officeooo:paragraph-rsid="01b34e33" style:font-style-asian="normal" style:font-style-complex="normal"/>
    </style:style>
    <style:style style:name="P29" style:family="paragraph" style:parent-style-name="Diagrama">
      <style:paragraph-properties fo:text-align="center" style:justify-single-word="false"/>
    </style:style>
    <style:style style:name="P30" style:family="paragraph" style:parent-style-name="Text_20_body">
      <style:text-properties officeooo:rsid="00559889" officeooo:paragraph-rsid="01b34e33"/>
    </style:style>
    <style:style style:name="P31" style:family="paragraph" style:parent-style-name="Text_20_body">
      <style:paragraph-properties>
        <style:tab-stops>
          <style:tab-stop style:position="0.806cm"/>
        </style:tab-stops>
      </style:paragraph-properties>
      <style:text-properties officeooo:rsid="0056f44a" officeooo:paragraph-rsid="00ebf73c"/>
    </style:style>
    <style:style style:name="P32" style:family="paragraph" style:parent-style-name="Text_20_body">
      <style:text-properties officeooo:paragraph-rsid="0056f44a"/>
    </style:style>
    <style:style style:name="P33" style:family="paragraph" style:parent-style-name="Heading_20_1" style:list-style-name="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rsid="01cfc83f" officeooo:paragraph-rsid="01cfc83f"/>
    </style:style>
    <style:style style:name="P35" style:family="paragraph" style:parent-style-name="Text_20_body">
      <style:text-properties officeooo:rsid="01b62772" officeooo:paragraph-rsid="01b62772"/>
    </style:style>
    <style:style style:name="P36" style:family="paragraph" style:parent-style-name="Table_20_Contents">
      <style:text-properties style:font-name="Consolas" fo:font-size="9pt" style:font-size-asian="9pt" style:font-size-complex="9pt"/>
    </style:style>
    <style:style style:name="P37" style:family="paragraph" style:parent-style-name="Table_20_Contents">
      <style:text-properties style:font-name="Consolas" fo:font-size="9pt" officeooo:paragraph-rsid="01baa738" style:font-size-asian="9pt" style:font-size-complex="9pt"/>
    </style:style>
    <style:style style:name="P38" style:family="paragraph" style:parent-style-name="Table_20_Contents">
      <style:text-properties style:font-name="Consolas" fo:font-size="9pt" officeooo:rsid="01baa738" officeooo:paragraph-rsid="01baa738" style:font-size-asian="9pt" style:font-size-complex="9pt"/>
    </style:style>
    <style:style style:name="P39" style:family="paragraph" style:parent-style-name="Table_20_Contents">
      <style:text-properties style:font-name="Consolas" fo:font-size="9pt" officeooo:paragraph-rsid="01cb81f2" style:font-size-asian="9pt" style:font-size-complex="9pt"/>
    </style:style>
    <style:style style:name="P40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1b973b9" officeooo:paragraph-rsid="01b973b9"/>
    </style:style>
    <style:style style:name="P41" style:family="paragraph" style:parent-style-name="Heading_20_1">
      <style:paragraph-properties fo:break-before="page"/>
      <style:text-properties officeooo:rsid="01b45195" officeooo:paragraph-rsid="01cfc83f"/>
    </style:style>
    <style:style style:name="P42" style:family="paragraph" style:parent-style-name="Heading_20_2">
      <style:text-properties officeooo:rsid="01b973b9" officeooo:paragraph-rsid="01b973b9"/>
    </style:style>
    <style:style style:name="P4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24e854b" style:font-name-asian="Microsoft YaHei" style:font-size-asian="9pt" style:font-weight-asian="normal" style:font-name-complex="Arial2" style:font-size-complex="9pt" style:font-weight-complex="normal"/>
    </style:style>
    <style:style style:name="P44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e854b" style:font-size-asian="9pt" style:font-size-complex="9pt"/>
    </style:style>
    <style:style style:name="P45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b81f2" style:font-size-asian="9pt" style:font-size-complex="9pt"/>
    </style:style>
    <style:style style:name="P46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99073" style:font-size-asian="9pt" style:font-size-complex="9pt"/>
    </style:style>
    <style:style style:name="P47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b62772" style:font-size-asian="9pt" style:font-size-complex="9pt"/>
    </style:style>
    <style:style style:name="P48" style:family="paragraph" style:parent-style-name="Heading_20_3">
      <style:text-properties style:font-name="Arial3" fo:font-size="14pt" fo:font-weight="bold" officeooo:rsid="01b62772" officeooo:paragraph-rsid="01b62772" style:font-name-asian="Microsoft YaHei" style:font-size-asian="16pt" style:font-weight-asian="bold" style:font-name-complex="Arial2" style:font-size-complex="16pt" style:font-weight-complex="bold"/>
    </style:style>
    <style:style style:name="P4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baa738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b81f2" style:font-name-asian="Microsoft YaHei" style:font-size-asian="9pt" style:font-weight-asian="normal" style:font-name-complex="Arial2" style:font-size-complex="9pt" style:font-weight-complex="normal"/>
    </style:style>
    <style:style style:name="P5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baa738" style:font-name-asian="Microsoft YaHei" style:font-size-asian="9pt" style:font-weight-asian="normal" style:font-name-complex="Arial2" style:font-size-complex="9pt" style:font-weight-complex="normal"/>
    </style:style>
    <style:style style:name="P52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6b0955" style:font-size-asian="9pt" style:font-size-complex="9pt"/>
    </style:style>
    <style:style style:name="P53" style:family="paragraph" style:parent-style-name="Text_20_body">
      <style:paragraph-properties fo:margin-top="0cm" fo:margin-bottom="0.3cm" style:contextual-spacing="true"/>
      <style:text-properties style:font-name="Consolas" fo:font-size="9pt" officeooo:rsid="01b64d74" officeooo:paragraph-rsid="01b64d74" style:font-size-asian="9pt" style:font-size-complex="9pt"/>
    </style:style>
    <style:style style:name="P54" style:family="paragraph" style:parent-style-name="Heading_20_3">
      <style:text-properties officeooo:paragraph-rsid="01b64d74"/>
    </style:style>
    <style:style style:name="P55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rsid="01b62772" officeooo:paragraph-rsid="01baa738" style:font-name-asian="Microsoft YaHei" style:font-size-asian="9pt" style:font-weight-asian="bold" style:font-name-complex="Arial2" style:font-size-complex="9pt" style:font-weight-complex="bold"/>
    </style:style>
    <style:style style:name="P56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paragraph-rsid="01baa738" style:font-size-asian="9pt" style:font-weight-asian="bold" style:font-size-complex="9pt" style:font-weight-complex="bold"/>
    </style:style>
    <style:style style:name="P57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d656b" style:font-size-asian="9pt" style:font-size-complex="9pt"/>
    </style:style>
    <style:style style:name="P58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baa738" style:font-size-asian="9pt" style:font-size-complex="9pt"/>
    </style:style>
    <style:style style:name="P59" style:family="paragraph" style:parent-style-name="Heading_20_3">
      <style:text-properties officeooo:rsid="01b62772" officeooo:paragraph-rsid="01baa738"/>
    </style:style>
    <style:style style:name="P60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b973b9" style:font-size-asian="9pt" style:font-style-asian="normal" style:font-size-complex="9pt" style:font-style-complex="normal"/>
    </style:style>
    <style:style style:name="P61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ebae1" style:font-size-asian="9pt" style:font-style-asian="normal" style:font-size-complex="9pt" style:font-style-complex="normal"/>
    </style:style>
    <style:style style:name="P62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6bce19" style:font-size-asian="9pt" style:font-style-asian="normal" style:font-size-complex="9pt" style:font-style-complex="normal"/>
    </style:style>
    <style:style style:name="P63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d1ebac" style:font-size-asian="9pt" style:font-style-asian="normal" style:font-size-complex="9pt" style:font-style-complex="normal"/>
    </style:style>
    <style:style style:name="P64" style:family="paragraph" style:parent-style-name="Text_20_body">
      <style:paragraph-properties fo:margin-top="0cm" fo:margin-bottom="0cm" style:contextual-spacing="true"/>
      <style:text-properties style:font-name="Consolas" fo:font-size="10pt" fo:font-style="normal" officeooo:rsid="01b62772" officeooo:paragraph-rsid="01b973b9" style:font-size-asian="10pt" style:font-style-asian="normal" style:font-size-complex="10pt" style:font-style-complex="normal"/>
    </style:style>
    <style:style style:name="P65" style:family="paragraph" style:parent-style-name="Heading_20_3">
      <style:text-properties officeooo:rsid="01b82a9a" officeooo:paragraph-rsid="01b82a9a"/>
    </style:style>
    <style:style style:name="P66" style:family="paragraph" style:parent-style-name="Text_20_body">
      <style:paragraph-properties fo:margin-top="0cm" fo:margin-bottom="0cm" style:contextual-spacing="true"/>
      <style:text-properties fo:font-size="9pt" officeooo:paragraph-rsid="01b973b9" style:font-size-asian="9pt" style:font-size-complex="9pt"/>
    </style:style>
    <style:style style:name="P67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50b93e" style:font-size-asian="9pt" style:font-style-asian="normal" style:font-size-complex="9pt" style:font-style-complex="normal"/>
    </style:style>
    <style:style style:name="P68" style:family="paragraph" style:parent-style-name="Footnote">
      <style:text-properties fo:font-size="9pt" officeooo:rsid="01b62772" officeooo:paragraph-rsid="01b62772" style:font-size-asian="9pt" style:font-size-complex="9pt"/>
    </style:style>
    <style:style style:name="P69" style:family="paragraph" style:parent-style-name="Heading_20_2">
      <style:text-properties officeooo:paragraph-rsid="025cba90"/>
    </style:style>
    <style:style style:name="P70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2548b75" style:font-name-asian="Microsoft YaHei" style:font-size-asian="9pt" style:font-weight-asian="normal" style:font-name-complex="Arial2" style:font-size-complex="9pt" style:font-weight-complex="normal"/>
    </style:style>
    <style:style style:name="P71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2548b75" style:font-size-asian="9pt" style:font-style-asian="normal" style:font-size-complex="9pt" style:font-style-complex="normal"/>
    </style:style>
    <style:style style:name="P72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cebae1" style:font-size-asian="9pt" style:font-style-asian="normal" style:font-size-complex="9pt" style:font-style-complex="normal"/>
    </style:style>
    <style:style style:name="P73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style:font-size-asian="9pt" style:font-style-asian="normal" style:font-size-complex="9pt" style:font-style-complex="normal"/>
    </style:style>
    <style:style style:name="P74" style:family="paragraph" style:parent-style-name="Heading_20_3">
      <style:text-properties officeooo:rsid="01b62772" officeooo:paragraph-rsid="01b62772"/>
    </style:style>
    <style:style style:name="P75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bdccbd" style:font-name-asian="Microsoft YaHei" style:font-size-asian="9pt" style:font-weight-asian="normal" style:font-name-complex="Arial2" style:font-size-complex="9pt" style:font-weight-complex="normal"/>
    </style:style>
    <style:style style:name="P76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ebae1" style:font-name-asian="Microsoft YaHei" style:font-size-asian="9pt" style:font-weight-asian="normal" style:font-name-complex="Arial2" style:font-size-complex="9pt" style:font-weight-complex="normal"/>
    </style:style>
    <style:style style:name="P77" style:family="paragraph" style:parent-style-name="Text_20_body">
      <style:paragraph-properties fo:margin-top="0cm" fo:margin-bottom="0.3cm" style:contextual-spacing="true"/>
      <style:text-properties fo:font-size="9pt" officeooo:paragraph-rsid="01bdccbd" style:font-size-asian="9pt" style:font-size-complex="9pt"/>
    </style:style>
    <style:style style:name="P78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bdccbd" style:font-size-asian="9pt" style:font-style-asian="normal" style:font-size-complex="9pt" style:font-style-complex="normal"/>
    </style:style>
    <style:style style:name="P79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dccbd" officeooo:paragraph-rsid="01bdccbd" style:font-size-asian="9pt" style:font-style-asian="normal" style:font-size-complex="9pt" style:font-style-complex="normal"/>
    </style:style>
    <style:style style:name="P80" style:family="paragraph" style:parent-style-name="Heading_20_3">
      <style:text-properties officeooo:paragraph-rsid="01c0ab6d"/>
    </style:style>
    <style:style style:name="P81" style:family="paragraph" style:parent-style-name="Text_20_body">
      <style:paragraph-properties fo:margin-top="0cm" fo:margin-bottom="0.3cm" style:contextual-spacing="true"/>
      <style:text-properties style:font-name="Consolas" fo:font-size="9pt" fo:font-weight="bold" officeooo:rsid="01b62772" officeooo:paragraph-rsid="01c0ab6d" style:font-name-asian="Microsoft YaHei" style:font-size-asian="9pt" style:font-weight-asian="bold" style:font-name-complex="Arial2" style:font-size-complex="9pt" style:font-weight-complex="bold"/>
    </style:style>
    <style:style style:name="P8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62772" officeooo:paragraph-rsid="01c0ab6d" style:font-name-asian="Microsoft YaHei" style:font-size-asian="9pt" style:font-weight-asian="normal" style:font-name-complex="Arial2" style:font-size-complex="9pt" style:font-weight-complex="normal"/>
    </style:style>
    <style:style style:name="P8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0ab6d" style:font-size-asian="9pt" style:font-size-complex="9pt"/>
    </style:style>
    <style:style style:name="P84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ebae1" style:font-size-asian="9pt" style:font-size-complex="9pt"/>
    </style:style>
    <style:style style:name="P85" style:family="paragraph" style:parent-style-name="Heading_20_3">
      <style:text-properties officeooo:rsid="01b62772" officeooo:paragraph-rsid="01bdccbd"/>
    </style:style>
    <style:style style:name="P86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72271" style:font-size-asian="9pt" style:font-style-asian="normal" style:font-size-complex="9pt" style:font-style-complex="normal"/>
    </style:style>
    <style:style style:name="P87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d191ac" style:font-size-asian="9pt" style:font-style-asian="normal" style:font-size-complex="9pt" style:font-style-complex="normal"/>
    </style:style>
    <style:style style:name="P88" style:family="paragraph" style:parent-style-name="Heading_20_3">
      <style:text-properties officeooo:rsid="01bc9af5" officeooo:paragraph-rsid="01bdccbd"/>
    </style:style>
    <style:style style:name="P89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1c2fe97" officeooo:paragraph-rsid="01c2fe97"/>
    </style:style>
    <style:style style:name="P90" style:family="paragraph" style:parent-style-name="Heading_20_2">
      <style:paragraph-properties fo:break-before="page"/>
      <style:text-properties officeooo:rsid="01c2fe97" officeooo:paragraph-rsid="01c2fe97"/>
    </style:style>
    <style:style style:name="P91" style:family="paragraph" style:parent-style-name="Heading_20_3">
      <style:text-properties officeooo:paragraph-rsid="01c2fe97"/>
    </style:style>
    <style:style style:name="P92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2fe97" style:font-size-asian="9pt" style:font-size-complex="9pt"/>
    </style:style>
    <style:style style:name="P9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72271" style:font-size-asian="9pt" style:font-size-complex="9pt"/>
    </style:style>
    <style:style style:name="P94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2fe97" style:font-name-asian="Microsoft YaHei" style:font-weight-asian="bold" style:font-name-complex="Arial2" style:font-weight-complex="bold"/>
    </style:style>
    <style:style style:name="P95" style:family="paragraph" style:parent-style-name="Text_20_body">
      <style:paragraph-properties fo:margin-top="0cm" fo:margin-bottom="0.3cm" style:contextual-spacing="true"/>
      <style:text-properties style:font-name="Consolas" fo:font-size="9pt" officeooo:rsid="01b64d74" officeooo:paragraph-rsid="01c2fe97" style:font-size-asian="9pt" style:font-size-complex="9pt"/>
    </style:style>
    <style:style style:name="P96" style:family="paragraph" style:parent-style-name="Text_20_body">
      <style:paragraph-properties fo:margin-top="0cm" fo:margin-bottom="0.3cm" style:contextual-spacing="true"/>
      <style:text-properties officeooo:paragraph-rsid="01c2fe97"/>
    </style:style>
    <style:style style:name="P97" style:family="paragraph" style:parent-style-name="Heading_20_3">
      <style:text-properties officeooo:rsid="01b62772" officeooo:paragraph-rsid="01c2fe97"/>
    </style:style>
    <style:style style:name="P98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2fe97" style:font-size-asian="9pt" style:font-style-asian="normal" style:font-size-complex="9pt" style:font-style-complex="normal"/>
    </style:style>
    <style:style style:name="P99" style:family="paragraph" style:parent-style-name="Text_20_body">
      <style:paragraph-properties fo:margin-top="0cm" fo:margin-bottom="0cm" style:contextual-spacing="true"/>
      <style:text-properties style:font-name="Consolas" fo:font-size="9pt" fo:font-style="normal" officeooo:rsid="01b62772" officeooo:paragraph-rsid="01c548c9" style:font-size-asian="9pt" style:font-style-asian="normal" style:font-size-complex="9pt" style:font-style-complex="normal"/>
    </style:style>
    <style:style style:name="P100" style:family="paragraph" style:parent-style-name="Text_20_body">
      <style:paragraph-properties fo:margin-top="0cm" fo:margin-bottom="0cm" style:contextual-spacing="true"/>
      <style:text-properties style:font-name="Consolas" fo:font-size="10pt" fo:font-style="normal" officeooo:rsid="01b62772" officeooo:paragraph-rsid="01c2fe97" style:font-size-asian="10pt" style:font-style-asian="normal" style:font-size-complex="10pt" style:font-style-complex="normal"/>
    </style:style>
    <style:style style:name="P101" style:family="paragraph" style:parent-style-name="Heading_20_3">
      <style:text-properties officeooo:rsid="01b82a9a" officeooo:paragraph-rsid="01c2fe97"/>
    </style:style>
    <style:style style:name="P102" style:family="paragraph" style:parent-style-name="Heading_20_1">
      <style:text-properties officeooo:paragraph-rsid="01c73ad1"/>
    </style:style>
    <style:style style:name="P103" style:family="paragraph" style:parent-style-name="Heading_20_2">
      <style:text-properties officeooo:rsid="01c73ad1" officeooo:paragraph-rsid="01c73ad1"/>
    </style:style>
    <style:style style:name="P104" style:family="paragraph" style:parent-style-name="Text_20_body">
      <style:text-properties officeooo:rsid="01d4533c" officeooo:paragraph-rsid="01d4533c"/>
    </style:style>
    <style:style style:name="P105" style:family="paragraph" style:parent-style-name="Heading_20_3">
      <style:text-properties officeooo:paragraph-rsid="01c73ad1"/>
    </style:style>
    <style:style style:name="P106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c73ad1" style:font-size-asian="9pt" style:font-style-asian="normal" style:font-size-complex="9pt" style:font-style-complex="normal"/>
    </style:style>
    <style:style style:name="P107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73ad1" style:font-name-asian="Microsoft YaHei" style:font-weight-asian="bold" style:font-name-complex="Arial2" style:font-weight-complex="bold"/>
    </style:style>
    <style:style style:name="P108" style:family="paragraph" style:parent-style-name="Text_20_body">
      <style:paragraph-properties fo:margin-top="0cm" fo:margin-bottom="0.3cm" style:contextual-spacing="true"/>
      <style:text-properties style:font-name="Consolas" fo:font-size="9pt" fo:font-style="normal" officeooo:rsid="01b62772" officeooo:paragraph-rsid="01d0bdc8" style:font-size-asian="9pt" style:font-style-asian="normal" style:font-size-complex="9pt" style:font-style-complex="normal"/>
    </style:style>
    <style:style style:name="P109" style:family="paragraph" style:parent-style-name="Text_20_body">
      <style:paragraph-properties fo:margin-top="0cm" fo:margin-bottom="0.3cm" style:contextual-spacing="true"/>
      <style:text-properties style:font-name="Consolas" fo:font-size="9pt" fo:font-style="normal" fo:font-weight="normal" officeooo:rsid="01d0bdc8" officeooo:paragraph-rsid="01d0bdc8" style:font-name-asian="Microsoft YaHei" style:font-size-asian="9pt" style:font-style-asian="normal" style:font-weight-asian="normal" style:font-name-complex="Arial2" style:font-size-complex="9pt" style:font-style-complex="normal" style:font-weight-complex="normal"/>
    </style:style>
    <style:style style:name="P110" style:family="paragraph" style:parent-style-name="Heading_20_3">
      <style:text-properties officeooo:paragraph-rsid="01d191ac"/>
    </style:style>
    <style:style style:name="P111" style:family="paragraph" style:parent-style-name="Heading_20_3">
      <style:text-properties style:font-name="Arial3" fo:font-weight="bold" officeooo:rsid="01b82a9a" officeooo:paragraph-rsid="01c73ad1" style:font-name-asian="Microsoft YaHei" style:font-weight-asian="bold" style:font-name-complex="Arial2" style:font-weight-complex="bold"/>
    </style:style>
    <style:style style:name="P11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73ad1" style:font-size-asian="9pt" style:font-weight-asian="normal" style:font-size-complex="9pt" style:font-weight-complex="normal"/>
    </style:style>
    <style:style style:name="P11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114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2271b" style:font-name-asian="Microsoft YaHei" style:font-size-asian="9pt" style:font-weight-asian="normal" style:font-name-complex="Arial2" style:font-size-complex="9pt" style:font-weight-complex="normal"/>
    </style:style>
    <style:style style:name="P115" style:family="paragraph" style:parent-style-name="Text_20_body">
      <style:paragraph-properties fo:margin-top="0cm" fo:margin-bottom="0.3cm" style:contextual-spacing="true"/>
      <style:text-properties style:font-name="Consolas" fo:font-size="9pt" style:font-size-asian="9pt" style:font-size-complex="9pt"/>
    </style:style>
    <style:style style:name="P116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73ad1" style:font-size-asian="9pt" style:font-size-complex="9pt"/>
    </style:style>
    <style:style style:name="P11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73ad1" style:font-size-asian="9pt" style:font-weight-asian="normal" style:font-size-complex="9pt" style:font-weight-complex="normal"/>
    </style:style>
    <style:style style:name="P11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11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7f42d" style:font-name-asian="Microsoft YaHei" style:font-size-asian="9pt" style:font-weight-asian="normal" style:font-name-complex="Arial2" style:font-size-complex="9pt" style:font-weight-complex="normal"/>
    </style:style>
    <style:style style:name="P120" style:family="paragraph" style:parent-style-name="Text_20_body">
      <style:paragraph-properties fo:margin-top="0cm" fo:margin-bottom="0.3cm" style:contextual-spacing="true"/>
      <style:text-properties style:font-name="Consolas" fo:font-size="12pt" fo:font-weight="bold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d2dc00" officeooo:paragraph-rsid="01d2dc00" style:font-size-asian="9pt" style:font-weight-asian="normal" style:font-size-complex="9pt" style:font-weight-complex="normal"/>
    </style:style>
    <style:style style:name="P12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2dc00" style:font-name-asian="Microsoft YaHei" style:font-size-asian="9pt" style:font-weight-asian="normal" style:font-name-complex="Arial2" style:font-size-complex="9pt" style:font-weight-complex="normal"/>
    </style:style>
    <style:style style:name="P12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d777a4" officeooo:paragraph-rsid="01d777a4" style:font-size-asian="9pt" style:font-weight-asian="normal" style:font-size-complex="9pt" style:font-weight-complex="normal"/>
    </style:style>
    <style:style style:name="P124" style:family="paragraph" style:parent-style-name="Text_20_body">
      <style:paragraph-properties fo:margin-top="0cm" fo:margin-bottom="0.3cm" style:contextual-spacing="true"/>
      <style:text-properties style:font-name="Consolas" fo:font-size="12pt" fo:font-weight="bold" officeooo:rsid="01b82a9a" officeooo:paragraph-rsid="01d777a4" style:font-name-asian="Microsoft YaHei" style:font-size-asian="12pt" style:font-weight-asian="bold" style:font-name-complex="Arial2" style:font-size-complex="12pt" style:font-weight-complex="bold"/>
    </style:style>
    <style:style style:name="P12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d6d85b" style:font-size-asian="9pt" style:font-weight-asian="normal" style:font-size-complex="9pt" style:font-weight-complex="normal"/>
    </style:style>
    <style:style style:name="P12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6d85b" style:font-name-asian="Microsoft YaHei" style:font-size-asian="9pt" style:font-weight-asian="normal" style:font-name-complex="Arial2" style:font-size-complex="9pt" style:font-weight-complex="normal"/>
    </style:style>
    <style:style style:name="P12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officeooo:paragraph-rsid="01c73ad1" style:font-size-asian="9pt" style:font-size-complex="9pt"/>
    </style:style>
    <style:style style:name="P12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officeooo:rsid="01d7f42d" officeooo:paragraph-rsid="01d7f42d" style:font-size-asian="9pt" style:font-size-complex="9pt"/>
    </style:style>
    <style:style style:name="P129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7f42d" style:font-name-asian="Microsoft YaHei" style:font-size-asian="12pt" style:font-weight-asian="bold" style:font-name-complex="Arial2" style:font-size-complex="12pt" style:font-weight-complex="bold"/>
    </style:style>
    <style:style style:name="P130" style:family="paragraph" style:parent-style-name="Text_20_body">
      <style:paragraph-properties fo:margin-top="0cm" fo:margin-bottom="0.3cm" style:contextual-spacing="true"/>
      <style:text-properties style:font-name="Consolas" fo:font-size="12pt" fo:font-weight="bold" officeooo:paragraph-rsid="01d7f42d" style:font-size-asian="12pt" style:font-weight-asian="bold" style:font-size-complex="12pt" style:font-weight-complex="bold"/>
    </style:style>
    <style:style style:name="P131" style:family="paragraph" style:parent-style-name="Heading_20_1">
      <style:paragraph-properties fo:break-before="page"/>
      <style:text-properties officeooo:rsid="01c73ad1" officeooo:paragraph-rsid="01c73ad1"/>
    </style:style>
    <style:style style:name="P13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d9c32b" style:font-name-asian="Microsoft YaHei" style:font-size-asian="9pt" style:font-weight-asian="normal" style:font-name-complex="Arial2" style:font-size-complex="9pt" style:font-weight-complex="normal"/>
    </style:style>
    <style:style style:name="P133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b7448" style:font-name-asian="Microsoft YaHei" style:font-size-asian="12pt" style:font-weight-asian="bold" style:font-name-complex="Arial2" style:font-size-complex="12pt" style:font-weight-complex="bold"/>
    </style:style>
    <style:style style:name="P134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b7448" style:font-name-asian="Microsoft YaHei" style:font-size-asian="9pt" style:font-weight-asian="normal" style:font-name-complex="Arial2" style:font-size-complex="9pt" style:font-weight-complex="normal"/>
    </style:style>
    <style:style style:name="P13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dccddf" officeooo:paragraph-rsid="01dccddf" style:font-size-asian="9pt" style:font-weight-asian="normal" style:font-size-complex="9pt" style:font-weight-complex="normal"/>
    </style:style>
    <style:style style:name="P136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dd880c" style:font-name-asian="Microsoft YaHei" style:font-size-asian="12pt" style:font-weight-asian="bold" style:font-name-complex="Arial2" style:font-size-complex="12pt" style:font-weight-complex="bold"/>
    </style:style>
    <style:style style:name="P137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debb9b" style:font-name-asian="Microsoft YaHei" style:font-size-asian="9pt" style:font-weight-asian="normal" style:font-name-complex="Arial2" style:font-size-complex="9pt" style:font-weight-complex="normal"/>
    </style:style>
    <style:style style:name="P13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e6500c" officeooo:paragraph-rsid="01e6500c" style:font-size-asian="9pt" style:font-weight-asian="normal" style:font-size-complex="9pt" style:font-weight-complex="normal"/>
    </style:style>
    <style:style style:name="P139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e4c38f" style:font-name-asian="Microsoft YaHei" style:font-size-asian="12pt" style:font-weight-asian="bold" style:font-name-complex="Arial2" style:font-size-complex="12pt" style:font-weight-complex="bold"/>
    </style:style>
    <style:style style:name="P14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e6500c" style:font-size-asian="9pt" style:font-weight-asian="normal" style:font-size-complex="9pt" style:font-weight-complex="normal"/>
    </style:style>
    <style:style style:name="P14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30337" style:font-name-asian="Microsoft YaHei" style:font-size-asian="9pt" style:font-weight-asian="normal" style:font-name-complex="Arial2" style:font-size-complex="9pt" style:font-weight-complex="normal"/>
    </style:style>
    <style:style style:name="P14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e6500c" style:font-size-asian="9pt" style:font-weight-asian="normal" style:font-size-complex="9pt" style:font-weight-complex="normal"/>
    </style:style>
    <style:style style:name="P143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e6500c" style:font-name-asian="Microsoft YaHei" style:font-size-asian="9pt" style:font-weight-asian="normal" style:font-name-complex="Arial2" style:font-size-complex="9pt" style:font-weight-complex="normal"/>
    </style:style>
    <style:style style:name="P144" style:family="paragraph" style:parent-style-name="Text_20_body">
      <style:paragraph-properties fo:margin-top="0cm" fo:margin-bottom="0.3cm" style:contextual-spacing="true"/>
      <style:text-properties style:font-name="Arial3" fo:font-size="12pt" fo:font-weight="bold" officeooo:rsid="01b82a9a" officeooo:paragraph-rsid="01ed86cc" style:font-name-asian="Microsoft YaHei" style:font-size-asian="12pt" style:font-weight-asian="bold" style:font-name-complex="Arial2" style:font-size-complex="12pt" style:font-weight-complex="bold"/>
    </style:style>
    <style:style style:name="P14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482af5" style:font-name-asian="Microsoft YaHei" style:font-size-asian="9pt" style:font-weight-asian="normal" style:font-name-complex="Arial2" style:font-size-complex="9pt" style:font-weight-complex="normal"/>
    </style:style>
    <style:style style:name="P14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746df" style:font-name-asian="Microsoft YaHei" style:font-size-asian="9pt" style:font-weight-asian="normal" style:font-name-complex="Arial2" style:font-size-complex="9pt" style:font-weight-complex="normal"/>
    </style:style>
    <style:style style:name="P14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fcb29a" style:font-name-asian="Microsoft YaHei" style:font-size-asian="9pt" style:font-weight-asian="normal" style:font-name-complex="Arial2" style:font-size-complex="9pt" style:font-weight-complex="normal"/>
    </style:style>
    <style:style style:name="P148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ff6698" style:font-name-asian="Microsoft YaHei" style:font-size-asian="9pt" style:font-weight-asian="normal" style:font-name-complex="Arial2" style:font-size-complex="9pt" style:font-weight-complex="normal"/>
    </style:style>
    <style:style style:name="P14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ffac64" style:font-name-asian="Microsoft YaHei" style:font-size-asian="9pt" style:font-weight-asian="normal" style:font-name-complex="Arial2" style:font-size-complex="9pt" style:font-weight-complex="normal"/>
    </style:style>
    <style:style style:name="P15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000e54" style:font-name-asian="Microsoft YaHei" style:font-size-asian="9pt" style:font-weight-asian="normal" style:font-name-complex="Arial2" style:font-size-complex="9pt" style:font-weight-complex="normal"/>
    </style:style>
    <style:style style:name="P15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2065539" officeooo:paragraph-rsid="02065539" style:font-size-asian="9pt" style:font-weight-asian="normal" style:font-size-complex="9pt" style:font-weight-complex="normal"/>
    </style:style>
    <style:style style:name="P15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0800e" style:font-name-asian="Microsoft YaHei" style:font-size-asian="9pt" style:font-weight-asian="normal" style:font-name-complex="Arial2" style:font-size-complex="9pt" style:font-weight-complex="normal"/>
    </style:style>
    <style:style style:name="P15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10800e" style:font-size-asian="9pt" style:font-weight-asian="normal" style:font-size-complex="9pt" style:font-weight-complex="normal"/>
    </style:style>
    <style:style style:name="P15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0f4f07" style:font-name-asian="Microsoft YaHei" style:font-size-asian="9pt" style:font-weight-asian="normal" style:font-name-complex="Arial2" style:font-size-complex="9pt" style:font-weight-complex="normal"/>
    </style:style>
    <style:style style:name="P15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2163722" officeooo:paragraph-rsid="02163722" style:font-size-asian="9pt" style:font-weight-asian="normal" style:font-size-complex="9pt" style:font-weight-complex="normal"/>
    </style:style>
    <style:style style:name="P156" style:family="paragraph" style:parent-style-name="Text_20_body">
      <style:paragraph-properties fo:margin-top="0cm" fo:margin-bottom="0.3cm" style:contextual-spacing="true"/>
      <style:text-properties officeooo:paragraph-rsid="01c73ad1"/>
    </style:style>
    <style:style style:name="P157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163722" style:font-name-asian="Microsoft YaHei" style:font-size-asian="9pt" style:font-weight-asian="normal" style:font-name-complex="Arial2" style:font-size-complex="9pt" style:font-weight-complex="normal"/>
    </style:style>
    <style:style style:name="P15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8cced" style:font-name-asian="Microsoft YaHei" style:font-size-asian="9pt" style:font-weight-asian="normal" style:font-name-complex="Arial2" style:font-size-complex="9pt" style:font-weight-complex="normal"/>
    </style:style>
    <style:style style:name="P15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9c506" style:font-name-asian="Microsoft YaHei" style:font-size-asian="9pt" style:font-weight-asian="normal" style:font-name-complex="Arial2" style:font-size-complex="9pt" style:font-weight-complex="normal"/>
    </style:style>
    <style:style style:name="P16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1dbc6e" style:font-name-asian="Microsoft YaHei" style:font-size-asian="9pt" style:font-weight-asian="normal" style:font-name-complex="Arial2" style:font-size-complex="9pt" style:font-weight-complex="normal"/>
    </style:style>
    <style:style style:name="P16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1edfc5" style:font-name-asian="Microsoft YaHei" style:font-size-asian="9pt" style:font-weight-asian="normal" style:font-name-complex="Arial2" style:font-size-complex="9pt" style:font-weight-complex="normal"/>
    </style:style>
    <style:style style:name="P162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22003ef" officeooo:paragraph-rsid="01c73ad1" style:font-name-asian="Microsoft YaHei" style:font-size-asian="9pt" style:font-weight-asian="normal" style:font-name-complex="Arial2" style:font-size-complex="9pt" style:font-weight-complex="normal"/>
    </style:style>
    <style:style style:name="P16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2003ef" style:font-size-asian="9pt" style:font-size-complex="9pt"/>
    </style:style>
    <style:style style:name="P164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2cda5" style:font-name-asian="Microsoft YaHei" style:font-size-asian="9pt" style:font-weight-asian="normal" style:font-name-complex="Arial2" style:font-size-complex="9pt" style:font-weight-complex="normal"/>
    </style:style>
    <style:style style:name="P16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7f168" style:font-name-asian="Microsoft YaHei" style:font-size-asian="9pt" style:font-weight-asian="normal" style:font-name-complex="Arial2" style:font-size-complex="9pt" style:font-weight-complex="normal"/>
    </style:style>
    <style:style style:name="P166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229c8e5" style:font-name-asian="Microsoft YaHei" style:font-size-asian="9pt" style:font-weight-asian="normal" style:font-name-complex="Arial2" style:font-size-complex="9pt" style:font-weight-complex="normal"/>
    </style:style>
    <style:style style:name="P16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a9152" style:font-name-asian="Microsoft YaHei" style:font-size-asian="9pt" style:font-weight-asian="normal" style:font-name-complex="Arial2" style:font-size-complex="9pt" style:font-weight-complex="normal"/>
    </style:style>
    <style:style style:name="P168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2a9152" style:font-size-asian="9pt" style:font-size-complex="9pt"/>
    </style:style>
    <style:style style:name="P169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d23b6" style:font-name-asian="Microsoft YaHei" style:font-size-asian="9pt" style:font-weight-asian="normal" style:font-name-complex="Arial2" style:font-size-complex="9pt" style:font-weight-complex="normal"/>
    </style:style>
    <style:style style:name="P170" style:family="paragraph" style:parent-style-name="Heading_20_1">
      <style:paragraph-properties fo:break-before="page"/>
      <style:text-properties officeooo:rsid="01c73ad1" officeooo:paragraph-rsid="01c8e519"/>
    </style:style>
    <style:style style:name="P171" style:family="paragraph" style:parent-style-name="Heading_20_2">
      <style:text-properties officeooo:rsid="01c8e519" officeooo:paragraph-rsid="01c8e519"/>
    </style:style>
    <style:style style:name="P172" style:family="paragraph" style:parent-style-name="Heading_20_3">
      <style:text-properties officeooo:paragraph-rsid="01c8e519"/>
    </style:style>
    <style:style style:name="P173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8e519" style:font-size-asian="9pt" style:font-size-complex="9pt"/>
    </style:style>
    <style:style style:name="P174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8e519" style:font-name-asian="Microsoft YaHei" style:font-weight-asian="bold" style:font-name-complex="Arial2" style:font-weight-complex="bold"/>
    </style:style>
    <style:style style:name="P17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2f2660" style:font-size-asian="9pt" style:font-weight-asian="normal" style:font-size-complex="9pt" style:font-weight-complex="normal"/>
    </style:style>
    <style:style style:name="P17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2f2660" style:font-name-asian="Microsoft YaHei" style:font-size-asian="9pt" style:font-weight-asian="normal" style:font-name-complex="Arial2" style:font-size-complex="9pt" style:font-weight-complex="normal"/>
    </style:style>
    <style:style style:name="P17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8e519" style:font-size-asian="9pt" style:font-weight-asian="normal" style:font-size-complex="9pt" style:font-weight-complex="normal"/>
    </style:style>
    <style:style style:name="P178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8e519" style:font-name-asian="Microsoft YaHei" style:font-size-asian="9pt" style:font-weight-asian="normal" style:font-name-complex="Arial2" style:font-size-complex="9pt" style:font-weight-complex="normal"/>
    </style:style>
    <style:style style:name="P179" style:family="paragraph" style:parent-style-name="Heading_20_3">
      <style:text-properties style:font-name="Arial3" fo:font-weight="bold" officeooo:rsid="01b82a9a" officeooo:paragraph-rsid="01c8e519" style:font-name-asian="Microsoft YaHei" style:font-weight-asian="bold" style:font-name-complex="Arial2" style:font-weight-complex="bold"/>
    </style:style>
    <style:style style:name="P180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8e519" style:font-name-asian="Microsoft YaHei" style:font-size-asian="9pt" style:font-weight-asian="normal" style:font-name-complex="Arial2" style:font-size-complex="9pt" style:font-weight-complex="normal"/>
    </style:style>
    <style:style style:name="P181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8e519" style:font-size-asian="9pt" style:font-weight-asian="normal" style:font-size-complex="9pt" style:font-weight-complex="normal"/>
    </style:style>
    <style:style style:name="P182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343f63" style:font-size-asian="9pt" style:font-weight-asian="normal" style:font-size-complex="9pt" style:font-weight-complex="normal"/>
    </style:style>
    <style:style style:name="P18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43f63" style:font-name-asian="Microsoft YaHei" style:font-size-asian="9pt" style:font-weight-asian="normal" style:font-name-complex="Arial2" style:font-size-complex="9pt" style:font-weight-complex="normal"/>
    </style:style>
    <style:style style:name="P184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360f31" style:font-size-asian="9pt" style:font-size-complex="9pt"/>
    </style:style>
    <style:style style:name="P18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2365772" style:font-size-asian="9pt" style:font-weight-asian="normal" style:font-size-complex="9pt" style:font-weight-complex="normal"/>
    </style:style>
    <style:style style:name="P18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7b2e3" style:font-name-asian="Microsoft YaHei" style:font-size-asian="9pt" style:font-weight-asian="normal" style:font-name-complex="Arial2" style:font-size-complex="9pt" style:font-weight-complex="normal"/>
    </style:style>
    <style:style style:name="P187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65772" style:font-name-asian="Microsoft YaHei" style:font-size-asian="9pt" style:font-weight-asian="normal" style:font-name-complex="Arial2" style:font-size-complex="9pt" style:font-weight-complex="normal"/>
    </style:style>
    <style:style style:name="P188" style:family="paragraph" style:parent-style-name="Heading_20_2" style:master-page-name="">
      <style:paragraph-properties fo:margin-left="0cm" fo:margin-right="0cm" fo:margin-top="0.15cm" fo:margin-bottom="0.15cm" style:contextual-spacing="false" fo:text-align="start" style:justify-single-word="false" fo:text-indent="0cm" style:auto-text-indent="false" style:page-number="auto" fo:keep-with-next="always">
        <style:tab-stops/>
      </style:paragraph-properties>
      <style:text-properties style:font-name="Arial3" fo:font-size="14pt" fo:font-weight="bold" officeooo:rsid="01c8e519" officeooo:paragraph-rsid="01c8e519" style:font-name-asian="Microsoft YaHei" style:font-size-asian="16pt" style:font-weight-asian="bold" style:font-name-complex="Arial2" style:font-size-complex="16pt" style:font-weight-complex="bold"/>
    </style:style>
    <style:style style:name="P189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3508ba" style:font-size-asian="9pt" style:font-size-complex="9pt"/>
    </style:style>
    <style:style style:name="P190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a17a7" style:font-name-asian="Microsoft YaHei" style:font-size-asian="9pt" style:font-weight-asian="normal" style:font-name-complex="Arial2" style:font-size-complex="9pt" style:font-weight-complex="normal"/>
    </style:style>
    <style:style style:name="P191" style:family="paragraph" style:parent-style-name="Heading_20_1">
      <style:paragraph-properties fo:break-before="page"/>
      <style:text-properties officeooo:rsid="01c73ad1" officeooo:paragraph-rsid="01ca6b28"/>
    </style:style>
    <style:style style:name="P192" style:family="paragraph" style:parent-style-name="Heading_20_2">
      <style:text-properties officeooo:rsid="01ca6b28" officeooo:paragraph-rsid="01ca6b28"/>
    </style:style>
    <style:style style:name="P193" style:family="paragraph" style:parent-style-name="Heading_20_3">
      <style:text-properties officeooo:paragraph-rsid="01ca6b28"/>
    </style:style>
    <style:style style:name="P194" style:family="paragraph" style:parent-style-name="Heading_20_3" style:master-page-name=""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keep-with-next="always">
        <style:tab-stops>
          <style:tab-stop style:position="1.49cm"/>
        </style:tab-stops>
      </style:paragraph-properties>
      <style:text-properties style:font-name="Arial3" fo:font-weight="bold" officeooo:rsid="01b62772" officeooo:paragraph-rsid="01ca6b28" style:font-name-asian="Microsoft YaHei" style:font-weight-asian="bold" style:font-name-complex="Arial2" style:font-weight-complex="bold"/>
    </style:style>
    <style:style style:name="P195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paragraph-rsid="01ca6b28" style:font-size-asian="9pt" style:font-weight-asian="normal" style:font-size-complex="9pt" style:font-weight-complex="normal"/>
    </style:style>
    <style:style style:name="P196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3d29cb" style:font-name-asian="Microsoft YaHei" style:font-size-asian="9pt" style:font-weight-asian="normal" style:font-name-complex="Arial2" style:font-size-complex="9pt" style:font-weight-complex="normal"/>
    </style:style>
    <style:style style:name="P197" style:family="paragraph" style:parent-style-name="Heading_20_3">
      <style:text-properties style:font-name="Arial3" fo:font-weight="bold" officeooo:rsid="01b82a9a" officeooo:paragraph-rsid="01ca6b28" style:font-name-asian="Microsoft YaHei" style:font-weight-asian="bold" style:font-name-complex="Arial2" style:font-weight-complex="bold"/>
    </style:style>
    <style:style style:name="P198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paragraph-rsid="01ca6b28" style:font-size-asian="9pt" style:font-weight-asian="normal" style:font-size-complex="9pt" style:font-weight-complex="normal"/>
    </style:style>
    <style:style style:name="P199" style:family="paragraph" style:parent-style-name="Text_20_body">
      <style:paragraph-properties fo:margin-top="0cm" fo:margin-bottom="0.3cm" style:contextual-spacing="true"/>
      <style:text-properties style:font-name="Consolas" fo:font-size="9pt" fo:font-weight="normal" officeooo:rsid="01b82a9a" officeooo:paragraph-rsid="01ca6b28" style:font-name-asian="Microsoft YaHei" style:font-size-asian="9pt" style:font-weight-asian="normal" style:font-name-complex="Arial2" style:font-size-complex="9pt" style:font-weight-complex="normal"/>
    </style:style>
    <style:style style:name="P200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1ca6b28" style:font-size-asian="9pt" style:font-size-complex="9pt"/>
    </style:style>
    <style:style style:name="P201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1ca6b28" style:font-name-asian="Microsoft YaHei" style:font-size-asian="9pt" style:font-weight-asian="normal" style:font-name-complex="Arial2" style:font-size-complex="9pt" style:font-weight-complex="normal"/>
    </style:style>
    <style:style style:name="P202" style:family="paragraph" style:parent-style-name="Text_20_body">
      <style:paragraph-properties fo:margin-top="0cm" fo:margin-bottom="0.3cm" style:contextual-spacing="true"/>
      <style:text-properties style:font-name="Consolas" fo:font-size="9pt" officeooo:paragraph-rsid="024077dd" style:font-size-asian="9pt" style:font-size-complex="9pt"/>
    </style:style>
    <style:style style:name="P203" style:family="paragraph" style:parent-style-name="Text_20_body">
      <style:paragraph-properties fo:margin-left="0cm" fo:margin-right="0cm" fo:margin-top="0cm" fo:margin-bottom="0.3cm" style:contextual-spacing="true" fo:text-align="justify" style:justify-single-word="false" fo:text-indent="0cm" style:auto-text-indent="false">
        <style:tab-stops>
          <style:tab-stop style:position="1.49cm"/>
        </style:tab-stops>
      </style:paragraph-properties>
      <style:text-properties style:font-name="Consolas" fo:font-size="9pt" fo:font-weight="normal" officeooo:rsid="01b62772" officeooo:paragraph-rsid="02438a03" style:font-name-asian="Microsoft YaHei" style:font-size-asian="9pt" style:font-weight-asian="normal" style:font-name-complex="Arial2" style:font-size-complex="9pt" style:font-weight-complex="normal"/>
    </style:style>
    <style:style style:name="P204" style:family="paragraph" style:parent-style-name="Text_20_body">
      <style:paragraph-properties fo:margin-top="0cm" fo:margin-bottom="0.3cm" style:contextual-spacing="true"/>
      <style:text-properties style:font-name="Arial3" fo:font-size="9pt" fo:font-weight="normal" officeooo:rsid="01b82a9a" officeooo:paragraph-rsid="024077dd" style:font-name-asian="Microsoft YaHei" style:font-size-asian="9pt" style:font-weight-asian="normal" style:font-name-complex="Arial2" style:font-size-complex="9pt" style:font-weight-complex="normal"/>
    </style:style>
    <style:style style:name="P205" style:family="paragraph" style:parent-style-name="Heading_20_1">
      <style:paragraph-properties fo:break-before="page"/>
      <style:text-properties fo:language="ca" fo:country="ES" officeooo:rsid="006b790f" officeooo:paragraph-rsid="00bd1d9a"/>
    </style:style>
    <style:style style:name="P206" style:family="paragraph" style:parent-style-name="Figure_20_Index_20_1">
      <style:paragraph-properties>
        <style:tab-stops>
          <style:tab-stop style:position="17.895cm" style:type="right" style:leader-style="dotted" style:leader-text="."/>
        </style:tab-stops>
      </style:paragraph-properties>
    </style:style>
    <style:style style:name="P207" style:family="paragraph" style:parent-style-name="Text_20_body">
      <style:paragraph-properties fo:margin-top="0cm" fo:margin-bottom="0.3cm" style:contextual-spacing="true"/>
      <style:text-properties style:font-name="Consolas" fo:font-size="9pt" style:font-size-asian="7.84999990463257pt" style:font-size-complex="9pt"/>
    </style:style>
    <style:style style:name="P208" style:family="paragraph" style:parent-style-name="Index_20_1">
      <style:paragraph-properties>
        <style:tab-stops>
          <style:tab-stop style:position="17.893cm" style:type="right" style:leader-style="dotted" style:leader-text="."/>
        </style:tab-stops>
      </style:paragraph-properties>
    </style:style>
    <style:style style:name="T1" style:family="text">
      <style:text-properties officeooo:rsid="01b26dbc"/>
    </style:style>
    <style:style style:name="T2" style:family="text">
      <style:text-properties officeooo:rsid="01b00198"/>
    </style:style>
    <style:style style:name="T3" style:family="text">
      <style:text-properties officeooo:rsid="02499073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559889"/>
    </style:style>
    <style:style style:name="T9" style:family="text">
      <style:text-properties officeooo:rsid="01b34e3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b82a9a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officeooo:rsid="01b34e33" style:font-weight-asian="bold" style:font-weight-complex="bold"/>
    </style:style>
    <style:style style:name="T14" style:family="text">
      <style:text-properties fo:font-style="italic" officeooo:rsid="01b34e33" style:font-style-asian="italic" style:font-style-complex="italic"/>
    </style:style>
    <style:style style:name="T15" style:family="text">
      <style:text-properties fo:font-style="normal" officeooo:rsid="01b34e33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officeooo:rsid="0056f44a" style:font-style-asian="normal" style:font-style-complex="normal"/>
    </style:style>
    <style:style style:name="T21" style:family="text">
      <style:text-properties style:font-name="Arial3" fo:font-size="18pt" fo:font-weight="bold" style:font-name-asian="Microsoft YaHei" style:font-size-asian="18pt" style:font-weight-asian="bold" style:font-name-complex="Arial2" style:font-size-complex="18pt" style:font-weight-complex="bold"/>
    </style:style>
    <style:style style:name="T22" style:family="text">
      <style:text-properties style:font-name="Arial3" fo:font-size="18pt" fo:font-weight="bold" officeooo:rsid="01cfcda4" style:font-name-asian="Microsoft YaHei" style:font-size-asian="18pt" style:font-weight-asian="bold" style:font-name-complex="Arial2" style:font-size-complex="18pt" style:font-weight-complex="bold"/>
    </style:style>
    <style:style style:name="T23" style:family="text">
      <style:text-properties fo:font-style="normal" officeooo:rsid="01b82a9a" style:font-style-asian="normal" style:font-style-complex="normal"/>
    </style:style>
    <style:style style:name="T24" style:family="text">
      <style:text-properties fo:font-style="normal" officeooo:rsid="01baa738" style:font-style-asian="normal" style:font-style-complex="normal"/>
    </style:style>
    <style:style style:name="T25" style:family="text">
      <style:text-properties fo:font-style="italic" officeooo:rsid="01baa738" style:font-style-asian="italic" style:font-style-complex="italic"/>
    </style:style>
    <style:style style:name="T26" style:family="text">
      <style:text-properties officeooo:rsid="01baa738"/>
    </style:style>
    <style:style style:name="T27" style:family="text">
      <style:text-properties officeooo:rsid="0264b709"/>
    </style:style>
    <style:style style:name="T28" style:family="text">
      <style:text-properties style:font-name="Arial3" fo:font-size="18pt" fo:font-weight="bold" officeooo:rsid="01c72271" style:font-name-asian="Microsoft YaHei" style:font-size-asian="18pt" style:font-weight-asian="bold" style:font-name-complex="Arial2" style:font-size-complex="18pt" style:font-weight-complex="bold"/>
    </style:style>
    <style:style style:name="T29" style:family="text">
      <style:text-properties officeooo:rsid="01b62772"/>
    </style:style>
    <style:style style:name="T30" style:family="text">
      <style:text-properties fo:font-weight="bold" officeooo:rsid="01b62772" style:font-name-asian="Microsoft YaHei" style:font-weight-asian="bold" style:font-name-complex="Arial2" style:font-weight-complex="bold"/>
    </style:style>
    <style:style style:name="T31" style:family="text">
      <style:text-properties officeooo:rsid="01b62772" style:font-name-asian="Microsoft YaHei" style:font-name-complex="Arial2"/>
    </style:style>
    <style:style style:name="T32" style:family="text">
      <style:text-properties officeooo:rsid="024af07f"/>
    </style:style>
    <style:style style:name="T33" style:family="text">
      <style:text-properties officeooo:rsid="024c688c"/>
    </style:style>
    <style:style style:name="T34" style:family="text">
      <style:text-properties officeooo:rsid="01b64d74"/>
    </style:style>
    <style:style style:name="T35" style:family="text">
      <style:text-properties officeooo:rsid="01cd656b"/>
    </style:style>
    <style:style style:name="T36" style:family="text">
      <style:text-properties officeooo:rsid="024a95ad"/>
    </style:style>
    <style:style style:name="T37" style:family="text">
      <style:text-properties style:font-name="Consolas" fo:font-style="normal" officeooo:rsid="01b62772" style:font-style-asian="normal" style:font-style-complex="normal"/>
    </style:style>
    <style:style style:name="T38" style:family="text">
      <style:text-properties style:font-name="Consolas" fo:font-style="normal" fo:font-weight="bold" officeooo:rsid="01b62772" style:font-style-asian="normal" style:font-weight-asian="bold" style:font-style-complex="normal" style:font-weight-complex="bold"/>
    </style:style>
    <style:style style:name="T39" style:family="text">
      <style:text-properties style:font-name="Consolas" fo:font-size="9pt" fo:font-style="normal" officeooo:rsid="01b62772" style:font-size-asian="9pt" style:font-style-asian="normal" style:font-size-complex="9pt" style:font-style-complex="normal"/>
    </style:style>
    <style:style style:name="T40" style:family="text">
      <style:text-properties officeooo:rsid="01bf0ea8"/>
    </style:style>
    <style:style style:name="T41" style:family="text">
      <style:text-properties style:font-name="Consolas" fo:font-weight="bold" officeooo:rsid="01b62772" style:font-name-asian="Microsoft YaHei" style:font-weight-asian="bold" style:font-name-complex="Arial2" style:font-weight-complex="bold"/>
    </style:style>
    <style:style style:name="T42" style:family="text">
      <style:text-properties style:font-name="Consolas" fo:font-weight="normal" officeooo:rsid="01b62772" style:font-name-asian="Microsoft YaHei" style:font-weight-asian="normal" style:font-name-complex="Arial2" style:font-weight-complex="normal"/>
    </style:style>
    <style:style style:name="T43" style:family="text">
      <style:text-properties officeooo:rsid="02564a79"/>
    </style:style>
    <style:style style:name="T44" style:family="text">
      <style:text-properties fo:font-style="normal" officeooo:rsid="01b62772" style:font-style-asian="normal" style:font-style-complex="normal"/>
    </style:style>
    <style:style style:name="T45" style:family="text">
      <style:text-properties style:font-name="Consolas" fo:font-size="9pt" style:font-size-asian="9pt" style:font-size-complex="9pt"/>
    </style:style>
    <style:style style:name="T46" style:family="text">
      <style:text-properties officeooo:rsid="01c548c9"/>
    </style:style>
    <style:style style:name="T47" style:family="text">
      <style:text-properties officeooo:rsid="01c73ad1"/>
    </style:style>
    <style:style style:name="T48" style:family="text">
      <style:text-properties style:font-name="Arial3" fo:font-weight="bold" officeooo:rsid="01b64d74" style:font-name-asian="Microsoft YaHei" style:font-weight-asian="bold" style:font-name-complex="Arial2" style:font-weight-complex="bold"/>
    </style:style>
    <style:style style:name="T49" style:family="text">
      <style:text-properties style:font-name="Arial3" fo:font-weight="bold" officeooo:rsid="01b82a9a" style:font-name-asian="Microsoft YaHei" style:font-weight-asian="bold" style:font-name-complex="Arial2" style:font-weight-complex="bold"/>
    </style:style>
    <style:style style:name="T50" style:family="text">
      <style:text-properties style:font-name="Arial3" fo:font-size="12pt" fo:font-style="normal" fo:font-weight="bold" officeooo:rsid="01d191ac" style:font-name-asian="Microsoft YaHei" style:font-size-asian="12pt" style:font-style-asian="normal" style:font-weight-asian="bold" style:font-name-complex="Arial2" style:font-size-complex="12pt" style:font-style-complex="normal" style:font-weight-complex="bold"/>
    </style:style>
    <style:style style:name="T51" style:family="text">
      <style:text-properties officeooo:rsid="01b82a9a" style:font-name-asian="Microsoft YaHei" style:font-name-complex="Arial2"/>
    </style:style>
    <style:style style:name="T52" style:family="text">
      <style:text-properties fo:font-weight="bold" officeooo:rsid="01b82a9a" style:font-name-asian="Microsoft YaHei" style:font-weight-asian="bold" style:font-name-complex="Arial2" style:font-weight-complex="bold"/>
    </style:style>
    <style:style style:name="T53" style:family="text">
      <style:text-properties officeooo:rsid="01d2271b" style:font-name-asian="Microsoft YaHei" style:font-name-complex="Arial2"/>
    </style:style>
    <style:style style:name="T54" style:family="text">
      <style:text-properties officeooo:rsid="01b64d74" style:font-name-asian="Microsoft YaHei" style:font-name-complex="Arial2"/>
    </style:style>
    <style:style style:name="T55" style:family="text">
      <style:text-properties style:font-name="Arial3" officeooo:rsid="01b82a9a" style:font-name-asian="Microsoft YaHei" style:font-name-complex="Arial2"/>
    </style:style>
    <style:style style:name="T56" style:family="text">
      <style:text-properties officeooo:rsid="01df540d" style:font-name-asian="Microsoft YaHei" style:font-name-complex="Arial2"/>
    </style:style>
    <style:style style:name="T57" style:family="text">
      <style:text-properties officeooo:rsid="01ffac64" style:font-name-asian="Microsoft YaHei" style:font-name-complex="Arial2"/>
    </style:style>
    <style:style style:name="T58" style:family="text">
      <style:text-properties officeooo:rsid="02041f78" style:font-name-asian="Microsoft YaHei" style:font-name-complex="Arial2"/>
    </style:style>
    <style:style style:name="T59" style:family="text">
      <style:text-properties style:font-name="Consolas" fo:font-size="9pt" fo:font-weight="normal" officeooo:rsid="01b82a9a" style:font-name-asian="Microsoft YaHei" style:font-size-asian="9pt" style:font-weight-asian="normal" style:font-name-complex="Arial2" style:font-size-complex="9pt" style:font-weight-complex="normal"/>
    </style:style>
    <style:style style:name="T60" style:family="text">
      <style:text-properties style:font-name="Consolas" fo:font-size="9pt" fo:font-weight="bold" officeooo:rsid="01b82a9a" style:font-name-asian="Microsoft YaHei" style:font-size-asian="9pt" style:font-weight-asian="bold" style:font-name-complex="Arial2" style:font-size-complex="9pt" style:font-weight-complex="bold"/>
    </style:style>
    <style:style style:name="T61" style:family="text">
      <style:text-properties officeooo:rsid="022003ef" style:font-name-asian="Microsoft YaHei" style:font-name-complex="Arial2"/>
    </style:style>
    <style:style style:name="T62" style:family="text">
      <style:text-properties fo:font-weight="bold" officeooo:rsid="022003ef" style:font-name-asian="Microsoft YaHei" style:font-weight-asian="bold" style:font-name-complex="Arial2" style:font-weight-complex="bold"/>
    </style:style>
    <style:style style:name="T63" style:family="text">
      <style:text-properties officeooo:rsid="02224fce"/>
    </style:style>
    <style:style style:name="T64" style:family="text">
      <style:text-properties officeooo:rsid="022ac78f" style:font-name-asian="Microsoft YaHei" style:font-name-complex="Arial2"/>
    </style:style>
    <style:style style:name="T65" style:family="text">
      <style:text-properties officeooo:rsid="01c8e519"/>
    </style:style>
    <style:style style:name="T66" style:family="text">
      <style:text-properties officeooo:rsid="0239b1dd" style:font-name-asian="Microsoft YaHei" style:font-name-complex="Arial2"/>
    </style:style>
    <style:style style:name="T67" style:family="text">
      <style:text-properties officeooo:rsid="01ca6b28"/>
    </style:style>
    <style:style style:name="T68" style:family="text">
      <style:text-properties officeooo:rsid="023e177d" style:font-name-asian="Microsoft YaHei" style:font-name-complex="Arial2"/>
    </style:style>
    <style:style style:name="T69" style:family="text">
      <style:text-properties fo:language="ca" fo:country="ES" officeooo:rsid="006cd363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foreground" style:wrap="dynamic" style:number-wrapped-paragraphs="no-limit" style:wrap-contour="true" style:wrap-contour-mode="full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top" draw:auto-grow-height="false" fo:min-height="8.234cm" fo:min-width="6.237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ffffff" loext:fill-use-slide-background="false" draw:textarea-horizontal-align="justify" draw:textarea-vertical-align="top" draw:auto-grow-height="false" fo:min-height="9.735cm" fo:min-width="6.237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51cm" fo:min-width="2.822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71cm" fo:min-width="2.82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9cm" fo:min-width="6.262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9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71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loext:fill-use-slide-background="false" draw:textarea-horizontal-align="justify" draw:textarea-vertical-align="middle" draw:auto-grow-height="false" fo:min-height="1.067cm" fo:min-width="6.354cm" fo:padding-top="0.143cm" fo:padding-bottom="0.143cm" fo:padding-left="0.266cm" fo:padding-right="0.266cm" fo:wrap-option="wrap" draw:shadow="hidden" draw:shadow-offset-x="0.199cm" draw:shadow-offset-y="0.199cm" draw:shadow-color="#808080" style:protect="position size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6cm" svg:stroke-color="#000000" draw:marker-start="Extrems_20_de_20_fletxa_20_102" draw:marker-start-width="0.3cm" draw:marker-start-center="false" draw:marker-end="Extrems_20_de_20_fletxa_20_103" draw:marker-end-width="0.3cm" draw:marker-end-center="false" draw:fill="none" draw:fill-color="#729fcf" draw:textarea-horizontal-align="justify" draw:textarea-vertical-align="middle" fo:padding-top="0.155cm" fo:padding-bottom="0.155cm" fo:padding-left="0.28cm" fo:padding-right="0.28cm" fo:wrap-option="wrap" draw:shadow="hidden" draw:shadow-offset-x="0.199cm" draw:shadow-offset-y="0.199cm" draw:shadow-color="#808080" style:protect="position size" loext:decorative="false" style:run-through="foreground"/>
    </style:style>
    <style:style style:name="gr11" style:family="graphic">
      <style:graphic-properties style:writing-mode="lr-tb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a"/>
      </text:sequence-decls>
      <text:p text:style-name="P1"><text:title>Plataforma Sabina</text:title></text:p>
      <text:p text:style-name="P2"><text:subject>Model de Dades - Implementació</text:subject></text:p>
      <text:p text:style-name="P3">versió <text:user-defined style:data-style-name="N0" text:name="Versió">0.7.2</text:user-defined></text:p>
      <text:p text:style-name="P4">2024-0<text:span text:style-name="T1">9</text:span>-<text:span text:style-name="T2">0</text:span><text:span text:style-name="T3">9</text:span> d<text:span text:style-name="T3">l</text:span></text:p>
      <text:p text:style-name="P5"><text:tab/></text:p>
      <text:p text:style-name="P5"/>
      <text:p text:style-name="P5"/>
      <text:p text:style-name="P5"/>
      <text:p text:style-name="P5"><draw:g text:anchor-type="paragraph" draw:z-index="2" draw:name="Objecte de grup 3" draw:style-name="gr1"><draw:custom-shape draw:style-name="gr2" draw:text-style-name="P7" svg:width="7.501cm" svg:height="9.251cm" draw:transform="rotate (1.5707963267949) translate (3.8735cm 17.6512361111111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6"><text:span text:style-name="T4"><text:s text:c="12"/></text:span><text:span text:style-name="T4">Serv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9" svg:width="7.501cm" svg:height="9.251cm" draw:transform="rotate (1.5707963267949) translate (3.8735cm 7.65175cm)"><draw:glue-point draw:id="4" svg:x="-5cm" svg:y="0cm"/><draw:glue-point draw:id="5" svg:x="5cm" svg:y="0cm"/><draw:glue-point draw:id="6" svg:x="0cm" svg:y="-5cm"/><draw:glue-point draw:id="7" svg:x="0cm" svg:y="5cm"/><draw:glue-point draw:id="8" svg:x="-2.83cm" svg:y="4.98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8"><text:span text:style-name="T5">App Mòbil <text:s text:c="6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11" svg:width="7.501cm" svg:height="10.752cm" draw:transform="rotate (1.5707963267949) translate (3.12384722222222cm 12.6506111111111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10"><text:span text:style-name="T4">Integració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3" svg:width="3.5cm" svg:height="1.482cm" svg:x="5.154cm" svg:y="15.67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MariaDB SQL 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3" svg:width="3.502cm" svg:height="1.502cm" svg:x="8.654cm" svg:y="15.6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MariaDB SQL </text:span><text:span text:style-name="T6"><text:line-break/></text:span><text:span text:style-name="T6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3" svg:width="6.94cm" svg:height="1.5cm" draw:transform="skewX (0.0305432619099008) translate (5.19994444444444cm 3.15206944444444cm)"><draw:glue-point draw:id="4" svg:x="0.042cm" svg:y="-5cm"/><draw:glue-point draw:id="5" svg:x="-0.042cm" svg:y="5cm"/><draw:glue-point draw:id="6" svg:x="4.957cm" svg:y="0cm"/><draw:glue-point draw:id="7" svg:x="-4.957cm" svg:y="0cm"/><draw:glue-point draw:id="8" svg:x="-4.913cm" svg:y="-2.825cm"/><draw:glue-point draw:id="9" svg:x="-4.98cm" svg:y="2.716cm"/><draw:glue-point draw:id="10" svg:x="-2.535cm" svg:y="-5cm"/><draw:glue-point draw:id="11" svg:x="-2.62cm" svg:y="5cm"/><draw:glue-point draw:id="12" svg:x="2.422cm" svg:y="-5cm"/><draw:glue-point draw:id="13" svg:x="2.336cm" svg:y="5cm"/><draw:glue-point draw:id="14" svg:x="4.982cm" svg:y="-2.887cm"/><draw:glue-point draw:id="15" svg:x="4.933cm" svg:y="2.737cm"/><text:p text:style-name="P12"><text:span text:style-name="T6">Dart Entity</text:span></text:p><text:p text:style-name="P12"><text:span text:style-name="T6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13" svg:width="7.032cm" svg:height="1.5cm" svg:x="5.154cm" svg:y="5.6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Dart gRPC</text:span></text:p><text:p text:style-name="P12"><text:span text:style-name="T6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13" svg:width="7.032cm" svg:height="1.502cm" svg:x="5.124cm" svg:y="8.1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RPC Source</text:span></text:p><text:p text:style-name="P12"><text:span text:style-name="T6">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13" svg:width="7.032cm" svg:height="1.498cm" svg:x="5.124cm" svg:y="10.6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o gRPC</text:span></text:p><text:p text:style-name="P12"><text:span text:style-name="T6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13" svg:width="7.032cm" svg:height="1.5cm" svg:x="5.124cm" svg:y="13.152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o Entity</text:span></text:p><text:p text:style-name="P12"><text:span text:style-name="T6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3" svg:width="3.5cm" svg:height="1.482cm" svg:x="5.154cm" svg:y="0.67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SQLite</text:span><text:span text:style-name="T6"><text:line-break/></text:span><text:span text:style-name="T6">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3" svg:width="3.502cm" svg:height="1.502cm" svg:x="8.654cm" svg:y="0.651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SQLite</text:span><text:span text:style-name="T6"><text:line-break/></text:span><text:span text:style-name="T6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14" svg:x1="6.904cm" svg:y1="2.151cm" svg:x2="6.904cm" svg:y2="3.151cm"><text:p/></draw:line><draw:line draw:style-name="gr10" draw:text-style-name="P14" svg:x1="10.405cm" svg:y1="2.151cm" svg:x2="10.405cm" svg:y2="3.151cm"><text:p/></draw:line><draw:line draw:style-name="gr10" draw:text-style-name="P14" svg:x1="8.646cm" svg:y1="4.653cm" svg:x2="8.646cm" svg:y2="5.653cm"><text:p/></draw:line><draw:line draw:style-name="gr10" draw:text-style-name="P14" svg:x1="8.646cm" svg:y1="7.151cm" svg:x2="8.646cm" svg:y2="8.151cm"><text:p/></draw:line><draw:line draw:style-name="gr10" draw:text-style-name="P14" svg:x1="8.646cm" svg:y1="9.652cm" svg:x2="8.646cm" svg:y2="10.652cm"><text:p/></draw:line><draw:line draw:style-name="gr10" draw:text-style-name="P14" svg:x1="8.646cm" svg:y1="12.155cm" svg:x2="8.646cm" svg:y2="13.155cm"><text:p/></draw:line><draw:line draw:style-name="gr10" draw:text-style-name="P14" svg:x1="6.904cm" svg:y1="14.651cm" svg:x2="6.904cm" svg:y2="15.651cm"><text:p/></draw:line><draw:line draw:style-name="gr10" draw:text-style-name="P14" svg:x1="10.405cm" svg:y1="14.651cm" svg:x2="10.405cm" svg:y2="15.651cm"><text:p/></draw:line></draw:g></text:p>
      <text:p text:style-name="P5"/>
      <text:p text:style-name="P5"/>
      <text:p text:style-name="P5"/>
      <text:p text:style-name="Standard"/>
      <text:p text:style-name="Standard"/>
      <text:section text:style-name="Sect1" text:name="Document">
        <text:h text:style-name="P15" text:outline-level="1"/>
        <text:table-of-content text:style-name="Sect2" text:protected="true" text:name="Taula de continguts1">
          <text:table-of-content-source text:outline-level="3">
            <text:index-title-template text:style-name="Contents_20_Heading">Contingut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ula de continguts1_Head">
              <text:p text:style-name="P16">Contingut</text:p>
            </text:index-title>
            <text:p text:style-name="P17"><text:a xlink:type="simple" xlink:href="#__RefHeading___Toc3_3865597735" text:style-name="Index_20_Link" text:visited-style-name="Index_20_Link">Implementació del Model de Dades<text:tab/>1</text:a></text:p>
            <text:p text:style-name="P18"><text:a xlink:type="simple" xlink:href="#__RefHeading___Toc13115_3274989480" text:style-name="Index_20_Link" text:visited-style-name="Index_20_Link">Servidor<text:tab/>1</text:a></text:p>
            <text:p text:style-name="P18"><text:a xlink:type="simple" xlink:href="#__RefHeading___Toc13117_3274989480" text:style-name="Index_20_Link" text:visited-style-name="Index_20_Link">APP mòbil<text:tab/>1</text:a></text:p>
            <text:p text:style-name="P18"><text:a xlink:type="simple" xlink:href="#__RefHeading___Toc13119_3274989480" text:style-name="Index_20_Link" text:visited-style-name="Index_20_Link">Integració<text:tab/>1</text:a></text:p>
            <text:p text:style-name="P18"><text:a xlink:type="simple" xlink:href="#__RefHeading___Toc13121_3274989480" text:style-name="Index_20_Link" text:visited-style-name="Index_20_Link">Diagrama lògic<text:tab/>2</text:a></text:p>
            <text:p text:style-name="P17"><text:a xlink:type="simple" xlink:href="#__RefHeading___Toc2680_2294837604" text:style-name="Index_20_Link" text:visited-style-name="Index_20_Link">1 Estructures Auxiliars<text:tab/>3</text:a></text:p>
            <text:p text:style-name="P17"><text:a xlink:type="simple" xlink:href="#__RefHeading___Toc4026_4118176090" text:style-name="Index_20_Link" text:visited-style-name="Index_20_Link">2 Mòdul USRMOD<text:tab/>4</text:a></text:p>
            <text:p text:style-name="P18"><text:a xlink:type="simple" xlink:href="#__RefHeading___Toc13123_3274989480" text:style-name="Index_20_Link" text:visited-style-name="Index_20_Link">2.1 Entitat USER<text:tab/>4</text:a></text:p>
            <text:p text:style-name="P19"><text:a xlink:type="simple" xlink:href="#__RefHeading___Toc13125_3274989480" text:style-name="Index_20_Link" text:visited-style-name="Index_20_Link">2.1.1 Proto3<text:tab/>4</text:a></text:p>
            <text:p text:style-name="P19"><text:a xlink:type="simple" xlink:href="#__RefHeading___Toc13127_3274989480" text:style-name="Index_20_Link" text:visited-style-name="Index_20_Link">2.1.2 Flutter<text:tab/>4</text:a></text:p>
            <text:p text:style-name="P19"><text:a xlink:type="simple" xlink:href="#__RefHeading___Toc13129_3274989480" text:style-name="Index_20_Link" text:visited-style-name="Index_20_Link">2.1.3 Golang<text:tab/>4</text:a></text:p>
            <text:p text:style-name="P19"><text:a xlink:type="simple" xlink:href="#__RefHeading___Toc13131_3274989480" text:style-name="Index_20_Link" text:visited-style-name="Index_20_Link">2.1.4 SQLite<text:tab/>5</text:a></text:p>
            <text:p text:style-name="P19"><text:a xlink:type="simple" xlink:href="#__RefHeading___Toc13133_3274989480" text:style-name="Index_20_Link" text:visited-style-name="Index_20_Link">2.1.5 MariaDB<text:tab/>5</text:a></text:p>
            <text:p text:style-name="P18"><text:a xlink:type="simple" xlink:href="#__RefHeading___Toc13135_3274989480" text:style-name="Index_20_Link" text:visited-style-name="Index_20_Link">2.2 Entitat DEVICE<text:tab/>6</text:a></text:p>
            <text:p text:style-name="P19"><text:a xlink:type="simple" xlink:href="#__RefHeading___Toc13137_3274989480" text:style-name="Index_20_Link" text:visited-style-name="Index_20_Link">2.2.1 Proto3<text:tab/>6</text:a></text:p>
            <text:p text:style-name="P19"><text:a xlink:type="simple" xlink:href="#__RefHeading___Toc13141_3274989480" text:style-name="Index_20_Link" text:visited-style-name="Index_20_Link">2.2.2 Flutter<text:tab/>6</text:a></text:p>
            <text:p text:style-name="P19"><text:a xlink:type="simple" xlink:href="#__RefHeading___Toc4028_4118176090" text:style-name="Index_20_Link" text:visited-style-name="Index_20_Link">2.2.3 Golang<text:tab/>6</text:a></text:p>
            <text:p text:style-name="P19"><text:a xlink:type="simple" xlink:href="#__RefHeading___Toc4030_4118176090" text:style-name="Index_20_Link" text:visited-style-name="Index_20_Link">2.2.4 SQLite<text:tab/>7</text:a></text:p>
            <text:p text:style-name="P19"><text:a xlink:type="simple" xlink:href="#__RefHeading___Toc14074_3274989480" text:style-name="Index_20_Link" text:visited-style-name="Index_20_Link">2.2.5 MariaDB<text:tab/>7</text:a></text:p>
            <text:p text:style-name="P18"><text:a xlink:type="simple" xlink:href="#__RefHeading___Toc15408_3274989480" text:style-name="Index_20_Link" text:visited-style-name="Index_20_Link">2.3 Entitat FCM_HISTORY<text:tab/>7</text:a></text:p>
            <text:p text:style-name="P19"><text:a xlink:type="simple" xlink:href="#__RefHeading___Toc4032_4118176090" text:style-name="Index_20_Link" text:visited-style-name="Index_20_Link">2.3.1 Proto3<text:tab/>7</text:a></text:p>
            <text:p text:style-name="P19"><text:a xlink:type="simple" xlink:href="#__RefHeading___Toc4034_4118176090" text:style-name="Index_20_Link" text:visited-style-name="Index_20_Link">2.3.2 Flutter<text:tab/>7</text:a></text:p>
            <text:p text:style-name="P19"><text:a xlink:type="simple" xlink:href="#__RefHeading___Toc4036_4118176090" text:style-name="Index_20_Link" text:visited-style-name="Index_20_Link">2.3.3 Golang<text:tab/>7</text:a></text:p>
            <text:p text:style-name="P19"><text:a xlink:type="simple" xlink:href="#__RefHeading___Toc4038_4118176090" text:style-name="Index_20_Link" text:visited-style-name="Index_20_Link">2.3.4 SQLite<text:tab/>8</text:a></text:p>
            <text:p text:style-name="P19"><text:a xlink:type="simple" xlink:href="#__RefHeading___Toc4040_4118176090" text:style-name="Index_20_Link" text:visited-style-name="Index_20_Link">2.3.5 MariaDB<text:tab/>8</text:a></text:p>
            <text:p text:style-name="P17"><text:a xlink:type="simple" xlink:href="#__RefHeading___Toc16958_3274989480" text:style-name="Index_20_Link" text:visited-style-name="Index_20_Link">3 Mòdul DISMOD<text:tab/>9</text:a></text:p>
            <text:p text:style-name="P18"><text:a xlink:type="simple" xlink:href="#__RefHeading___Toc16960_3274989480" text:style-name="Index_20_Link" text:visited-style-name="Index_20_Link">3.1 Entitat DSM_V<text:tab/>9</text:a></text:p>
            <text:p text:style-name="P19"><text:a xlink:type="simple" xlink:href="#__RefHeading___Toc4042_4118176090" text:style-name="Index_20_Link" text:visited-style-name="Index_20_Link">3.1.1 Proto3<text:tab/>9</text:a></text:p>
            <text:p text:style-name="P19"><text:a xlink:type="simple" xlink:href="#__RefHeading___Toc4044_4118176090" text:style-name="Index_20_Link" text:visited-style-name="Index_20_Link">3.1.2 Flutter<text:tab/>9</text:a></text:p>
            <text:p text:style-name="P19"><text:a xlink:type="simple" xlink:href="#__RefHeading___Toc4046_4118176090" text:style-name="Index_20_Link" text:visited-style-name="Index_20_Link">3.1.3 Golang <text:span text:style-name="T7">PENDENT</text:span><text:tab/>9</text:a></text:p>
            <text:p text:style-name="P19"><text:a xlink:type="simple" xlink:href="#__RefHeading___Toc4048_4118176090" text:style-name="Index_20_Link" text:visited-style-name="Index_20_Link">3.1.4 SQLite<text:tab/>9</text:a></text:p>
            <text:p text:style-name="P19"><text:a xlink:type="simple" xlink:href="#__RefHeading___Toc23291_4118176090" text:style-name="Index_20_Link" text:visited-style-name="Index_20_Link">3.1.5 MariaDB<text:tab/>9</text:a></text:p>
            <text:p text:style-name="P18"><text:a xlink:type="simple" xlink:href="#__RefHeading___Toc16962_3274989480" text:style-name="Index_20_Link" text:visited-style-name="Index_20_Link">3.2 Entitat DISEASE<text:tab/>9</text:a></text:p>
            <text:p text:style-name="P19"><text:a xlink:type="simple" xlink:href="#__RefHeading___Toc4052_4118176090" text:style-name="Index_20_Link" text:visited-style-name="Index_20_Link">3.2.1 Proto3<text:tab/>9</text:a></text:p>
            <text:p text:style-name="P19"><text:a xlink:type="simple" xlink:href="#__RefHeading___Toc4054_4118176090" text:style-name="Index_20_Link" text:visited-style-name="Index_20_Link">3.2.2 Flutter<text:tab/>10</text:a></text:p>
            <text:p text:style-name="P19"><text:a xlink:type="simple" xlink:href="#__RefHeading___Toc4056_4118176090" text:style-name="Index_20_Link" text:visited-style-name="Index_20_Link">3.2.3 Golang<text:tab/>10</text:a></text:p>
            <text:p text:style-name="P19"><text:a xlink:type="simple" xlink:href="#__RefHeading___Toc4058_4118176090" text:style-name="Index_20_Link" text:visited-style-name="Index_20_Link">3.2.4 SQLite<text:tab/>10</text:a></text:p>
            <text:p text:style-name="P19"><text:a xlink:type="simple" xlink:href="#__RefHeading___Toc4060_4118176090" text:style-name="Index_20_Link" text:visited-style-name="Index_20_Link">3.2.5 MariaDB<text:tab/>10</text:a></text:p>
            <text:p text:style-name="P18"><text:a xlink:type="simple" xlink:href="#__RefHeading___Toc16964_3274989480" text:style-name="Index_20_Link" text:visited-style-name="Index_20_Link">3.3 Entitat PHASE<text:tab/>10</text:a></text:p>
            <text:p text:style-name="P19"><text:a xlink:type="simple" xlink:href="#__RefHeading___Toc4062_4118176090" text:style-name="Index_20_Link" text:visited-style-name="Index_20_Link">3.3.1 Proto3<text:tab/>10</text:a></text:p>
            <text:p text:style-name="P19"><text:a xlink:type="simple" xlink:href="#__RefHeading___Toc4064_4118176090" text:style-name="Index_20_Link" text:visited-style-name="Index_20_Link">3.3.2 Flutter<text:tab/>10</text:a></text:p>
            <text:p text:style-name="P19"><text:a xlink:type="simple" xlink:href="#__RefHeading___Toc4066_4118176090" text:style-name="Index_20_Link" text:visited-style-name="Index_20_Link">3.3.3 Golang<text:tab/>11</text:a></text:p>
            <text:p text:style-name="P19"><text:a xlink:type="simple" xlink:href="#__RefHeading___Toc4068_4118176090" text:style-name="Index_20_Link" text:visited-style-name="Index_20_Link">3.3.4 SQLite<text:tab/>11</text:a></text:p>
            <text:p text:style-name="P19"><text:a xlink:type="simple" xlink:href="#__RefHeading___Toc4070_4118176090" text:style-name="Index_20_Link" text:visited-style-name="Index_20_Link">3.3.5 MariaDB<text:tab/>11</text:a></text:p>
            <text:p text:style-name="P18"><text:a xlink:type="simple" xlink:href="#__RefHeading___Toc16966_3274989480" text:style-name="Index_20_Link" text:visited-style-name="Index_20_Link">3.4 Entitat GOAL<text:tab/>11</text:a></text:p>
            <text:p text:style-name="P19"><text:a xlink:type="simple" xlink:href="#__RefHeading___Toc4072_4118176090" text:style-name="Index_20_Link" text:visited-style-name="Index_20_Link">3.4.1 Proto3<text:tab/>11</text:a></text:p>
            <text:p text:style-name="P19"><text:a xlink:type="simple" xlink:href="#__RefHeading___Toc4074_4118176090" text:style-name="Index_20_Link" text:visited-style-name="Index_20_Link"><text:soft-page-break/>3.4.2 Flutter<text:tab/>11</text:a></text:p>
            <text:p text:style-name="P19"><text:a xlink:type="simple" xlink:href="#__RefHeading___Toc4076_4118176090" text:style-name="Index_20_Link" text:visited-style-name="Index_20_Link">3.4.3 Golang<text:tab/>11</text:a></text:p>
            <text:p text:style-name="P19"><text:a xlink:type="simple" xlink:href="#__RefHeading___Toc4078_4118176090" text:style-name="Index_20_Link" text:visited-style-name="Index_20_Link">3.4.4 SQLite<text:tab/>12</text:a></text:p>
            <text:p text:style-name="P19"><text:a xlink:type="simple" xlink:href="#__RefHeading___Toc4080_4118176090" text:style-name="Index_20_Link" text:visited-style-name="Index_20_Link">3.4.5 MariaDB<text:tab/>12</text:a></text:p>
            <text:p text:style-name="P17"><text:a xlink:type="simple" xlink:href="#__RefHeading___Toc16968_3274989480" text:style-name="Index_20_Link" text:visited-style-name="Index_20_Link">4 Mòdul EMOMOD<text:tab/>13</text:a></text:p>
            <text:p text:style-name="P18"><text:a xlink:type="simple" xlink:href="#__RefHeading___Toc16970_3274989480" text:style-name="Index_20_Link" text:visited-style-name="Index_20_Link">4.1 Entitat EMOTION<text:tab/>13</text:a></text:p>
            <text:p text:style-name="P19"><text:a xlink:type="simple" xlink:href="#__RefHeading___Toc4082_4118176090" text:style-name="Index_20_Link" text:visited-style-name="Index_20_Link">4.1.1 Proto3<text:tab/>13</text:a></text:p>
            <text:p text:style-name="P19"><text:a xlink:type="simple" xlink:href="#__RefHeading___Toc4084_4118176090" text:style-name="Index_20_Link" text:visited-style-name="Index_20_Link">4.1.2 Flutter<text:tab/>13</text:a></text:p>
            <text:p text:style-name="P19"><text:a xlink:type="simple" xlink:href="#__RefHeading___Toc4086_4118176090" text:style-name="Index_20_Link" text:visited-style-name="Index_20_Link">4.1.3 Golang<text:tab/>13</text:a></text:p>
            <text:p text:style-name="P19"><text:a xlink:type="simple" xlink:href="#__RefHeading___Toc4088_4118176090" text:style-name="Index_20_Link" text:visited-style-name="Index_20_Link">4.1.4 SQLite<text:tab/>13</text:a></text:p>
            <text:p text:style-name="P19"><text:a xlink:type="simple" xlink:href="#__RefHeading___Toc4090_4118176090" text:style-name="Index_20_Link" text:visited-style-name="Index_20_Link">4.1.5 MariaDB<text:tab/>13</text:a></text:p>
            <text:p text:style-name="P18"><text:a xlink:type="simple" xlink:href="#__RefHeading___Toc16972_3274989480" text:style-name="Index_20_Link" text:visited-style-name="Index_20_Link">4.2 Entitat MOOD<text:tab/>14</text:a></text:p>
            <text:p text:style-name="P19"><text:a xlink:type="simple" xlink:href="#__RefHeading___Toc4092_4118176090" text:style-name="Index_20_Link" text:visited-style-name="Index_20_Link">4.2.1 Proto3<text:tab/>14</text:a></text:p>
            <text:p text:style-name="P19"><text:a xlink:type="simple" xlink:href="#__RefHeading___Toc4094_4118176090" text:style-name="Index_20_Link" text:visited-style-name="Index_20_Link">4.2.2 Flutter<text:tab/>14</text:a></text:p>
            <text:p text:style-name="P19"><text:a xlink:type="simple" xlink:href="#__RefHeading___Toc4096_4118176090" text:style-name="Index_20_Link" text:visited-style-name="Index_20_Link">4.2.3 Golang<text:tab/>14</text:a></text:p>
            <text:p text:style-name="P19"><text:a xlink:type="simple" xlink:href="#__RefHeading___Toc4098_4118176090" text:style-name="Index_20_Link" text:visited-style-name="Index_20_Link">4.2.4 SQLite<text:tab/>14</text:a></text:p>
            <text:p text:style-name="P19"><text:a xlink:type="simple" xlink:href="#__RefHeading___Toc4100_4118176090" text:style-name="Index_20_Link" text:visited-style-name="Index_20_Link">4.2.5 MariaDB<text:tab/>14</text:a></text:p>
            <text:p text:style-name="P17"><text:a xlink:type="simple" xlink:href="#__RefHeading___Toc16974_3274989480" text:style-name="Index_20_Link" text:visited-style-name="Index_20_Link">5 Mòdul RSCMOD<text:tab/>15</text:a></text:p>
            <text:p text:style-name="P18"><text:a xlink:type="simple" xlink:href="#__RefHeading___Toc16976_3274989480" text:style-name="Index_20_Link" text:visited-style-name="Index_20_Link">5.1 Entitat RESOURCE<text:tab/>15</text:a></text:p>
            <text:p text:style-name="P19"><text:a xlink:type="simple" xlink:href="#__RefHeading___Toc4102_4118176090" text:style-name="Index_20_Link" text:visited-style-name="Index_20_Link">5.1.1 Proto3<text:tab/>15</text:a></text:p>
            <text:p text:style-name="P19"><text:a xlink:type="simple" xlink:href="#__RefHeading___Toc4104_4118176090" text:style-name="Index_20_Link" text:visited-style-name="Index_20_Link">5.1.2 Flutter<text:tab/>15</text:a></text:p>
            <text:p text:style-name="P19"><text:a xlink:type="simple" xlink:href="#__RefHeading___Toc4106_4118176090" text:style-name="Index_20_Link" text:visited-style-name="Index_20_Link">5.1.3 Golang<text:tab/>15</text:a></text:p>
            <text:p text:style-name="P19"><text:a xlink:type="simple" xlink:href="#__RefHeading___Toc4108_4118176090" text:style-name="Index_20_Link" text:visited-style-name="Index_20_Link">5.1.4 SQLite<text:tab/>15</text:a></text:p>
            <text:p text:style-name="P19"><text:a xlink:type="simple" xlink:href="#__RefHeading___Toc4110_4118176090" text:style-name="Index_20_Link" text:visited-style-name="Index_20_Link">5.1.5 MariaDB<text:tab/>16</text:a></text:p>
            <text:p text:style-name="P18"><text:a xlink:type="simple" xlink:href="#__RefHeading___Toc16978_3274989480" text:style-name="Index_20_Link" text:visited-style-name="Index_20_Link">5.2 Entitat PHASE_RESOURCE<text:tab/>16</text:a></text:p>
            <text:p text:style-name="P19"><text:a xlink:type="simple" xlink:href="#__RefHeading___Toc4112_4118176090" text:style-name="Index_20_Link" text:visited-style-name="Index_20_Link">5.2.1 Proto3<text:tab/>16</text:a></text:p>
            <text:p text:style-name="P19"><text:a xlink:type="simple" xlink:href="#__RefHeading___Toc4114_4118176090" text:style-name="Index_20_Link" text:visited-style-name="Index_20_Link">5.2.2 Flutter<text:tab/>16</text:a></text:p>
            <text:p text:style-name="P19"><text:a xlink:type="simple" xlink:href="#__RefHeading___Toc4116_4118176090" text:style-name="Index_20_Link" text:visited-style-name="Index_20_Link">5.2.3 Golang<text:tab/>16</text:a></text:p>
            <text:p text:style-name="P19"><text:a xlink:type="simple" xlink:href="#__RefHeading___Toc4118_4118176090" text:style-name="Index_20_Link" text:visited-style-name="Index_20_Link">5.2.4 SQLite<text:tab/>16</text:a></text:p>
            <text:p text:style-name="P19"><text:a xlink:type="simple" xlink:href="#__RefHeading___Toc4120_4118176090" text:style-name="Index_20_Link" text:visited-style-name="Index_20_Link">5.2.5 MariaDB<text:tab/>16</text:a></text:p>
            <text:p text:style-name="P17"><text:a xlink:type="simple" xlink:href="#__RefHeading___Toc16980_3274989480" text:style-name="Index_20_Link" text:visited-style-name="Index_20_Link">6 Mòdul TCKMOD<text:tab/>17</text:a></text:p>
            <text:p text:style-name="P18"><text:a xlink:type="simple" xlink:href="#__RefHeading___Toc16982_3274989480" text:style-name="Index_20_Link" text:visited-style-name="Index_20_Link">6.1 Entitat TRACKING<text:tab/>17</text:a></text:p>
            <text:p text:style-name="P19"><text:a xlink:type="simple" xlink:href="#__RefHeading___Toc4122_4118176090" text:style-name="Index_20_Link" text:visited-style-name="Index_20_Link">6.1.1 Proto3<text:tab/>17</text:a></text:p>
            <text:p text:style-name="P19"><text:a xlink:type="simple" xlink:href="#__RefHeading___Toc4124_4118176090" text:style-name="Index_20_Link" text:visited-style-name="Index_20_Link">6.1.2 Flutter<text:tab/>17</text:a></text:p>
            <text:p text:style-name="P19"><text:a xlink:type="simple" xlink:href="#__RefHeading___Toc4126_4118176090" text:style-name="Index_20_Link" text:visited-style-name="Index_20_Link">6.1.3 Golang<text:tab/>17</text:a></text:p>
            <text:p text:style-name="P19"><text:a xlink:type="simple" xlink:href="#__RefHeading___Toc4128_4118176090" text:style-name="Index_20_Link" text:visited-style-name="Index_20_Link">6.1.4 SQLite<text:tab/>17</text:a></text:p>
            <text:p text:style-name="P19"><text:a xlink:type="simple" xlink:href="#__RefHeading___Toc4130_4118176090" text:style-name="Index_20_Link" text:visited-style-name="Index_20_Link">6.1.5 MariaDB<text:tab/>17</text:a></text:p>
            <text:p text:style-name="P18"><text:a xlink:type="simple" xlink:href="#__RefHeading___Toc16984_3274989480" text:style-name="Index_20_Link" text:visited-style-name="Index_20_Link">6.2 Entitat PHASE_TRACKING<text:tab/>18</text:a></text:p>
            <text:p text:style-name="P19"><text:a xlink:type="simple" xlink:href="#__RefHeading___Toc4132_4118176090" text:style-name="Index_20_Link" text:visited-style-name="Index_20_Link">6.2.1 Proto3<text:tab/>18</text:a></text:p>
            <text:p text:style-name="P19"><text:a xlink:type="simple" xlink:href="#__RefHeading___Toc4134_4118176090" text:style-name="Index_20_Link" text:visited-style-name="Index_20_Link">6.2.2 Flutter<text:tab/>18</text:a></text:p>
            <text:p text:style-name="P19"><text:a xlink:type="simple" xlink:href="#__RefHeading___Toc4136_4118176090" text:style-name="Index_20_Link" text:visited-style-name="Index_20_Link">6.2.3 Golang<text:tab/>18</text:a></text:p>
            <text:p text:style-name="P19"><text:a xlink:type="simple" xlink:href="#__RefHeading___Toc4138_4118176090" text:style-name="Index_20_Link" text:visited-style-name="Index_20_Link">6.2.4 SQLite<text:tab/>18</text:a></text:p>
            <text:p text:style-name="P19"><text:a xlink:type="simple" xlink:href="#__RefHeading___Toc4140_4118176090" text:style-name="Index_20_Link" text:visited-style-name="Index_20_Link">6.2.5 MariaDB<text:tab/>18</text:a></text:p>
            <text:p text:style-name="P18"><text:a xlink:type="simple" xlink:href="#__RefHeading___Toc16986_3274989480" text:style-name="Index_20_Link" text:visited-style-name="Index_20_Link">6.3 Entitat TRACKING_COLUMN<text:tab/>18</text:a></text:p>
            <text:p text:style-name="P19"><text:a xlink:type="simple" xlink:href="#__RefHeading___Toc4142_4118176090" text:style-name="Index_20_Link" text:visited-style-name="Index_20_Link">6.3.1 Proto3<text:tab/>18</text:a></text:p>
            <text:p text:style-name="P19"><text:a xlink:type="simple" xlink:href="#__RefHeading___Toc4144_4118176090" text:style-name="Index_20_Link" text:visited-style-name="Index_20_Link">6.3.2 Flutter<text:tab/>19</text:a></text:p>
            <text:p text:style-name="P19"><text:a xlink:type="simple" xlink:href="#__RefHeading___Toc4146_4118176090" text:style-name="Index_20_Link" text:visited-style-name="Index_20_Link">6.3.3 Golang<text:tab/>19</text:a></text:p>
            <text:p text:style-name="P19"><text:a xlink:type="simple" xlink:href="#__RefHeading___Toc4148_4118176090" text:style-name="Index_20_Link" text:visited-style-name="Index_20_Link">6.3.4 SQLite<text:tab/>19</text:a></text:p>
            <text:p text:style-name="P19"><text:a xlink:type="simple" xlink:href="#__RefHeading___Toc4150_4118176090" text:style-name="Index_20_Link" text:visited-style-name="Index_20_Link"><text:soft-page-break/>6.3.5 MariaDB<text:tab/>19</text:a></text:p>
            <text:p text:style-name="P17"><text:a xlink:type="simple" xlink:href="#__RefHeading___Toc16988_3274989480" text:style-name="Index_20_Link" text:visited-style-name="Index_20_Link">7 Mòdul TSTMOD<text:tab/>20</text:a></text:p>
            <text:p text:style-name="P18"><text:a xlink:type="simple" xlink:href="#__RefHeading___Toc16990_3274989480" text:style-name="Index_20_Link" text:visited-style-name="Index_20_Link">7.1 Entitat TEST_CATEGORY<text:tab/>20</text:a></text:p>
            <text:p text:style-name="P19"><text:a xlink:type="simple" xlink:href="#__RefHeading___Toc4152_4118176090" text:style-name="Index_20_Link" text:visited-style-name="Index_20_Link">7.1.1 Proto3<text:tab/>20</text:a></text:p>
            <text:p text:style-name="P19"><text:a xlink:type="simple" xlink:href="#__RefHeading___Toc4154_4118176090" text:style-name="Index_20_Link" text:visited-style-name="Index_20_Link">7.1.2 Flutter<text:tab/>20</text:a></text:p>
            <text:p text:style-name="P19"><text:a xlink:type="simple" xlink:href="#__RefHeading___Toc4156_4118176090" text:style-name="Index_20_Link" text:visited-style-name="Index_20_Link">7.1.3 Golang<text:tab/>20</text:a></text:p>
            <text:p text:style-name="P19"><text:a xlink:type="simple" xlink:href="#__RefHeading___Toc4158_4118176090" text:style-name="Index_20_Link" text:visited-style-name="Index_20_Link">7.1.4 SQLite<text:tab/>20</text:a></text:p>
            <text:p text:style-name="P19"><text:a xlink:type="simple" xlink:href="#__RefHeading___Toc4160_4118176090" text:style-name="Index_20_Link" text:visited-style-name="Index_20_Link">7.1.5 MariaDB<text:tab/>20</text:a></text:p>
            <text:p text:style-name="P18"><text:a xlink:type="simple" xlink:href="#__RefHeading___Toc16992_3274989480" text:style-name="Index_20_Link" text:visited-style-name="Index_20_Link">7.2 Entitat TEST<text:tab/>20</text:a></text:p>
            <text:p text:style-name="P19"><text:a xlink:type="simple" xlink:href="#__RefHeading___Toc4162_4118176090" text:style-name="Index_20_Link" text:visited-style-name="Index_20_Link">7.2.1 Proto3<text:tab/>20</text:a></text:p>
            <text:p text:style-name="P19"><text:a xlink:type="simple" xlink:href="#__RefHeading___Toc4164_4118176090" text:style-name="Index_20_Link" text:visited-style-name="Index_20_Link">7.2.2 Flutter<text:tab/>21</text:a></text:p>
            <text:p text:style-name="P19"><text:a xlink:type="simple" xlink:href="#__RefHeading___Toc4166_4118176090" text:style-name="Index_20_Link" text:visited-style-name="Index_20_Link">7.2.3 Golang<text:tab/>21</text:a></text:p>
            <text:p text:style-name="P19"><text:a xlink:type="simple" xlink:href="#__RefHeading___Toc4168_4118176090" text:style-name="Index_20_Link" text:visited-style-name="Index_20_Link">7.2.4 SQLite<text:tab/>21</text:a></text:p>
            <text:p text:style-name="P19"><text:a xlink:type="simple" xlink:href="#__RefHeading___Toc4170_4118176090" text:style-name="Index_20_Link" text:visited-style-name="Index_20_Link">7.2.5 MariaDB<text:tab/>21</text:a></text:p>
            <text:p text:style-name="P18"><text:a xlink:type="simple" xlink:href="#__RefHeading___Toc16994_3274989480" text:style-name="Index_20_Link" text:visited-style-name="Index_20_Link">7.3 Entitat TEST_QUESTION<text:tab/>22</text:a></text:p>
            <text:p text:style-name="P19"><text:a xlink:type="simple" xlink:href="#__RefHeading___Toc4172_4118176090" text:style-name="Index_20_Link" text:visited-style-name="Index_20_Link">7.3.1 Proto3<text:tab/>22</text:a></text:p>
            <text:p text:style-name="P19"><text:a xlink:type="simple" xlink:href="#__RefHeading___Toc4174_4118176090" text:style-name="Index_20_Link" text:visited-style-name="Index_20_Link">7.3.2 Flutter<text:tab/>22</text:a></text:p>
            <text:p text:style-name="P19"><text:a xlink:type="simple" xlink:href="#__RefHeading___Toc4176_4118176090" text:style-name="Index_20_Link" text:visited-style-name="Index_20_Link">7.3.3 Golang<text:tab/>22</text:a></text:p>
            <text:p text:style-name="P19"><text:a xlink:type="simple" xlink:href="#__RefHeading___Toc4178_4118176090" text:style-name="Index_20_Link" text:visited-style-name="Index_20_Link">7.3.4 SQLite<text:tab/>22</text:a></text:p>
            <text:p text:style-name="P19"><text:a xlink:type="simple" xlink:href="#__RefHeading___Toc4180_4118176090" text:style-name="Index_20_Link" text:visited-style-name="Index_20_Link">7.3.5 MariaDB<text:tab/>23</text:a></text:p>
            <text:p text:style-name="P17"><text:a xlink:type="simple" xlink:href="#__RefHeading___Toc16996_3274989480" text:style-name="Index_20_Link" text:visited-style-name="Index_20_Link">8 Mòdul DGNMOD<text:tab/>24</text:a></text:p>
            <text:p text:style-name="P18"><text:a xlink:type="simple" xlink:href="#__RefHeading___Toc16998_3274989480" text:style-name="Index_20_Link" text:visited-style-name="Index_20_Link">8.1 Entitat DIAGNOSIS<text:tab/>24</text:a></text:p>
            <text:p text:style-name="P19"><text:a xlink:type="simple" xlink:href="#__RefHeading___Toc4182_4118176090" text:style-name="Index_20_Link" text:visited-style-name="Index_20_Link">8.1.1 Proto3<text:tab/>24</text:a></text:p>
            <text:p text:style-name="P19"><text:a xlink:type="simple" xlink:href="#__RefHeading___Toc4184_4118176090" text:style-name="Index_20_Link" text:visited-style-name="Index_20_Link">8.1.2 Flutter<text:tab/>24</text:a></text:p>
            <text:p text:style-name="P19"><text:a xlink:type="simple" xlink:href="#__RefHeading___Toc4186_4118176090" text:style-name="Index_20_Link" text:visited-style-name="Index_20_Link">8.1.3 Golang<text:tab/>24</text:a></text:p>
            <text:p text:style-name="P19"><text:a xlink:type="simple" xlink:href="#__RefHeading___Toc4188_4118176090" text:style-name="Index_20_Link" text:visited-style-name="Index_20_Link">8.1.4 SQLite<text:tab/>24</text:a></text:p>
            <text:p text:style-name="P19"><text:a xlink:type="simple" xlink:href="#__RefHeading___Toc4190_4118176090" text:style-name="Index_20_Link" text:visited-style-name="Index_20_Link">8.1.5 MariaDB<text:tab/>24</text:a></text:p>
            <text:p text:style-name="P18"><text:a xlink:type="simple" xlink:href="#__RefHeading___Toc17000_3274989480" text:style-name="Index_20_Link" text:visited-style-name="Index_20_Link">8.2 Entitat DIAGNOSIS_PHASE<text:tab/>25</text:a></text:p>
            <text:p text:style-name="P19"><text:a xlink:type="simple" xlink:href="#__RefHeading___Toc4192_4118176090" text:style-name="Index_20_Link" text:visited-style-name="Index_20_Link">8.2.1 Proto3<text:tab/>25</text:a></text:p>
            <text:p text:style-name="P19"><text:a xlink:type="simple" xlink:href="#__RefHeading___Toc4194_4118176090" text:style-name="Index_20_Link" text:visited-style-name="Index_20_Link">8.2.2 Flutter<text:tab/>25</text:a></text:p>
            <text:p text:style-name="P19"><text:a xlink:type="simple" xlink:href="#__RefHeading___Toc4196_4118176090" text:style-name="Index_20_Link" text:visited-style-name="Index_20_Link">8.2.3 Golang<text:tab/>25</text:a></text:p>
            <text:p text:style-name="P19"><text:a xlink:type="simple" xlink:href="#__RefHeading___Toc4198_4118176090" text:style-name="Index_20_Link" text:visited-style-name="Index_20_Link">8.2.4 SQLite<text:tab/>25</text:a></text:p>
            <text:p text:style-name="P19"><text:a xlink:type="simple" xlink:href="#__RefHeading___Toc23293_4118176090" text:style-name="Index_20_Link" text:visited-style-name="Index_20_Link">8.2.5 MariaDB<text:tab/>25</text:a></text:p>
            <text:p text:style-name="P18"><text:a xlink:type="simple" xlink:href="#__RefHeading___Toc17002_3274989480" text:style-name="Index_20_Link" text:visited-style-name="Index_20_Link">8.3 Entitat ACHIEVEMENT<text:tab/>26</text:a></text:p>
            <text:p text:style-name="P19"><text:a xlink:type="simple" xlink:href="#__RefHeading___Toc4202_4118176090" text:style-name="Index_20_Link" text:visited-style-name="Index_20_Link">8.3.1 Proto3<text:tab/>26</text:a></text:p>
            <text:p text:style-name="P19"><text:a xlink:type="simple" xlink:href="#__RefHeading___Toc4204_4118176090" text:style-name="Index_20_Link" text:visited-style-name="Index_20_Link">8.3.2 Flutter<text:tab/>26</text:a></text:p>
            <text:p text:style-name="P19"><text:a xlink:type="simple" xlink:href="#__RefHeading___Toc4206_4118176090" text:style-name="Index_20_Link" text:visited-style-name="Index_20_Link">8.3.3 Golang<text:tab/>26</text:a></text:p>
            <text:p text:style-name="P19"><text:a xlink:type="simple" xlink:href="#__RefHeading___Toc4208_4118176090" text:style-name="Index_20_Link" text:visited-style-name="Index_20_Link">8.3.4 SQLite<text:tab/>26</text:a></text:p>
            <text:p text:style-name="P19"><text:a xlink:type="simple" xlink:href="#__RefHeading___Toc4210_4118176090" text:style-name="Index_20_Link" text:visited-style-name="Index_20_Link">8.3.5 MariaDB<text:tab/>27</text:a></text:p>
            <text:p text:style-name="P17"><text:a xlink:type="simple" xlink:href="#__RefHeading___Toc17004_3274989480" text:style-name="Index_20_Link" text:visited-style-name="Index_20_Link">9 Mòdul MATMOD<text:tab/>28</text:a></text:p>
            <text:p text:style-name="P18"><text:a xlink:type="simple" xlink:href="#__RefHeading___Toc17006_3274989480" text:style-name="Index_20_Link" text:visited-style-name="Index_20_Link">9.1 Entitat MATERIAL<text:tab/>28</text:a></text:p>
            <text:p text:style-name="P19"><text:a xlink:type="simple" xlink:href="#__RefHeading___Toc4212_4118176090" text:style-name="Index_20_Link" text:visited-style-name="Index_20_Link">9.1.1 Proto3<text:tab/>28</text:a></text:p>
            <text:p text:style-name="P19"><text:a xlink:type="simple" xlink:href="#__RefHeading___Toc4214_4118176090" text:style-name="Index_20_Link" text:visited-style-name="Index_20_Link">9.1.2 Flutter<text:tab/>28</text:a></text:p>
            <text:p text:style-name="P19"><text:a xlink:type="simple" xlink:href="#__RefHeading___Toc4216_4118176090" text:style-name="Index_20_Link" text:visited-style-name="Index_20_Link">9.1.3 Golang<text:tab/>28</text:a></text:p>
            <text:p text:style-name="P19"><text:a xlink:type="simple" xlink:href="#__RefHeading___Toc4218_4118176090" text:style-name="Index_20_Link" text:visited-style-name="Index_20_Link">9.1.4 SQLite<text:tab/>28</text:a></text:p>
            <text:p text:style-name="P19"><text:a xlink:type="simple" xlink:href="#__RefHeading___Toc4220_4118176090" text:style-name="Index_20_Link" text:visited-style-name="Index_20_Link">9.1.5 MariaDB<text:tab/>28</text:a></text:p>
            <text:p text:style-name="P18"><text:a xlink:type="simple" xlink:href="#__RefHeading___Toc17008_3274989480" text:style-name="Index_20_Link" text:visited-style-name="Index_20_Link">9.2 Entitat MATERIAL_PHASE<text:tab/>29</text:a></text:p>
            <text:p text:style-name="P19"><text:a xlink:type="simple" xlink:href="#__RefHeading___Toc4222_4118176090" text:style-name="Index_20_Link" text:visited-style-name="Index_20_Link">9.2.1 Proto3<text:tab/>29</text:a></text:p>
            <text:p text:style-name="P19"><text:a xlink:type="simple" xlink:href="#__RefHeading___Toc4224_4118176090" text:style-name="Index_20_Link" text:visited-style-name="Index_20_Link"><text:soft-page-break/>9.2.2 Flutter<text:tab/>29</text:a></text:p>
            <text:p text:style-name="P19"><text:a xlink:type="simple" xlink:href="#__RefHeading___Toc4226_4118176090" text:style-name="Index_20_Link" text:visited-style-name="Index_20_Link">9.2.3 Golang<text:tab/>29</text:a></text:p>
            <text:p text:style-name="P19"><text:a xlink:type="simple" xlink:href="#__RefHeading___Toc4228_4118176090" text:style-name="Index_20_Link" text:visited-style-name="Index_20_Link">9.2.4 SQLite<text:tab/>29</text:a></text:p>
            <text:p text:style-name="P19"><text:a xlink:type="simple" xlink:href="#__RefHeading___Toc4230_4118176090" text:style-name="Index_20_Link" text:visited-style-name="Index_20_Link">9.2.5 MariaDB<text:tab/>29</text:a></text:p>
            <text:p text:style-name="P17"><text:a xlink:type="simple" xlink:href="#__RefHeading___Toc17010_3274989480" text:style-name="Index_20_Link" text:visited-style-name="Index_20_Link">10 Mòdul REGMOD<text:tab/>30</text:a></text:p>
            <text:p text:style-name="P18"><text:a xlink:type="simple" xlink:href="#__RefHeading___Toc17012_3274989480" text:style-name="Index_20_Link" text:visited-style-name="Index_20_Link">10.1 Entitat REGISTER<text:tab/>30</text:a></text:p>
            <text:p text:style-name="P19"><text:a xlink:type="simple" xlink:href="#__RefHeading___Toc4232_4118176090" text:style-name="Index_20_Link" text:visited-style-name="Index_20_Link">10.1.1 Proto3<text:tab/>30</text:a></text:p>
            <text:p text:style-name="P19"><text:a xlink:type="simple" xlink:href="#__RefHeading___Toc4234_4118176090" text:style-name="Index_20_Link" text:visited-style-name="Index_20_Link">10.1.2 Flutter<text:tab/>30</text:a></text:p>
            <text:p text:style-name="P19"><text:a xlink:type="simple" xlink:href="#__RefHeading___Toc4236_4118176090" text:style-name="Index_20_Link" text:visited-style-name="Index_20_Link">10.1.3 Golang<text:tab/>30</text:a></text:p>
            <text:p text:style-name="P19"><text:a xlink:type="simple" xlink:href="#__RefHeading___Toc4238_4118176090" text:style-name="Index_20_Link" text:visited-style-name="Index_20_Link">10.1.4 SQLite<text:tab/>30</text:a></text:p>
            <text:p text:style-name="P19"><text:a xlink:type="simple" xlink:href="#__RefHeading___Toc4240_4118176090" text:style-name="Index_20_Link" text:visited-style-name="Index_20_Link">10.1.5 MariaDB<text:tab/>30</text:a></text:p>
            <text:p text:style-name="P18"><text:a xlink:type="simple" xlink:href="#__RefHeading___Toc17014_3274989480" text:style-name="Index_20_Link" text:visited-style-name="Index_20_Link">10.2 Entitat REGISTER_COLUMN<text:tab/>31</text:a></text:p>
            <text:p text:style-name="P19"><text:a xlink:type="simple" xlink:href="#__RefHeading___Toc4242_4118176090" text:style-name="Index_20_Link" text:visited-style-name="Index_20_Link">10.2.1 Proto3<text:tab/>31</text:a></text:p>
            <text:p text:style-name="P19"><text:a xlink:type="simple" xlink:href="#__RefHeading___Toc4244_4118176090" text:style-name="Index_20_Link" text:visited-style-name="Index_20_Link">10.2.2 Flutter<text:tab/>31</text:a></text:p>
            <text:p text:style-name="P19"><text:a xlink:type="simple" xlink:href="#__RefHeading___Toc4246_4118176090" text:style-name="Index_20_Link" text:visited-style-name="Index_20_Link">10.2.3 Golang<text:tab/>31</text:a></text:p>
            <text:p text:style-name="P19"><text:a xlink:type="simple" xlink:href="#__RefHeading___Toc4248_4118176090" text:style-name="Index_20_Link" text:visited-style-name="Index_20_Link">10.2.4 SQLite<text:tab/>31</text:a></text:p>
            <text:p text:style-name="P19"><text:a xlink:type="simple" xlink:href="#__RefHeading___Toc4250_4118176090" text:style-name="Index_20_Link" text:visited-style-name="Index_20_Link">10.2.5 MariaDB<text:tab/>31</text:a></text:p>
            <text:p text:style-name="P17"><text:a xlink:type="simple" xlink:href="#__RefHeading___Toc17016_3274989480" text:style-name="Index_20_Link" text:visited-style-name="Index_20_Link">11 Mòdul RESMOD<text:tab/>32</text:a></text:p>
            <text:p text:style-name="P18"><text:a xlink:type="simple" xlink:href="#__RefHeading___Toc17018_3274989480" text:style-name="Index_20_Link" text:visited-style-name="Index_20_Link">11.1 Entitat PATIENT_TEST<text:tab/>32</text:a></text:p>
            <text:p text:style-name="P19"><text:a xlink:type="simple" xlink:href="#__RefHeading___Toc4252_4118176090" text:style-name="Index_20_Link" text:visited-style-name="Index_20_Link">11.1.1 Proto3<text:tab/>32</text:a></text:p>
            <text:p text:style-name="P19"><text:a xlink:type="simple" xlink:href="#__RefHeading___Toc4254_4118176090" text:style-name="Index_20_Link" text:visited-style-name="Index_20_Link">11.1.2 Flutter<text:tab/>32</text:a></text:p>
            <text:p text:style-name="P19"><text:a xlink:type="simple" xlink:href="#__RefHeading___Toc4256_4118176090" text:style-name="Index_20_Link" text:visited-style-name="Index_20_Link">11.1.3 Golang<text:tab/>32</text:a></text:p>
            <text:p text:style-name="P19"><text:a xlink:type="simple" xlink:href="#__RefHeading___Toc4258_4118176090" text:style-name="Index_20_Link" text:visited-style-name="Index_20_Link">11.1.4 SQLite<text:tab/>32</text:a></text:p>
            <text:p text:style-name="P19"><text:a xlink:type="simple" xlink:href="#__RefHeading___Toc4260_4118176090" text:style-name="Index_20_Link" text:visited-style-name="Index_20_Link">11.1.5 MariaDB<text:tab/>32</text:a></text:p>
            <text:p text:style-name="P18"><text:a xlink:type="simple" xlink:href="#__RefHeading___Toc17020_3274989480" text:style-name="Index_20_Link" text:visited-style-name="Index_20_Link">11.2 Entitat ANSWER<text:tab/>33</text:a></text:p>
            <text:p text:style-name="P19"><text:a xlink:type="simple" xlink:href="#__RefHeading___Toc4262_4118176090" text:style-name="Index_20_Link" text:visited-style-name="Index_20_Link">11.2.1 Proto3<text:tab/>33</text:a></text:p>
            <text:p text:style-name="P19"><text:a xlink:type="simple" xlink:href="#__RefHeading___Toc4264_4118176090" text:style-name="Index_20_Link" text:visited-style-name="Index_20_Link">11.2.2 Flutter<text:tab/>33</text:a></text:p>
            <text:p text:style-name="P19"><text:a xlink:type="simple" xlink:href="#__RefHeading___Toc4266_4118176090" text:style-name="Index_20_Link" text:visited-style-name="Index_20_Link">11.2.3 Golang<text:tab/>33</text:a></text:p>
            <text:p text:style-name="P19"><text:a xlink:type="simple" xlink:href="#__RefHeading___Toc4268_4118176090" text:style-name="Index_20_Link" text:visited-style-name="Index_20_Link">11.2.4 SQLite<text:tab/>33</text:a></text:p>
            <text:p text:style-name="P19"><text:a xlink:type="simple" xlink:href="#__RefHeading___Toc4270_4118176090" text:style-name="Index_20_Link" text:visited-style-name="Index_20_Link">11.2.5 MariaDB<text:tab/>34</text:a></text:p>
            <text:p text:style-name="P17"><text:a xlink:type="simple" xlink:href="#C%C3%B2pia%20de%20__RefHeading___Toc17016_3274989480%201" text:style-name="Index_20_Link" text:visited-style-name="Index_20_Link">12 Mòdul NTFMOD<text:tab/>35</text:a></text:p>
            <text:p text:style-name="P18"><text:a xlink:type="simple" xlink:href="#C%C3%B2pia%20de%20__RefHeading___Toc17018_3274989480%201" text:style-name="Index_20_Link" text:visited-style-name="Index_20_Link">12.1 Entitat NOTIFICATION<text:tab/>35</text:a></text:p>
            <text:p text:style-name="P19"><text:a xlink:type="simple" xlink:href="#C%C3%B2pia%20de%20__RefHeading___Toc4252_4118176090%201" text:style-name="Index_20_Link" text:visited-style-name="Index_20_Link">12.1.1 Proto3<text:tab/>35</text:a></text:p>
            <text:p text:style-name="P19"><text:a xlink:type="simple" xlink:href="#C%C3%B2pia%20de%20__RefHeading___Toc4254_4118176090%201" text:style-name="Index_20_Link" text:visited-style-name="Index_20_Link">12.1.2 Flutter<text:tab/>35</text:a></text:p>
            <text:p text:style-name="P19"><text:a xlink:type="simple" xlink:href="#C%C3%B2pia%20de%20__RefHeading___Toc4256_4118176090%201" text:style-name="Index_20_Link" text:visited-style-name="Index_20_Link">12.1.3 Golang<text:tab/>35</text:a></text:p>
            <text:p text:style-name="P19"><text:a xlink:type="simple" xlink:href="#C%C3%B2pia%20de%20__RefHeading___Toc4258_4118176090%201" text:style-name="Index_20_Link" text:visited-style-name="Index_20_Link">12.1.4 SQLite<text:tab/>35</text:a></text:p>
            <text:p text:style-name="P19"><text:a xlink:type="simple" xlink:href="#C%C3%B2pia%20de%20__RefHeading___Toc4260_4118176090%201" text:style-name="Index_20_Link" text:visited-style-name="Index_20_Link">12.1.5 MariaDB<text:tab/>36</text:a></text:p>
            <text:p text:style-name="P17"><text:a xlink:type="simple" xlink:href="#C%C3%B2pia%20de%20C%C3%B2pia%20de%20__RefHeading___Toc17016_3274989480%201%201" text:style-name="Index_20_Link" text:visited-style-name="Index_20_Link">13 Mòdul TSKMOD<text:tab/>37</text:a></text:p>
            <text:p text:style-name="P18"><text:a xlink:type="simple" xlink:href="#C%C3%B2pia%20de%20C%C3%B2pia%20de%20__RefHeading___Toc17018_3274989480%201%201" text:style-name="Index_20_Link" text:visited-style-name="Index_20_Link">13.1 Entitat TASK<text:tab/>37</text:a></text:p>
            <text:p text:style-name="P19"><text:a xlink:type="simple" xlink:href="#C%C3%B2pia%20de%20C%C3%B2pia%20de%20__RefHeading___Toc4252_4118176090%201%201" text:style-name="Index_20_Link" text:visited-style-name="Index_20_Link">13.1.1 Proto3<text:tab/>37</text:a></text:p>
            <text:p text:style-name="P19"><text:a xlink:type="simple" xlink:href="#C%C3%B2pia%20de%20C%C3%B2pia%20de%20__RefHeading___Toc4254_4118176090%201%201" text:style-name="Index_20_Link" text:visited-style-name="Index_20_Link">13.1.2 Flutter<text:tab/>37</text:a></text:p>
            <text:p text:style-name="P19"><text:a xlink:type="simple" xlink:href="#C%C3%B2pia%20de%20C%C3%B2pia%20de%20__RefHeading___Toc4256_4118176090%201%201" text:style-name="Index_20_Link" text:visited-style-name="Index_20_Link">13.1.3 Golang<text:tab/>37</text:a></text:p>
            <text:p text:style-name="P19"><text:a xlink:type="simple" xlink:href="#C%C3%B2pia%20de%20C%C3%B2pia%20de%20__RefHeading___Toc4258_4118176090%201%201" text:style-name="Index_20_Link" text:visited-style-name="Index_20_Link">13.1.4 SQLite<text:tab/>37</text:a></text:p>
            <text:p text:style-name="P19"><text:a xlink:type="simple" xlink:href="#C%C3%B2pia%20de%20C%C3%B2pia%20de%20__RefHeading___Toc4260_4118176090%201%201" text:style-name="Index_20_Link" text:visited-style-name="Index_20_Link">13.1.5 MariaDB<text:tab/>38</text:a></text:p>
            <text:p text:style-name="P17"><text:a xlink:type="simple" xlink:href="#C%C3%B2pia%20de%20C%C3%B2pia%20de%20C%C3%B2pia%20de%20__RefHeading___Toc17016_3274989480%201%201%201" text:style-name="Index_20_Link" text:visited-style-name="Index_20_Link">14 Mòdul VISMOD<text:tab/>39</text:a></text:p>
            <text:p text:style-name="P18"><text:a xlink:type="simple" xlink:href="#C%C3%B2pia%20de%20C%C3%B2pia%20de%20C%C3%B2pia%20de%20__RefHeading___Toc17018_3274989480%201%201%201" text:style-name="Index_20_Link" text:visited-style-name="Index_20_Link">14.1 Entitat VISIT<text:tab/>39</text:a></text:p>
            <text:p text:style-name="P19"><text:a xlink:type="simple" xlink:href="#C%C3%B2pia%20de%20C%C3%B2pia%20de%20C%C3%B2pia%20de%20__RefHeading___Toc4252_4118176090%201%201%201" text:style-name="Index_20_Link" text:visited-style-name="Index_20_Link">14.1.1 Proto3<text:tab/>39</text:a></text:p>
            <text:p text:style-name="P19"><text:a xlink:type="simple" xlink:href="#C%C3%B2pia%20de%20C%C3%B2pia%20de%20C%C3%B2pia%20de%20__RefHeading___Toc4254_4118176090%201%201%201" text:style-name="Index_20_Link" text:visited-style-name="Index_20_Link">14.1.2 Flutter<text:tab/>39</text:a></text:p>
            <text:p text:style-name="P19"><text:a xlink:type="simple" xlink:href="#C%C3%B2pia%20de%20C%C3%B2pia%20de%20C%C3%B2pia%20de%20__RefHeading___Toc4256_4118176090%201%201%201" text:style-name="Index_20_Link" text:visited-style-name="Index_20_Link"><text:soft-page-break/>14.1.3 Golang<text:tab/>39</text:a></text:p>
            <text:p text:style-name="P19"><text:a xlink:type="simple" xlink:href="#C%C3%B2pia%20de%20C%C3%B2pia%20de%20C%C3%B2pia%20de%20__RefHeading___Toc4258_4118176090%201%201%201" text:style-name="Index_20_Link" text:visited-style-name="Index_20_Link">14.1.4 SQLite<text:tab/>39</text:a></text:p>
            <text:p text:style-name="P19"><text:a xlink:type="simple" xlink:href="#C%C3%B2pia%20de%20C%C3%B2pia%20de%20C%C3%B2pia%20de%20__RefHeading___Toc4260_4118176090%201%201%201" text:style-name="Index_20_Link" text:visited-style-name="Index_20_Link">14.1.5 MariaDB<text:tab/>39</text:a></text:p>
            <text:p text:style-name="P17"><text:a xlink:type="simple" xlink:href="#C%C3%B2pia%20de%20C%C3%B2pia%20de%20C%C3%B2pia%20de%20C%C3%B2pia%20de%20__RefHeading___Toc17016_3274989480%201%201%201%201" text:style-name="Index_20_Link" text:visited-style-name="Index_20_Link">15 Mòdul LOCMOD<text:tab/>41</text:a></text:p>
            <text:p text:style-name="P18"><text:a xlink:type="simple" xlink:href="#C%C3%B2pia%20de%20C%C3%B2pia%20de%20C%C3%B2pia%20de%20C%C3%B2pia%20de%20__RefHeading___Toc17018_3274989480%201%201%201%201" text:style-name="Index_20_Link" text:visited-style-name="Index_20_Link">15.1 Entitat TRANSLATION<text:tab/>41</text:a></text:p>
            <text:p text:style-name="P19"><text:a xlink:type="simple" xlink:href="#C%C3%B2pia%20de%20C%C3%B2pia%20de%20C%C3%B2pia%20de%20C%C3%B2pia%20de%20__RefHeading___Toc4252_4118176090%201%201%201%201" text:style-name="Index_20_Link" text:visited-style-name="Index_20_Link">15.1.1 Proto3<text:tab/>41</text:a></text:p>
            <text:p text:style-name="P19"><text:a xlink:type="simple" xlink:href="#C%C3%B2pia%20de%20C%C3%B2pia%20de%20C%C3%B2pia%20de%20C%C3%B2pia%20de%20__RefHeading___Toc4254_4118176090%201%201%201%201" text:style-name="Index_20_Link" text:visited-style-name="Index_20_Link">15.1.2 Flutter<text:tab/>41</text:a></text:p>
            <text:p text:style-name="P19"><text:a xlink:type="simple" xlink:href="#C%C3%B2pia%20de%20C%C3%B2pia%20de%20C%C3%B2pia%20de%20C%C3%B2pia%20de%20__RefHeading___Toc4256_4118176090%201%201%201%201" text:style-name="Index_20_Link" text:visited-style-name="Index_20_Link">15.1.3 Golang<text:tab/>41</text:a></text:p>
            <text:p text:style-name="P19"><text:a xlink:type="simple" xlink:href="#C%C3%B2pia%20de%20C%C3%B2pia%20de%20C%C3%B2pia%20de%20C%C3%B2pia%20de%20__RefHeading___Toc4258_4118176090%201%201%201%201" text:style-name="Index_20_Link" text:visited-style-name="Index_20_Link">15.1.4 SQLite<text:tab/>41</text:a></text:p>
            <text:p text:style-name="P19"><text:a xlink:type="simple" xlink:href="#C%C3%B2pia%20de%20C%C3%B2pia%20de%20C%C3%B2pia%20de%20C%C3%B2pia%20de%20__RefHeading___Toc4260_4118176090%201%201%201%201" text:style-name="Index_20_Link" text:visited-style-name="Index_20_Link">15.1.5 MariaDB<text:tab/>41</text:a></text:p>
            <text:p text:style-name="P17"><text:a xlink:type="simple" xlink:href="#C%C3%B2pia%20de%20__RefHeading___Toc16996_3274989480%201" text:style-name="Index_20_Link" text:visited-style-name="Index_20_Link">16 Mòdul LSTMOD<text:tab/>42</text:a></text:p>
            <text:p text:style-name="P18"><text:a xlink:type="simple" xlink:href="#C%C3%B2pia%20de%20__RefHeading___Toc16998_3274989480%201" text:style-name="Index_20_Link" text:visited-style-name="Index_20_Link">16.1 Entitat LIST_CATEGORY<text:tab/>42</text:a></text:p>
            <text:p text:style-name="P19"><text:a xlink:type="simple" xlink:href="#C%C3%B2pia%20de%20__RefHeading___Toc4182_4118176090%201" text:style-name="Index_20_Link" text:visited-style-name="Index_20_Link">16.1.1 Proto3<text:tab/>42</text:a></text:p>
            <text:p text:style-name="P19"><text:a xlink:type="simple" xlink:href="#C%C3%B2pia%20de%20__RefHeading___Toc4184_4118176090%201" text:style-name="Index_20_Link" text:visited-style-name="Index_20_Link">16.1.2 Flutter<text:tab/>42</text:a></text:p>
            <text:p text:style-name="P19"><text:a xlink:type="simple" xlink:href="#C%C3%B2pia%20de%20__RefHeading___Toc4186_4118176090%201" text:style-name="Index_20_Link" text:visited-style-name="Index_20_Link">16.1.3 Golang<text:tab/>42</text:a></text:p>
            <text:p text:style-name="P19"><text:a xlink:type="simple" xlink:href="#C%C3%B2pia%20de%20__RefHeading___Toc4188_4118176090%201" text:style-name="Index_20_Link" text:visited-style-name="Index_20_Link">16.1.4 SQLite<text:tab/>42</text:a></text:p>
            <text:p text:style-name="P19"><text:a xlink:type="simple" xlink:href="#C%C3%B2pia%20de%20__RefHeading___Toc4190_4118176090%201" text:style-name="Index_20_Link" text:visited-style-name="Index_20_Link">16.1.5 MariaDB<text:tab/>42</text:a></text:p>
            <text:p text:style-name="P18"><text:a xlink:type="simple" xlink:href="#C%C3%B2pia%20de%20__RefHeading___Toc17000_3274989480%201" text:style-name="Index_20_Link" text:visited-style-name="Index_20_Link">16.2 Entitat OPTION_LIST<text:tab/>42</text:a></text:p>
            <text:p text:style-name="P19"><text:a xlink:type="simple" xlink:href="#C%C3%B2pia%20de%20__RefHeading___Toc4192_4118176090%201" text:style-name="Index_20_Link" text:visited-style-name="Index_20_Link">16.2.1 Proto3<text:tab/>42</text:a></text:p>
            <text:p text:style-name="P19"><text:a xlink:type="simple" xlink:href="#C%C3%B2pia%20de%20__RefHeading___Toc4194_4118176090%201" text:style-name="Index_20_Link" text:visited-style-name="Index_20_Link">16.2.2 Flutter<text:tab/>43</text:a></text:p>
            <text:p text:style-name="P19"><text:a xlink:type="simple" xlink:href="#C%C3%B2pia%20de%20__RefHeading___Toc4196_4118176090%201" text:style-name="Index_20_Link" text:visited-style-name="Index_20_Link">16.2.3 Golang<text:tab/>43</text:a></text:p>
            <text:p text:style-name="P19"><text:a xlink:type="simple" xlink:href="#C%C3%B2pia%20de%20__RefHeading___Toc4198_4118176090%201" text:style-name="Index_20_Link" text:visited-style-name="Index_20_Link">16.2.4 SQLite<text:tab/>43</text:a></text:p>
            <text:p text:style-name="P19"><text:a xlink:type="simple" xlink:href="#C%C3%B2pia%20de%20__RefHeading___Toc4200_4118176090%201" text:style-name="Index_20_Link" text:visited-style-name="Index_20_Link">16.2.5 MariaDB<text:tab/>43</text:a></text:p>
            <text:p text:style-name="P18"><text:a xlink:type="simple" xlink:href="#C%C3%B2pia%20de%20__RefHeading___Toc17002_3274989480%201" text:style-name="Index_20_Link" text:visited-style-name="Index_20_Link">16.3 Entitat OPTION_ENTRY<text:tab/>44</text:a></text:p>
            <text:p text:style-name="P19"><text:a xlink:type="simple" xlink:href="#C%C3%B2pia%20de%20__RefHeading___Toc4202_4118176090%201" text:style-name="Index_20_Link" text:visited-style-name="Index_20_Link">16.3.1 Proto3<text:tab/>44</text:a></text:p>
            <text:p text:style-name="P19"><text:a xlink:type="simple" xlink:href="#C%C3%B2pia%20de%20__RefHeading___Toc4204_4118176090%201" text:style-name="Index_20_Link" text:visited-style-name="Index_20_Link">16.3.2 Flutter<text:tab/>44</text:a></text:p>
            <text:p text:style-name="P19"><text:a xlink:type="simple" xlink:href="#C%C3%B2pia%20de%20__RefHeading___Toc4206_4118176090%201" text:style-name="Index_20_Link" text:visited-style-name="Index_20_Link">16.3.3 Golang<text:tab/>44</text:a></text:p>
            <text:p text:style-name="P19"><text:a xlink:type="simple" xlink:href="#C%C3%B2pia%20de%20__RefHeading___Toc4208_4118176090%201" text:style-name="Index_20_Link" text:visited-style-name="Index_20_Link">16.3.4 SQLite<text:tab/>44</text:a></text:p>
            <text:p text:style-name="P19"><text:a xlink:type="simple" xlink:href="#C%C3%B2pia%20de%20__RefHeading___Toc4210_4118176090%201" text:style-name="Index_20_Link" text:visited-style-name="Index_20_Link">16.3.5 MariaDB<text:tab/>44</text:a></text:p>
            <text:p text:style-name="P17"><text:a xlink:type="simple" xlink:href="#__RefHeading___Toc4368_1629209868" text:style-name="Index_20_Link" text:visited-style-name="Index_20_Link">17 Índexs<text:tab/>45</text:a></text:p>
          </text:index-body>
        </text:table-of-content>
        <text:section text:style-name="Sect2" text:name="Secció1">
          <text:h text:style-name="P20" text:outline-level="1"/>
        </text:section>
        <text:h text:style-name="P20" text:outline-level="1"/>
        <text:h text:style-name="P21" text:outline-level="1" text:is-list-header="true"><text:bookmark-start text:name="__RefHeading___Toc3_3865597735"/>Implementació del Model de Dades<text:bookmark-end text:name="__RefHeading___Toc3_3865597735"/></text:h>
        <text:p text:style-name="P22"><text:span text:style-name="T8">El propòsit d’aquest document és </text:span><text:span text:style-name="T9">documentar com les diferents entitats de dades son implementats dins els diferents subsistemes que existeixen al projecte.</text:span></text:p>
        <text:p text:style-name="P23">Els subsistemes del projecte són:</text:p>
        <text:h text:style-name="P24" text:outline-level="2" text:is-list-header="true"><text:bookmark-start text:name="Còpia de __RefHeading___Toc5_3865597735 1"/><text:bookmark-start text:name="__RefHeading___Toc13115_3274989480"/>Servidor<text:bookmark-end text:name="Còpia de __RefHeading___Toc5_3865597735 1"/><text:bookmark-end text:name="__RefHeading___Toc13115_3274989480"/></text:h>
        <text:p text:style-name="P25">El subsistema <text:span text:style-name="T10">Servidor</text:span> és el nucli de <text:span text:style-name="T11">la plataforma</text:span> on s’enregistren i gestionen <text:span text:style-name="T11">totes </text:span>les dades consolidades. </text:p>
        <text:p text:style-name="P25">Aquest subsistema s’implementa en un host <text:span text:style-name="T12">Linux</text:span> (família i versió per acabar de determinar segons les necessitats), en llenguatge <text:span text:style-name="T12">Golang</text:span>, fent servir un DBSM <text:span text:style-name="T12">MariaDB v11.5.2 Rolling</text:span>.</text:p>
        <text:h text:style-name="P24" text:outline-level="2" text:is-list-header="true"><text:bookmark-start text:name="Còpia de Còpia de __RefHeading___Toc5_3865597735 1 1"/><text:bookmark-start text:name="__RefHeading___Toc13117_3274989480"/>APP mòbil<text:bookmark-end text:name="Còpia de Còpia de __RefHeading___Toc5_3865597735 1 1"/><text:bookmark-end text:name="__RefHeading___Toc13117_3274989480"/></text:h>
        <text:p text:style-name="P26"><text:span text:style-name="T9">El subsistema </text:span><text:span text:style-name="T13">App</text:span><text:span text:style-name="T9"> és la interfície d’accés a la plataforma de tots els tipus d’usuari. </text:span></text:p>
        <text:p text:style-name="P26"><text:span text:style-name="T9">Aquest subsistema s’implementa en </text:span><text:span text:style-name="T14">Flutter </text:span><text:span text:style-name="T15">(versió per determinar) per a totes les plataformes mòbils (Android i iOS), fent servir un DBSM local SQLite (a través del paquet Dart </text:span><text:span text:style-name="T14">sqflite_common: ^2.5.4+2</text:span><text:span text:style-name="T15">).</text:span></text:p>
        <text:h text:style-name="P24" text:outline-level="2" text:is-list-header="true"><text:bookmark-start text:name="Còpia de Còpia de Còpia de __RefHeading___Toc5_3865597735 1 1 1"/><text:bookmark-start text:name="__RefHeading___Toc13119_3274989480"/>Integració<text:bookmark-end text:name="Còpia de Còpia de Còpia de __RefHeading___Toc5_3865597735 1 1 1"/><text:bookmark-end text:name="__RefHeading___Toc13119_3274989480"/></text:h>
        <text:p text:style-name="P25"><text:span text:style-name="T7">El subsistema d’</text:span><text:span text:style-name="T16">Integració</text:span><text:span text:style-name="T17"> s’encarrega de la comunicació de dades segura entre els dispositius mòbils i el servidor. </text:span></text:p>
        <text:p text:style-name="P25"><text:span text:style-name="T17">Per a generalitzar el model de base de dades dins aquest subsistema s’utilitza </text:span><text:span text:style-name="T18">gRPC</text:span><text:span text:style-name="T17"> (</text:span><text:span text:style-name="T19">Google Remote Procedure Call</text:span><text:span text:style-name="T17">). </text:span></text:p>
        <text:p text:style-name="P25"><text:span text:style-name="T17">Tot i que la plataforma Sabina es recolza sobre la plataforma </text:span><text:span text:style-name="T18">Firebase</text:span><text:span text:style-name="T17"> de Google, no s’emmagatzema cap dada al seu sistema d’emmagatzemament en el núvol.</text:span></text:p>
        <text:h text:style-name="P27" text:outline-level="2" text:is-list-header="true"><text:span text:style-name="T7"/></text:h>
        <text:h text:style-name="P28" text:outline-level="2" text:is-list-header="true"><text:bookmark-start text:name="Còpia de __RefHeading___Toc3141_1471092614 1"/><text:bookmark-start text:name="__RefHeading___Toc13121_3274989480"/>Diagrama lògic<text:bookmark-end text:name="Còpia de __RefHeading___Toc3141_1471092614 1"/><text:bookmark-end text:name="__RefHeading___Toc13121_3274989480"/></text:h>
        <text:p text:style-name="P26"><text:span text:style-name="T20"/></text:p>
        <text:p text:style-name="P26"><draw:frame draw:style-name="fr1" draw:name="Marc4" text:anchor-type="paragraph" svg:y="0.152cm" svg:width="10.79cm" draw:z-index="0"><draw:text-box fo:min-height="17.538cm"><text:p text:style-name="P29"><draw:g text:anchor-type="paragraph" draw:z-index="1" draw:name="Objecte de grup 9" draw:style-name="gr11"><draw:custom-shape draw:style-name="gr2" draw:text-style-name="P7" svg:width="7.501cm" svg:height="9.251cm" draw:transform="rotate (1.5707963267949) translate (0.769055555555556cm 17.4995416666667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6"><text:span text:style-name="T4"><text:s text:c="12"/></text:span><text:span text:style-name="T4">Serv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9" svg:width="7.501cm" svg:height="9.251cm" draw:transform="rotate (1.5707963267949) translate (0.769055555555556cm 7.50005555555556cm)"><draw:glue-point draw:id="4" svg:x="-5cm" svg:y="0cm"/><draw:glue-point draw:id="5" svg:x="5cm" svg:y="0cm"/><draw:glue-point draw:id="6" svg:x="0cm" svg:y="-5cm"/><draw:glue-point draw:id="7" svg:x="0cm" svg:y="5cm"/><draw:glue-point draw:id="8" svg:x="-2.83cm" svg:y="4.98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8"><text:span text:style-name="T5">App Mòbil <text:s text:c="6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" draw:text-style-name="P11" svg:width="7.501cm" svg:height="10.752cm" draw:transform="rotate (1.5707963267949) translate (0.0176388888888889cm 12.4989166666667cm)"><draw:glue-point draw:id="4" svg:x="-5cm" svg:y="0cm"/><draw:glue-point draw:id="5" svg:x="5cm" svg:y="0cm"/><draw:glue-point draw:id="6" svg:x="0cm" svg:y="-5cm"/><draw:glue-point draw:id="7" svg:x="0cm" svg:y="5cm"/><draw:glue-point draw:id="8" svg:x="-2.83cm" svg:y="4.977cm"/><draw:glue-point draw:id="9" svg:x="2.72cm" svg:y="5cm"/><draw:glue-point draw:id="10" svg:x="-5cm" svg:y="2.6cm"/><draw:glue-point draw:id="11" svg:x="5cm" svg:y="2.6cm"/><draw:glue-point draw:id="12" svg:x="-5cm" svg:y="-2.4cm"/><draw:glue-point draw:id="13" svg:x="5cm" svg:y="-2.4cm"/><draw:glue-point draw:id="14" svg:x="-2.89cm" svg:y="-5cm"/><draw:glue-point draw:id="15" svg:x="2.74cm" svg:y="-5cm"/><text:p text:style-name="P10"><text:span text:style-name="T4">Integració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3" svg:width="3.5cm" svg:height="1.482cm" svg:x="2.048cm" svg:y="15.51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MariaDB SQL 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3" svg:width="3.502cm" svg:height="1.502cm" svg:x="5.548cm" svg:y="15.4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MariaDB SQL </text:span><text:span text:style-name="T6"><text:line-break/></text:span><text:span text:style-name="T6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3" svg:width="6.94cm" svg:height="1.5cm" draw:transform="skewX (0.0305432619099008) translate (2.09373611111111cm 3.000375cm)"><draw:glue-point draw:id="4" svg:x="0.042cm" svg:y="-5cm"/><draw:glue-point draw:id="5" svg:x="-0.042cm" svg:y="5cm"/><draw:glue-point draw:id="6" svg:x="4.957cm" svg:y="0cm"/><draw:glue-point draw:id="7" svg:x="-4.957cm" svg:y="0cm"/><draw:glue-point draw:id="8" svg:x="-4.913cm" svg:y="-2.825cm"/><draw:glue-point draw:id="9" svg:x="-4.98cm" svg:y="2.716cm"/><draw:glue-point draw:id="10" svg:x="-2.535cm" svg:y="-5cm"/><draw:glue-point draw:id="11" svg:x="-2.62cm" svg:y="5cm"/><draw:glue-point draw:id="12" svg:x="2.422cm" svg:y="-5cm"/><draw:glue-point draw:id="13" svg:x="2.336cm" svg:y="5cm"/><draw:glue-point draw:id="14" svg:x="4.982cm" svg:y="-2.887cm"/><draw:glue-point draw:id="15" svg:x="4.933cm" svg:y="2.737cm"/><text:p text:style-name="P12"><text:span text:style-name="T6">Dart Entity</text:span></text:p><text:p text:style-name="P12"><text:span text:style-name="T6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13" svg:width="7.032cm" svg:height="1.5cm" svg:x="2.048cm" svg:y="5.5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Dart gRPC</text:span></text:p><text:p text:style-name="P12"><text:span text:style-name="T6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13" svg:width="7.032cm" svg:height="1.502cm" svg:x="2.018cm" svg:y="7.9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RPC Source</text:span></text:p><text:p text:style-name="P12"><text:span text:style-name="T6">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13" svg:width="7.032cm" svg:height="1.498cm" svg:x="2.018cm" svg:y="10.5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o gRPC</text:span></text:p><text:p text:style-name="P12"><text:span text:style-name="T6">Generated fi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13" svg:width="7.032cm" svg:height="1.5cm" svg:x="2.018cm" svg:y="13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Go Entity</text:span></text:p><text:p text:style-name="P12"><text:span text:style-name="T6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13" svg:width="3.5cm" svg:height="1.482cm" svg:x="2.048cm" svg:y="0.51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SQLite</text:span><text:span text:style-name="T6"><text:line-break/></text:span><text:span text:style-name="T6">scrip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13" svg:width="3.502cm" svg:height="1.502cm" svg:x="5.548cm" svg:y="0.499cm"><draw:glue-point draw:id="4" svg:x="0cm" svg:y="-5cm"/><draw:glue-point draw:id="5" svg:x="0cm" svg:y="5cm"/><draw:glue-point draw:id="6" svg:x="5cm" svg:y="0cm"/><draw:glue-point draw:id="7" svg:x="-5cm" svg:y="0cm"/><draw:glue-point draw:id="8" svg:x="-4.98cm" svg:y="-2.83cm"/><draw:glue-point draw:id="9" svg:x="-5.006cm" svg:y="2.72cm"/><draw:glue-point draw:id="10" svg:x="-2.6cm" svg:y="-5cm"/><draw:glue-point draw:id="11" svg:x="-2.6cm" svg:y="5cm"/><draw:glue-point draw:id="12" svg:x="2.4cm" svg:y="-5cm"/><draw:glue-point draw:id="13" svg:x="2.4cm" svg:y="5cm"/><draw:glue-point draw:id="14" svg:x="5.05cm" svg:y="-2.89cm"/><draw:glue-point draw:id="15" svg:x="5.05cm" svg:y="2.74cm"/><text:p text:style-name="P12"><text:span text:style-name="T6">SQLite</text:span><text:span text:style-name="T6"><text:line-break/></text:span><text:span text:style-name="T6">statm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10" draw:text-style-name="P14" svg:x1="3.798cm" svg:y1="2cm" svg:x2="3.798cm" svg:y2="3cm"><text:p/></draw:line><draw:line draw:style-name="gr10" draw:text-style-name="P14" svg:x1="7.299cm" svg:y1="2cm" svg:x2="7.299cm" svg:y2="3cm"><text:p/></draw:line><draw:line draw:style-name="gr10" draw:text-style-name="P14" svg:x1="5.544cm" svg:y1="4.5cm" svg:x2="5.544cm" svg:y2="5.5cm"><text:p/></draw:line><draw:line draw:style-name="gr10" draw:text-style-name="P14" svg:x1="5.544cm" svg:y1="7cm" svg:x2="5.544cm" svg:y2="8cm"><text:p/></draw:line><draw:line draw:style-name="gr10" draw:text-style-name="P14" svg:x1="5.544cm" svg:y1="9.5cm" svg:x2="5.544cm" svg:y2="10.5cm"><text:p/></draw:line><draw:line draw:style-name="gr10" draw:text-style-name="P14" svg:x1="5.544cm" svg:y1="12cm" svg:x2="5.544cm" svg:y2="13cm"><text:p/></draw:line><draw:line draw:style-name="gr10" draw:text-style-name="P14" svg:x1="3.798cm" svg:y1="14.5cm" svg:x2="3.798cm" svg:y2="15.5cm"><text:p/></draw:line><draw:line draw:style-name="gr10" draw:text-style-name="P14" svg:x1="7.299cm" svg:y1="14.5cm" svg:x2="7.299cm" svg:y2="15.5cm"><text:p/></draw:line></draw:g>Diagrama <text:sequence text:ref-name="refDiagrama0" text:name="Diagrama" text:formula="ooow:Diagrama+1" style:num-format="1">1</text:sequence>: Implementació del Model de Dades</text:p></draw:text-box></draw:frame><text:span text:style-name="T20"/></text:p>
        <text:p text:style-name="P26"><text:span text:style-name="T20"/></text:p>
        <text:p text:style-name="P26"><text:span text:style-name="T20"/></text:p>
        <text:p text:style-name="P26"><text:span text:style-name="T20"/></text:p>
        <text:p text:style-name="P26"><text:span text:style-name="T20"/></text:p>
        <text:p text:style-name="P30"/>
        <text:p text:style-name="P31"/>
        <text:p text:style-name="P32"/>
        <text:h text:style-name="P33" text:outline-level="1"/>
        <text:h text:style-name="P34" text:outline-level="1"><text:bookmark-start text:name="__RefHeading___Toc2680_2294837604"/><text:span text:style-name="T21">Estructures </text:span><text:span text:style-name="T22">Auxiliars</text:span><text:bookmark-end text:name="__RefHeading___Toc2680_2294837604"/></text:h>
        <text:p text:style-name="P35">Les properes definicions proveeixen les diferents vistes de cada entitat del model de dades segons els subsistemes.</text:p>
        <text:p text:style-name="P35">En les definicions <text:span text:style-name="T7">la majoria de les entitats far</text:span><text:span text:style-name="T23">an</text:span><text:span text:style-name="T7"> servir una subentitat anomenada </text:span><text:span text:style-name="T12">BaseEntity</text:span><text:span text:style-name="T7"> </text:span><text:span text:style-name="T24">(en Integració), </text:span><text:span text:style-name="T25">ModelEntity</text:span><text:span text:style-name="T24"> (en Flutter) i </text:span><text:span text:style-name="T25">GoBaseEntity (en </text:span><text:span text:style-name="T24">Go</text:span><text:span text:style-name="T25">)</text:span><text:span text:style-name="T7">. Aquesta subentitat és un mecanisme de compactació de la descripció del model útil perquè la gran majoria de les entitats comparteixen un conjunt de propietats que es poden abstreure:</text:span></text:p>
        <text:p text:style-name="P35"><text:span text:style-name="T7"/></text:p>
        <table:table table:name="Taula39" table:style-name="Taula39">
          <table:table-column table:style-name="Taula39.A"/>
          <table:table-column table:style-name="Taula39.B"/>
          <table:table-row>
            <table:table-cell table:style-name="Taula39.A1" office:value-type="string">
              <text:p text:style-name="P36">// <text:span text:style-name="T26">Proto3</text:span></text:p>
              <text:p text:style-name="P36"><text:span text:style-name="T10">message BaseEntity</text:span> {</text:p>
              <text:p text:style-name="P36"><text:s text:c="4"/>optional string <text:s text:c="3"/>local_<text:span text:style-name="T27">id</text:span> = 1;</text:p>
              <text:p text:style-name="P36"><text:s text:c="4"/>optional string <text:s text:c="3"/><text:span text:style-name="T27">id</text:span> = 2;</text:p>
              <text:p text:style-name="P36"><text:s text:c="4"/>uint32 <text:s text:c="12"/>created_by = 3;</text:p>
              <text:p text:style-name="P36"><text:s text:c="4"/>Timestamp <text:s text:c="9"/>created_at = 4;</text:p>
              <text:p text:style-name="P36"><text:s text:c="4"/>optional uint32 <text:s text:c="3"/>updated_by = 5;</text:p>
              <text:p text:style-name="P36"><text:s text:c="4"/>optional Timestamp updated_at = 6;</text:p>
              <text:p text:style-name="P36"><text:s text:c="4"/>bool <text:s text:c="14"/>is_new = 7;</text:p>
              <text:p text:style-name="P36"><text:s text:c="4"/>bool <text:s text:c="14"/>is_updated = 8;</text:p>
              <text:p text:style-name="P36"><text:s text:c="4"/>bool <text:s text:c="14"/>is_deleted = 9;</text:p>
              <text:p text:style-name="P36">}</text:p>
              <text:p text:style-name="P36"/>
            </table:table-cell>
            <table:table-cell table:style-name="Taula39.A1" office:value-type="string">
              <text:p text:style-name="P36"/>
            </table:table-cell>
          </table:table-row>
          <table:table-row>
            <table:table-cell table:style-name="Taula39.A1" office:value-type="string">
              <text:p text:style-name="P37">// <text:span text:style-name="T26">Flutter</text:span></text:p>
              <text:p text:style-name="P37"><text:span text:style-name="T10">abstract class ModelEntity</text:span> {</text:p>
              <text:p text:style-name="P38"><text:s text:c="2"/>late int? <text:s text:c="5"/>__localId;</text:p>
              <text:p text:style-name="P38"><text:s text:c="2"/>late int? <text:s text:c="5"/>__id;</text:p>
              <text:p text:style-name="P38"><text:s text:c="2"/>late UsrUser? <text:s/>_createdBy;</text:p>
              <text:p text:style-name="P38"><text:s text:c="2"/>late DateTime? _createdAt;</text:p>
              <text:p text:style-name="P38"><text:s text:c="2"/>late UsrUser? <text:s/>__updatedBy;</text:p>
              <text:p text:style-name="P38"><text:s text:c="2"/>late DateTime? __updatedAt;</text:p>
              <text:p text:style-name="P38"><text:s text:c="2"/>late bool <text:s text:c="5"/>_isNew;</text:p>
              <text:p text:style-name="P38"><text:s text:c="2"/>late bool <text:s text:c="5"/>_isUpdated;</text:p>
              <text:p text:style-name="P38"><text:s text:c="2"/>late bool <text:s text:c="5"/>_isDeleted;</text:p>
              <text:p text:style-name="P38">}</text:p>
            </table:table-cell>
            <table:table-cell table:style-name="Taula39.A1" office:value-type="string">
              <text:p text:style-name="P37">// <text:span text:style-name="T26">Golang</text:span></text:p>
              <text:p text:style-name="P37"><text:span text:style-name="T10">type BaseEntity struct</text:span> {</text:p>
              <text:p text:style-name="P39"><text:span text:style-name="T26"><text:s text:c="4"/></text:span>GoEntity</text:p>
              <text:p text:style-name="P39"><text:span text:style-name="T26"><text:s text:c="4"/></text:span>LocalId <text:s text:c="6"/>*uint32</text:p>
              <text:p text:style-name="P39"><text:span text:style-name="T26"><text:s text:c="4"/></text:span>Id <text:s text:c="11"/>*uint32</text:p>
              <text:p text:style-name="P39"><text:span text:style-name="T26"><text:s text:c="4"/></text:span>CreatedBy <text:s text:c="4"/>uint32</text:p>
              <text:p text:style-name="P39"><text:span text:style-name="T26"><text:s text:c="4"/></text:span>CreatedAt <text:s text:c="4"/>dt.Time</text:p>
              <text:p text:style-name="P39"><text:span text:style-name="T26"><text:s text:c="4"/></text:span>UpdatedBy <text:s text:c="4"/>*uint32</text:p>
              <text:p text:style-name="P39"><text:span text:style-name="T26"><text:s text:c="4"/></text:span>UpdatedAt <text:s text:c="4"/>*dt.Time</text:p>
              <text:p text:style-name="P39"><text:span text:style-name="T26"><text:s text:c="4"/></text:span>InstIsNew <text:s text:c="4"/>bool</text:p>
              <text:p text:style-name="P39"><text:span text:style-name="T26"><text:s text:c="4"/></text:span>InstIsUpdated bool</text:p>
              <text:p text:style-name="P39"><text:span text:style-name="T26"><text:s text:c="4"/></text:span>InstIsDeleted bool</text:p>
              <text:p text:style-name="P37">}</text:p>
            </table:table-cell>
          </table:table-row>
        </table:table>
        <text:h text:style-name="P40" text:outline-level="2"/>
        <text:h text:style-name="P41" text:outline-level="1"><text:bookmark-start text:name="__RefHeading___Toc4026_4118176090"/><text:span text:style-name="T28">M</text:span><text:span text:style-name="T21">òdul USRMOD</text:span><text:bookmark-end text:name="__RefHeading___Toc4026_4118176090"/></text:h>
        <text:h text:style-name="P42" text:outline-level="2"><text:bookmark-start text:name="__RefHeading___Toc13123_3274989480"/><text:alphabetical-index-mark-start text:id="IMark2336962863200"/>Entitat USER<text:bookmark-end text:name="__RefHeading___Toc13123_3274989480"/><text:alphabetical-index-mark-end text:id="IMark2336962863200"/></text:h>
        <text:h text:style-name="Heading_20_3" text:outline-level="3"><text:bookmark-start text:name="__RefHeading___Toc13125_3274989480"/><text:span text:style-name="T11">P</text:span><text:span text:style-name="T29">roto3</text:span><text:bookmark-end text:name="__RefHeading___Toc13125_3274989480"/></text:h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P43"><text:span text:style-name="T10">enum UsrUserType</text:span> {</text:p>
              <text:p text:style-name="P43"><text:s text:c="4"/>USR_USER_TYPE_UNSPECIFIED = 0;</text:p>
              <text:p text:style-name="P43"><text:s text:c="4"/>USR_USER_TYPE_ROOT = 1;</text:p>
              <text:p text:style-name="P43"><text:s text:c="4"/>USR_USER_TYPE_ADMIN = 2;</text:p>
              <text:p text:style-name="P43"><text:s text:c="4"/>USR_USER_TYPE_PATIENT = 3;</text:p>
              <text:p text:style-name="P43"><text:s text:c="4"/>USR_USER_TYPE_THERAPIST = 4;</text:p>
              <text:p text:style-name="P43">}</text:p>
            </table:table-cell>
            <table:table-cell table:style-name="Taula4.A1" office:value-type="string">
              <text:p text:style-name="P43"><text:span text:style-name="T10">enum UsrUserState</text:span> {</text:p>
              <text:p text:style-name="P43"><text:s text:c="4"/>USR_USER_STATE_USER_UNSPECIFIED = 0;</text:p>
              <text:p text:style-name="P43"><text:s text:c="4"/>USR_USER_STATE_USER_BUILDING = 1;</text:p>
              <text:p text:style-name="P43"><text:s text:c="4"/>USR_USER_STATE_USER_ACTIVE = 2;</text:p>
              <text:p text:style-name="P43"><text:s text:c="4"/>USR_USER_STATE_USER_LOCKED = 3;</text:p>
              <text:p text:style-name="P43">}</text:p>
            </table:table-cell>
          </table:table-row>
        </table:table>
        <text:p text:style-name="P44"><text:span text:style-name="T10">message UsrUser</text:span> {</text:p>
        <text:p text:style-name="P45"><text:span text:style-name="T26"><text:s text:c="4"/></text:span>BaseEntity <text:s text:c="8"/>base_entity = 1;</text:p>
        <text:p text:style-name="P45"><text:span text:style-name="T26"><text:s text:c="2"/></text:span><text:s text:c="2"/>UsrUserType <text:s text:c="7"/>user_type = 2;</text:p>
        <text:p text:style-name="P45"><text:span text:style-name="T26"><text:s text:c="2"/></text:span><text:s text:c="2"/>UsrUserState <text:s text:c="6"/>state = 3;</text:p>
        <text:p text:style-name="P45"><text:span text:style-name="T26"><text:s text:c="2"/></text:span><text:s text:c="2"/>uint64 <text:s text:c="12"/>permissions = 4;</text:p>
        <text:p text:style-name="P45"><text:span text:style-name="T26"><text:s text:c="2"/></text:span><text:s text:c="2"/>string <text:s text:c="12"/>alias = 5;</text:p>
        <text:p text:style-name="P45"><text:span text:style-name="T26"><text:s text:c="2"/></text:span><text:s text:c="2"/>optional bytes <text:s text:c="4"/>certificate = 6;</text:p>
        <text:p text:style-name="P45"><text:span text:style-name="T26"><text:s text:c="2"/></text:span><text:s text:c="2"/>optional Timestamp birth_date = 7;</text:p>
        <text:p text:style-name="P45"><text:span text:style-name="T26"><text:s text:c="2"/></text:span><text:s text:c="2"/>optional uint64 <text:s text:c="3"/>first_key = 8;</text:p>
        <text:p text:style-name="P45"><text:span text:style-name="T26"><text:s text:c="2"/></text:span><text:s text:c="2"/>optional Timestamp first_conn_at = 9;</text:p>
        <text:p text:style-name="P46"><text:span text:style-name="T3"><text:s text:c="4"/>string <text:s text:c="12"/>locale = 10;</text:span></text:p>
        <text:p text:style-name="P46"><text:s text:c="4"/>optional uint32 <text:s text:c="3"/>therapist_id = 11;</text:p>
        <text:p text:style-name="P46"><text:s text:c="4"/>optional uint32 <text:s text:c="3"/>device_id = 12;</text:p>
        <text:p text:style-name="P47">}</text:p>
        <text:h text:style-name="P48" text:outline-level="3"><text:bookmark-start text:name="__RefHeading___Toc13127_3274989480"/>Flutter<text:bookmark-end text:name="__RefHeading___Toc13127_3274989480"/></text:h>
        <table:table table:name="Taula24" table:style-name="Taula24">
          <table:table-column table:style-name="Taula24.A"/>
          <table:table-column table:style-name="Taula24.B"/>
          <table:table-row table:style-name="Taula24.1">
            <table:table-cell table:style-name="Taula24.A1" office:value-type="string">
              <text:p text:style-name="P49"><text:span text:style-name="T30">enum</text:span><text:span text:style-name="T31"> </text:span><text:span text:style-name="T30">UserType</text:span><text:span text:style-name="T31"> {</text:span></text:p>
              <text:p text:style-name="P50"><text:s text:c="2"/><text:span text:style-name="T26"><text:s text:c="2"/></text:span>unspecified,</text:p>
              <text:p text:style-name="P50"><text:s text:c="2"/><text:span text:style-name="T26"><text:s text:c="2"/></text:span>root,</text:p>
              <text:p text:style-name="P50"><text:s text:c="2"/><text:span text:style-name="T26"><text:s text:c="2"/></text:span>admin,</text:p>
              <text:p text:style-name="P50"><text:s text:c="2"/><text:span text:style-name="T26"><text:s text:c="2"/></text:span>patient,</text:p>
              <text:p text:style-name="P50"><text:s text:c="2"/><text:span text:style-name="T26"><text:s text:c="2"/></text:span>therapist,</text:p>
              <text:p text:style-name="P51">}</text:p>
            </table:table-cell>
            <table:table-cell table:style-name="Taula24.A1" office:value-type="string">
              <text:p text:style-name="P49"><text:span text:style-name="T30">enum</text:span><text:span text:style-name="T31"> </text:span><text:span text:style-name="T30">UserState</text:span><text:span text:style-name="T31"> {</text:span></text:p>
              <text:p text:style-name="P50"><text:s text:c="2"/><text:span text:style-name="T26"><text:s text:c="2"/></text:span>unspecified,</text:p>
              <text:p text:style-name="P50"><text:s text:c="2"/><text:span text:style-name="T26"><text:s text:c="2"/></text:span>building,</text:p>
              <text:p text:style-name="P50"><text:s text:c="2"/><text:span text:style-name="T26"><text:s text:c="2"/></text:span>active,</text:p>
              <text:p text:style-name="P50"><text:span text:style-name="T26"><text:s text:c="4"/>l</text:span>ocked,</text:p>
              <text:p text:style-name="P51">}</text:p>
            </table:table-cell>
          </table:table-row>
        </table:table>
        <text:p text:style-name="P47"><text:span text:style-name="T10">class</text:span> <text:span text:style-name="T10">UsrUser</text:span> extends ModelEntity {</text:p>
        <text:p text:style-name="P45"><text:s text:c="2"/><text:span text:style-name="T26"><text:s text:c="2"/></text:span>UserType <text:s text:c="2"/>_usrType = UserType.unspecified;</text:p>
        <text:p text:style-name="P45"><text:s text:c="2"/><text:span text:style-name="T26"><text:s text:c="2"/></text:span>UserState <text:s/>_usrState = UserState.unspecified;</text:p>
        <text:p text:style-name="P45"><text:s text:c="2"/><text:span text:style-name="T26"><text:s text:c="2"/></text:span>Uint64 <text:s text:c="4"/>_permissions = 0 as Uint64;</text:p>
        <text:p text:style-name="P45"><text:s text:c="2"/><text:span text:style-name="T26"><text:s text:c="2"/></text:span>String? <text:s text:c="3"/>_alias;</text:p>
        <text:p text:style-name="P45"><text:s text:c="2"/><text:span text:style-name="T26"><text:s text:c="2"/></text:span>Uint8List? _<text:span text:style-name="T32">_</text:span>certificate;</text:p>
        <text:p text:style-name="P45"><text:s text:c="2"/><text:span text:style-name="T26"><text:s text:c="2"/></text:span>DateTime? <text:s/>_<text:span text:style-name="T32">_</text:span>birthDate;</text:p>
        <text:p text:style-name="P45"><text:s text:c="2"/><text:span text:style-name="T26"><text:s text:c="2"/></text:span>Uint64? <text:s text:c="3"/>_<text:span text:style-name="T33">_</text:span>firstConnKey;</text:p>
        <text:p text:style-name="P52"><text:s text:c="2"/><text:span text:style-name="T26"><text:s text:c="2"/></text:span>DateTime? <text:s/>_<text:span text:style-name="T33">_</text:span>firstConnAt;</text:p>
        <text:p text:style-name="P52"><text:s text:c="2"/><text:span text:style-name="T26"><text:s text:c="2"/></text:span>Locale <text:s text:c="4"/>_locale = localeES;</text:p>
        <text:p text:style-name="P52"><text:s text:c="2"/><text:span text:style-name="T26"><text:s text:c="2"/></text:span>UsrUser? <text:s text:c="2"/>_<text:span text:style-name="T33">_</text:span>therapist;</text:p>
        <text:p text:style-name="P52"><text:s text:c="2"/><text:span text:style-name="T26"><text:s text:c="2"/></text:span>UsrDevice? _<text:span text:style-name="T33">_</text:span>device;</text:p>
        <text:p text:style-name="P53">}</text:p>
        <text:h text:style-name="P54" text:outline-level="3"><text:bookmark-start text:name="__RefHeading___Toc13129_3274989480"/><text:soft-page-break/><text:span text:style-name="T34">Go</text:span><text:span text:style-name="T11">lang</text:span><text:bookmark-end text:name="__RefHeading___Toc13129_3274989480"/></text:h>
        <table:table table:name="Taula38" table:style-name="Taula38">
          <table:table-column table:style-name="Taula38.A"/>
          <table:table-column table:style-name="Taula38.B"/>
          <table:table-row table:style-name="Taula38.1">
            <table:table-cell table:style-name="Taula38.A1" office:value-type="string">
              <text:p text:style-name="P55">type UserType int</text:p>
              <text:p text:style-name="P51">const (</text:p>
              <text:p text:style-name="P50"><text:span text:style-name="T26"><text:s text:c="4"/></text:span>User_type_unspecified UserType = 0</text:p>
              <text:p text:style-name="P50"><text:span text:style-name="T26"><text:s text:c="4"/></text:span>User_type_root <text:s text:c="7"/>UserType = 1</text:p>
              <text:p text:style-name="P50"><text:span text:style-name="T26"><text:s text:c="4"/></text:span>User_type_admin <text:s text:c="6"/>UserType = 2</text:p>
              <text:p text:style-name="P50"><text:span text:style-name="T26"><text:s text:c="4"/></text:span>User_type_patient <text:s text:c="4"/>UserType = 3</text:p>
              <text:p text:style-name="P50"><text:span text:style-name="T26"><text:s text:c="4"/></text:span>User_type_therapist <text:s text:c="2"/>UserType = 4</text:p>
              <text:p text:style-name="P51">)</text:p>
            </table:table-cell>
            <table:table-cell table:style-name="Taula38.A1" office:value-type="string">
              <text:p text:style-name="P55">type UserState int</text:p>
              <text:p text:style-name="P51">const (</text:p>
              <text:p text:style-name="P50"><text:span text:style-name="T26"><text:s text:c="4"/></text:span>User_state_unspecified UserState = 0</text:p>
              <text:p text:style-name="P50"><text:span text:style-name="T26"><text:s text:c="4"/></text:span>User_state_building <text:s text:c="3"/>UserState = 1</text:p>
              <text:p text:style-name="P50"><text:span text:style-name="T26"><text:s text:c="4"/></text:span>User_state_active <text:s text:c="5"/>UserState = 2</text:p>
              <text:p text:style-name="P50"><text:span text:style-name="T26"><text:s text:c="4"/></text:span>User_state_locked <text:s text:c="5"/>UserState = 3</text:p>
              <text:p text:style-name="P51">)</text:p>
            </table:table-cell>
          </table:table-row>
        </table:table>
        <text:p text:style-name="P56">type UsrUser struct {</text:p>
        <text:p text:style-name="P45"><text:span text:style-name="T26"><text:s text:c="4"/></text:span>Entity <text:s text:c="7"/>GoBaseEntity</text:p>
        <text:p text:style-name="P45"><text:span text:style-name="T26"><text:s text:c="4"/></text:span>GoProto</text:p>
        <text:p text:style-name="P45"><text:span text:style-name="T26"><text:s text:c="4"/></text:span>GoSQL</text:p>
        <text:p text:style-name="P45"><text:span text:style-name="T26"><text:s text:c="4"/></text:span>UType <text:s text:c="8"/>UserType</text:p>
        <text:p text:style-name="P45"><text:span text:style-name="T26"><text:s text:c="4"/></text:span>State <text:s text:c="8"/>UserState</text:p>
        <text:p text:style-name="P57"><text:span text:style-name="T26"><text:s text:c="4"/></text:span><text:span text:style-name="T35">P</text:span>ermissions <text:s text:c="2"/>uint64</text:p>
        <text:p text:style-name="P57"><text:span text:style-name="T26"><text:s text:c="4"/></text:span>Alias <text:s text:c="8"/>string</text:p>
        <text:p text:style-name="P57"><text:span text:style-name="T26"><text:s text:c="4"/></text:span>Certificate <text:s text:c="2"/>*x509.Certificate</text:p>
        <text:p text:style-name="P57"><text:span text:style-name="T26"><text:s text:c="4"/></text:span>BirthDate <text:s text:c="4"/>*dt.Time</text:p>
        <text:p text:style-name="P57"><text:span text:style-name="T26"><text:s text:c="4"/></text:span>FirstConnPKey *uint64</text:p>
        <text:p text:style-name="P57"><text:span text:style-name="T26"><text:s text:c="4"/></text:span>FirstConnAt <text:s text:c="2"/>*dt.Time</text:p>
        <text:p text:style-name="P57"><text:span text:style-name="T26"><text:s text:c="4"/></text:span>Device <text:s text:c="7"/>*UsrDevice</text:p>
        <text:p text:style-name="P57"><text:span text:style-name="T26"><text:s text:c="4"/></text:span>TherapistId <text:s text:c="2"/>*uint32</text:p>
        <text:p text:style-name="P57"><text:span text:style-name="T26"><text:s text:c="4"/></text:span>Locale <text:s text:c="7"/><text:span text:style-name="T36">string</text:span></text:p>
        <text:p text:style-name="P58">}</text:p>
        <text:h text:style-name="P59" text:outline-level="3"><text:bookmark-start text:name="__RefHeading___Toc13131_3274989480"/>SQLite<text:bookmark-end text:name="__RefHeading___Toc13131_3274989480"/></text:h>
        <text:p text:style-name="P60">CREATE <text:span text:style-name="T10">TABLE $tnUsrUser</text:span> (</text:p>
        <text:p text:style-name="P61"><text:span text:style-name="T26"><text:s text:c="4"/></text:span>$standardHeader,</text:p>
        <text:p text:style-name="P61"><text:span text:style-name="T26"><text:s text:c="4"/></text:span>$fldUserType <text:s text:c="4"/>$dbtIntNotNull,</text:p>
        <text:p text:style-name="P61"><text:span text:style-name="T26"><text:s text:c="4"/></text:span>$fldUserState <text:s text:c="3"/>$dbtIntNotNull,</text:p>
        <text:p text:style-name="P60"><text:s text:c="4"/>$fldPermissions <text:s/>$dbtIntNotNull DEFAULT 0,</text:p>
        <text:p text:style-name="P60"><text:s text:c="4"/>$fldAlias <text:s text:c="7"/>$dbtTextNotNull,</text:p>
        <text:p text:style-name="P60"><text:s text:c="4"/>$fldCertificate <text:s/>$dbtText,</text:p>
        <text:p text:style-name="P60"><text:s text:c="4"/>$fldBirthDate <text:s text:c="3"/>$dbtDateTime,</text:p>
        <text:p text:style-name="P60"><text:s text:c="4"/>$fldFirstConnKey $dbtInt,</text:p>
        <text:p text:style-name="P62"><text:s text:c="4"/>$fldFirstConnAt <text:s/>$dbtDateTime,</text:p>
        <text:p text:style-name="P62"><text:s text:c="4"/>$fldLocaleCode <text:s text:c="2"/>$dbtTextNotNull DEFAULT "es",</text:p>
        <text:p text:style-name="P63"><text:s text:c="4"/>$fldTherapist <text:s text:c="3"/>$dbtInt REFERENCES $tnUsrUser($fldId)</text:p>
        <text:p text:style-name="P63">);</text:p>
        <text:p text:style-name="P60">ALTER <text:span text:style-name="T10">TABLE $tnUsrUser</text:span> ADD COLUMN $fldDevice $dbtInt REFERENCES $tnUsrDevice($fldId);</text:p>
        <text:p text:style-name="P64"/>
        <text:h text:style-name="P65" text:outline-level="3"><text:bookmark-start text:name="__RefHeading___Toc13133_3274989480"/>MariaDB<text:bookmark-end text:name="__RefHeading___Toc13133_3274989480"/></text:h>
        <text:p text:style-name="P66"><text:span text:style-name="T37">CREATE </text:span><text:span text:style-name="T38">TABLE USER</text:span><text:span text:style-name="T37"> (</text:span></text:p>
        <text:p text:style-name="P60"><text:s text:c="4"/>ID <text:s text:c="11"/>INT UNSIGNED NOT NULL AUTO_INCREMENT PRIMARY KEY,</text:p>
        <text:p text:style-name="P60"><text:s text:c="4"/>CREATED_BY <text:s text:c="3"/>INT UNSIGNED NOT NULL REFERENCES USER(ID),</text:p>
        <text:p text:style-name="P60"><text:s text:c="4"/>CREATED_AT <text:s text:c="3"/>DATETIME NOT NULL DEFAULT CURRENT_TIMESTAMP,</text:p>
        <text:p text:style-name="P60"><text:s text:c="4"/>UPDATED_BY <text:s text:c="3"/>INT UNSIGNED REFERENCES USER(ID),</text:p>
        <text:p text:style-name="P60"><text:s text:c="4"/>UPDATED_AT <text:s text:c="3"/>DATETIME,</text:p>
        <text:p text:style-name="P60"><text:s text:c="4"/>USER_TYPE <text:s text:c="4"/>INT UNSIGNED NOT NULL,</text:p>
        <text:p text:style-name="P60"><text:s text:c="4"/>USER_STATE <text:s text:c="3"/>INT UNSIGNED NOT NULL,</text:p>
        <text:p text:style-name="P60"><text:s text:c="4"/>PERMISSIONS <text:s text:c="2"/>INT UNSIGNED NOT NULL DEFAULT 0,</text:p>
        <text:p text:style-name="P60"><text:s text:c="4"/>ALIAS <text:s text:c="8"/>VARCHAR(100) NOT NULL,</text:p>
        <text:p text:style-name="P60"><text:s text:c="4"/>CERTIFICATE <text:s text:c="2"/>BLOB,</text:p>
        <text:p text:style-name="P60"><text:s text:c="4"/>BIRTH_DATE <text:s text:c="3"/>DATE,</text:p>
        <text:p text:style-name="P60"><text:soft-page-break/><text:s text:c="4"/>FIRST_KEY <text:s text:c="4"/>INT,</text:p>
        <text:p text:style-name="P60"><text:s text:c="4"/>FIRST_CONN_AT DATETIME,</text:p>
        <text:p text:style-name="P67"><text:s text:c="4"/>THERAPIST_ID <text:s/>INT UNSIGNED REFERENCES USER(ID),<text:span text:style-name="T39"/></text:p>
        <text:p text:style-name="P67"><text:s text:c="4"/>LOCALE_CODE <text:s text:c="2"/>VARCHAR(2) NOT NULL DEFAULT @loc_esid,</text:p>
        <text:p text:style-name="P60"><text:s text:c="4"/>INDEX (CREATED_BY)</text:p>
        <text:p text:style-name="P60">) ENGINE = InnoDB;</text:p>
        <text:p text:style-name="P66"><text:span text:style-name="T37">ALTER </text:span><text:span text:style-name="T38">TABLE USER</text:span><text:span text:style-name="T38"><text:note text:id="ftn1" text:note-class="footnote"><text:note-citation>1</text:note-citation><text:note-body><text:p text:style-name="P68">Donat que les instàncies d’USER i DEVICE estableixen una referència creuada, primer es crea la taula USER, després es crea la taula DEVICE i després s’afegeix la referència al dispositiu a la taula d’usuari.</text:p></text:note-body></text:note></text:span><text:span text:style-name="T38"> </text:span><text:span text:style-name="T37">ADD COLUMN DEVICE_ID INT UNSIGNED REFERENCES DEVICE(ID);</text:span></text:p>
        <text:p text:style-name="P66"><text:span text:style-name="T37"/></text:p>
        <text:h text:style-name="P69" text:outline-level="2"><text:bookmark-start text:name="__RefHeading___Toc13135_3274989480"/><text:bookmark-start text:name="Còpia de __RefHeading___Toc4348_1629209868 1"/><text:alphabetical-index-mark-start text:id="IMark2336962865120"/><text:span text:style-name="T29">Entitat </text:span>DEVICE<text:bookmark-end text:name="__RefHeading___Toc13135_3274989480"/><text:bookmark-end text:name="Còpia de __RefHeading___Toc4348_1629209868 1"/><text:alphabetical-index-mark-end text:id="IMark2336962865120"/></text:h>
        <text:h text:style-name="Heading_20_3" text:outline-level="3"><text:bookmark-start text:name="__RefHeading___Toc13137_3274989480"/><text:span text:style-name="T40">P</text:span><text:span text:style-name="T29">roto3</text:span><text:bookmark-end text:name="__RefHeading___Toc13137_3274989480"/></text:h>
        <table:table table:name="Taula5" table:style-name="Taula5">
          <table:table-column table:style-name="Taula5.A"/>
          <table:table-column table:style-name="Taula5.B"/>
          <table:table-row table:style-name="Taula5.1">
            <table:table-cell table:style-name="Taula5.A1" office:value-type="string">
              <text:p text:style-name="P70"><text:span text:style-name="T10">enum UsrDeviceType</text:span> {</text:p>
              <text:p text:style-name="P70"><text:s text:c="4"/>USR_DEVICE_TYPE_DEVICE_TYPE_UNSPECIFIED = 0;</text:p>
              <text:p text:style-name="P70"><text:s text:c="4"/>USR_DEVICE_TYPE_ANDROID_MOBILE = 1;</text:p>
              <text:p text:style-name="P70"><text:s text:c="4"/>USR_DEVICE_TYPE_ANDROID_TABLET = 2;</text:p>
              <text:p text:style-name="P70"><text:s text:c="4"/>USR_DEVICE_TYPE_IOS_MOBILE = 3;</text:p>
              <text:p text:style-name="P70"><text:s text:c="4"/>USR_DEVICE_TYPE_IOS_TABLET = 4;</text:p>
              <text:p text:style-name="P70"><text:s text:c="4"/>USR_DEVICE_TYPE_WINDOWS = 5;</text:p>
              <text:p text:style-name="P70"><text:s text:c="4"/>USR_DEVICE_TYPE_MACOS = 6;</text:p>
              <text:p text:style-name="P70"><text:s text:c="4"/>USR_DEVICE_TYPE_LINUX = 7;</text:p>
              <text:p text:style-name="P70">}</text:p>
            </table:table-cell>
            <table:table-cell table:style-name="Taula5.A1" office:value-type="string">
              <text:p text:style-name="P70"><text:span text:style-name="T10">enum UsrDeviceState</text:span> {</text:p>
              <text:p text:style-name="P70"><text:s text:c="4"/>USR_DEVICE_STATE_UNSPECIFIED = 0;</text:p>
              <text:p text:style-name="P70"><text:s text:c="4"/>USR_DEVICE_STATE_ENABLED = 1;</text:p>
              <text:p text:style-name="P70"><text:s text:c="4"/>USR_DEVICE_STATE_DISABLED = 2;</text:p>
              <text:p text:style-name="P70">}</text:p>
            </table:table-cell>
          </table:table-row>
        </table:table>
        <text:p text:style-name="P71"><text:span text:style-name="T10">message UsrDevice</text:span> {</text:p>
        <text:p text:style-name="P72"><text:s text:c="4"/>BaseEntity <text:s text:c="5"/>base_entity = 1;</text:p>
        <text:p text:style-name="P72"><text:s text:c="4"/>UsrDeviceType <text:s text:c="2"/>type = 2;</text:p>
        <text:p text:style-name="P72"><text:s text:c="4"/>UsrDeviceState <text:s/>state = 3;</text:p>
        <text:p text:style-name="P72"><text:s text:c="4"/>optional string token = 4;</text:p>
        <text:p text:style-name="P72"><text:s text:c="4"/>uint32 <text:s text:c="9"/>owner = 5;</text:p>
        <text:p text:style-name="P73">}</text:p>
        <text:h text:style-name="P74" text:outline-level="3"><text:bookmark-start text:name="__RefHeading___Toc13141_3274989480"/>Flutter<text:bookmark-end text:name="__RefHeading___Toc13141_3274989480"/></text:h>
        <table:table table:name="Taula40" table:style-name="Taula40">
          <table:table-column table:style-name="Taula40.A"/>
          <table:table-column table:style-name="Taula40.B"/>
          <table:table-row table:style-name="Taula40.1">
            <table:table-cell table:style-name="Taula40.A1" office:value-type="string">
              <text:p text:style-name="P75"><text:span text:style-name="T10">enum DeviceType</text:span> {</text:p>
              <text:p text:style-name="P76"><text:s text:c="2"/><text:span text:style-name="T7"><text:s text:c="2"/></text:span>unspecified,</text:p>
              <text:p text:style-name="P76"><text:span text:style-name="T7"><text:s text:c="2"/></text:span><text:s text:c="2"/>androidMobile,</text:p>
              <text:p text:style-name="P76"><text:s text:c="2"/><text:span text:style-name="T7"><text:s text:c="2"/></text:span>androidTablet,</text:p>
              <text:p text:style-name="P76"><text:span text:style-name="T7"><text:s text:c="2"/></text:span><text:s text:c="2"/>iOSMobile,</text:p>
              <text:p text:style-name="P76"><text:s text:c="2"/><text:span text:style-name="T7"><text:s text:c="2"/></text:span>iOSTablet,</text:p>
              <text:p text:style-name="P76"><text:span text:style-name="T7"><text:s text:c="2"/></text:span><text:s text:c="2"/>windows,</text:p>
              <text:p text:style-name="P76"><text:s text:c="2"/><text:span text:style-name="T7"><text:s text:c="2"/></text:span>macOS,</text:p>
              <text:p text:style-name="P76"><text:span text:style-name="T7"><text:s text:c="2"/></text:span><text:s text:c="2"/>linux,</text:p>
              <text:p text:style-name="P75">}</text:p>
            </table:table-cell>
            <table:table-cell table:style-name="Taula40.A1" office:value-type="string">
              <text:p text:style-name="P77"><text:span text:style-name="T41">enum DeviceState</text:span><text:span text:style-name="T42"> {</text:span></text:p>
              <text:p text:style-name="P76"><text:span text:style-name="T7"><text:s text:c="4"/></text:span>unspecified,</text:p>
              <text:p text:style-name="P76"><text:span text:style-name="T7"><text:s text:c="4"/></text:span>enabled,</text:p>
              <text:p text:style-name="P76"><text:span text:style-name="T7"><text:s text:c="4"/></text:span>disabled,</text:p>
              <text:p text:style-name="P75">}</text:p>
            </table:table-cell>
          </table:table-row>
        </table:table>
        <text:p text:style-name="P78"><text:span text:style-name="T10">class UsrDevice</text:span> extends ModelEntity {</text:p>
        <text:p text:style-name="P61"><text:s text:c="4"/>DeviceType <text:s/>_devType = DeviceType.unspecified;</text:p>
        <text:p text:style-name="P61"><text:s text:c="4"/>DeviceState _devState = DeviceState.unspecified;</text:p>
        <text:p text:style-name="P61"><text:s text:c="4"/>String? <text:s text:c="4"/>_<text:span text:style-name="T43">_</text:span>token;</text:p>
        <text:p text:style-name="P61"><text:s text:c="4"/>UsrUser? <text:s text:c="3"/>_owner;</text:p>
        <text:p text:style-name="P79">}</text:p>
        <text:p text:style-name="P79"/>
        <text:h text:style-name="P80" text:outline-level="3"><text:bookmark-start text:name="__RefHeading___Toc4028_4118176090"/><text:bookmark-start text:name="Còpia de __RefHeading___Toc13129_3274989480 1"/><text:soft-page-break/><text:span text:style-name="T34">Go</text:span><text:span text:style-name="T11">lang</text:span><text:bookmark-end text:name="__RefHeading___Toc4028_4118176090"/><text:bookmark-end text:name="Còpia de __RefHeading___Toc13129_3274989480 1"/></text:h>
        <table:table table:name="Taula41" table:style-name="Taula41">
          <table:table-column table:style-name="Taula41.A"/>
          <table:table-column table:style-name="Taula41.B"/>
          <table:table-row table:style-name="Taula41.1">
            <table:table-cell table:style-name="Taula41.A1" office:value-type="string">
              <text:p text:style-name="P81">type DeviceType int</text:p>
              <text:p text:style-name="P82">const (</text:p>
              <text:p text:style-name="P76"><text:span text:style-name="T7"><text:s text:c="4"/></text:span>device_type_unspecified <text:s text:c="2"/>DeviceType = 0</text:p>
              <text:p text:style-name="P82"><text:s text:c="4"/>device_type_mobileAndroid DeviceType = 1</text:p>
              <text:p text:style-name="P82"><text:s text:c="4"/>device_type_mobileIOS <text:s text:c="4"/>DeviceType = 2</text:p>
              <text:p text:style-name="P82"><text:s text:c="4"/>device_type_tabledAndroid DeviceType = 3</text:p>
              <text:p text:style-name="P82"><text:s text:c="4"/>device_type_tabletIOS <text:s text:c="4"/>DeviceType = 4</text:p>
              <text:p text:style-name="P82"><text:s text:c="4"/>device_type_windows <text:s text:c="6"/>DeviceType = 5</text:p>
              <text:p text:style-name="P82"><text:s text:c="4"/>device_type_macos <text:s text:c="8"/>DeviceType = 6</text:p>
              <text:p text:style-name="P82"><text:s text:c="4"/>device_type_linux <text:s text:c="8"/>DeviceType = 7</text:p>
              <text:p text:style-name="P82">)</text:p>
            </table:table-cell>
            <table:table-cell table:style-name="Taula41.A1" office:value-type="string">
              <text:p text:style-name="P81">type DeviceState int</text:p>
              <text:p text:style-name="P82">const (</text:p>
              <text:p text:style-name="P76"><text:span text:style-name="T7"><text:s text:c="4"/></text:span>device_state_unspecified DeviceState = 0</text:p>
              <text:p text:style-name="P82"><text:s text:c="4"/>device_state_enabled <text:s text:c="4"/>DeviceState = 1</text:p>
              <text:p text:style-name="P82"><text:s text:c="4"/>device_state_disabled <text:s text:c="3"/>DeviceState = 2</text:p>
              <text:p text:style-name="P82">)</text:p>
            </table:table-cell>
          </table:table-row>
        </table:table>
        <text:p text:style-name="P83"><text:span text:style-name="T10"/></text:p>
        <text:p text:style-name="P83"><text:span text:style-name="T10">type UsrDevice</text:span> struct {</text:p>
        <text:p text:style-name="P84"><text:span text:style-name="T44"><text:s text:c="4"/></text:span>Entity <text:s text:c="2"/>GoBaseEntity</text:p>
        <text:p text:style-name="P84"><text:span text:style-name="T44"><text:s text:c="4"/></text:span>GoProto</text:p>
        <text:p text:style-name="P84"><text:span text:style-name="T44"><text:s text:c="4"/></text:span>GoSQL</text:p>
        <text:p text:style-name="P84"><text:span text:style-name="T44"><text:s text:c="4"/></text:span>DType <text:s text:c="3"/>DeviceType</text:p>
        <text:p text:style-name="P84"><text:span text:style-name="T44"><text:s text:c="4"/></text:span>State <text:s text:c="3"/>DeviceState</text:p>
        <text:p text:style-name="P84"><text:span text:style-name="T44"><text:s text:c="4"/></text:span>FcmToken *string</text:p>
        <text:p text:style-name="P84"><text:span text:style-name="T44"><text:s text:c="4"/></text:span>Owner <text:s text:c="3"/>uint32</text:p>
        <text:p text:style-name="P83">}</text:p>
        <text:h text:style-name="P85" text:outline-level="3"><text:bookmark-start text:name="__RefHeading___Toc4030_4118176090"/><text:bookmark-start text:name="Còpia de __RefHeading___Toc13139_3274989480 1"/>SQLite<text:bookmark-end text:name="__RefHeading___Toc4030_4118176090"/><text:bookmark-end text:name="Còpia de __RefHeading___Toc13139_3274989480 1"/></text:h>
        <text:p text:style-name="P78">CREATE <text:span text:style-name="T10">TABLE $tnUsrDevice</text:span> (</text:p>
        <text:p text:style-name="P78"><text:s text:c="4"/>$standardHeader,</text:p>
        <text:p text:style-name="P86"><text:s text:c="4"/>$fldDeviceType <text:s/>$dbtIntNotNull,</text:p>
        <text:p text:style-name="P86"><text:s text:c="4"/>$fldDeviceState $dbtIntNotNull,</text:p>
        <text:p text:style-name="P86"><text:s text:c="4"/>$fldToken <text:s text:c="6"/>$dbtText,</text:p>
        <text:p text:style-name="P87"><text:s text:c="4"/>$fldOwner <text:s text:c="6"/>$dbtInt REFERENCES $tnUsrUser($fldId)</text:p>
        <text:p text:style-name="P87">);</text:p>
        <text:p text:style-name="P78"/>
        <text:h text:style-name="P88" text:outline-level="3"><text:bookmark-start text:name="__RefHeading___Toc14074_3274989480"/>MariaDB<text:bookmark-end text:name="__RefHeading___Toc14074_3274989480"/></text:h>
        <text:p text:style-name="P78">CREATE <text:span text:style-name="T10">TABLE DEVICE</text:span> (</text:p>
        <text:p text:style-name="P61"><text:s text:c="4"/>ID <text:s text:c="10"/>INT UNSIGNED NOT NULL AUTO_INCREMENT PRIMARY KEY,</text:p>
        <text:p text:style-name="P61"><text:s text:c="4"/>CREATED_BY <text:s text:c="2"/>INT UNSIGNED NOT NULL REFERENCES USER(ID),</text:p>
        <text:p text:style-name="P61"><text:s text:c="4"/>CREATED_AT <text:s text:c="2"/>DATETIME NOT NULL DEFAULT CURRENT_TIMESTAMP,</text:p>
        <text:p text:style-name="P61"><text:s text:c="4"/>UPDATED_BY <text:s text:c="2"/>INT UNSIGNED REFERENCES USER(ID),</text:p>
        <text:p text:style-name="P78"><text:s text:c="4"/>UPDATED_AT <text:s text:c="2"/>DATETIME,</text:p>
        <text:p text:style-name="P78"><text:s text:c="4"/>DEVICE_TYPE <text:s/>INT UNSIGNED NOT NULL,</text:p>
        <text:p text:style-name="P78"><text:s text:c="4"/>DEVICE_STATE INT UNSIGNED NOT NULL,</text:p>
        <text:p text:style-name="P78"><text:s text:c="4"/>FCM_TOKEN <text:s text:c="3"/>VARCHAR(2048),</text:p>
        <text:p text:style-name="P78"><text:s text:c="4"/>OWNER_ID <text:s text:c="4"/>INT UNSIGNED NOT NULL REFERENCES USER(ID)</text:p>
        <text:p text:style-name="P78">) ENGINE = InnoDB;</text:p>
        <text:p text:style-name="P78"/>
        <text:h text:style-name="P89" text:outline-level="2"><text:alphabetical-index-mark text:string-value=" "/></text:h>
        <text:h text:style-name="P90" text:outline-level="2"><text:bookmark-start text:name="__RefHeading___Toc15408_3274989480"/><text:alphabetical-index-mark-start text:id="IMark2336962864960"/>Entitat FCM_HISTORY<text:bookmark-end text:name="__RefHeading___Toc15408_3274989480"/><text:alphabetical-index-mark-end text:id="IMark2336962864960"/></text:h>
        <text:h text:style-name="P91" text:outline-level="3"><text:bookmark-start text:name="__RefHeading___Toc4032_4118176090"/><text:bookmark-start text:name="Còpia de __RefHeading___Toc13125_3274989480 1"/><text:span text:style-name="T11">P</text:span><text:span text:style-name="T29">roto3</text:span><text:bookmark-end text:name="__RefHeading___Toc4032_4118176090"/><text:bookmark-end text:name="Còpia de __RefHeading___Toc13125_3274989480 1"/></text:h>
        <text:p text:style-name="P92"><text:span text:style-name="T10">message UsrFcmHistory</text:span> {</text:p>
        <text:p text:style-name="P93"><text:span text:style-name="T44"><text:s text:c="4"/></text:span>BaseEntity base_entity = 1;</text:p>
        <text:p text:style-name="P93"><text:span text:style-name="T44"><text:s text:c="4"/></text:span>string <text:s text:c="4"/>token = 2;</text:p>
        <text:p text:style-name="P93"><text:span text:style-name="T44"><text:s text:c="4"/></text:span>UsrDevice <text:s/>device = 3;</text:p>
        <text:p text:style-name="P93"><text:span text:style-name="T44"><text:s text:c="4"/></text:span>optional <text:s text:c="2"/>Timestamp since = 4;</text:p>
        <text:p text:style-name="P93"><text:span text:style-name="T44"><text:s text:c="4"/></text:span>bool <text:s text:c="6"/>last_one = 5;</text:p>
        <text:p text:style-name="P92">}</text:p>
        <text:h text:style-name="P94" text:outline-level="3"><text:bookmark-start text:name="__RefHeading___Toc4034_4118176090"/><text:bookmark-start text:name="Còpia de __RefHeading___Toc13127_3274989480 1"/>Flutter<text:bookmark-end text:name="__RefHeading___Toc4034_4118176090"/><text:bookmark-end text:name="Còpia de __RefHeading___Toc13127_3274989480 1"/></text:h>
        <text:p text:style-name="P92"><text:span text:style-name="T10">class UsrFcmHistory</text:span> extends ModelEntity {</text:p>
        <text:p text:style-name="P93"><text:span text:style-name="T44"><text:s text:c="4"/></text:span>String? <text:s text:c="3"/>_fcmToken;</text:p>
        <text:p text:style-name="P93"><text:span text:style-name="T44"><text:s text:c="4"/></text:span>UsrDevice? _device;</text:p>
        <text:p text:style-name="P93"><text:span text:style-name="T44"><text:s text:c="4"/></text:span>DateTime? <text:s/>_since;</text:p>
        <text:p text:style-name="P93"><text:span text:style-name="T44"><text:s text:c="4"/></text:span>bool <text:s text:c="6"/>_lastOne = false;</text:p>
        <text:p text:style-name="P95">}</text:p>
        <text:h text:style-name="P91" text:outline-level="3"><text:bookmark-start text:name="__RefHeading___Toc4036_4118176090"/><text:bookmark-start text:name="Còpia de __RefHeading___Toc13129_3274989480 2"/><text:span text:style-name="T34">Go</text:span><text:span text:style-name="T11">lang</text:span><text:bookmark-end text:name="__RefHeading___Toc4036_4118176090"/><text:bookmark-end text:name="Còpia de __RefHeading___Toc13129_3274989480 2"/></text:h>
        <text:p text:style-name="P92"><text:span text:style-name="T10">type UsrFcmHistory</text:span> struct {</text:p>
        <text:p text:style-name="P93"><text:span text:style-name="T44"><text:s text:c="4"/></text:span>Entity <text:s text:c="3"/>GoBaseEntity</text:p>
        <text:p text:style-name="P93"><text:span text:style-name="T44"><text:s text:c="4"/></text:span>GoProto</text:p>
        <text:p text:style-name="P93"><text:span text:style-name="T44"><text:s text:c="4"/></text:span>GoSQL</text:p>
        <text:p text:style-name="P93"><text:span text:style-name="T44"><text:s text:c="4"/></text:span>FcmToken <text:s/>*string</text:p>
        <text:p text:style-name="P93"><text:span text:style-name="T44"><text:s text:c="4"/></text:span>Device <text:s text:c="3"/>UsrDevice</text:p>
        <text:p text:style-name="P93"><text:span text:style-name="T44"><text:s text:c="4"/></text:span>Since <text:s text:c="4"/>*dt.Time</text:p>
        <text:p text:style-name="P93"><text:span text:style-name="T44"><text:s text:c="4"/></text:span>IsCurrent bool</text:p>
        <text:p text:style-name="P93"><text:span text:style-name="T44"><text:s text:c="4"/></text:span>Owner <text:s text:c="4"/>UsrUser</text:p>
        <text:p text:style-name="P92">}</text:p>
        <text:p text:style-name="P96"><text:span text:style-name="T45"/></text:p>
        <text:h text:style-name="P97" text:outline-level="3"><text:bookmark-start text:name="__RefHeading___Toc4038_4118176090"/><text:bookmark-start text:name="Còpia de __RefHeading___Toc13131_3274989480 1"/>SQLite<text:bookmark-end text:name="__RefHeading___Toc4038_4118176090"/><text:bookmark-end text:name="Còpia de __RefHeading___Toc13131_3274989480 1"/></text:h>
        <text:p text:style-name="P98">CREATE <text:span text:style-name="T10">TABLE $tnUsrFcmHistory</text:span> (</text:p>
        <text:p text:style-name="P99"><text:s text:c="4"/>$standardHeader,</text:p>
        <text:p text:style-name="P86"><text:s text:c="4"/><text:span text:style-name="T46">$</text:span>fldToken <text:s text:c="2"/><text:span text:style-name="T46">$dbtTextNotNull UNIQUE,</text:span></text:p>
        <text:p text:style-name="P86"><text:s text:c="4"/>$fldSince <text:s text:c="2"/>$dbtDateTimeNotNull,</text:p>
        <text:p text:style-name="P86"><text:s text:c="4"/>$fldLastOne $dbtIntNotNull DEFAULT 0,</text:p>
        <text:p text:style-name="P87"><text:s text:c="4"/>$fldDevice <text:s/>$dbtInt REFERENCES $tnUsrDevice($fldId)</text:p>
        <text:p text:style-name="P87">);</text:p>
        <text:p text:style-name="P100"/>
        <text:h text:style-name="P101" text:outline-level="3"><text:bookmark-start text:name="__RefHeading___Toc4040_4118176090"/><text:bookmark-start text:name="Còpia de __RefHeading___Toc13133_3274989480 1"/>MariaDB<text:bookmark-end text:name="__RefHeading___Toc4040_4118176090"/><text:bookmark-end text:name="Còpia de __RefHeading___Toc13133_3274989480 1"/></text:h>
        <text:p text:style-name="P98">CREATE <text:span text:style-name="T10">TABLE FCM_HISTORY</text:span> (</text:p>
        <text:p text:style-name="P98"><text:s text:c="4"/>ID <text:s text:c="8"/>INT UNSIGNED NOT NULL AUTO_INCREMENT PRIMARY KEY,</text:p>
        <text:p text:style-name="P98"><text:s text:c="4"/>CREATED_BY INT UNSIGNED NOT NULL REFERENCES USER(ID),</text:p>
        <text:p text:style-name="P98"><text:s text:c="4"/>CREATED_AT DATETIME NOT NULL DEFAULT CURRENT_TIMESTAMP,</text:p>
        <text:p text:style-name="P98"><text:s text:c="4"/>UPDATED_BY INT UNSIGNED REFERENCES USER(ID),</text:p>
        <text:p text:style-name="P98"><text:s text:c="4"/>UPDATED_AT DATETIME,</text:p>
        <text:p text:style-name="P98"><text:s text:c="4"/>FCM_TOKEN <text:s/>VARCHAR(2048) NOT NULL,</text:p>
        <text:p text:style-name="P98"><text:s text:c="4"/>DEVICE_ID <text:s/>INT UNSIGNED NOT NULL REFERENCES DEVICE(ID),</text:p>
        <text:p text:style-name="P98"><text:s text:c="4"/>SINCE <text:s text:c="5"/>DATETIME,</text:p>
        <text:p text:style-name="P98"><text:s text:c="4"/>LAST_ONE <text:s text:c="2"/>BOOLEAN NOT NULL DEFAULT FALSE</text:p>
        <text:p text:style-name="P98">) ENGINE = InnoDB;</text:p>
        <text:p text:style-name="P100"><text:bookmark text:name="__RefHeading___Toc4344_1629209868"/></text:p>
        <text:h text:style-name="P102" text:outline-level="1"><text:bookmark-start text:name="__RefHeading___Toc16958_3274989480"/><text:soft-page-break/><text:span text:style-name="T47">Mòdul DISMOD</text:span><text:bookmark-end text:name="__RefHeading___Toc16958_3274989480"/></text:h>
        <text:h text:style-name="P103" text:outline-level="2"><text:bookmark-start text:name="__RefHeading___Toc16960_3274989480"/><text:alphabetical-index-mark-start text:id="IMark2336962869440"/>Entitat DSM_V<text:bookmark-end text:name="__RefHeading___Toc16960_3274989480"/><text:alphabetical-index-mark-end text:id="IMark2336962869440"/></text:h>
        <text:p text:style-name="P104">Aquesta entitat es diferencia de la resta en que és un magatzem estàtic de dades. Per aquesta raó no disposa dels camps de registre sobre creació i actualització.</text:p>
        <text:h text:style-name="P105" text:outline-level="3"><text:bookmark-start text:name="Còpia de Còpia de __RefHeading___Toc13125_3274989480 1 1"/><text:bookmark-start text:name="__RefHeading___Toc4042_4118176090"/><text:span text:style-name="T11">P</text:span><text:span text:style-name="T29">roto3</text:span><text:bookmark-end text:name="Còpia de Còpia de __RefHeading___Toc13125_3274989480 1 1"/><text:bookmark-end text:name="__RefHeading___Toc4042_4118176090"/></text:h>
        <text:p text:style-name="P106"><text:span text:style-name="T10">message DisDsmV</text:span> {</text:p>
        <text:p text:style-name="P106"><text:s text:c="4"/>int32 <text:s/>id = 1;</text:p>
        <text:p text:style-name="P106"><text:s text:c="4"/>string name = 2;</text:p>
        <text:p text:style-name="P106"><text:s text:c="4"/>string icd10 = 3;</text:p>
        <text:p text:style-name="P106">}</text:p>
        <text:h text:style-name="P107" text:outline-level="3"><text:bookmark-start text:name="Còpia de Còpia de __RefHeading___Toc13127_3274989480 1 1"/><text:bookmark-start text:name="__RefHeading___Toc4044_4118176090"/>Flutter<text:bookmark-end text:name="Còpia de Còpia de __RefHeading___Toc13127_3274989480 1 1"/><text:bookmark-end text:name="__RefHeading___Toc4044_4118176090"/></text:h>
        <text:p text:style-name="P108"><text:span text:style-name="T10">class DisDsmV</text:span> extends ModelEntity {</text:p>
        <text:p text:style-name="P108"><text:s text:c="4"/>late String? _name;</text:p>
        <text:p text:style-name="P108"><text:s text:c="4"/>late String? _icd10;</text:p>
        <text:p text:style-name="P109">}</text:p>
        <text:h text:style-name="P110" text:outline-level="3"><text:bookmark-start text:name="Còpia de Còpia de __RefHeading___Toc13129_3274989480 2 1"/><text:bookmark-start text:name="__RefHeading___Toc4046_4118176090"/><text:span text:style-name="T48">Go</text:span><text:span text:style-name="T49">lang</text:span><text:bookmark-end text:name="Còpia de Còpia de __RefHeading___Toc13129_3274989480 2 1"/><text:span text:style-name="T49"><text:line-break/></text:span><text:span text:style-name="T50">PENDENT</text:span><text:bookmark-end text:name="__RefHeading___Toc4046_4118176090"/></text:h>
        <text:h text:style-name="P111" text:outline-level="3"><text:bookmark-start text:name="Còpia de Còpia de __RefHeading___Toc13131_3274989480 1 1"/><text:bookmark-start text:name="__RefHeading___Toc4048_4118176090"/>SQLite<text:bookmark-end text:name="Còpia de Còpia de __RefHeading___Toc13131_3274989480 1 1"/><text:bookmark-end text:name="__RefHeading___Toc4048_4118176090"/></text:h>
        <text:p text:style-name="P112"><text:span text:style-name="T51">CREATE </text:span><text:span text:style-name="T52">TABLE $tnDisDsmV</text:span><text:span text:style-name="T51"> (</text:span></text:p>
        <text:p text:style-name="P113"><text:s text:c="4"/>$fldIdLocal $dbtIntID,</text:p>
        <text:p text:style-name="P113"><text:s text:c="4"/>$fldId <text:s text:c="5"/>$dbtIntNotNullUnique, <text:s/></text:p>
        <text:p text:style-name="P113"><text:s text:c="4"/>$fldName <text:s text:c="3"/>$dbtTextNotNullUnique,</text:p>
        <text:p text:style-name="P113"><text:s text:c="4"/>$fldIcd10 <text:s text:c="2"/>$dbtTextNotNull</text:p>
        <text:p text:style-name="P114">);</text:p>
        <text:h text:style-name="Heading_20_3" text:outline-level="3"><text:bookmark-start text:name="__RefHeading___Toc23291_4118176090"/><text:bookmark-start text:name="Còpia de Còpia de __RefHeading___Toc13133_3274989480 1 1"/>MariaDB<text:bookmark-end text:name="__RefHeading___Toc23291_4118176090"/><text:bookmark-end text:name="Còpia de Còpia de __RefHeading___Toc13133_3274989480 1 1"/></text:h>
        <text:p text:style-name="P115">CREATE <text:span text:style-name="T10">TABLE DSM_V</text:span> (</text:p>
        <text:p text:style-name="P115"><text:s text:c="4"/>ID INT UNSIGNED NOT NULL AUTO_INCREMENT PRIMARY KEY,</text:p>
        <text:p text:style-name="P115"><text:s text:c="4"/>DNAME <text:s/>VARCHAR(400) NOT NULL,</text:p>
        <text:p text:style-name="P115"><text:s text:c="4"/>CIE_10 VARCHAR(20) NOT NULL,</text:p>
        <text:p text:style-name="P115"><text:s text:c="4"/>FULLTEXT (DNAME),</text:p>
        <text:p text:style-name="P115"><text:s text:c="4"/>FULLTEXT (CIE_10)</text:p>
        <text:p text:style-name="P115">) ENGINE = InnoDB;</text:p>
        <text:h text:style-name="P103" text:outline-level="2"><text:bookmark-start text:name="__RefHeading___Toc16962_3274989480"/><text:alphabetical-index-mark-start text:id="IMark2336962868160"/>Entitat DISEASE<text:bookmark-end text:name="__RefHeading___Toc16962_3274989480"/><text:alphabetical-index-mark-end text:id="IMark2336962868160"/></text:h>
        <text:h text:style-name="P105" text:outline-level="3"><text:bookmark-start text:name="Còpia de Còpia de Còpia de __RefHeading___Toc13125_3274989480 1 1 1"/><text:bookmark-start text:name="__RefHeading___Toc4052_4118176090"/><text:span text:style-name="T11">P</text:span><text:span text:style-name="T29">roto3</text:span><text:bookmark-end text:name="Còpia de Còpia de Còpia de __RefHeading___Toc13125_3274989480 1 1 1"/><text:bookmark-end text:name="__RefHeading___Toc4052_4118176090"/></text:h>
        <text:p text:style-name="P116"><text:span text:style-name="T10">message DisDisease</text:span> {</text:p>
        <text:p text:style-name="P116"><text:s text:c="4"/>BaseEntity <text:s text:c="5"/>base_entity = 1;</text:p>
        <text:p text:style-name="P116"><text:s text:c="4"/>string <text:s text:c="9"/>name_key = 2;</text:p>
        <text:p text:style-name="P116"><text:s text:c="4"/>optional string desc_key = 3;</text:p>
        <text:p text:style-name="P116"><text:s text:c="4"/>DisDsmV <text:s text:c="8"/>dsmv = 4;</text:p>
        <text:p text:style-name="P116"><text:s text:c="4"/>UsrUser <text:s text:c="8"/>theraphist = 5;</text:p>
        <text:p text:style-name="P116">}</text:p>
        <text:p text:style-name="P116"/>
        <text:p text:style-name="P116"/>
        <text:p text:style-name="P116"/>
        <text:h text:style-name="P107" text:outline-level="3"><text:bookmark-start text:name="Còpia de Còpia de Còpia de __RefHeading___Toc13127_3274989480 1 1 1"/><text:bookmark-start text:name="__RefHeading___Toc4054_4118176090"/><text:soft-page-break/>Flutter<text:bookmark-end text:name="Còpia de Còpia de Còpia de __RefHeading___Toc13127_3274989480 1 1 1"/><text:bookmark-end text:name="__RefHeading___Toc4054_4118176090"/></text:h>
        <text:p text:style-name="P117"><text:span text:style-name="T30">class DisDisease</text:span><text:span text:style-name="T31"> extends ModelEntity {</text:span></text:p>
        <text:p text:style-name="P118"><text:s text:c="4"/>String? <text:s/>_nameKey;</text:p>
        <text:p text:style-name="P118"><text:s text:c="4"/>String? <text:s/>_name;</text:p>
        <text:p text:style-name="P118"><text:s text:c="4"/>String? <text:s/>_descKey;</text:p>
        <text:p text:style-name="P118"><text:s text:c="4"/>String? <text:s/>_desc;</text:p>
        <text:p text:style-name="P118"><text:s text:c="4"/>DisDsmV? _dsmV;</text:p>
        <text:p text:style-name="P118"><text:s text:c="4"/>UsrUser? _therapist;</text:p>
        <text:p text:style-name="P119">}</text:p>
        <text:h text:style-name="P105" text:outline-level="3"><text:bookmark-start text:name="Còpia de Còpia de Còpia de __RefHeading___Toc13129_3274989480 2 1 1"/><text:bookmark-start text:name="__RefHeading___Toc4056_4118176090"/><text:span text:style-name="T48">Go</text:span><text:span text:style-name="T49">lang</text:span><text:bookmark-end text:name="Còpia de Còpia de Còpia de __RefHeading___Toc13129_3274989480 2 1 1"/><text:bookmark-end text:name="__RefHeading___Toc4056_4118176090"/></text:h>
        <text:p text:style-name="P120">PENDENT</text:p>
        <text:h text:style-name="P111" text:outline-level="3"><text:bookmark-start text:name="Còpia de Còpia de Còpia de __RefHeading___Toc13131_3274989480 1 1 1"/><text:bookmark-start text:name="__RefHeading___Toc4058_4118176090"/>SQLite<text:bookmark-end text:name="Còpia de Còpia de Còpia de __RefHeading___Toc13131_3274989480 1 1 1"/><text:bookmark-end text:name="__RefHeading___Toc4058_4118176090"/></text:h>
        <text:p text:style-name="P112"><text:span text:style-name="T51">CREATE </text:span><text:span text:style-name="T52">TABLE $tnDisDisease</text:span><text:span text:style-name="T51"> (</text:span></text:p>
        <text:p text:style-name="P112"><text:span text:style-name="T53"><text:s text:c="4"/>$</text:span><text:span text:style-name="T51">standardHeader,</text:span></text:p>
        <text:p text:style-name="P113"><text:s text:c="4"/>$fldNameKey <text:s text:c="2"/>$dbtTextNotNullUnique,</text:p>
        <text:p text:style-name="P113"><text:s text:c="4"/>$fldDescKey <text:s text:c="2"/>$dbtTextNotNull,</text:p>
        <text:p text:style-name="P113"><text:s text:c="4"/>$fldDsmV <text:s text:c="5"/>$dbtIntNotNull REFERENCES $tnDisDsmV($fldId),</text:p>
        <text:p text:style-name="P113"><text:s text:c="4"/>$fldTherapist $dbtIntNotNull REFERENCES $tnUsrUser($fldId)</text:p>
        <text:p text:style-name="P113">);</text:p>
        <text:h text:style-name="P111" text:outline-level="3"><text:bookmark-start text:name="Còpia de Còpia de Còpia de __RefHeading___Toc13133_3274989480 1 1 1"/><text:bookmark-start text:name="__RefHeading___Toc4060_4118176090"/>MariaDB<text:bookmark-end text:name="Còpia de Còpia de Còpia de __RefHeading___Toc13133_3274989480 1 1 1"/><text:bookmark-end text:name="__RefHeading___Toc4060_4118176090"/></text:h>
        <text:p text:style-name="P121"><text:span text:style-name="T51">CREATE </text:span><text:span text:style-name="T52">TABLE DISEASE</text:span><text:span text:style-name="T51"> (</text:span></text:p>
        <text:p text:style-name="P122"><text:s text:c="4"/>ID <text:s text:c="13"/>INT UNSIGNED NOT NULL AUTO_INCREMENT PRIMARY KEY,</text:p>
        <text:p text:style-name="P122"><text:s text:c="4"/>CREATED_BY <text:s text:c="5"/>INT UNSIGNED NOT NULL REFERENCES USER(ID),</text:p>
        <text:p text:style-name="P122"><text:s text:c="4"/>CREATED_AT <text:s text:c="5"/>DATETIME NOT NULL DEFAULT CURRENT_TIMESTAMP,</text:p>
        <text:p text:style-name="P122"><text:s text:c="4"/>UPDATED_BY <text:s text:c="5"/>INT UNSIGNED REFERENCES USER(ID),</text:p>
        <text:p text:style-name="P122"><text:s text:c="4"/>UPDATED_AT <text:s text:c="5"/>DATETIME,</text:p>
        <text:p text:style-name="P122"><text:s text:c="4"/>NAME_KEY <text:s text:c="7"/>VARCHAR(100) NOT NULL,</text:p>
        <text:p text:style-name="P122"><text:s text:c="4"/>DESCRIPTION_KEY VARCHAR(100),</text:p>
        <text:p text:style-name="P122"><text:s text:c="4"/>DSM_V <text:s text:c="10"/>INT UNSIGNED NOT NULL REFERENCES DSM_V(ID),</text:p>
        <text:p text:style-name="P122"><text:s text:c="4"/>THERAPIST <text:s text:c="6"/>INT UNSIGNED NOT NULL REFERENCES USER(ID),</text:p>
        <text:p text:style-name="P122"><text:s text:c="4"/>INDEX (DSM_V)</text:p>
        <text:p text:style-name="P122">) ENGINE = InnoDB;</text:p>
        <text:h text:style-name="P103" text:outline-level="2"><text:bookmark-start text:name="__RefHeading___Toc16964_3274989480"/><text:alphabetical-index-mark-start text:id="IMark2336962869280"/>Entitat PHASE<text:bookmark-end text:name="__RefHeading___Toc16964_3274989480"/><text:alphabetical-index-mark-end text:id="IMark2336962869280"/></text:h>
        <text:h text:style-name="P105" text:outline-level="3"><text:bookmark-start text:name="Còpia de Còpia de Còpia de Còpia de __RefHeading___Toc13125_3274989480 1 1 1 1"/><text:bookmark-start text:name="__RefHeading___Toc4062_4118176090"/><text:span text:style-name="T11">P</text:span><text:span text:style-name="T29">roto3</text:span><text:bookmark-end text:name="Còpia de Còpia de Còpia de Còpia de __RefHeading___Toc13125_3274989480 1 1 1 1"/><text:bookmark-end text:name="__RefHeading___Toc4062_4118176090"/></text:h>
        <text:p text:style-name="P116"><text:span text:style-name="T10">message DisPhase</text:span> {</text:p>
        <text:p text:style-name="P116"><text:s text:c="4"/>BaseEntity <text:s text:c="5"/>base_entity = 1;</text:p>
        <text:p text:style-name="P116"><text:s text:c="4"/>int32 <text:s text:c="10"/>idx = 2;</text:p>
        <text:p text:style-name="P116"><text:s text:c="4"/>string <text:s text:c="9"/>name_key = 3;</text:p>
        <text:p text:style-name="P116"><text:s text:c="4"/>optional string desc_key = 5;</text:p>
        <text:p text:style-name="P116"><text:s text:c="4"/>DisDisease <text:s text:c="5"/>disease = 4;</text:p>
        <text:p text:style-name="P116">}</text:p>
        <text:h text:style-name="P107" text:outline-level="3"><text:bookmark-start text:name="Còpia de Còpia de Còpia de Còpia de __RefHeading___Toc13127_3274989480 1 1 1 1"/><text:bookmark-start text:name="__RefHeading___Toc4064_4118176090"/>Flutter<text:bookmark-end text:name="Còpia de Còpia de Còpia de Còpia de __RefHeading___Toc13127_3274989480 1 1 1 1"/><text:bookmark-end text:name="__RefHeading___Toc4064_4118176090"/></text:h>
        <text:p text:style-name="P117"><text:span text:style-name="T31">class </text:span><text:span text:style-name="T30">DisPhase extends</text:span><text:span text:style-name="T31"> ModelEntity {</text:span></text:p>
        <text:p text:style-name="P118"><text:s text:c="4"/>int? <text:s text:c="7"/>_idx;</text:p>
        <text:p text:style-name="P118"><text:s text:c="4"/>String? <text:s text:c="4"/>_nameKey;</text:p>
        <text:p text:style-name="P118"><text:s text:c="4"/>String? <text:s text:c="4"/>_name;</text:p>
        <text:p text:style-name="P118"><text:s text:c="4"/>String? <text:s text:c="4"/>_descKey;</text:p>
        <text:p text:style-name="P118"><text:s text:c="4"/>String? <text:s text:c="4"/>_desc;</text:p>
        <text:p text:style-name="P118"><text:s text:c="4"/>DisDisease? _disease;</text:p>
        <text:p text:style-name="P123"><text:soft-page-break/><text:span text:style-name="T31">}</text:span></text:p>
        <text:h text:style-name="Heading_20_3" text:outline-level="3"><text:bookmark-start text:name="Còpia de Còpia de Còpia de Còpia de __RefHeading___Toc13129_3274989480 2 1 1 1"/><text:bookmark-start text:name="__RefHeading___Toc4066_4118176090"/><text:span text:style-name="T54">Go</text:span><text:span text:style-name="T51">lang</text:span><text:bookmark-end text:name="Còpia de Còpia de Còpia de Còpia de __RefHeading___Toc13129_3274989480 2 1 1 1"/><text:bookmark-end text:name="__RefHeading___Toc4066_4118176090"/></text:h>
        <text:p text:style-name="P124">PENDENT</text:p>
        <text:h text:style-name="Heading_20_3" text:outline-level="3"><text:bookmark-start text:name="Còpia de Còpia de Còpia de Còpia de __RefHeading___Toc13131_3274989480 1 1 1 1"/><text:bookmark-start text:name="__RefHeading___Toc4068_4118176090"/>SQLite<text:bookmark-end text:name="Còpia de Còpia de Còpia de Còpia de __RefHeading___Toc13131_3274989480 1 1 1 1"/><text:bookmark-end text:name="__RefHeading___Toc4068_4118176090"/></text:h>
        <text:p text:style-name="P125"><text:span text:style-name="T31">CREATE </text:span><text:span text:style-name="T30">TABLE $tnDisPhase</text:span><text:span text:style-name="T31"> (</text:span></text:p>
        <text:p text:style-name="P126"><text:s text:c="4"/>$standardHeader,</text:p>
        <text:p text:style-name="P126"><text:s text:c="4"/>$fldIdx <text:s text:c="4"/>$dbtIntNotNull,</text:p>
        <text:p text:style-name="P126"><text:s text:c="4"/>$fldNameKey $dbtTextNotNull,</text:p>
        <text:p text:style-name="P126"><text:s text:c="4"/>$fldDescKey $dbtTextNotNull,</text:p>
        <text:p text:style-name="P126"><text:s text:c="4"/>$fldDisease $dbtIntNotNull REFERENCES $tnDisDisease($fldId)</text:p>
        <text:p text:style-name="P126">);</text:p>
        <text:h text:style-name="Heading_20_3" text:outline-level="3"><text:bookmark-start text:name="Còpia de Còpia de Còpia de Còpia de __RefHeading___Toc13133_3274989480 1 1 1 1"/><text:bookmark-start text:name="__RefHeading___Toc4070_4118176090"/>MariaDB<text:bookmark-end text:name="Còpia de Còpia de Còpia de Còpia de __RefHeading___Toc13133_3274989480 1 1 1 1"/><text:bookmark-end text:name="__RefHeading___Toc4070_4118176090"/></text:h>
        <text:p text:style-name="P115">CREATE <text:span text:style-name="T10">TABLE PHASE</text:span> (</text:p>
        <text:p text:style-name="P115"><text:s text:c="4"/>ID <text:s text:c="13"/>INT UNSIGNED NOT NULL AUTO_INCREMENT PRIMARY KEY,</text:p>
        <text:p text:style-name="P115"><text:s text:c="4"/>CREATED_BY <text:s text:c="5"/>INT UNSIGNED NOT NULL REFERENCES USER(ID),</text:p>
        <text:p text:style-name="P115"><text:s text:c="4"/>CREATED_AT <text:s text:c="5"/>DATETIME NOT NULL DEFAULT CURRENT_TIMESTAMP,</text:p>
        <text:p text:style-name="P115"><text:s text:c="4"/>UPDATED_BY <text:s text:c="5"/>INT UNSIGNED REFERENCES USER(ID),</text:p>
        <text:p text:style-name="P115"><text:s text:c="4"/>UPDATED_AT <text:s text:c="5"/>DATETIME,</text:p>
        <text:p text:style-name="P115"><text:s text:c="4"/>IDX <text:s text:c="12"/>INT UNSIGNED NOT NULL,</text:p>
        <text:p text:style-name="P115"><text:s text:c="4"/>NAME_KEY <text:s text:c="7"/>VARCHAR(100) NOT NULL,</text:p>
        <text:p text:style-name="P115"><text:s text:c="4"/>DESCRIPTION_KEY VARCHAR(100),</text:p>
        <text:p text:style-name="P115"><text:s text:c="4"/>DISEASE_ID <text:s text:c="5"/>INT UNSIGNED NOT NULL REFERENCES DISEASE(ID),</text:p>
        <text:p text:style-name="P115"><text:s text:c="4"/>INDEX (DISEASE_ID, IDX)</text:p>
        <text:p text:style-name="P115">) ENGINE = InnoDB;</text:p>
        <text:h text:style-name="P103" text:outline-level="2"><text:bookmark-start text:name="__RefHeading___Toc16966_3274989480"/><text:alphabetical-index-mark-start text:id="IMark2336962865760"/>Entitat GOAL<text:bookmark-end text:name="__RefHeading___Toc16966_3274989480"/><text:alphabetical-index-mark-end text:id="IMark2336962865760"/></text:h>
        <text:h text:style-name="P105" text:outline-level="3"><text:bookmark-start text:name="Còpia de Còpia de Còpia de Còpia de Còpia de __RefHeading___Toc13125_3274989480 1 1 1 1 1"/><text:bookmark-start text:name="__RefHeading___Toc4072_4118176090"/><text:span text:style-name="T11">P</text:span><text:span text:style-name="T29">roto3</text:span><text:bookmark-end text:name="Còpia de Còpia de Còpia de Còpia de Còpia de __RefHeading___Toc13125_3274989480 1 1 1 1 1"/><text:bookmark-end text:name="__RefHeading___Toc4072_4118176090"/></text:h>
        <text:p text:style-name="P116"><text:span text:style-name="T10">message DisGoal</text:span> {</text:p>
        <text:p text:style-name="P116"><text:s text:c="4"/>BaseEntity <text:s text:c="5"/>base_entity = 1;</text:p>
        <text:p text:style-name="P116"><text:s text:c="4"/>int32 <text:s text:c="10"/>idx = 2;</text:p>
        <text:p text:style-name="P116"><text:s text:c="4"/>string <text:s text:c="9"/>name_key = 3;</text:p>
        <text:p text:style-name="P116"><text:s text:c="4"/>optional string desc_key = 5;</text:p>
        <text:p text:style-name="P116"><text:s text:c="4"/>DisPhase <text:s text:c="7"/>phase = 4;</text:p>
        <text:p text:style-name="P116">}</text:p>
        <text:h text:style-name="P107" text:outline-level="3"><text:bookmark-start text:name="Còpia de Còpia de Còpia de Còpia de Còpia de __RefHeading___Toc13127_3274989480 1 1 1 1 1"/><text:bookmark-start text:name="__RefHeading___Toc4074_4118176090"/>Flutter<text:bookmark-end text:name="Còpia de Còpia de Còpia de Còpia de Còpia de __RefHeading___Toc13127_3274989480 1 1 1 1 1"/><text:bookmark-end text:name="__RefHeading___Toc4074_4118176090"/></text:h>
        <text:p text:style-name="P127"><text:span text:style-name="T10">class DisGoal</text:span> extends ModelEntity {</text:p>
        <text:p text:style-name="P127"><text:s text:c="4"/>int? <text:s text:c="5"/>_idx;</text:p>
        <text:p text:style-name="P127"><text:s text:c="4"/>String? <text:s text:c="2"/>_nameKey;</text:p>
        <text:p text:style-name="P127"><text:s text:c="4"/>String? <text:s text:c="2"/>_name;</text:p>
        <text:p text:style-name="P127"><text:s text:c="4"/>String? <text:s text:c="2"/>_descKey;</text:p>
        <text:p text:style-name="P127"><text:s text:c="4"/>String? <text:s text:c="2"/>_desc;</text:p>
        <text:p text:style-name="P127"><text:s text:c="4"/>DisPhase? _phase;</text:p>
        <text:p text:style-name="P128">}</text:p>
        <text:h text:style-name="P105" text:outline-level="3"><text:bookmark-start text:name="Còpia de Còpia de Còpia de Còpia de Còpia de __RefHeading___Toc13129_3274989480 2 1 1 1 1"/><text:bookmark-start text:name="__RefHeading___Toc4076_4118176090"/><text:span text:style-name="T48">Go</text:span><text:span text:style-name="T49">lang</text:span><text:bookmark-end text:name="Còpia de Còpia de Còpia de Còpia de Còpia de __RefHeading___Toc13129_3274989480 2 1 1 1 1"/><text:bookmark-end text:name="__RefHeading___Toc4076_4118176090"/></text:h>
        <text:p text:style-name="P129">PENDENT</text:p>
        <text:p text:style-name="P130"><text:span text:style-name="T55"/></text:p>
        <text:h text:style-name="P111" text:outline-level="3"><text:bookmark-start text:name="Còpia de Còpia de Còpia de Còpia de Còpia de __RefHeading___Toc13131_3274989480 1 1 1 1 1"/><text:bookmark-start text:name="__RefHeading___Toc4078_4118176090"/><text:soft-page-break/>SQLite<text:bookmark-end text:name="Còpia de Còpia de Còpia de Còpia de Còpia de __RefHeading___Toc13131_3274989480 1 1 1 1 1"/><text:bookmark-end text:name="__RefHeading___Toc4078_4118176090"/></text:h>
        <text:p text:style-name="P112"><text:span text:style-name="T51">CREATE </text:span><text:span text:style-name="T52">TABLE $tnDisGoal</text:span><text:span text:style-name="T51"> (</text:span></text:p>
        <text:p text:style-name="P113"><text:s text:c="4"/>$standardHeader,</text:p>
        <text:p text:style-name="P113"><text:s text:c="4"/>$fldIdx <text:s text:c="9"/>$dbtIntNotNull,</text:p>
        <text:p text:style-name="P113"><text:s text:c="4"/>$fldNameKey <text:s text:c="5"/>$dbtTextNotNull,</text:p>
        <text:p text:style-name="P113"><text:s text:c="4"/>$fldDescKey <text:s text:c="5"/>$dbtTextNotNull,</text:p>
        <text:p text:style-name="P113"><text:s text:c="4"/>$fldDiseasePhase $dbtIntNotNull REFERENCES $tnDisPhase($fldId)</text:p>
        <text:p text:style-name="P113">);</text:p>
        <text:h text:style-name="P111" text:outline-level="3"><text:bookmark-start text:name="__RefHeading___Toc4080_4118176090"/><text:bookmark-start text:name="Còpia de Còpia de Còpia de Còpia de Còpia de __RefHeading___Toc13133_3274989480 1 1 1 1 1"/>MariaDB<text:bookmark-end text:name="__RefHeading___Toc4080_4118176090"/><text:bookmark-end text:name="Còpia de Còpia de Còpia de Còpia de Còpia de __RefHeading___Toc13133_3274989480 1 1 1 1 1"/></text:h>
        <text:p text:style-name="P116">CREATE <text:span text:style-name="T10">TABLE GOAL</text:span> (</text:p>
        <text:p text:style-name="P116"><text:s text:c="4"/>ID <text:s text:c="8"/>INT UNSIGNED NOT NULL AUTO_INCREMENT PRIMARY KEY,</text:p>
        <text:p text:style-name="P116"><text:s text:c="4"/>CREATED_BY INT UNSIGNED NOT NULL REFERENCES USER(ID),</text:p>
        <text:p text:style-name="P116"><text:s text:c="4"/>CREATED_AT DATETIME NOT NULL DEFAULT CURRENT_TIMESTAMP,</text:p>
        <text:p text:style-name="P116"><text:s text:c="4"/>UPDATED_BY INT UNSIGNED REFERENCES USER(ID),</text:p>
        <text:p text:style-name="P116"><text:s text:c="4"/>UPDATED_AT DATETIME,</text:p>
        <text:p text:style-name="P116"><text:s text:c="4"/>IDX <text:s text:c="7"/>INT UNSIGNED NOT NULL,</text:p>
        <text:p text:style-name="P116"><text:s text:c="4"/>NAME_KEY <text:s text:c="2"/>VARCHAR(100) NOT NULL,</text:p>
        <text:p text:style-name="P116"><text:s text:c="4"/>DESC_KEY <text:s text:c="2"/>VARCHAR(100),</text:p>
        <text:p text:style-name="P116"><text:s text:c="4"/>PHASE_ID <text:s text:c="2"/>INT UNSIGNED NOT NULL REFERENCES PHASE(ID),</text:p>
        <text:p text:style-name="P116"><text:s text:c="4"/>INDEX (PHASE_ID, IDX)</text:p>
        <text:p text:style-name="P116">) ENGINE = InnoDB;</text:p>
        <text:h text:style-name="P131" text:outline-level="1"><text:bookmark-start text:name="__RefHeading___Toc16968_3274989480"/>Mòdul EMOMOD<text:bookmark-end text:name="__RefHeading___Toc16968_3274989480"/></text:h>
        <text:h text:style-name="P103" text:outline-level="2"><text:bookmark-start text:name="__RefHeading___Toc16970_3274989480"/><text:alphabetical-index-mark-start text:id="IMark2336962866880"/>Entitat EMOTION<text:bookmark-end text:name="__RefHeading___Toc16970_3274989480"/><text:alphabetical-index-mark-end text:id="IMark2336962866880"/></text:h>
        <text:h text:style-name="P105" text:outline-level="3"><text:bookmark-start text:name="Còpia de Còpia de Còpia de __RefHeading___Toc13125_3274989480 1 1 2"/><text:bookmark-start text:name="__RefHeading___Toc4082_4118176090"/><text:span text:style-name="T11">P</text:span><text:span text:style-name="T29">roto3</text:span><text:bookmark-end text:name="Còpia de Còpia de Còpia de __RefHeading___Toc13125_3274989480 1 1 2"/><text:bookmark-end text:name="__RefHeading___Toc4082_4118176090"/></text:h>
        <text:p text:style-name="P116"><text:span text:style-name="T10">message EmoEmotion</text:span> {</text:p>
        <text:p text:style-name="P116"><text:s text:c="4"/>BaseEntity <text:s text:c="9"/>base_entity = 1;</text:p>
        <text:p text:style-name="P116"><text:s text:c="4"/>string <text:s text:c="13"/>name_key = 2;</text:p>
        <text:p text:style-name="P116"><text:s text:c="4"/>optional string <text:s text:c="4"/>desc_key = 3;</text:p>
        <text:p text:style-name="P116"><text:s text:c="4"/>optional EmoEmotion parent = 4;</text:p>
        <text:p text:style-name="P116"><text:s text:c="4"/>int32 <text:s text:c="14"/>value = 5;</text:p>
        <text:p text:style-name="P116">}</text:p>
        <text:h text:style-name="P107" text:outline-level="3"><text:bookmark-start text:name="Còpia de Còpia de Còpia de __RefHeading___Toc13127_3274989480 1 1 2"/><text:bookmark-start text:name="__RefHeading___Toc4084_4118176090"/>Flutter<text:bookmark-end text:name="Còpia de Còpia de Còpia de __RefHeading___Toc13127_3274989480 1 1 2"/><text:bookmark-end text:name="__RefHeading___Toc4084_4118176090"/></text:h>
        <text:p text:style-name="P117"><text:span text:style-name="T30">class EmoEmotion</text:span><text:span text:style-name="T31"> extends ModelEntity {</text:span></text:p>
        <text:p text:style-name="P118"><text:s text:c="4"/>String? <text:tab/> <text:s/>_nameKey;</text:p>
        <text:p text:style-name="P118"><text:s text:c="4"/>String? <text:tab/> <text:s/>_name;</text:p>
        <text:p text:style-name="P118"><text:s text:c="4"/>String? <text:tab/> <text:s/>_descKey;</text:p>
        <text:p text:style-name="P118"><text:s text:c="4"/>String? <text:tab/> <text:s/>_desc;</text:p>
        <text:p text:style-name="P118"><text:s text:c="4"/>EmoEmotion? _parent;</text:p>
        <text:p text:style-name="P118"><text:s text:c="4"/>int? <text:s text:c="7"/>_value;</text:p>
        <text:p text:style-name="P132">}</text:p>
        <text:h text:style-name="P105" text:outline-level="3"><text:bookmark-start text:name="Còpia de Còpia de Còpia de __RefHeading___Toc13129_3274989480 2 1 2"/><text:bookmark-start text:name="__RefHeading___Toc4086_4118176090"/><text:span text:style-name="T48">Go</text:span><text:span text:style-name="T49">lang</text:span><text:bookmark-end text:name="Còpia de Còpia de Còpia de __RefHeading___Toc13129_3274989480 2 1 2"/><text:bookmark-end text:name="__RefHeading___Toc4086_4118176090"/></text:h>
        <text:p text:style-name="P133">PENDENT</text:p>
        <text:h text:style-name="P111" text:outline-level="3"><text:bookmark-start text:name="Còpia de Còpia de Còpia de __RefHeading___Toc13131_3274989480 1 1 2"/><text:bookmark-start text:name="__RefHeading___Toc4088_4118176090"/>SQLite<text:bookmark-end text:name="Còpia de Còpia de Còpia de __RefHeading___Toc13131_3274989480 1 1 2"/><text:bookmark-end text:name="__RefHeading___Toc4088_4118176090"/></text:h>
        <text:p text:style-name="P112"><text:span text:style-name="T51">CREATE </text:span><text:span text:style-name="T52">TABLE $tnEmoEmotion</text:span><text:span text:style-name="T51"> (</text:span></text:p>
        <text:p text:style-name="P113"><text:s text:c="6"/>$standardHeader,</text:p>
        <text:p text:style-name="P113"><text:s text:c="6"/>$fldNameKey $dbtTextNotNull,</text:p>
        <text:p text:style-name="P113"><text:s text:c="6"/>$fldDescKey $dbtText,</text:p>
        <text:p text:style-name="P113"><text:s text:c="6"/>$fldParent <text:s/>$dbtInt REFERENCES $tnEmoEmotion($fldId),</text:p>
        <text:p text:style-name="P134"><text:s text:c="6"/>$fldValue <text:s text:c="2"/>$dbtIntNotNull DEFAULT 0</text:p>
        <text:p text:style-name="P134">);</text:p>
        <text:h text:style-name="P111" text:outline-level="3"><text:bookmark-start text:name="Còpia de Còpia de Còpia de __RefHeading___Toc13133_3274989480 1 1 2"/><text:bookmark-start text:name="__RefHeading___Toc4090_4118176090"/>MariaDB<text:bookmark-end text:name="Còpia de Còpia de Còpia de __RefHeading___Toc13133_3274989480 1 1 2"/><text:bookmark-end text:name="__RefHeading___Toc4090_4118176090"/></text:h>
        <text:p text:style-name="P112"><text:span text:style-name="T51">CREATE </text:span><text:span text:style-name="T52">TABLE EMOTION</text:span><text:span text:style-name="T51"> (</text:span></text:p>
        <text:p text:style-name="P113"><text:s text:c="4"/>ID <text:s text:c="8"/>INT UNSIGNED NOT NULL AUTO_INCREMENT PRIMARY KEY,</text:p>
        <text:p text:style-name="P113"><text:s text:c="4"/>CREATED_BY INT UNSIGNED NOT NULL REFERENCES USER(ID),</text:p>
        <text:p text:style-name="P113"><text:s text:c="4"/>CREATED_AT DATETIME NOT NULL DEFAULT CURRENT_TIMESTAMP,</text:p>
        <text:p text:style-name="P113"><text:s text:c="4"/>UPDATED_BY INT UNSIGNED REFERENCES USER(ID),</text:p>
        <text:p text:style-name="P113"><text:s text:c="4"/>UPDATED_AT DATETIME,</text:p>
        <text:p text:style-name="P113"><text:s text:c="4"/>NAME_KEY <text:s text:c="2"/>VARCHAR(100) NOT NULL,</text:p>
        <text:p text:style-name="P113"><text:s text:c="4"/>DESC_KEY <text:s text:c="2"/>VARCHAR(100),</text:p>
        <text:p text:style-name="P113"><text:s text:c="4"/>PARENT_ID <text:s/>INT UNSIGNED REFERENCES EMOTION(ID),</text:p>
        <text:p text:style-name="P113"><text:s text:c="4"/>VALUE <text:s text:c="5"/>INT UNSIGNED NOT NULL</text:p>
        <text:p text:style-name="P113">) ENGINE = InnoDB;</text:p>
        <text:p text:style-name="P112"><text:span text:style-name="T51"/></text:p>
        <text:p text:style-name="P112"><text:span text:style-name="T51"/></text:p>
        <text:p text:style-name="P112"><text:span text:style-name="T51"/></text:p>
        <text:h text:style-name="P103" text:outline-level="2"><text:bookmark-start text:name="__RefHeading___Toc16972_3274989480"/><text:soft-page-break/><text:alphabetical-index-mark-start text:id="IMark2336962868880"/>Entitat MOOD<text:bookmark-end text:name="__RefHeading___Toc16972_3274989480"/><text:alphabetical-index-mark-end text:id="IMark2336962868880"/></text:h>
        <text:h text:style-name="P105" text:outline-level="3"><text:bookmark-start text:name="Còpia de Còpia de Còpia de Còpia de __RefHeading___Toc13125_3274989480 1 1 1 2"/><text:bookmark-start text:name="__RefHeading___Toc4092_4118176090"/><text:span text:style-name="T11">P</text:span><text:span text:style-name="T29">roto3</text:span><text:bookmark-end text:name="Còpia de Còpia de Còpia de Còpia de __RefHeading___Toc13125_3274989480 1 1 1 2"/><text:bookmark-end text:name="__RefHeading___Toc4092_4118176090"/></text:h>
        <text:p text:style-name="P112"><text:span text:style-name="T10">message EmoMood</text:span> {</text:p>
        <text:p text:style-name="P112"><text:s text:c="4"/>BaseEntity <text:s text:c="5"/>base_entity = 1;</text:p>
        <text:p text:style-name="P112"><text:s text:c="4"/>string <text:s text:c="9"/>name_key = 2;</text:p>
        <text:p text:style-name="P112"><text:s text:c="4"/>optional string desc_key = 3;</text:p>
        <text:p text:style-name="P112"><text:s text:c="4"/>int32 <text:s text:c="10"/>value = 4;</text:p>
        <text:p text:style-name="P112">}</text:p>
        <text:h text:style-name="P107" text:outline-level="3"><text:bookmark-start text:name="Còpia de Còpia de Còpia de Còpia de __RefHeading___Toc13127_3274989480 1 1 1 2"/><text:bookmark-start text:name="__RefHeading___Toc4094_4118176090"/>Flutter<text:bookmark-end text:name="Còpia de Còpia de Còpia de Còpia de __RefHeading___Toc13127_3274989480 1 1 1 2"/><text:bookmark-end text:name="__RefHeading___Toc4094_4118176090"/></text:h>
        <text:p text:style-name="P117"><text:span text:style-name="T10">class EmoMood</text:span> extends ModelEntity {</text:p>
        <text:p text:style-name="P117"><text:s text:c="4"/>String? _nameKey;</text:p>
        <text:p text:style-name="P117"><text:s text:c="4"/>String? _name;</text:p>
        <text:p text:style-name="P117"><text:s text:c="4"/>String? _descKey;</text:p>
        <text:p text:style-name="P117"><text:s text:c="4"/>String? _desc;</text:p>
        <text:p text:style-name="P117"><text:s text:c="4"/>int? <text:s text:c="3"/>_value;</text:p>
        <text:p text:style-name="P135">}</text:p>
        <text:h text:style-name="P105" text:outline-level="3"><text:bookmark-start text:name="Còpia de Còpia de Còpia de Còpia de __RefHeading___Toc13129_3274989480 2 1 1 2"/><text:bookmark-start text:name="__RefHeading___Toc4096_4118176090"/><text:span text:style-name="T48">Go</text:span><text:span text:style-name="T49">lang</text:span><text:bookmark-end text:name="Còpia de Còpia de Còpia de Còpia de __RefHeading___Toc13129_3274989480 2 1 1 2"/><text:bookmark-end text:name="__RefHeading___Toc4096_4118176090"/></text:h>
        <text:p text:style-name="P136">PENDENT</text:p>
        <text:h text:style-name="P111" text:outline-level="3"><text:bookmark-start text:name="Còpia de Còpia de Còpia de Còpia de __RefHeading___Toc13131_3274989480 1 1 1 2"/><text:bookmark-start text:name="__RefHeading___Toc4098_4118176090"/>SQLite<text:bookmark-end text:name="Còpia de Còpia de Còpia de Còpia de __RefHeading___Toc13131_3274989480 1 1 1 2"/><text:bookmark-end text:name="__RefHeading___Toc4098_4118176090"/></text:h>
        <text:p text:style-name="P112"><text:span text:style-name="T51">CREATE </text:span><text:span text:style-name="T52">TABLE $tnEmoMood</text:span><text:span text:style-name="T51"> (</text:span></text:p>
        <text:p text:style-name="P113"><text:s text:c="4"/>$standardHeader,</text:p>
        <text:p text:style-name="P113"><text:s text:c="4"/>$fldNameKey $dbtTextNotNull,</text:p>
        <text:p text:style-name="P113"><text:s text:c="4"/>$fldDescKey $dbtTextNotNull,</text:p>
        <text:p text:style-name="P137"><text:s text:c="4"/>$fldValue <text:s text:c="2"/>$dbtIntNotNull DEFAULT 0</text:p>
        <text:p text:style-name="P137">);</text:p>
        <text:h text:style-name="P111" text:outline-level="3"><text:bookmark-start text:name="Còpia de Còpia de Còpia de Còpia de __RefHeading___Toc13133_3274989480 1 1 1 2"/><text:bookmark-start text:name="__RefHeading___Toc4100_4118176090"/>MariaDB<text:bookmark-end text:name="Còpia de Còpia de Còpia de Còpia de __RefHeading___Toc13133_3274989480 1 1 1 2"/><text:bookmark-end text:name="__RefHeading___Toc4100_4118176090"/></text:h>
        <text:p text:style-name="P112"><text:span text:style-name="T51">CREATE </text:span><text:span text:style-name="T52">TABLE MOOD</text:span><text:span text:style-name="T51"> (</text:span></text:p>
        <text:p text:style-name="P113"><text:s text:c="4"/>ID <text:s text:c="8"/>INT UNSIGNED NOT NULL AUTO_INCREMENT PRIMARY KEY,</text:p>
        <text:p text:style-name="P113"><text:s text:c="4"/>CREATED_BY INT UNSIGNED NOT NULL REFERENCES USER(ID),</text:p>
        <text:p text:style-name="P113"><text:s text:c="4"/>CREATED_AT DATETIME NOT NULL DEFAULT CURRENT_TIMESTAMP,</text:p>
        <text:p text:style-name="P113"><text:s text:c="4"/>UPDATED_BY INT UNSIGNED REFERENCES USER(ID),</text:p>
        <text:p text:style-name="P113"><text:s text:c="4"/>UPDATED_AT DATETIME,</text:p>
        <text:p text:style-name="P113"><text:s text:c="4"/>NAME_KEY <text:s text:c="2"/>VARCHAR(100) NOT NULL,</text:p>
        <text:p text:style-name="P112"><text:span text:style-name="T51"><text:s text:c="4"/>DESC</text:span><text:span text:style-name="T56">KEY</text:span><text:span text:style-name="T51"> <text:s text:c="3"/>VARCHAR(100),</text:span></text:p>
        <text:p text:style-name="P113"><text:s text:c="4"/>VALUE <text:s text:c="5"/>INT UNSIGNED NOT NULL DEFAULT 0</text:p>
        <text:p text:style-name="P113">) ENGINE = InnoDB;</text:p>
        <text:h text:style-name="P131" text:outline-level="1"><text:bookmark-start text:name="__RefHeading___Toc16974_3274989480"/>Mòdul RSCMOD<text:bookmark-end text:name="__RefHeading___Toc16974_3274989480"/></text:h>
        <text:h text:style-name="P103" text:outline-level="2"><text:bookmark-start text:name="__RefHeading___Toc16976_3274989480"/><text:alphabetical-index-mark-start text:id="IMark2336962868320"/>Entitat RESOURCE<text:bookmark-end text:name="__RefHeading___Toc16976_3274989480"/><text:alphabetical-index-mark-end text:id="IMark2336962868320"/></text:h>
        <text:h text:style-name="P105" text:outline-level="3"><text:bookmark-start text:name="Còpia de Còpia de Còpia de Còpia de __RefHeading___Toc13125_3274989480 1 1 2 1"/><text:bookmark-start text:name="__RefHeading___Toc4102_4118176090"/><text:span text:style-name="T11">P</text:span><text:span text:style-name="T29">roto3</text:span><text:bookmark-end text:name="Còpia de Còpia de Còpia de Còpia de __RefHeading___Toc13125_3274989480 1 1 2 1"/><text:bookmark-end text:name="__RefHeading___Toc4102_4118176090"/></text:h>
        <text:p text:style-name="P112"><text:span text:style-name="T10">message ResResource</text:span> {</text:p>
        <text:p text:style-name="P112"><text:s text:c="4"/>a_user.usrmod.BaseEntity <text:s text:c="12"/>base_entity = 1;</text:p>
        <text:p text:style-name="P112"><text:s text:c="4"/>string <text:s text:c="30"/>name_key = 2;</text:p>
        <text:p text:style-name="P112"><text:s text:c="4"/>optional string <text:s text:c="21"/>desc_key = 3;</text:p>
        <text:p text:style-name="P112"><text:s text:c="4"/>int32 <text:s text:c="31"/>version = 4;</text:p>
        <text:p text:style-name="P112"><text:s text:c="4"/>ResResource <text:s text:c="25"/>root_id = 5;</text:p>
        <text:p text:style-name="P112"><text:s text:c="4"/>string <text:s text:c="30"/>locale_code = 6;</text:p>
        <text:p text:style-name="P112"><text:s text:c="4"/>b_definitions.resmod.ResResourceType resource_type = 7;</text:p>
        <text:p text:style-name="P112"><text:s text:c="4"/>optional string <text:s text:c="21"/>inline_text = 8;</text:p>
        <text:p text:style-name="P112"><text:s text:c="4"/>optional string <text:s text:c="21"/>link = 9;</text:p>
        <text:p text:style-name="P112">}</text:p>
        <text:h text:style-name="P107" text:outline-level="3"><text:bookmark-start text:name="Còpia de Còpia de Còpia de Còpia de __RefHeading___Toc13127_3274989480 1 1 2 1"/><text:bookmark-start text:name="__RefHeading___Toc4104_4118176090"/>Flutter<text:bookmark-end text:name="Còpia de Còpia de Còpia de Còpia de __RefHeading___Toc13127_3274989480 1 1 2 1"/><text:bookmark-end text:name="__RefHeading___Toc4104_4118176090"/></text:h>
        <text:p text:style-name="P117"><text:span text:style-name="T30">enum ResourceType</text:span><text:span text:style-name="T31"> {</text:span></text:p>
        <text:p text:style-name="P118"><text:s text:c="4"/>unspecified,</text:p>
        <text:p text:style-name="P118"><text:s text:c="4"/>plainText,</text:p>
        <text:p text:style-name="P118"><text:s text:c="4"/>richText,</text:p>
        <text:p text:style-name="P118"><text:s text:c="4"/>image,</text:p>
        <text:p text:style-name="P118"><text:s text:c="4"/>audio,</text:p>
        <text:p text:style-name="P118"><text:s text:c="4"/>video,</text:p>
        <text:p text:style-name="P118">}</text:p>
        <text:p text:style-name="P117"><text:span text:style-name="T31"/></text:p>
        <text:p text:style-name="P117"><text:span text:style-name="T10">class RscResource</text:span> extends ModelEntity {</text:p>
        <text:p text:style-name="P117"><text:s text:c="4"/>String? <text:s text:c="5"/>_nameKey;</text:p>
        <text:p text:style-name="P117"><text:s text:c="4"/>String? <text:s text:c="5"/>_name;</text:p>
        <text:p text:style-name="P117"><text:s text:c="4"/>String? <text:s text:c="5"/>_descKey;</text:p>
        <text:p text:style-name="P117"><text:s text:c="4"/>String? <text:s text:c="5"/>_desc;</text:p>
        <text:p text:style-name="P117"><text:s text:c="4"/>int <text:s text:c="9"/>_vers = 0;</text:p>
        <text:p text:style-name="P117"><text:s text:c="4"/>RscResource? _root;</text:p>
        <text:p text:style-name="P117"><text:s text:c="4"/>Locale <text:s text:c="6"/>_locale = localeES;</text:p>
        <text:p text:style-name="P117"><text:s text:c="4"/>ResourceType _type = ResourceType.unspecified;</text:p>
        <text:p text:style-name="P117"><text:s text:c="4"/>String? <text:s text:c="5"/>_inlineText;</text:p>
        <text:p text:style-name="P117"><text:s text:c="4"/>String? <text:s text:c="5"/>_link;</text:p>
        <text:p text:style-name="P138">}</text:p>
        <text:h text:style-name="P105" text:outline-level="3"><text:bookmark-start text:name="Còpia de Còpia de Còpia de Còpia de __RefHeading___Toc13129_3274989480 2 1 2 1"/><text:bookmark-start text:name="__RefHeading___Toc4106_4118176090"/><text:span text:style-name="T48">Go</text:span><text:span text:style-name="T49">lang</text:span><text:bookmark-end text:name="Còpia de Còpia de Còpia de Còpia de __RefHeading___Toc13129_3274989480 2 1 2 1"/><text:bookmark-end text:name="__RefHeading___Toc4106_4118176090"/></text:h>
        <text:p text:style-name="P139">PENDENT</text:p>
        <text:h text:style-name="P111" text:outline-level="3"><text:bookmark-start text:name="Còpia de Còpia de Còpia de Còpia de __RefHeading___Toc13131_3274989480 1 1 2 1"/><text:bookmark-start text:name="__RefHeading___Toc4108_4118176090"/>SQLite<text:bookmark-end text:name="Còpia de Còpia de Còpia de Còpia de __RefHeading___Toc13131_3274989480 1 1 2 1"/><text:bookmark-end text:name="__RefHeading___Toc4108_4118176090"/></text:h>
        <text:p text:style-name="P112"><text:span text:style-name="T51">CREATE </text:span><text:span text:style-name="T52">TABLE $tnRscResource</text:span><text:span text:style-name="T51"> (</text:span></text:p>
        <text:p text:style-name="P113"><text:s text:c="4"/>$standardHeader,</text:p>
        <text:p text:style-name="P113"><text:s text:c="4"/>$fldNameKey <text:s text:c="5"/>$dbtTextNotNull,</text:p>
        <text:p text:style-name="P113"><text:s text:c="4"/>$fldDescKey <text:s text:c="5"/>$dbtTextNotNull,</text:p>
        <text:p text:style-name="P113"><text:s text:c="4"/>$fldVersion <text:s text:c="5"/>$dbtIntNotNull,</text:p>
        <text:p text:style-name="P113"><text:s text:c="4"/>$fldRoot <text:s text:c="8"/>$dbtInt REFERENCES $tnRscResource($fldId),</text:p>
        <text:p text:style-name="P113"><text:s text:c="4"/>$fldLocaleCode <text:s text:c="2"/>$dbtTextNotNull,</text:p>
        <text:p text:style-name="P113"><text:s text:c="4"/>$fldResourceType $dbtIntNotNull,</text:p>
        <text:p text:style-name="P113"><text:s text:c="4"/>$fldInlineText <text:s text:c="2"/>$dbtText,</text:p>
        <text:p text:style-name="P113"><text:s text:c="4"/>$fldLink <text:s text:c="8"/>$dbtText</text:p>
        <text:p text:style-name="P113">);</text:p>
        <text:h text:style-name="P111" text:outline-level="3"><text:bookmark-start text:name="Còpia de Còpia de Còpia de Còpia de __RefHeading___Toc13133_3274989480 1 1 2 1"/><text:bookmark-start text:name="__RefHeading___Toc4110_4118176090"/><text:soft-page-break/>MariaDB<text:bookmark-end text:name="Còpia de Còpia de Còpia de Còpia de __RefHeading___Toc13133_3274989480 1 1 2 1"/><text:bookmark-end text:name="__RefHeading___Toc4110_4118176090"/></text:h>
        <text:p text:style-name="P112"><text:span text:style-name="T51">CREATE </text:span><text:span text:style-name="T52">TABLE RESOURCE</text:span><text:span text:style-name="T51"> (</text:span></text:p>
        <text:p text:style-name="P113"><text:s text:c="4"/>ID <text:s text:c="11"/>INT UNSIGNED NOT NULL AUTO_INCREMENT PRIMARY KEY,</text:p>
        <text:p text:style-name="P113"><text:s text:c="4"/>CREATED_BY <text:s text:c="3"/>INT UNSIGNED NOT NULL REFERENCES USER(ID),</text:p>
        <text:p text:style-name="P113"><text:s text:c="4"/>CREATED_AT <text:s text:c="3"/>DATETIME NOT NULL DEFAULT CURRENT_TIMESTAMP,</text:p>
        <text:p text:style-name="P113"><text:s text:c="4"/>UPDATED_BY <text:s text:c="3"/>INT UNSIGNED REFERENCES USER(ID),</text:p>
        <text:p text:style-name="P113"><text:s text:c="4"/>UPDATED_AT <text:s text:c="3"/>DATETIME,</text:p>
        <text:p text:style-name="P113"><text:s text:c="4"/>NAME_KEY <text:s text:c="5"/>VARCHAR(100) NOT NULL,</text:p>
        <text:p text:style-name="P113"><text:s text:c="4"/>DESC_KEY <text:s text:c="5"/>VARCHAR(100),</text:p>
        <text:p text:style-name="P113"><text:s text:c="4"/>VERSION <text:s text:c="6"/>INT UNSIGNED NOT NULL,</text:p>
        <text:p text:style-name="P113"><text:s text:c="4"/>ROOT_ID <text:s text:c="6"/>INT UNSIGNED REFERENCES RESOURCE(ID),</text:p>
        <text:p text:style-name="P113"><text:s text:c="4"/>LOCALE_CODE <text:s text:c="2"/>VARCHAR(2) NOT NULL,</text:p>
        <text:p text:style-name="P113"><text:s text:c="4"/>RESOURCE_TYPE INT UNSIGNED NOT NULL,</text:p>
        <text:p text:style-name="P113"><text:s text:c="4"/>INLINE_TEXT <text:s text:c="2"/>VARCHAR(10000),</text:p>
        <text:p text:style-name="P113"><text:s text:c="4"/>LINK <text:s text:c="9"/>VARCHAR(4096)</text:p>
        <text:p text:style-name="P113">) ENGINE = InnoDB;</text:p>
        <text:h text:style-name="P103" text:outline-level="2"><text:bookmark-start text:name="__RefHeading___Toc16978_3274989480"/><text:alphabetical-index-mark-start text:id="IMark2336962867520"/>Entitat PHASE_RESOURCE<text:bookmark-end text:name="__RefHeading___Toc16978_3274989480"/><text:alphabetical-index-mark-end text:id="IMark2336962867520"/></text:h>
        <text:h text:style-name="P105" text:outline-level="3"><text:bookmark-start text:name="Còpia de Còpia de Còpia de Còpia de Còpia de __RefHeading___Toc13125_3274989480 1 1 1 2 1"/><text:bookmark-start text:name="__RefHeading___Toc4112_4118176090"/><text:span text:style-name="T11">P</text:span><text:span text:style-name="T29">roto3</text:span><text:bookmark-end text:name="Còpia de Còpia de Còpia de Còpia de Còpia de __RefHeading___Toc13125_3274989480 1 1 1 2 1"/><text:bookmark-end text:name="__RefHeading___Toc4112_4118176090"/></text:h>
        <text:p text:style-name="P140"><text:span text:style-name="T10">message ResPhaseResource</text:span> {</text:p>
        <text:p text:style-name="P140"><text:s text:c="4"/>a_user.usrmod.BaseEntity <text:s text:c="14"/>base_entity = 1;</text:p>
        <text:p text:style-name="P140"><text:s text:c="4"/>b_definitions.dismod.DisDisease <text:s text:c="7"/>disease = 2;</text:p>
        <text:p text:style-name="P140"><text:s text:c="4"/>optional b_definitions.dismod.DisPhase phase = 3;</text:p>
        <text:p text:style-name="P140"><text:s text:c="4"/>ResResource <text:s text:c="27"/>resource = 4;</text:p>
        <text:p text:style-name="P140">}</text:p>
        <text:h text:style-name="P107" text:outline-level="3"><text:bookmark-start text:name="Còpia de Còpia de Còpia de Còpia de Còpia de __RefHeading___Toc13127_3274989480 1 1 1 2 1"/><text:bookmark-start text:name="__RefHeading___Toc4114_4118176090"/>Flutter<text:bookmark-end text:name="Còpia de Còpia de Còpia de Còpia de Còpia de __RefHeading___Toc13127_3274989480 1 1 1 2 1"/><text:bookmark-end text:name="__RefHeading___Toc4114_4118176090"/></text:h>
        <text:p text:style-name="P118">class RscPhaseResource extends ModelEntity {</text:p>
        <text:p text:style-name="P118"><text:s text:c="4"/>DisDisease? <text:s/>_disease;</text:p>
        <text:p text:style-name="P118"><text:s text:c="4"/>DisPhase? <text:s text:c="3"/>_phase;</text:p>
        <text:p text:style-name="P118"><text:s text:c="4"/>RscResource? _resource;</text:p>
        <text:p text:style-name="P141">}</text:p>
        <text:h text:style-name="P105" text:outline-level="3"><text:bookmark-start text:name="Còpia de Còpia de Còpia de Còpia de Còpia de __RefHeading___Toc13129_3274989480 2 1 1 2 1"/><text:bookmark-start text:name="__RefHeading___Toc4116_4118176090"/><text:span text:style-name="T48">Go</text:span><text:span text:style-name="T49">lang</text:span><text:bookmark-end text:name="Còpia de Còpia de Còpia de Còpia de Còpia de __RefHeading___Toc13129_3274989480 2 1 1 2 1"/><text:bookmark-end text:name="__RefHeading___Toc4116_4118176090"/></text:h>
        <text:h text:style-name="P111" text:outline-level="3"><text:bookmark-start text:name="Còpia de Còpia de Còpia de Còpia de Còpia de __RefHeading___Toc13131_3274989480 1 1 1 2 1"/><text:bookmark-start text:name="__RefHeading___Toc4118_4118176090"/>SQLite<text:bookmark-end text:name="Còpia de Còpia de Còpia de Còpia de Còpia de __RefHeading___Toc13131_3274989480 1 1 1 2 1"/><text:bookmark-end text:name="__RefHeading___Toc4118_4118176090"/></text:h>
        <text:p text:style-name="P142"><text:span text:style-name="T51">CREATE </text:span><text:span text:style-name="T52">TABLE $tnRscPhaseResource</text:span><text:span text:style-name="T51"> (</text:span></text:p>
        <text:p text:style-name="P143"><text:s text:c="4"/>$standardHeader, <text:s/></text:p>
        <text:p text:style-name="P143"><text:s text:c="4"/>$fldDisease <text:s text:c="5"/>$dbtIntNotNull REFERENCES $tnDisDisease($fldId),</text:p>
        <text:p text:style-name="P143"><text:s text:c="4"/>$fldDiseasePhase $dbtInt REFERENCES $tnDisPhase($fldId),</text:p>
        <text:p text:style-name="P143"><text:s text:c="4"/>$fldResource <text:s text:c="4"/>$dbtIntNotNull REFERENCES $tnRscResource($fldId)</text:p>
        <text:p text:style-name="P143">);</text:p>
        <text:h text:style-name="P111" text:outline-level="3"><text:bookmark-start text:name="Còpia de Còpia de Còpia de Còpia de Còpia de __RefHeading___Toc13133_3274989480 1 1 1 2 1"/><text:bookmark-start text:name="__RefHeading___Toc4120_4118176090"/>MariaDB<text:bookmark-end text:name="Còpia de Còpia de Còpia de Còpia de Còpia de __RefHeading___Toc13133_3274989480 1 1 1 2 1"/><text:bookmark-end text:name="__RefHeading___Toc4120_4118176090"/></text:h>
        <text:p text:style-name="P113">CREATE TABLE PHASE_RESOURCE (</text:p>
        <text:p text:style-name="P113"><text:s text:c="4"/>ID <text:s text:c="9"/>INT UNSIGNED NOT NULL AUTO_INCREMENT PRIMARY KEY,</text:p>
        <text:p text:style-name="P113"><text:s text:c="4"/>CREATED_BY <text:s/>INT UNSIGNED NOT NULL REFERENCES USER(ID),</text:p>
        <text:p text:style-name="P113"><text:s text:c="4"/>CREATED_AT <text:s/>DATETIME NOT NULL DEFAULT CURRENT_TIMESTAMP,</text:p>
        <text:p text:style-name="P113"><text:s text:c="4"/>UPDATED_BY <text:s/>INT UNSIGNED REFERENCES USER(ID),</text:p>
        <text:p text:style-name="P113"><text:s text:c="4"/>UPDATED_AT <text:s/>DATETIME,</text:p>
        <text:p text:style-name="P113"><text:s text:c="4"/>DISEASE_ID <text:s/>INT UNSIGNED NOT NULL REFERENCES DISEASE(ID),</text:p>
        <text:p text:style-name="P113"><text:s text:c="4"/>PHASE_ID <text:s text:c="3"/>INT UNSIGNED REFERENCES PHASE(ID),</text:p>
        <text:p text:style-name="P113"><text:s text:c="4"/>RESOURCE_ID INT UNSIGNED NOT NULL REFERENCES RESOURCE(ID)</text:p>
        <text:p text:style-name="P113">) ENGINE = InnoDB;</text:p>
        <text:h text:style-name="P131" text:outline-level="1"><text:bookmark-start text:name="__RefHeading___Toc16980_3274989480"/>Mòdul TCKMOD<text:bookmark-end text:name="__RefHeading___Toc16980_3274989480"/></text:h>
        <text:h text:style-name="P103" text:outline-level="2"><text:bookmark-start text:name="__RefHeading___Toc16982_3274989480"/><text:alphabetical-index-mark-start text:id="IMark2336962866720"/>Entitat TRACKING<text:bookmark-end text:name="__RefHeading___Toc16982_3274989480"/><text:alphabetical-index-mark-end text:id="IMark2336962866720"/></text:h>
        <text:h text:style-name="P105" text:outline-level="3"><text:bookmark-start text:name="Còpia de Còpia de Còpia de Còpia de Còpia de __RefHeading___Toc13125_3274989480 1 1 2 1 1"/><text:bookmark-start text:name="__RefHeading___Toc4122_4118176090"/><text:span text:style-name="T11">P</text:span><text:span text:style-name="T29">roto3</text:span><text:bookmark-end text:name="Còpia de Còpia de Còpia de Còpia de Còpia de __RefHeading___Toc13125_3274989480 1 1 2 1 1"/><text:bookmark-end text:name="__RefHeading___Toc4122_4118176090"/></text:h>
        <text:p text:style-name="P116"><text:span text:style-name="T10">message TckTracking</text:span> {</text:p>
        <text:p text:style-name="P116"><text:s text:c="4"/>BaseEntity <text:s text:c="10"/>base_entity = 1;</text:p>
        <text:p text:style-name="P116"><text:s text:c="4"/>string <text:s text:c="14"/>name_key = 2;</text:p>
        <text:p text:style-name="P116"><text:s text:c="4"/>optional string <text:s text:c="5"/>desc_key = 3;</text:p>
        <text:p text:style-name="P116"><text:s text:c="4"/>int32 <text:s text:c="15"/>version = 4;</text:p>
        <text:p text:style-name="P116"><text:s text:c="4"/>UsrUser <text:s text:c="13"/>therapist = 5;</text:p>
        <text:p text:style-name="P116"><text:s text:c="4"/>optional TckTracking root = 6;</text:p>
        <text:p text:style-name="P116">}</text:p>
        <text:h text:style-name="P107" text:outline-level="3"><text:bookmark-start text:name="Còpia de Còpia de Còpia de Còpia de Còpia de __RefHeading___Toc13127_3274989480 1 1 2 1 1"/><text:bookmark-start text:name="__RefHeading___Toc4124_4118176090"/>Flutter<text:bookmark-end text:name="Còpia de Còpia de Còpia de Còpia de Còpia de __RefHeading___Toc13127_3274989480 1 1 2 1 1"/><text:bookmark-end text:name="__RefHeading___Toc4124_4118176090"/></text:h>
        <text:p text:style-name="P117"><text:span text:style-name="T30">class TckTracking</text:span><text:span text:style-name="T31"> extends ModelEntity {</text:span></text:p>
        <text:p text:style-name="P118"><text:s text:c="4"/>String? <text:s text:c="5"/>_nameKey;</text:p>
        <text:p text:style-name="P118"><text:s text:c="4"/>String? <text:s text:c="5"/>_name;</text:p>
        <text:p text:style-name="P118"><text:s text:c="4"/>String? <text:s text:c="5"/>_descKey;</text:p>
        <text:p text:style-name="P118"><text:s text:c="4"/>String? <text:s text:c="5"/>_desc;</text:p>
        <text:p text:style-name="P118"><text:s text:c="4"/>int <text:s text:c="9"/>_vers = 0;</text:p>
        <text:p text:style-name="P118"><text:s text:c="4"/>UsrUser? <text:s text:c="4"/>_therapist;</text:p>
        <text:p text:style-name="P118"><text:s text:c="4"/>TckTracking? _root;</text:p>
        <text:p text:style-name="P141">}</text:p>
        <text:h text:style-name="P105" text:outline-level="3"><text:bookmark-start text:name="Còpia de Còpia de Còpia de Còpia de Còpia de __RefHeading___Toc13129_3274989480 2 1 2 1 1"/><text:bookmark-start text:name="__RefHeading___Toc4126_4118176090"/><text:span text:style-name="T48">Go</text:span><text:span text:style-name="T49">lang</text:span><text:bookmark-end text:name="Còpia de Còpia de Còpia de Còpia de Còpia de __RefHeading___Toc13129_3274989480 2 1 2 1 1"/><text:bookmark-end text:name="__RefHeading___Toc4126_4118176090"/></text:h>
        <text:p text:style-name="P144">PENDENT</text:p>
        <text:h text:style-name="P111" text:outline-level="3"><text:bookmark-start text:name="Còpia de Còpia de Còpia de Còpia de Còpia de __RefHeading___Toc13131_3274989480 1 1 2 1 1"/><text:bookmark-start text:name="__RefHeading___Toc4128_4118176090"/>SQLite<text:bookmark-end text:name="Còpia de Còpia de Còpia de Còpia de Còpia de __RefHeading___Toc13131_3274989480 1 1 2 1 1"/><text:bookmark-end text:name="__RefHeading___Toc4128_4118176090"/></text:h>
        <text:p text:style-name="P112"><text:span text:style-name="T51">CREATE </text:span><text:span text:style-name="T52">TABLE $tnTckTracking</text:span><text:span text:style-name="T51"> (</text:span></text:p>
        <text:p text:style-name="P113"><text:s text:c="4"/>$standardHeader,</text:p>
        <text:p text:style-name="P113"><text:s text:c="4"/>$fldNameKey <text:s text:c="2"/>$dbtTextNotNull,</text:p>
        <text:p text:style-name="P113"><text:s text:c="4"/>$fldDescKey <text:s text:c="2"/>$dbtTextNotNull,</text:p>
        <text:p text:style-name="P113"><text:s text:c="4"/>$fldVersion <text:s text:c="2"/>$dbtIntNotNull DEFAULT 0,</text:p>
        <text:p text:style-name="P113"><text:s text:c="4"/>$fldTherapist $dbtIntNotNull REFERENCES $tnUsrUser($fldId),</text:p>
        <text:p text:style-name="P113"><text:s text:c="4"/>$fldRoot <text:s text:c="5"/>$dbtIntNotNull REFERENCES $tnTckTracking($fldId),</text:p>
        <text:p text:style-name="P113">);</text:p>
        <text:h text:style-name="P111" text:outline-level="3"><text:bookmark-start text:name="Còpia de Còpia de Còpia de Còpia de Còpia de __RefHeading___Toc13133_3274989480 1 1 2 1 1"/><text:bookmark-start text:name="__RefHeading___Toc4130_4118176090"/>MariaDB<text:bookmark-end text:name="Còpia de Còpia de Còpia de Còpia de Còpia de __RefHeading___Toc13133_3274989480 1 1 2 1 1"/><text:bookmark-end text:name="__RefHeading___Toc4130_4118176090"/></text:h>
        <text:p text:style-name="P112"><text:span text:style-name="T51">CREATE </text:span><text:span text:style-name="T52">TABLE TRACKING</text:span><text:span text:style-name="T51"> (</text:span></text:p>
        <text:p text:style-name="P113"><text:s text:c="4"/>ID <text:s text:c="10"/>INT UNSIGNED NOT NULL AUTO_INCREMENT PRIMARY KEY,</text:p>
        <text:p text:style-name="P113"><text:s text:c="4"/>CREATED_BY <text:s text:c="2"/>INT UNSIGNED NOT NULL REFERENCES USER(ID),</text:p>
        <text:p text:style-name="P113"><text:s text:c="4"/>CREATED_AT <text:s text:c="2"/>DATETIME NOT NULL DEFAULT CURRENT_TIMESTAMP,</text:p>
        <text:p text:style-name="P113"><text:s text:c="4"/>UPDATED_BY <text:s text:c="2"/>INT UNSIGNED REFERENCES USER(ID),</text:p>
        <text:p text:style-name="P113"><text:s text:c="4"/>UPDATED_AT <text:s text:c="2"/>DATETIME,</text:p>
        <text:p text:style-name="P113"><text:s text:c="4"/>NAME_KEY <text:s text:c="4"/>VARCHAR(100) NOT NULL,</text:p>
        <text:p text:style-name="P113"><text:s text:c="4"/>DESC_KEY <text:s text:c="4"/>VARCHAR(100),</text:p>
        <text:p text:style-name="P113"><text:s text:c="4"/>VERSION <text:s text:c="5"/>INT UNSIGNED NOT NULL,</text:p>
        <text:p text:style-name="P113"><text:s text:c="4"/>THERAPIST_ID INT UNSIGNED NOT NULL REFERENCES USER(ID),</text:p>
        <text:p text:style-name="P113"><text:s text:c="4"/>ROOT_ID <text:s text:c="5"/>INT UNSIGNED REFERENCES TRACKING(ID)</text:p>
        <text:p text:style-name="P113">) ENGINE = InnoDB;</text:p>
        <text:h text:style-name="P103" text:outline-level="2"><text:bookmark-start text:name="__RefHeading___Toc16984_3274989480"/><text:soft-page-break/><text:alphabetical-index-mark-start text:id="IMark2336962865120"/>Entitat PHASE_TRACKING<text:bookmark-end text:name="__RefHeading___Toc16984_3274989480"/><text:alphabetical-index-mark-end text:id="IMark2336962865120"/></text:h>
        <text:h text:style-name="P105" text:outline-level="3"><text:bookmark-start text:name="Còpia de Còpia de Còpia de Còpia de Còpia de Còpia de __RefHeading___Toc13125_3274989480 1 1 1 2 1 1"/><text:bookmark-start text:name="__RefHeading___Toc4132_4118176090"/><text:span text:style-name="T11">P</text:span><text:span text:style-name="T29">roto3</text:span><text:bookmark-end text:name="Còpia de Còpia de Còpia de Còpia de Còpia de Còpia de __RefHeading___Toc13125_3274989480 1 1 1 2 1 1"/><text:bookmark-end text:name="__RefHeading___Toc4132_4118176090"/></text:h>
        <text:p text:style-name="P116"><text:span text:style-name="T10">message TckPhaseTracking</text:span> {</text:p>
        <text:p text:style-name="P116"><text:s text:c="4"/>BaseEntity <text:s/>base_entity = 1;</text:p>
        <text:p text:style-name="P116"><text:s text:c="4"/>DisPhase <text:s text:c="3"/>phase = 2;</text:p>
        <text:p text:style-name="P116"><text:s text:c="4"/>TckTracking tracking = 3;</text:p>
        <text:p text:style-name="P116">}</text:p>
        <text:h text:style-name="P107" text:outline-level="3"><text:bookmark-start text:name="Còpia de Còpia de Còpia de Còpia de Còpia de Còpia de __RefHeading___Toc13127_3274989480 1 1 1 2 1 1"/><text:bookmark-start text:name="__RefHeading___Toc4134_4118176090"/>Flutter<text:bookmark-end text:name="Còpia de Còpia de Còpia de Còpia de Còpia de Còpia de __RefHeading___Toc13127_3274989480 1 1 1 2 1 1"/><text:bookmark-end text:name="__RefHeading___Toc4134_4118176090"/></text:h>
        <text:p text:style-name="P117"><text:span text:style-name="T30">class TckPhaseTracking</text:span><text:span text:style-name="T31"> extends ModelEntity {</text:span></text:p>
        <text:p text:style-name="P118"><text:s text:c="4"/>DisPhase? <text:s text:c="3"/>_phase;</text:p>
        <text:p text:style-name="P118"><text:s text:c="4"/>TckTracking? _tracking;</text:p>
        <text:p text:style-name="P141">}</text:p>
        <text:h text:style-name="P105" text:outline-level="3"><text:bookmark-start text:name="Còpia de Còpia de Còpia de Còpia de Còpia de Còpia de __RefHeading___Toc13129_3274989480 2 1 1 2 1 1"/><text:bookmark-start text:name="__RefHeading___Toc4136_4118176090"/><text:span text:style-name="T48">Go</text:span><text:span text:style-name="T49">lang</text:span><text:bookmark-end text:name="Còpia de Còpia de Còpia de Còpia de Còpia de Còpia de __RefHeading___Toc13129_3274989480 2 1 1 2 1 1"/><text:bookmark-end text:name="__RefHeading___Toc4136_4118176090"/></text:h>
        <text:p text:style-name="P144">PENDENT</text:p>
        <text:h text:style-name="P111" text:outline-level="3"><text:bookmark-start text:name="Còpia de Còpia de Còpia de Còpia de Còpia de Còpia de __RefHeading___Toc13131_3274989480 1 1 1 2 1 1"/><text:bookmark-start text:name="__RefHeading___Toc4138_4118176090"/>SQLite<text:bookmark-end text:name="Còpia de Còpia de Còpia de Còpia de Còpia de Còpia de __RefHeading___Toc13131_3274989480 1 1 1 2 1 1"/><text:bookmark-end text:name="__RefHeading___Toc4138_4118176090"/></text:h>
        <text:p text:style-name="P112"><text:span text:style-name="T51">CREATE </text:span><text:span text:style-name="T52">TABLE $tnTckPhaseTracking</text:span><text:span text:style-name="T51"> (</text:span></text:p>
        <text:p text:style-name="P113"><text:s text:c="4"/>$standardHeader,</text:p>
        <text:p text:style-name="P113"><text:s text:c="4"/>$fldDiseasePhase $dbtIntNotNull REFERENCES $tnDisPhase($fldId),</text:p>
        <text:p text:style-name="P113"><text:s text:c="4"/>$fldTracking <text:s text:c="4"/>$dbtIntNotNull REFERENCES $tnTckTracking($fldId)</text:p>
        <text:p text:style-name="P113">);</text:p>
        <text:h text:style-name="P111" text:outline-level="3"><text:bookmark-start text:name="Còpia de Còpia de Còpia de Còpia de Còpia de Còpia de __RefHeading___Toc13133_3274989480 1 1 1 2 1 1"/><text:bookmark-start text:name="__RefHeading___Toc4140_4118176090"/>MariaDB<text:bookmark-end text:name="Còpia de Còpia de Còpia de Còpia de Còpia de Còpia de __RefHeading___Toc13133_3274989480 1 1 1 2 1 1"/><text:bookmark-end text:name="__RefHeading___Toc4140_4118176090"/></text:h>
        <text:p text:style-name="P112"><text:span text:style-name="T51">CREATE </text:span><text:span text:style-name="T52">TABLE PHASE_TRACKING</text:span><text:span text:style-name="T51"> (</text:span></text:p>
        <text:p text:style-name="P113"><text:s text:c="4"/>ID <text:s text:c="9"/>INT UNSIGNED NOT NULL AUTO_INCREMENT PRIMARY KEY,</text:p>
        <text:p text:style-name="P113"><text:s text:c="4"/>CREATED_BY <text:s/>INT UNSIGNED NOT NULL REFERENCES USER(ID),</text:p>
        <text:p text:style-name="P113"><text:s text:c="4"/>CREATED_AT <text:s/>DATETIME NOT NULL DEFAULT CURRENT_TIMESTAMP,</text:p>
        <text:p text:style-name="P113"><text:s text:c="4"/>UPDATED_BY <text:s/>INT UNSIGNED REFERENCES USER(ID),</text:p>
        <text:p text:style-name="P113"><text:s text:c="4"/>UPDATED_AT <text:s/>DATETIME,</text:p>
        <text:p text:style-name="P113"><text:s text:c="4"/>PHASE_ID <text:s text:c="3"/>INT UNSIGNED NOT NULL REFERENCES PHASE(ID),</text:p>
        <text:p text:style-name="P113"><text:s text:c="4"/>TRACKING_ID INT UNSIGNED NOT NULL REFERENCES TRACKING(ID)</text:p>
        <text:p text:style-name="P113">) ENGINE = InnoDB;</text:p>
        <text:h text:style-name="P103" text:outline-level="2"><text:bookmark-start text:name="__RefHeading___Toc16986_3274989480"/><text:alphabetical-index-mark-start text:id="IMark2336962865120"/>Entitat TRACKING_COLUMN<text:bookmark-end text:name="__RefHeading___Toc16986_3274989480"/><text:alphabetical-index-mark-end text:id="IMark2336962865120"/></text:h>
        <text:h text:style-name="P105" text:outline-level="3"><text:bookmark-start text:name="Còpia de Còpia de Còpia de Còpia de Còpia de Còpia de Còpia de __RefHeading___Toc13125_3274989480 1 1 1 2 1 1 1"/><text:bookmark-start text:name="__RefHeading___Toc4142_4118176090"/><text:span text:style-name="T11">P</text:span><text:span text:style-name="T29">roto3</text:span><text:bookmark-end text:name="Còpia de Còpia de Còpia de Còpia de Còpia de Còpia de Còpia de __RefHeading___Toc13125_3274989480 1 1 1 2 1 1 1"/><text:bookmark-end text:name="__RefHeading___Toc4142_4118176090"/></text:h>
        <text:p text:style-name="P116"><text:span text:style-name="T10">message TckTrackingColumn</text:span> {</text:p>
        <text:p text:style-name="P116"><text:s text:c="4"/>BaseEntity <text:s text:c="12"/>base_entity = 1;</text:p>
        <text:p text:style-name="P116"><text:s text:c="4"/>TckTracking <text:s text:c="11"/>tracking = 2;</text:p>
        <text:p text:style-name="P116"><text:s text:c="4"/>optional LstOptionList list = 3;</text:p>
        <text:p text:style-name="P116"><text:s text:c="4"/>string <text:s text:c="16"/>title_key = 4;</text:p>
        <text:p text:style-name="P116"><text:s text:c="4"/>TckTrackingColumnType <text:s/>track_column_type = 5;</text:p>
        <text:p text:style-name="P116"><text:s text:c="4"/>bool <text:s text:c="18"/>mandatory = 6;</text:p>
        <text:p text:style-name="P116"><text:s text:c="4"/>bool <text:s text:c="18"/>custom = 7;</text:p>
        <text:p text:style-name="P116">}</text:p>
        <text:p text:style-name="P116"/>
        <text:p text:style-name="P116"/>
        <text:p text:style-name="P116"/>
        <text:p text:style-name="P116"/>
        <text:h text:style-name="P107" text:outline-level="3"><text:bookmark-start text:name="Còpia de Còpia de Còpia de Còpia de Còpia de Còpia de Còpia de __RefHeading___Toc13127_3274989480 1 1 1 2 1 1 1"/><text:bookmark-start text:name="__RefHeading___Toc4144_4118176090"/><text:soft-page-break/>Flutter<text:bookmark-end text:name="Còpia de Còpia de Còpia de Còpia de Còpia de Còpia de Còpia de __RefHeading___Toc13127_3274989480 1 1 1 2 1 1 1"/><text:bookmark-end text:name="__RefHeading___Toc4144_4118176090"/></text:h>
        <text:p text:style-name="P117"><text:span text:style-name="T30">enum TrackingColumnType</text:span><text:span text:style-name="T31"> {</text:span></text:p>
        <text:p text:style-name="P118"><text:s text:c="4"/>unspecified,</text:p>
        <text:p text:style-name="P118"><text:s text:c="4"/>plainText,</text:p>
        <text:p text:style-name="P118"><text:s text:c="4"/>boolean,</text:p>
        <text:p text:style-name="P118"><text:s text:c="4"/>list,</text:p>
        <text:p text:style-name="P118"><text:s text:c="4"/>emotion,</text:p>
        <text:p text:style-name="P118"><text:s text:c="4"/>mood,</text:p>
        <text:p text:style-name="P118"><text:s text:c="4"/>date,</text:p>
        <text:p text:style-name="P118"><text:s text:c="4"/>time,</text:p>
        <text:p text:style-name="P118"><text:s text:c="4"/>dateTime,</text:p>
        <text:p text:style-name="P118">}</text:p>
        <text:p text:style-name="P117"><text:span text:style-name="T31"/></text:p>
        <text:p text:style-name="P117"><text:span text:style-name="T30">class TckTrackingColumn</text:span><text:span text:style-name="T31"> extends ModelEntity {</text:span></text:p>
        <text:p text:style-name="P118"><text:s text:c="2"/>TckTracking? <text:s text:c="6"/>_tracking;</text:p>
        <text:p text:style-name="P118"><text:s text:c="2"/>LstOptionList? <text:s text:c="4"/>_list;</text:p>
        <text:p text:style-name="P118"><text:s text:c="2"/>String? <text:s text:c="11"/>_titleKey;</text:p>
        <text:p text:style-name="P118"><text:s text:c="2"/>String? <text:s text:c="11"/>_title;</text:p>
        <text:p text:style-name="P118"><text:s text:c="2"/>TrackingColumnType _type = TrackingColumnType.unspecified;</text:p>
        <text:p text:style-name="P118"><text:s text:c="2"/>bool <text:s text:c="14"/>_mandatory = false;</text:p>
        <text:p text:style-name="P118"><text:s text:c="2"/>bool <text:s text:c="14"/>_custom = false;</text:p>
        <text:p text:style-name="P145">}</text:p>
        <text:h text:style-name="P105" text:outline-level="3"><text:bookmark-start text:name="Còpia de Còpia de Còpia de Còpia de Còpia de Còpia de Còpia de __RefHeading___Toc13129_3274989480 2 1 1 2 1 1 1"/><text:bookmark-start text:name="__RefHeading___Toc4146_4118176090"/><text:span text:style-name="T48">Go</text:span><text:span text:style-name="T49">lang</text:span><text:bookmark-end text:name="Còpia de Còpia de Còpia de Còpia de Còpia de Còpia de Còpia de __RefHeading___Toc13129_3274989480 2 1 1 2 1 1 1"/><text:bookmark-end text:name="__RefHeading___Toc4146_4118176090"/></text:h>
        <text:p text:style-name="P144">PENDENT</text:p>
        <text:h text:style-name="P111" text:outline-level="3"><text:bookmark-start text:name="Còpia de Còpia de Còpia de Còpia de Còpia de Còpia de Còpia de __RefHeading___Toc13131_3274989480 1 1 1 2 1 1 1"/><text:bookmark-start text:name="__RefHeading___Toc4148_4118176090"/>SQLite<text:bookmark-end text:name="Còpia de Còpia de Còpia de Còpia de Còpia de Còpia de Còpia de __RefHeading___Toc13131_3274989480 1 1 1 2 1 1 1"/><text:bookmark-end text:name="__RefHeading___Toc4148_4118176090"/></text:h>
        <text:p text:style-name="P112"><text:span text:style-name="T51">CREATE </text:span><text:span text:style-name="T52">TABLE $tnTckTrackingColumn</text:span><text:span text:style-name="T51"> (</text:span></text:p>
        <text:p text:style-name="P113"><text:s text:c="4"/>$standardHeader,</text:p>
        <text:p text:style-name="P113"><text:s text:c="4"/>$fldTracking <text:s text:c="10"/>$dbtIntNotNull REFERENCES $tnTckTracking($fldId),</text:p>
        <text:p text:style-name="P113"><text:s text:c="4"/>$fldList <text:s text:c="14"/>$dbtInt REFERENCES $tnLstOptionList($fldId),</text:p>
        <text:p text:style-name="P113"><text:s text:c="4"/>$fldTitleKey <text:s text:c="10"/>$dbtTextNotNull,</text:p>
        <text:p text:style-name="P113"><text:s text:c="4"/>$fldTrackingColumnType $dbtIntNotNull,</text:p>
        <text:p text:style-name="P113"><text:s text:c="4"/>$fldMandatory <text:s text:c="9"/>$dbtBooleanNotNull,</text:p>
        <text:p text:style-name="P113"><text:s text:c="4"/>$fldCustom <text:s text:c="12"/>$dbtBooleanNotNull</text:p>
        <text:p text:style-name="P113">);</text:p>
        <text:h text:style-name="P111" text:outline-level="3"><text:bookmark-start text:name="Còpia de Còpia de Còpia de Còpia de Còpia de Còpia de Còpia de __RefHeading___Toc13133_3274989480 1 1 1 2 1 1 1"/><text:bookmark-start text:name="__RefHeading___Toc4150_4118176090"/>MariaDB<text:bookmark-end text:name="Còpia de Còpia de Còpia de Còpia de Còpia de Còpia de Còpia de __RefHeading___Toc13133_3274989480 1 1 1 2 1 1 1"/><text:bookmark-end text:name="__RefHeading___Toc4150_4118176090"/></text:h>
        <text:p text:style-name="P112"><text:span text:style-name="T51">CREATE </text:span><text:span text:style-name="T52">TABLE TRACKING_COLUMN</text:span><text:span text:style-name="T51"> (</text:span></text:p>
        <text:p text:style-name="P113"><text:s text:c="4"/>ID <text:s text:c="9"/>INT UNSIGNED NOT NULL AUTO_INCREMENT PRIMARY KEY,</text:p>
        <text:p text:style-name="P113"><text:s text:c="4"/>CREATED_BY <text:s/>INT UNSIGNED NOT NULL REFERENCES USER(ID),</text:p>
        <text:p text:style-name="P113"><text:s text:c="4"/>CREATED_AT <text:s/>DATETIME NOT NULL DEFAULT CURRENT_TIMESTAMP,</text:p>
        <text:p text:style-name="P113"><text:s text:c="4"/>UPDATED_BY <text:s/>INT UNSIGNED REFERENCES USER(ID),</text:p>
        <text:p text:style-name="P113"><text:s text:c="4"/>UPDATED_AT <text:s/>DATETIME,</text:p>
        <text:p text:style-name="P113"><text:s text:c="4"/>TRACKING_ID INT UNSIGNED NOT NULL REFERENCES TRACKING(ID),</text:p>
        <text:p text:style-name="P113"><text:s text:c="4"/>LIST_ID <text:s text:c="4"/>INT UNSIGNED REFERENCES OPTION_LIST(ID),</text:p>
        <text:p text:style-name="P113"><text:s text:c="4"/>TITLE <text:s text:c="6"/>VARCHAR(100) NOT NULL,</text:p>
        <text:p text:style-name="P113"><text:s text:c="4"/>COLUMN_TYPE INT UNSIGNED NOT NULL,</text:p>
        <text:p text:style-name="P113"><text:s text:c="4"/>MANDATORY <text:s text:c="2"/>BOOLEAN NOT NULL DEFAULT TRUE,</text:p>
        <text:p text:style-name="P113"><text:s text:c="4"/>CUSTOMIZED <text:s/>BOOLEAN NOT NULL DEFAULT FALSE</text:p>
        <text:p text:style-name="P113">) ENGINE = InnoDB;</text:p>
        <text:h text:style-name="P131" text:outline-level="1"><text:bookmark-start text:name="__RefHeading___Toc16988_3274989480"/>Mòdul TSTMOD<text:bookmark-end text:name="__RefHeading___Toc16988_3274989480"/></text:h>
        <text:h text:style-name="P103" text:outline-level="2"><text:bookmark-start text:name="__RefHeading___Toc16990_3274989480"/><text:alphabetical-index-mark-start text:id="IMark2336962869440"/>Entitat TEST_CATEGORY<text:bookmark-end text:name="__RefHeading___Toc16990_3274989480"/><text:alphabetical-index-mark-end text:id="IMark2336962869440"/></text:h>
        <text:h text:style-name="P105" text:outline-level="3"><text:bookmark-start text:name="Còpia de Còpia de Còpia de Còpia de Còpia de Còpia de __RefHeading___Toc13125_3274989480 1 1 2 1 1 1"/><text:bookmark-start text:name="__RefHeading___Toc4152_4118176090"/><text:span text:style-name="T11">P</text:span><text:span text:style-name="T29">roto3</text:span><text:bookmark-end text:name="Còpia de Còpia de Còpia de Còpia de Còpia de Còpia de __RefHeading___Toc13125_3274989480 1 1 2 1 1 1"/><text:bookmark-end text:name="__RefHeading___Toc4152_4118176090"/></text:h>
        <text:p text:style-name="P116"><text:span text:style-name="T10">message TstTestCategory</text:span> {</text:p>
        <text:p text:style-name="P116"><text:s text:c="4"/>BaseEntity <text:s text:c="14"/>base_entity = 1;</text:p>
        <text:p text:style-name="P116"><text:s text:c="4"/>string <text:s text:c="18"/>title_key = 2;</text:p>
        <text:p text:style-name="P116"><text:s text:c="4"/>optional string <text:s text:c="9"/>desc_key = 3;</text:p>
        <text:p text:style-name="P116"><text:s text:c="4"/>optional TstTestCategory parent = 4;</text:p>
        <text:p text:style-name="P116">}</text:p>
        <text:h text:style-name="P107" text:outline-level="3"><text:bookmark-start text:name="Còpia de Còpia de Còpia de Còpia de Còpia de Còpia de __RefHeading___Toc13127_3274989480 1 1 2 1 1 1"/><text:bookmark-start text:name="__RefHeading___Toc4154_4118176090"/>Flutter<text:bookmark-end text:name="Còpia de Còpia de Còpia de Còpia de Còpia de Còpia de __RefHeading___Toc13127_3274989480 1 1 2 1 1 1"/><text:bookmark-end text:name="__RefHeading___Toc4154_4118176090"/></text:h>
        <text:p text:style-name="P117"><text:span text:style-name="T30">class TstTestCategory</text:span><text:span text:style-name="T31"> extends ModelEntity {</text:span></text:p>
        <text:p text:style-name="P118"><text:s text:c="2"/>String? _titleKey;</text:p>
        <text:p text:style-name="P118"><text:s text:c="2"/>String? _title;</text:p>
        <text:p text:style-name="P118"><text:s text:c="2"/>String? _descKey;</text:p>
        <text:p text:style-name="P118"><text:s text:c="2"/>String? _desc;</text:p>
        <text:p text:style-name="P118"><text:s text:c="2"/>TstTestCategory? _parent;</text:p>
        <text:p text:style-name="P146">}</text:p>
        <text:h text:style-name="P105" text:outline-level="3"><text:bookmark-start text:name="Còpia de Còpia de Còpia de Còpia de Còpia de Còpia de __RefHeading___Toc13129_3274989480 2 1 2 1 1 1"/><text:bookmark-start text:name="__RefHeading___Toc4156_4118176090"/><text:span text:style-name="T48">Go</text:span><text:span text:style-name="T49">lang</text:span><text:bookmark-end text:name="Còpia de Còpia de Còpia de Còpia de Còpia de Còpia de __RefHeading___Toc13129_3274989480 2 1 2 1 1 1"/><text:bookmark-end text:name="__RefHeading___Toc4156_4118176090"/></text:h>
        <text:p text:style-name="P144">PENDENT</text:p>
        <text:h text:style-name="P111" text:outline-level="3"><text:bookmark-start text:name="Còpia de Còpia de Còpia de Còpia de Còpia de Còpia de __RefHeading___Toc13131_3274989480 1 1 2 1 1 1"/><text:bookmark-start text:name="__RefHeading___Toc4158_4118176090"/>SQLite<text:bookmark-end text:name="Còpia de Còpia de Còpia de Còpia de Còpia de Còpia de __RefHeading___Toc13131_3274989480 1 1 2 1 1 1"/><text:bookmark-end text:name="__RefHeading___Toc4158_4118176090"/></text:h>
        <text:p text:style-name="P112"><text:span text:style-name="T51">CREATE </text:span><text:span text:style-name="T52">TABLE $tnTstTestCategory</text:span><text:span text:style-name="T51"> (</text:span></text:p>
        <text:p text:style-name="P113"><text:s text:c="4"/>$standardHeader,</text:p>
        <text:p text:style-name="P113"><text:s text:c="4"/>$fldTitleKey $dbtTextNotNullUnique,</text:p>
        <text:p text:style-name="P113"><text:s text:c="4"/>$fldDescKey <text:s/>$dbtText,</text:p>
        <text:p text:style-name="P113"><text:s text:c="4"/>$fldParent <text:s text:c="2"/>$dbtInt REFERENCES $tnTstTestCategory($fldId)</text:p>
        <text:p text:style-name="P113">);</text:p>
        <text:h text:style-name="P111" text:outline-level="3"><text:bookmark-start text:name="Còpia de Còpia de Còpia de Còpia de Còpia de Còpia de __RefHeading___Toc13133_3274989480 1 1 2 1 1 1"/><text:bookmark-start text:name="__RefHeading___Toc4160_4118176090"/>MariaDB<text:bookmark-end text:name="Còpia de Còpia de Còpia de Còpia de Còpia de Còpia de __RefHeading___Toc13133_3274989480 1 1 2 1 1 1"/><text:bookmark-end text:name="__RefHeading___Toc4160_4118176090"/></text:h>
        <text:p text:style-name="P112"><text:span text:style-name="T51">CREATE </text:span><text:span text:style-name="T52">TABLE TEST_CATEGORY</text:span><text:span text:style-name="T51"> (</text:span></text:p>
        <text:p text:style-name="P113"><text:s text:c="4"/>ID <text:s text:c="8"/>INT UNSIGNED NOT NULL AUTO_INCREMENT PRIMARY KEY,</text:p>
        <text:p text:style-name="P113"><text:s text:c="4"/>CREATED_BY INT UNSIGNED NOT NULL REFERENCES USER(ID),</text:p>
        <text:p text:style-name="P113"><text:s text:c="4"/>CREATED_AT DATETIME NOT NULL DEFAULT CURRENT_TIMESTAMP,</text:p>
        <text:p text:style-name="P113"><text:s text:c="4"/>UPDATED_BY INT UNSIGNED REFERENCES USER(ID),</text:p>
        <text:p text:style-name="P113"><text:s text:c="4"/>UPDATED_AT DATETIME,</text:p>
        <text:p text:style-name="P113"><text:s text:c="4"/>TITLE_KEY <text:s/>VARCHAR(100) NOT NULL,</text:p>
        <text:p text:style-name="P113"><text:s text:c="4"/>DESC_KEY <text:s text:c="2"/>VARCHAR(100),</text:p>
        <text:p text:style-name="P113"><text:s text:c="4"/>PARENT_ID <text:s/>INT UNSIGNED REFERENCES TEST_CATEGORY(ID)</text:p>
        <text:p text:style-name="P113">) ENGINE = InnoDB;</text:p>
        <text:h text:style-name="P103" text:outline-level="2"><text:bookmark-start text:name="__RefHeading___Toc16992_3274989480"/><text:alphabetical-index-mark-start text:id="IMark2336962865120"/>Entitat TEST<text:bookmark-end text:name="__RefHeading___Toc16992_3274989480"/><text:alphabetical-index-mark-end text:id="IMark2336962865120"/></text:h>
        <text:h text:style-name="P105" text:outline-level="3"><text:bookmark-start text:name="Còpia de Còpia de Còpia de Còpia de Còpia de Còpia de Còpia de __RefHeading___Toc13125_3274989480 1 1 1 2 1 1 2"/><text:bookmark-start text:name="__RefHeading___Toc4162_4118176090"/><text:span text:style-name="T11">P</text:span><text:span text:style-name="T29">roto3</text:span><text:bookmark-end text:name="Còpia de Còpia de Còpia de Còpia de Còpia de Còpia de Còpia de __RefHeading___Toc13125_3274989480 1 1 1 2 1 1 2"/><text:bookmark-end text:name="__RefHeading___Toc4162_4118176090"/></text:h>
        <text:p text:style-name="P116"><text:span text:style-name="T10">message TstTest</text:span> {</text:p>
        <text:p text:style-name="P116"><text:s text:c="4"/>BaseEntity <text:s text:c="6"/>base_entity = 1;</text:p>
        <text:p text:style-name="P116"><text:s text:c="4"/>TstTestCategory <text:s/>category = 2;</text:p>
        <text:p text:style-name="P116"><text:s text:c="4"/>string <text:s text:c="10"/>name_key = 3;</text:p>
        <text:p text:style-name="P116"><text:s text:c="4"/>optional string <text:s/>desc_key = 4;</text:p>
        <text:p text:style-name="P116"><text:s text:c="4"/>optional string <text:s/>instr_key = 5;</text:p>
        <text:p text:style-name="P116"><text:s text:c="4"/>int32 <text:s text:c="11"/>version = 6;</text:p>
        <text:p text:style-name="P116"><text:soft-page-break/><text:s text:c="4"/>UsrUser <text:s text:c="9"/>therapist = 7;</text:p>
        <text:p text:style-name="P116"><text:s text:c="4"/>optional TstTest root = 8;</text:p>
        <text:p text:style-name="P116">}</text:p>
        <text:h text:style-name="P107" text:outline-level="3"><text:bookmark-start text:name="Còpia de Còpia de Còpia de Còpia de Còpia de Còpia de Còpia de __RefHeading___Toc13127_3274989480 1 1 1 2 1 1 2"/><text:bookmark-start text:name="__RefHeading___Toc4164_4118176090"/>Flutter<text:bookmark-end text:name="Còpia de Còpia de Còpia de Còpia de Còpia de Còpia de Còpia de __RefHeading___Toc13127_3274989480 1 1 1 2 1 1 2"/><text:bookmark-end text:name="__RefHeading___Toc4164_4118176090"/></text:h>
        <text:p text:style-name="P117"><text:span text:style-name="T30">class TstTest</text:span><text:span text:style-name="T31"> extends ModelEntity {</text:span></text:p>
        <text:p text:style-name="P118"><text:s text:c="2"/>stTestCategory? _category;</text:p>
        <text:p text:style-name="P118"><text:s text:c="2"/>String? <text:s text:c="8"/>_nameKey;</text:p>
        <text:p text:style-name="P147"><text:s text:c="2"/>String? <text:s text:c="8"/>_name;</text:p>
        <text:p text:style-name="P147"><text:s text:c="2"/>String? <text:s text:c="8"/>_descKey;</text:p>
        <text:p text:style-name="P147"><text:s text:c="2"/>String? <text:s text:c="8"/>_desc;</text:p>
        <text:p text:style-name="P147"><text:s text:c="2"/>String? <text:s text:c="8"/>_instrKey;</text:p>
        <text:p text:style-name="P147"><text:s text:c="2"/>String? <text:s text:c="8"/>_instr;</text:p>
        <text:p text:style-name="P147"><text:s text:c="2"/>int <text:s text:c="12"/>_vers = 0;</text:p>
        <text:p text:style-name="P147"><text:s text:c="2"/>UsrUser? <text:s text:c="7"/>_therapist;</text:p>
        <text:p text:style-name="P147"><text:s text:c="2"/>TstTest? <text:s text:c="7"/>_root;</text:p>
        <text:p text:style-name="P147">}</text:p>
        <text:h text:style-name="P105" text:outline-level="3"><text:bookmark-start text:name="Còpia de Còpia de Còpia de Còpia de Còpia de Còpia de Còpia de __RefHeading___Toc13129_3274989480 2 1 1 2 1 1 2"/><text:bookmark-start text:name="__RefHeading___Toc4166_4118176090"/><text:span text:style-name="T48">Go</text:span><text:span text:style-name="T49">lang</text:span><text:bookmark-end text:name="Còpia de Còpia de Còpia de Còpia de Còpia de Còpia de Còpia de __RefHeading___Toc13129_3274989480 2 1 1 2 1 1 2"/><text:bookmark-end text:name="__RefHeading___Toc4166_4118176090"/></text:h>
        <text:p text:style-name="P144">PENDENT</text:p>
        <text:h text:style-name="P111" text:outline-level="3"><text:bookmark-start text:name="Còpia de Còpia de Còpia de Còpia de Còpia de Còpia de Còpia de __RefHeading___Toc13131_3274989480 1 1 1 2 1 1 2"/><text:bookmark-start text:name="__RefHeading___Toc4168_4118176090"/>SQLite<text:bookmark-end text:name="Còpia de Còpia de Còpia de Còpia de Còpia de Còpia de Còpia de __RefHeading___Toc13131_3274989480 1 1 1 2 1 1 2"/><text:bookmark-end text:name="__RefHeading___Toc4168_4118176090"/></text:h>
        <text:p text:style-name="P112"><text:span text:style-name="T51">CREATE </text:span><text:span text:style-name="T52">TABLE $tnTstTest</text:span><text:span text:style-name="T51"> (</text:span></text:p>
        <text:p text:style-name="P113"><text:s text:c="4"/>$standardHeader, </text:p>
        <text:p text:style-name="P113"><text:s text:c="4"/>$fldTestCategory $dbtIntNotNull REFERENCES $tnTstTestCategory($fldId),</text:p>
        <text:p text:style-name="P113"><text:s text:c="4"/>$fldNameKey <text:s text:c="5"/>$dbtTextNotNull,</text:p>
        <text:p text:style-name="P113"><text:s text:c="4"/>$fldDescKey <text:s text:c="5"/>$dbtText,</text:p>
        <text:p text:style-name="P113"><text:s text:c="4"/>$fldInstrKey <text:s text:c="4"/>$dbtText,</text:p>
        <text:p text:style-name="P113"><text:s text:c="4"/>$fldVersion <text:s text:c="5"/>$dbtIntNotNull,</text:p>
        <text:p text:style-name="P113"><text:s text:c="4"/>$fldRoot <text:s text:c="8"/>$dbtInt REFERENCES $tnTstTest($fldId),</text:p>
        <text:p text:style-name="P113"><text:s text:c="4"/>$fldTherapist <text:s text:c="3"/>$dbtIntNotNull REFERENCES $tnUsrUser($fldId),</text:p>
        <text:p text:style-name="P113">);</text:p>
        <text:h text:style-name="P111" text:outline-level="3"><text:bookmark-start text:name="Còpia de Còpia de Còpia de Còpia de Còpia de Còpia de Còpia de __RefHeading___Toc13133_3274989480 1 1 1 2 1 1 2"/><text:bookmark-start text:name="__RefHeading___Toc4170_4118176090"/>MariaDB<text:bookmark-end text:name="Còpia de Còpia de Còpia de Còpia de Còpia de Còpia de Còpia de __RefHeading___Toc13133_3274989480 1 1 1 2 1 1 2"/><text:bookmark-end text:name="__RefHeading___Toc4170_4118176090"/></text:h>
        <text:p text:style-name="P112"><text:span text:style-name="T51">CREATE </text:span><text:span text:style-name="T52">TABLE TEST</text:span><text:span text:style-name="T51"> (</text:span></text:p>
        <text:p text:style-name="P148"><text:s text:c="4"/>ID <text:s text:c="10"/>INT UNSIGNED NOT NULL AUTO_INCREMENT PRIMARY KEY,</text:p>
        <text:p text:style-name="P149"><text:s text:c="4"/>CREATED_BY <text:s text:c="2"/>INT UNSIGNED NOT NULL REFERENCES USER(ID),</text:p>
        <text:p text:style-name="P148"><text:s text:c="4"/>CREATED_AT <text:s text:c="2"/>DATETIME NOT NULL DEFAULT CURRENT_TIMESTAMP,</text:p>
        <text:p text:style-name="P113"><text:s text:c="4"/>UPDATED_BY <text:s text:c="2"/>INT UNSIGNED REFERENCES USER(ID),</text:p>
        <text:p text:style-name="P113"><text:s text:c="4"/>UPDATED_AT <text:s text:c="2"/>DATETIME,</text:p>
        <text:p text:style-name="P113"><text:s text:c="4"/>CATEGORY_ID <text:s/>INT UNSIGNED NOT NULL REFERENCES TEST_CATEGORY(ID),</text:p>
        <text:p text:style-name="P113"><text:s text:c="4"/>NAME_KEY <text:s text:c="4"/>VARCHAR(100) NOT NULL,</text:p>
        <text:p text:style-name="P112"><text:span text:style-name="T51"><text:s text:c="4"/>DESC_KEY <text:s text:c="4"/></text:span><text:span text:style-name="T57">V</text:span><text:span text:style-name="T51">ARCHAR(100),</text:span></text:p>
        <text:p text:style-name="P113"><text:s text:c="4"/>INSTRS_KEY <text:s text:c="2"/>VARCHAR(100),</text:p>
        <text:p text:style-name="P113"><text:s text:c="4"/>VERSION <text:s text:c="5"/>INT UNSIGNED NOT NULL,</text:p>
        <text:p text:style-name="P113"><text:s text:c="4"/>ROOT_ID <text:s text:c="5"/>INT UNSIGNED REFERENCES TEST(ID),</text:p>
        <text:p text:style-name="P113"><text:s text:c="4"/>THERAPIST_ID INT UNSIGNED NOT NULL REFERENCES USER(ID)</text:p>
        <text:p text:style-name="P113">) ENGINE InnoDB;</text:p>
        <text:p text:style-name="P112"><text:span text:style-name="T51"/></text:p>
        <text:p text:style-name="P112"><text:span text:style-name="T51"/></text:p>
        <text:p text:style-name="P112"><text:span text:style-name="T51"/></text:p>
        <text:h text:style-name="P103" text:outline-level="2"><text:bookmark-start text:name="__RefHeading___Toc16994_3274989480"/><text:soft-page-break/><text:alphabetical-index-mark-start text:id="IMark2336962864640"/>Entitat QUESTION<text:bookmark-end text:name="__RefHeading___Toc16994_3274989480"/><text:alphabetical-index-mark-end text:id="IMark2336962864640"/></text:h>
        <text:h text:style-name="P105" text:outline-level="3"><text:bookmark-start text:name="Còpia de Còpia de Còpia de Còpia de Còpia de Còpia de Còpia de Còpia de __RefHeading___Toc13125_3274989480 1 1 1 2 1 1 1 1"/><text:bookmark-start text:name="__RefHeading___Toc4172_4118176090"/><text:span text:style-name="T11">P</text:span><text:span text:style-name="T29">roto3</text:span><text:bookmark-end text:name="Còpia de Còpia de Còpia de Còpia de Còpia de Còpia de Còpia de Còpia de __RefHeading___Toc13125_3274989480 1 1 1 2 1 1 1 1"/><text:bookmark-end text:name="__RefHeading___Toc4172_4118176090"/></text:h>
        <text:p text:style-name="P116"><text:span text:style-name="T10">message TstQuestion</text:span> {</text:p>
        <text:p text:style-name="P116"><text:s text:c="4"/>BaseEntity <text:s text:c="10"/>base_entity = 1;</text:p>
        <text:p text:style-name="P116"><text:s text:c="4"/>TstTest <text:s text:c="13"/>test = 2;</text:p>
        <text:p text:style-name="P116"><text:s text:c="4"/>TstTestQuestionType <text:s/>test_question_type = 3;</text:p>
        <text:p text:style-name="P116"><text:s text:c="4"/>optional TstQuestion block = 4;</text:p>
        <text:p text:style-name="P116"><text:s text:c="4"/>string <text:s text:c="14"/>question = 5;</text:p>
        <text:p text:style-name="P116"><text:s text:c="4"/>optional string <text:s text:c="5"/>help = 6;</text:p>
        <text:p text:style-name="P116"><text:s text:c="4"/>bool <text:s text:c="16"/>mandatory = 7;</text:p>
        <text:p text:style-name="P116"><text:s text:c="4"/>bool <text:s text:c="16"/>custom = 8;</text:p>
        <text:p text:style-name="P116">}</text:p>
        <text:h text:style-name="P107" text:outline-level="3"><text:bookmark-start text:name="Còpia de Còpia de Còpia de Còpia de Còpia de Còpia de Còpia de Còpia de __RefHeading___Toc13127_3274989480 1 1 1 2 1 1 1 1"/><text:bookmark-start text:name="__RefHeading___Toc4174_4118176090"/>Flutter<text:bookmark-end text:name="Còpia de Còpia de Còpia de Còpia de Còpia de Còpia de Còpia de Còpia de __RefHeading___Toc13127_3274989480 1 1 1 2 1 1 1 1"/><text:bookmark-end text:name="__RefHeading___Toc4174_4118176090"/></text:h>
        <text:p text:style-name="P117"><text:span text:style-name="T30">enum QuestionType</text:span><text:span text:style-name="T31"> {</text:span></text:p>
        <text:p text:style-name="P150"><text:s text:c="4"/>unspecified,</text:p>
        <text:p text:style-name="P150"><text:s text:c="4"/>plainText,</text:p>
        <text:p text:style-name="P150"><text:s text:c="4"/>boolean,</text:p>
        <text:p text:style-name="P150"><text:s text:c="4"/>list,</text:p>
        <text:p text:style-name="P150"><text:s text:c="4"/>emotion,</text:p>
        <text:p text:style-name="P150"><text:s text:c="4"/>mood,</text:p>
        <text:p text:style-name="P150"><text:s text:c="4"/>date,</text:p>
        <text:p text:style-name="P150"><text:s text:c="4"/>dateTime,</text:p>
        <text:p text:style-name="P118">}</text:p>
        <text:p text:style-name="P117"><text:span text:style-name="T31"/></text:p>
        <text:p text:style-name="P117"><text:span text:style-name="T30">class TstQuestion</text:span><text:span text:style-name="T31"> extends ModelEntity {</text:span></text:p>
        <text:p text:style-name="P118"><text:s text:c="4"/>TstTest? <text:s text:c="4"/>_test;</text:p>
        <text:p text:style-name="P118"><text:s text:c="4"/>QuestionType _type = QuestionType.unspecified;</text:p>
        <text:p text:style-name="P118"><text:s text:c="4"/>TstQuestion? _block;</text:p>
        <text:p text:style-name="P118"><text:s text:c="4"/>String? <text:s text:c="5"/>_questionKey;</text:p>
        <text:p text:style-name="P118"><text:s text:c="4"/>String? <text:s text:c="5"/>_question;</text:p>
        <text:p text:style-name="P118"><text:s text:c="4"/>String? <text:s text:c="5"/>_helpKey;</text:p>
        <text:p text:style-name="P118"><text:s text:c="4"/>String? <text:s text:c="5"/>_help;</text:p>
        <text:p text:style-name="P118"><text:s text:c="4"/>bool <text:s text:c="8"/>_mandatory = false;</text:p>
        <text:p text:style-name="P118"><text:s text:c="4"/>bool <text:s text:c="8"/>_custom = false;</text:p>
        <text:p text:style-name="P150">}</text:p>
        <text:h text:style-name="P105" text:outline-level="3"><text:bookmark-start text:name="Còpia de Còpia de Còpia de Còpia de Còpia de Còpia de Còpia de Còpia de __RefHeading___Toc13129_3274989480 2 1 1 2 1 1 1 1"/><text:bookmark-start text:name="__RefHeading___Toc4176_4118176090"/><text:span text:style-name="T48">Go</text:span><text:span text:style-name="T49">lang</text:span><text:bookmark-end text:name="Còpia de Còpia de Còpia de Còpia de Còpia de Còpia de Còpia de Còpia de __RefHeading___Toc13129_3274989480 2 1 1 2 1 1 1 1"/><text:bookmark-end text:name="__RefHeading___Toc4176_4118176090"/></text:h>
        <text:p text:style-name="P144">PENDENT</text:p>
        <text:h text:style-name="P111" text:outline-level="3"><text:bookmark-start text:name="Còpia de Còpia de Còpia de Còpia de Còpia de Còpia de Còpia de Còpia de __RefHeading___Toc13131_3274989480 1 1 1 2 1 1 1 1"/><text:bookmark-start text:name="__RefHeading___Toc4178_4118176090"/>SQLite<text:bookmark-end text:name="Còpia de Còpia de Còpia de Còpia de Còpia de Còpia de Còpia de Còpia de __RefHeading___Toc13131_3274989480 1 1 1 2 1 1 1 1"/><text:bookmark-end text:name="__RefHeading___Toc4178_4118176090"/></text:h>
        <text:p text:style-name="P112"><text:span text:style-name="T51">CREATE </text:span><text:span text:style-name="T52">TABLE $tnTstQuestion</text:span><text:span text:style-name="T51"> (</text:span></text:p>
        <text:p text:style-name="P113"><text:s text:c="4"/>$standardHeader,</text:p>
        <text:p text:style-name="P113"><text:s text:c="4"/>$fldTest <text:s text:c="8"/>$dbtIntNotNull REFERENCES $tnTstTest($fldId),</text:p>
        <text:p text:style-name="P113"><text:s text:c="4"/>$fldQuestionType $dbtIntNotNull,</text:p>
        <text:p text:style-name="P113"><text:s text:c="4"/>$fldBlock <text:s text:c="7"/>$dbtInt REFERENCES $tnTstTest($fldId),</text:p>
        <text:p text:style-name="P113"><text:s text:c="4"/>$fldQuestionKey <text:s/>$dbtTextNotNull,</text:p>
        <text:p text:style-name="P113"><text:s text:c="4"/>$fldHelpKey <text:s text:c="5"/>$dbtText,</text:p>
        <text:p text:style-name="P113"><text:s text:c="4"/>$fldMandatory <text:s text:c="3"/>$dbtBooleanNotNull DEFAULT FALSE,</text:p>
        <text:p text:style-name="P113"><text:s text:c="4"/>$fldCustom <text:s text:c="6"/>$dbtBooleanNotNull DEFAULT FALSE</text:p>
        <text:p text:style-name="P113">);</text:p>
        <text:p text:style-name="P112"><text:span text:style-name="T51"/></text:p>
        <text:h text:style-name="P111" text:outline-level="3"><text:bookmark-start text:name="Còpia de Còpia de Còpia de Còpia de Còpia de Còpia de Còpia de Còpia de __RefHeading___Toc13133_3274989480 1 1 1 2 1 1 1 1"/><text:bookmark-start text:name="__RefHeading___Toc4180_4118176090"/><text:soft-page-break/>MariaDB<text:bookmark-end text:name="Còpia de Còpia de Còpia de Còpia de Còpia de Còpia de Còpia de Còpia de __RefHeading___Toc13133_3274989480 1 1 1 2 1 1 1 1"/><text:bookmark-end text:name="__RefHeading___Toc4180_4118176090"/></text:h>
        <text:p text:style-name="P112"><text:span text:style-name="T51">CREATE </text:span><text:span text:style-name="T52">TABLE QUESTION</text:span><text:span text:style-name="T51"> (</text:span></text:p>
        <text:p text:style-name="P113"><text:s text:c="4"/>ID <text:s text:c="11"/>INT UNSIGNED NOT NULL AUTO_INCREMENT PRIMARY KEY,</text:p>
        <text:p text:style-name="P113"><text:s text:c="4"/>CREATED_BY <text:s text:c="3"/>INT UNSIGNED NOT NULL REFERENCES USER(ID),</text:p>
        <text:p text:style-name="P113"><text:s text:c="4"/>CREATED_AT <text:s text:c="3"/>DATETIME NOT NULL DEFAULT CURRENT_TIMESTAMP,</text:p>
        <text:p text:style-name="P113"><text:s text:c="4"/>UPDATED_BY <text:s text:c="3"/>INT UNSIGNED REFERENCES USER(ID),</text:p>
        <text:p text:style-name="P113"><text:s text:c="4"/>UPDATED_AT <text:s text:c="3"/>DATETIME,</text:p>
        <text:p text:style-name="P113"><text:s text:c="4"/>TEST_ID <text:s text:c="6"/>INT UNSIGNED NOT NULL REFERENCES TEST(ID),</text:p>
        <text:p text:style-name="P113"><text:s text:c="4"/>QUESTION_TYPE INT UNSIGNED NOT NULL,</text:p>
        <text:p text:style-name="P113"><text:s text:c="4"/>BLOCK_ID <text:s text:c="5"/>INT UNSIGNED REFERENCES QUESTION(ID),</text:p>
        <text:p text:style-name="P113"><text:s text:c="4"/>QUESTION_KEY <text:s/>VARCHAR(100) NOT NULL,</text:p>
        <text:p text:style-name="P113"><text:s text:c="4"/>HELP_KEY <text:s text:c="5"/>VARCHAR(100),</text:p>
        <text:p text:style-name="P113"><text:s text:c="4"/>MANDATORY <text:s text:c="4"/>BOOLEAN NOT NULL DEFAULT TRUE,</text:p>
        <text:p text:style-name="P113"><text:s text:c="4"/>CUSTOMIZED <text:s text:c="3"/>BOOLEAN NOT NULL DEFAULT FALSE</text:p>
        <text:p text:style-name="P113">) ENGINE = InnoDB;</text:p>
        <text:h text:style-name="P131" text:outline-level="1"><text:bookmark-start text:name="__RefHeading___Toc16996_3274989480"/>Mòdul DGNMOD<text:bookmark-end text:name="__RefHeading___Toc16996_3274989480"/></text:h>
        <text:h text:style-name="P103" text:outline-level="2"><text:bookmark-start text:name="__RefHeading___Toc16998_3274989480"/><text:alphabetical-index-mark-start text:id="IMark2336962864640"/>Entitat DIAGNOSIS<text:bookmark-end text:name="__RefHeading___Toc16998_3274989480"/><text:alphabetical-index-mark-end text:id="IMark2336962864640"/></text:h>
        <text:h text:style-name="P105" text:outline-level="3"><text:bookmark-start text:name="Còpia de Còpia de Còpia de Còpia de Còpia de Còpia de Còpia de __RefHeading___Toc13125_3274989480 1 1 2 1 1 1 1"/><text:bookmark-start text:name="__RefHeading___Toc4182_4118176090"/><text:span text:style-name="T11">P</text:span><text:span text:style-name="T29">roto3</text:span><text:bookmark-end text:name="Còpia de Còpia de Còpia de Còpia de Còpia de Còpia de Còpia de __RefHeading___Toc13125_3274989480 1 1 2 1 1 1 1"/><text:bookmark-end text:name="__RefHeading___Toc4182_4118176090"/></text:h>
        <text:p text:style-name="P116"><text:span text:style-name="T10">message DgnDiagnosis</text:span> {</text:p>
        <text:p text:style-name="P116"><text:s text:c="4"/>a_user.usrmod.BaseEntity <text:s text:c="10"/>base_entity = 1;</text:p>
        <text:p text:style-name="P116"><text:s text:c="4"/>b_definitions.dismod.DisDisease <text:s text:c="3"/>disease = 2;</text:p>
        <text:p text:style-name="P116"><text:s text:c="4"/>a_user.usrmod.UsrUser <text:s text:c="13"/>therapist = 3;</text:p>
        <text:p text:style-name="P116"><text:s text:c="4"/>c_working.dgnmod.DgnDiagnosisState diagnosis_state = 4;</text:p>
        <text:p text:style-name="P116"><text:s text:c="4"/>optional string <text:s text:c="19"/>annotations = 5;</text:p>
        <text:p text:style-name="P116">}</text:p>
        <text:h text:style-name="P107" text:outline-level="3"><text:bookmark-start text:name="Còpia de Còpia de Còpia de Còpia de Còpia de Còpia de Còpia de __RefHeading___Toc13127_3274989480 1 1 2 1 1 1 1"/><text:bookmark-start text:name="__RefHeading___Toc4184_4118176090"/>Flutter<text:bookmark-end text:name="Còpia de Còpia de Còpia de Còpia de Còpia de Còpia de Còpia de __RefHeading___Toc13127_3274989480 1 1 2 1 1 1 1"/><text:bookmark-end text:name="__RefHeading___Toc4184_4118176090"/></text:h>
        <text:p text:style-name="P117"><text:span text:style-name="T30">enum DiagnosisState</text:span><text:span text:style-name="T31"> {</text:span></text:p>
        <text:p text:style-name="P118"><text:s text:c="4"/>unspecified,</text:p>
        <text:p text:style-name="P118"><text:s text:c="4"/>stablished,</text:p>
        <text:p text:style-name="P118"><text:s text:c="4"/>cancelled,</text:p>
        <text:p text:style-name="P118"><text:s text:c="4"/>cured,</text:p>
        <text:p text:style-name="P118"><text:s text:c="4"/>chronicled,</text:p>
        <text:p text:style-name="P118">}</text:p>
        <text:p text:style-name="P117"><text:span text:style-name="T31"/></text:p>
        <text:p text:style-name="P117"><text:span text:style-name="T30">class DgnDiagnosis </text:span><text:span text:style-name="T31">extends ModelEntity {</text:span></text:p>
        <text:p text:style-name="P117"><text:span text:style-name="T31"><text:s text:c="2"/></text:span><text:span text:style-name="T58"><text:s text:c="2"/></text:span><text:span text:style-name="T31">DisDisease? <text:s text:c="3"/>_disease;</text:span></text:p>
        <text:p text:style-name="P118"><text:s text:c="4"/>UsrUser? <text:s text:c="6"/>_therapist;</text:p>
        <text:p text:style-name="P118"><text:s text:c="4"/>DiagnosisState _state = DiagnosisState.unspecified;</text:p>
        <text:p text:style-name="P118"><text:s text:c="4"/>String? <text:s text:c="7"/>_annotations;</text:p>
        <text:p text:style-name="P151">}</text:p>
        <text:h text:style-name="P105" text:outline-level="3"><text:bookmark-start text:name="Còpia de Còpia de Còpia de Còpia de Còpia de Còpia de Còpia de __RefHeading___Toc13129_3274989480 2 1 2 1 1 1 1"/><text:bookmark-start text:name="__RefHeading___Toc4186_4118176090"/><text:span text:style-name="T48">Go</text:span><text:span text:style-name="T49">lang</text:span><text:bookmark-end text:name="Còpia de Còpia de Còpia de Còpia de Còpia de Còpia de Còpia de __RefHeading___Toc13129_3274989480 2 1 2 1 1 1 1"/><text:bookmark-end text:name="__RefHeading___Toc4186_4118176090"/></text:h>
        <text:p text:style-name="P144">PENDENT</text:p>
        <text:h text:style-name="P111" text:outline-level="3"><text:bookmark-start text:name="Còpia de Còpia de Còpia de Còpia de Còpia de Còpia de Còpia de __RefHeading___Toc13131_3274989480 1 1 2 1 1 1 1"/><text:bookmark-start text:name="__RefHeading___Toc4188_4118176090"/>SQLite<text:bookmark-end text:name="Còpia de Còpia de Còpia de Còpia de Còpia de Còpia de Còpia de __RefHeading___Toc13131_3274989480 1 1 2 1 1 1 1"/><text:bookmark-end text:name="__RefHeading___Toc4188_4118176090"/></text:h>
        <text:p text:style-name="P112"><text:span text:style-name="T51">CREATE </text:span><text:span text:style-name="T52">TABLE $tnDgnDiagnosis</text:span><text:span text:style-name="T51"> (</text:span></text:p>
        <text:p text:style-name="P113"><text:s text:c="4"/>$standardHeader, <text:s text:c="4"/></text:p>
        <text:p text:style-name="P113"><text:s text:c="4"/>$fldDisease <text:s text:c="7"/>$dbtIntNotNull REFERENCES $tnDisDisease($fldId),</text:p>
        <text:p text:style-name="P113"><text:s text:c="4"/>$fldTherapist <text:s text:c="5"/>$dbtIntNotNull REFERENCES $tnUsrUser($fldId),</text:p>
        <text:p text:style-name="P113"><text:s text:c="4"/>$fldDiagnosisState $dbtIntNotNull DEFAULT 0,</text:p>
        <text:p text:style-name="P113"><text:s text:c="4"/>$fldAnnotations <text:s text:c="3"/>$dbtText</text:p>
        <text:p text:style-name="P113">);</text:p>
        <text:h text:style-name="P111" text:outline-level="3"><text:bookmark-start text:name="Còpia de Còpia de Còpia de Còpia de Còpia de Còpia de Còpia de __RefHeading___Toc13133_3274989480 1 1 2 1 1 1 1"/><text:bookmark-start text:name="__RefHeading___Toc4190_4118176090"/>MariaDB<text:bookmark-end text:name="Còpia de Còpia de Còpia de Còpia de Còpia de Còpia de Còpia de __RefHeading___Toc13133_3274989480 1 1 2 1 1 1 1"/><text:bookmark-end text:name="__RefHeading___Toc4190_4118176090"/></text:h>
        <text:p text:style-name="P113">CREATE TABLE DIAGNOSIS (</text:p>
        <text:p text:style-name="P113"><text:s text:c="4"/>ID <text:s text:c="13"/>INT UNSIGNED NOT NULL AUTO_INCREMENT PRIMARY KEY,</text:p>
        <text:p text:style-name="P113"><text:s text:c="4"/>CREATED_BY <text:s text:c="5"/>INT UNSIGNED NOT NULL REFERENCES USER(ID),</text:p>
        <text:p text:style-name="P113"><text:s text:c="4"/>CREATED_AT <text:s text:c="5"/>DATETIME NOT NULL DEFAULT CURRENT_TIMESTAMP,</text:p>
        <text:p text:style-name="P113"><text:s text:c="4"/>UPDATED_BY <text:s text:c="5"/>INT UNSIGNED REFERENCES USER(ID),</text:p>
        <text:p text:style-name="P113"><text:s text:c="4"/>UPDATED_AT <text:s text:c="5"/>DATETIME,</text:p>
        <text:p text:style-name="P113"><text:s text:c="4"/>DISEASE_ID <text:s text:c="5"/>INT UNSIGNED NOT NULL REFERENCES DISEASE(ID),</text:p>
        <text:p text:style-name="P113"><text:s text:c="4"/>THERAPIST_ID <text:s text:c="3"/>INT UNSIGNED NOT NULL REFERENCES USER(ID),</text:p>
        <text:p text:style-name="P113"><text:s text:c="4"/>DIAGNOSIS_STATE INT UNSIGNED NOT NULL,</text:p>
        <text:p text:style-name="P113"><text:s text:c="4"/>ANNOTATIONS <text:s text:c="4"/>VARCHAR(2048)</text:p>
        <text:p text:style-name="P113">) ENGINE = InnoDB;</text:p>
        <text:h text:style-name="P103" text:outline-level="2"><text:bookmark-start text:name="__RefHeading___Toc17000_3274989480"/><text:soft-page-break/><text:alphabetical-index-mark-start text:id="IMark2336962866320"/>Entitat DIAGNOSIS_PHASE<text:bookmark-end text:name="__RefHeading___Toc17000_3274989480"/><text:alphabetical-index-mark-end text:id="IMark2336962866320"/></text:h>
        <text:h text:style-name="P105" text:outline-level="3"><text:bookmark-start text:name="Còpia de Còpia de Còpia de Còpia de Còpia de Còpia de Còpia de Còpia de __RefHeading___Toc13125_3274989480 1 1 1 2 1 1 2 1"/><text:bookmark-start text:name="__RefHeading___Toc4192_4118176090"/><text:span text:style-name="T11">P</text:span><text:span text:style-name="T29">roto3</text:span><text:bookmark-end text:name="Còpia de Còpia de Còpia de Còpia de Còpia de Còpia de Còpia de Còpia de __RefHeading___Toc13125_3274989480 1 1 1 2 1 1 2 1"/><text:bookmark-end text:name="__RefHeading___Toc4192_4118176090"/></text:h>
        <text:p text:style-name="P116"><text:span text:style-name="T10">message DgnDiagnosisPhase</text:span> {</text:p>
        <text:p text:style-name="P116"><text:s text:c="4"/>a_user.usrmod.BaseEntity <text:s text:c="15"/>base_entity = 1;</text:p>
        <text:p text:style-name="P116"><text:s text:c="4"/>DgnDiagnosis <text:s text:c="27"/>diagnosis = 2;</text:p>
        <text:p text:style-name="P116"><text:s text:c="4"/>b_definitions.dismod.DisPhase <text:s text:c="10"/>disease_phase = 3;</text:p>
        <text:p text:style-name="P116"><text:s text:c="4"/>d_admin.vismod.VisVisit <text:s text:c="16"/>visit = 4;</text:p>
        <text:p text:style-name="P116"><text:s text:c="4"/>c_working.dgnmod.DgnDiagnosisPhaseState state = 5;</text:p>
        <text:p text:style-name="P116"><text:s text:c="4"/>optional DgnAchievement <text:s text:c="16"/>relapse = 6;</text:p>
        <text:p text:style-name="P116"><text:s text:c="4"/>optional string <text:s text:c="24"/>annotations = 7;</text:p>
        <text:p text:style-name="P116">}</text:p>
        <text:h text:style-name="P107" text:outline-level="3"><text:bookmark-start text:name="Còpia de Còpia de Còpia de Còpia de Còpia de Còpia de Còpia de Còpia de __RefHeading___Toc13127_3274989480 1 1 1 2 1 1 2 1"/><text:bookmark-start text:name="__RefHeading___Toc4194_4118176090"/>Flutter<text:bookmark-end text:name="Còpia de Còpia de Còpia de Còpia de Còpia de Còpia de Còpia de Còpia de __RefHeading___Toc13127_3274989480 1 1 1 2 1 1 2 1"/><text:bookmark-end text:name="__RefHeading___Toc4194_4118176090"/></text:h>
        <text:p text:style-name="P117"><text:span text:style-name="T30">enum DiagnosisPhaseState</text:span><text:span text:style-name="T31"> {</text:span></text:p>
        <text:p text:style-name="P118"><text:s text:c="4"/>unspecified,</text:p>
        <text:p text:style-name="P118"><text:s text:c="4"/>opened,</text:p>
        <text:p text:style-name="P118"><text:s text:c="4"/>achieved,</text:p>
        <text:p text:style-name="P118"><text:s text:c="4"/>relapsed,</text:p>
        <text:p text:style-name="P118"><text:s text:c="4"/>chronicled,</text:p>
        <text:p text:style-name="P152">}</text:p>
        <text:p text:style-name="P153"><text:span text:style-name="T30"/></text:p>
        <text:p text:style-name="P153"><text:span text:style-name="T30">class DgnDiagnosisPhase</text:span><text:span text:style-name="T31"> extends ModelEntity {</text:span></text:p>
        <text:p text:style-name="P118"><text:s text:c="4"/>DgnDiagnosis? <text:s text:c="6"/>_diagnosis;</text:p>
        <text:p text:style-name="P118"><text:s text:c="4"/>DisPhase? <text:s text:c="10"/>_phase;</text:p>
        <text:p text:style-name="P118"><text:s text:c="4"/>VisVisit? <text:s text:c="10"/>_visit;</text:p>
        <text:p text:style-name="P118"><text:s text:c="4"/>DiagnosisPhaseState _state = DiagnosisPhaseState.unspecified;</text:p>
        <text:p text:style-name="P118"><text:s text:c="4"/>DgnDiagnosisPhase? <text:s/>_relapse;</text:p>
        <text:p text:style-name="P118"><text:s text:c="4"/>String? <text:s text:c="12"/>_annotations;</text:p>
        <text:p text:style-name="P154">}</text:p>
        <text:h text:style-name="P105" text:outline-level="3"><text:bookmark-start text:name="Còpia de Còpia de Còpia de Còpia de Còpia de Còpia de Còpia de Còpia de __RefHeading___Toc13129_3274989480 2 1 1 2 1 1 2 1"/><text:bookmark-start text:name="__RefHeading___Toc4196_4118176090"/><text:span text:style-name="T48">Go</text:span><text:span text:style-name="T49">lang</text:span><text:bookmark-end text:name="Còpia de Còpia de Còpia de Còpia de Còpia de Còpia de Còpia de Còpia de __RefHeading___Toc13129_3274989480 2 1 1 2 1 1 2 1"/><text:bookmark-end text:name="__RefHeading___Toc4196_4118176090"/></text:h>
        <text:p text:style-name="P144">PENDENT</text:p>
        <text:h text:style-name="P111" text:outline-level="3"><text:bookmark-start text:name="Còpia de Còpia de Còpia de Còpia de Còpia de Còpia de Còpia de Còpia de __RefHeading___Toc13131_3274989480 1 1 1 2 1 1 2 1"/><text:bookmark-start text:name="__RefHeading___Toc4198_4118176090"/>SQLite<text:bookmark-end text:name="Còpia de Còpia de Còpia de Còpia de Còpia de Còpia de Còpia de Còpia de __RefHeading___Toc13131_3274989480 1 1 1 2 1 1 2 1"/><text:bookmark-end text:name="__RefHeading___Toc4198_4118176090"/></text:h>
        <text:p text:style-name="P112"><text:span text:style-name="T51">CREATE </text:span><text:span text:style-name="T52">TABLE $tnDgnDiagnosisPhase</text:span><text:span text:style-name="T51"> (</text:span></text:p>
        <text:p text:style-name="P113"><text:s text:c="4"/>$standardHeader,</text:p>
        <text:p text:style-name="P113"><text:s text:c="4"/>$fldDiagnosis <text:s text:c="10"/>$dbtIntNotNull REFERENCES $tnDgnDiagnosis($fldId),</text:p>
        <text:p text:style-name="P113"><text:s text:c="4"/>$fldDiseasePhase <text:s text:c="7"/>$dbtIntNotNull REFERENCES $tnDisPhase($fldId),</text:p>
        <text:p text:style-name="P113"><text:s text:c="4"/>$fldVisit <text:s text:c="14"/>$dbtIntNotNull REFERENCES $tnVisVisit($fldId),</text:p>
        <text:p text:style-name="P113"><text:s text:c="4"/>$fldDiagnosisPhaseState $dbtIntNotNull DEFAULT 0,</text:p>
        <text:p text:style-name="P113"><text:s text:c="4"/>$fldRelapse <text:s text:c="12"/>$dbtInt REFERENCES $tnDgnDiagnosisPhase($fldId),</text:p>
        <text:p text:style-name="P113"><text:s text:c="4"/>$fldAnnotations <text:s text:c="8"/>$dbtText</text:p>
        <text:p text:style-name="P113"><text:s text:c="4"/>);</text:p>
        <text:h text:style-name="P111" text:outline-level="3"><text:bookmark-start text:name="__RefHeading___Toc23293_4118176090"/><text:bookmark-start text:name="Còpia de Còpia de Còpia de Còpia de Còpia de Còpia de Còpia de Còpia de __RefHeading___Toc13133_3274989480 1 1 1 2 1 1 2 1"/>MariaDB<text:bookmark-end text:name="__RefHeading___Toc23293_4118176090"/><text:bookmark-end text:name="Còpia de Còpia de Còpia de Còpia de Còpia de Còpia de Còpia de Còpia de __RefHeading___Toc13133_3274989480 1 1 1 2 1 1 2 1"/></text:h>
        <text:p text:style-name="P112"><text:span text:style-name="T51">CREATE </text:span><text:span text:style-name="T52">TABLE DIAGNOSIS_PHASE</text:span><text:span text:style-name="T51"> (</text:span></text:p>
        <text:p text:style-name="P113"><text:s text:c="4"/>ID <text:s text:c="14"/>INT UNSIGNED NOT NULL AUTO_INCREMENT PRIMARY KEY,</text:p>
        <text:p text:style-name="P113"><text:s text:c="4"/>CREATED_BY <text:s text:c="6"/>INT UNSIGNED NOT NULL REFERENCES USER(ID),</text:p>
        <text:p text:style-name="P113"><text:s text:c="4"/>CREATED_AT <text:s text:c="6"/>DATETIME NOT NULL DEFAULT CURRENT_TIMESTAMP,</text:p>
        <text:p text:style-name="P113"><text:s text:c="4"/>UPDATED_BY <text:s text:c="6"/>INT UNSIGNED REFERENCES USER(ID),</text:p>
        <text:p text:style-name="P113"><text:s text:c="4"/>UPDATED_AT <text:s text:c="6"/>DATETIME,</text:p>
        <text:p text:style-name="P113"><text:s text:c="4"/>DIAGNOSIS_ID <text:s text:c="4"/>INT UNSIGNED NOT NULL REFERENCES DIAGNOSIS(ID),</text:p>
        <text:p text:style-name="P113"><text:s text:c="4"/>DISEASE_PHASE_ID INT UNSIGNED NOT NULL REFERENCES PHASE(ID),</text:p>
        <text:p text:style-name="P113"><text:s text:c="4"/>VISIT_ID <text:s text:c="8"/>INT UNSIGNED NOT NULL REFERENCES VISIT(ID),</text:p>
        <text:p text:style-name="P112"><text:soft-page-break/><text:span text:style-name="T51"><text:s text:c="4"/>PHASE_STATE <text:s text:c="5"/>INT UNSIGNED NOT NULL,</text:span></text:p>
        <text:p text:style-name="P113"><text:s text:c="4"/>RELAPSE_ID <text:s text:c="6"/>INT UNSIGNED REFERENCES DIAGNOSIS_PHASE(ID),</text:p>
        <text:p text:style-name="P113"><text:s text:c="4"/>ANNOTATIONS <text:s/>VARCHAR(2048)</text:p>
        <text:p text:style-name="P113">) ENGINE = InnoDB;</text:p>
        <text:h text:style-name="P103" text:outline-level="2"><text:bookmark-start text:name="__RefHeading___Toc17002_3274989480"/><text:alphabetical-index-mark-start text:id="IMark2336962865200"/>Entitat ACHIEVEMENT<text:bookmark-end text:name="__RefHeading___Toc17002_3274989480"/><text:alphabetical-index-mark-end text:id="IMark2336962865200"/></text:h>
        <text:h text:style-name="P105" text:outline-level="3"><text:bookmark-start text:name="Còpia de Còpia de Còpia de Còpia de Còpia de Còpia de Còpia de Còpia de Còpia de __RefHeading___Toc13125_3274989480 1 1 1 2 1 1 1 1 1"/><text:bookmark-start text:name="__RefHeading___Toc4202_4118176090"/><text:span text:style-name="T11">P</text:span><text:span text:style-name="T29">roto3</text:span><text:bookmark-end text:name="Còpia de Còpia de Còpia de Còpia de Còpia de Còpia de Còpia de Còpia de Còpia de __RefHeading___Toc13125_3274989480 1 1 1 2 1 1 1 1 1"/><text:bookmark-end text:name="__RefHeading___Toc4202_4118176090"/></text:h>
        <text:p text:style-name="P116"><text:span text:style-name="T10">message DgnAchievement</text:span> {</text:p>
        <text:p text:style-name="P116"><text:s text:c="4"/>a_user.usrmod.BaseEntity <text:s text:c="15"/>base_entity = 1;</text:p>
        <text:p text:style-name="P116"><text:s text:c="4"/>b_definitions.dismod.DisGoal <text:s text:c="11"/>goal = 2;</text:p>
        <text:p text:style-name="P116"><text:s text:c="4"/>DgnDiagnosisPhase <text:s text:c="22"/>phase = 3;</text:p>
        <text:p text:style-name="P116"><text:s text:c="4"/>c_working.dgnmod.DgnDiagnosisPhaseState state = 4;</text:p>
        <text:p text:style-name="P116"><text:s text:c="4"/>optional DgnAchievement <text:s text:c="16"/>relapse = 5;</text:p>
        <text:p text:style-name="P116"><text:s text:c="4"/>optional string <text:s text:c="24"/>annotations = 6;</text:p>
        <text:p text:style-name="P116">}</text:p>
        <text:h text:style-name="P107" text:outline-level="3"><text:bookmark-start text:name="Còpia de Còpia de Còpia de Còpia de Còpia de Còpia de Còpia de Còpia de Còpia de __RefHeading___Toc13127_3274989480 1 1 1 2 1 1 1 1 1"/><text:bookmark-start text:name="__RefHeading___Toc4204_4118176090"/>Flutter<text:bookmark-end text:name="Còpia de Còpia de Còpia de Còpia de Còpia de Còpia de Còpia de Còpia de Còpia de __RefHeading___Toc13127_3274989480 1 1 1 2 1 1 1 1 1"/><text:bookmark-end text:name="__RefHeading___Toc4204_4118176090"/></text:h>
        <text:p text:style-name="P117"><text:span text:style-name="T10">enum AchievementState</text:span> {</text:p>
        <text:p text:style-name="P117"><text:s text:c="4"/>unspecified,</text:p>
        <text:p text:style-name="P117"><text:s text:c="4"/>proposed,</text:p>
        <text:p text:style-name="P117"><text:s text:c="4"/>pending,</text:p>
        <text:p text:style-name="P117"><text:s text:c="4"/>cancelled,</text:p>
        <text:p text:style-name="P117"><text:s text:c="4"/>achieved,</text:p>
        <text:p text:style-name="P117"><text:s text:c="4"/>relapsed,</text:p>
        <text:p text:style-name="P117">}</text:p>
        <text:p text:style-name="P117"/>
        <text:p text:style-name="P117"><text:span text:style-name="T10">class DgnAchievement</text:span> extends ModelEntity {</text:p>
        <text:p text:style-name="P117"><text:s text:c="4"/>DisGoal? <text:s text:c="10"/>_goal;</text:p>
        <text:p text:style-name="P117"><text:s text:c="4"/>DgnDiagnosisPhase? _phase;</text:p>
        <text:p text:style-name="P117"><text:s text:c="4"/>AchievementState <text:s text:c="2"/>_state = AchievementState.unspecified;</text:p>
        <text:p text:style-name="P117"><text:s text:c="4"/>DgnAchievement? <text:s text:c="3"/>_relapse;</text:p>
        <text:p text:style-name="P117"><text:s text:c="4"/>String? <text:s text:c="11"/>_annotations;</text:p>
        <text:p text:style-name="P155">}</text:p>
        <text:h text:style-name="P105" text:outline-level="3"><text:bookmark-start text:name="Còpia de Còpia de Còpia de Còpia de Còpia de Còpia de Còpia de Còpia de Còpia de __RefHeading___Toc13129_3274989480 2 1 1 2 1 1 1 1 1"/><text:bookmark-start text:name="__RefHeading___Toc4206_4118176090"/><text:span text:style-name="T48">Go</text:span><text:span text:style-name="T49">lang</text:span><text:bookmark-end text:name="Còpia de Còpia de Còpia de Còpia de Còpia de Còpia de Còpia de Còpia de Còpia de __RefHeading___Toc13129_3274989480 2 1 1 2 1 1 1 1 1"/><text:bookmark-end text:name="__RefHeading___Toc4206_4118176090"/></text:h>
        <text:p text:style-name="P144">PENDENT</text:p>
        <text:h text:style-name="P111" text:outline-level="3"><text:bookmark-start text:name="Còpia de Còpia de Còpia de Còpia de Còpia de Còpia de Còpia de Còpia de Còpia de __RefHeading___Toc13131_3274989480 1 1 1 2 1 1 1 1 1"/><text:bookmark-start text:name="__RefHeading___Toc4208_4118176090"/>SQLite<text:bookmark-end text:name="Còpia de Còpia de Còpia de Còpia de Còpia de Còpia de Còpia de Còpia de Còpia de __RefHeading___Toc13131_3274989480 1 1 1 2 1 1 1 1 1"/><text:bookmark-end text:name="__RefHeading___Toc4208_4118176090"/></text:h>
        <text:p text:style-name="P112"><text:span text:style-name="T51">CREATE </text:span><text:span text:style-name="T52">TABLE $tnDgnAchievement</text:span><text:span text:style-name="T51"> (</text:span></text:p>
        <text:p text:style-name="P113"><text:s text:c="4"/>$standardHeader, <text:s text:c="3"/></text:p>
        <text:p text:style-name="P113"><text:s text:c="4"/>$fldGoal <text:s text:c="12"/>$dbtIntNotNull REFERENCES $tnDisGoal($fldId),</text:p>
        <text:p text:style-name="P113"><text:s text:c="4"/>$fldDiagnosisPhase <text:s text:c="2"/>$dbtIntNotNull REFERENCES $tnDgnDiagnosisPhase($fldId),</text:p>
        <text:p text:style-name="P113"><text:s text:c="4"/>$fldRelapse <text:s text:c="9"/>$dbtInt REFERENCES $tnDgnAchievement($fldId),</text:p>
        <text:p text:style-name="P113"><text:s text:c="4"/>$fldAchievementState $dbtIntNotNull DEFAULT 0,</text:p>
        <text:p text:style-name="P113"><text:s text:c="4"/>$fldAnnotations <text:s text:c="5"/>$dbtText</text:p>
        <text:p text:style-name="P113">);</text:p>
        <text:p text:style-name="P112"><text:span text:style-name="T51"/></text:p>
        <text:p text:style-name="P112"><text:span text:style-name="T51"/></text:p>
        <text:p text:style-name="P112"><text:span text:style-name="T51"/></text:p>
        <text:p text:style-name="P112"><text:span text:style-name="T51"/></text:p>
        <text:p text:style-name="P112"><text:span text:style-name="T51"/></text:p>
        <text:p text:style-name="P112"><text:span text:style-name="T51"/></text:p>
        <text:h text:style-name="P111" text:outline-level="3"><text:bookmark-start text:name="Còpia de Còpia de Còpia de Còpia de Còpia de Còpia de Còpia de Còpia de Còpia de __RefHeading___Toc13133_3274989480 1 1 1 2 1 1 1 1 1"/><text:bookmark-start text:name="__RefHeading___Toc4210_4118176090"/><text:soft-page-break/>MariaDB<text:bookmark-end text:name="Còpia de Còpia de Còpia de Còpia de Còpia de Còpia de Còpia de Còpia de Còpia de __RefHeading___Toc13133_3274989480 1 1 1 2 1 1 1 1 1"/><text:bookmark-end text:name="__RefHeading___Toc4210_4118176090"/></text:h>
        <text:p text:style-name="P156"><text:span text:style-name="T59">CREATE </text:span><text:span text:style-name="T60">TABLE ACHIEVEMENT</text:span><text:span text:style-name="T59"> (</text:span></text:p>
        <text:p text:style-name="P157"><text:s text:c="4"/>ID <text:s text:c="16"/>INT UNSIGNED NOT NULL AUTO_INCREMENT PRIMARY KEY,</text:p>
        <text:p text:style-name="P157"><text:s text:c="4"/>CREATED_BY <text:s text:c="8"/>INT UNSIGNED NOT NULL REFERENCES USER(ID),</text:p>
        <text:p text:style-name="P157"><text:s text:c="4"/>CREATED_AT <text:s text:c="8"/>DATETIME NOT NULL DEFAULT CURRENT_TIMESTAMP,</text:p>
        <text:p text:style-name="P157"><text:s text:c="4"/>UPDATED_BY <text:s text:c="8"/>INT UNSIGNED REFERENCES USER(ID),</text:p>
        <text:p text:style-name="P113"><text:s text:c="4"/>UPDATED_AT <text:s text:c="8"/>DATETIME,</text:p>
        <text:p text:style-name="P113"><text:s text:c="4"/>GOAL_ID <text:s text:c="11"/>INT UNSIGNED NOT NULL REFERENCES GOAL(ID),</text:p>
        <text:p text:style-name="P113"><text:s text:c="4"/>DIAGNOSIS_PHASE_ID INT UNSIGNED NOT NULL REFERENCES DIAGNOSIS_PHASE(ID),</text:p>
        <text:p text:style-name="P113"><text:s text:c="4"/>ACV_STATE <text:s text:c="9"/>INT UNSIGNED NOT NULL,</text:p>
        <text:p text:style-name="P113"><text:s text:c="4"/>RELAPSE_ID <text:s text:c="8"/>INT UNSIGNED REFERENCES ACHIEVEMENT(ID),</text:p>
        <text:p text:style-name="P113"><text:s text:c="4"/>ANNOTATIONS <text:s text:c="7"/>VARCHAR(2048)</text:p>
        <text:p text:style-name="P113">) ENGINE = InnoDB;</text:p>
        <text:h text:style-name="P131" text:outline-level="1"><text:bookmark-start text:name="__RefHeading___Toc17004_3274989480"/>Mòdul MATMOD<text:bookmark-end text:name="__RefHeading___Toc17004_3274989480"/></text:h>
        <text:h text:style-name="P103" text:outline-level="2"><text:bookmark-start text:name="__RefHeading___Toc17006_3274989480"/><text:alphabetical-index-mark-start text:id="IMark2336962866080"/>Entitat MATERIAL<text:bookmark-end text:name="__RefHeading___Toc17006_3274989480"/><text:alphabetical-index-mark-end text:id="IMark2336962866080"/></text:h>
        <text:h text:style-name="P105" text:outline-level="3"><text:bookmark-start text:name="Còpia de Còpia de Còpia de Còpia de Còpia de Còpia de Còpia de Còpia de __RefHeading___Toc13125_3274989480 1 1 2 1 1 1 1 1"/><text:bookmark-start text:name="__RefHeading___Toc4212_4118176090"/><text:span text:style-name="T11">P</text:span><text:span text:style-name="T29">roto3</text:span><text:bookmark-end text:name="Còpia de Còpia de Còpia de Còpia de Còpia de Còpia de Còpia de Còpia de __RefHeading___Toc13125_3274989480 1 1 2 1 1 1 1 1"/><text:bookmark-end text:name="__RefHeading___Toc4212_4118176090"/></text:h>
        <text:p text:style-name="P112"><text:span text:style-name="T10">message MatMaterial</text:span> {</text:p>
        <text:p text:style-name="P112"><text:s text:c="4"/>a_user.usrmod.BaseEntity <text:s text:c="13"/>base_entity = 1;</text:p>
        <text:p text:style-name="P112"><text:s text:c="4"/>e_localization.locmod.string <text:s text:c="9"/>name = 2;</text:p>
        <text:p text:style-name="P112"><text:s text:c="4"/>optional e_localization.locmod.string desc_key = 3;</text:p>
        <text:p text:style-name="P112"><text:s text:c="4"/>b_definitions.resmod.ResResource <text:s text:c="5"/>resource = 4;</text:p>
        <text:p text:style-name="P112"><text:s text:c="4"/>b_definitions.resmod.ResResourceType <text:s/>resource_type = 5;</text:p>
        <text:p text:style-name="P112"><text:s text:c="4"/>e_localization.locmod.string <text:s text:c="9"/>containt = 6;</text:p>
        <text:p text:style-name="P112"><text:s text:c="4"/>string <text:s text:c="31"/>link = 7;</text:p>
        <text:p text:style-name="P112">}</text:p>
        <text:h text:style-name="P107" text:outline-level="3"><text:bookmark-start text:name="Còpia de Còpia de Còpia de Còpia de Còpia de Còpia de Còpia de Còpia de __RefHeading___Toc13127_3274989480 1 1 2 1 1 1 1 1"/><text:bookmark-start text:name="__RefHeading___Toc4214_4118176090"/>Flutter<text:bookmark-end text:name="Còpia de Còpia de Còpia de Còpia de Còpia de Còpia de Còpia de Còpia de __RefHeading___Toc13127_3274989480 1 1 2 1 1 1 1 1"/><text:bookmark-end text:name="__RefHeading___Toc4214_4118176090"/></text:h>
        <text:p text:style-name="P117"><text:span text:style-name="T30">class MatMaterial</text:span><text:span text:style-name="T31"> extends ModelEntity {</text:span></text:p>
        <text:p text:style-name="P158"><text:s text:c="4"/>String? <text:s text:c="5"/>_nameKey;</text:p>
        <text:p text:style-name="P158"><text:s text:c="4"/>String? <text:s text:c="5"/>_name;</text:p>
        <text:p text:style-name="P158"><text:s text:c="4"/>String? <text:s text:c="5"/>_descKey;</text:p>
        <text:p text:style-name="P118"><text:s text:c="4"/>String? <text:s text:c="5"/>_desc;</text:p>
        <text:p text:style-name="P118"><text:s text:c="4"/>RscResource? _resource;</text:p>
        <text:p text:style-name="P118"><text:s text:c="4"/>ResourceType _type = ResourceType.unspecified;</text:p>
        <text:p text:style-name="P118"><text:s text:c="4"/>String? <text:s text:c="5"/>_plainKey;</text:p>
        <text:p text:style-name="P118"><text:s text:c="4"/>String? <text:s text:c="5"/>_plain;</text:p>
        <text:p text:style-name="P118"><text:s text:c="4"/>String? <text:s text:c="5"/>_link;</text:p>
        <text:p text:style-name="P159">}</text:p>
        <text:h text:style-name="P105" text:outline-level="3"><text:bookmark-start text:name="Còpia de Còpia de Còpia de Còpia de Còpia de Còpia de Còpia de Còpia de __RefHeading___Toc13129_3274989480 2 1 2 1 1 1 1 1"/><text:bookmark-start text:name="__RefHeading___Toc4216_4118176090"/><text:span text:style-name="T48">Go</text:span><text:span text:style-name="T49">lang</text:span><text:bookmark-end text:name="Còpia de Còpia de Còpia de Còpia de Còpia de Còpia de Còpia de Còpia de __RefHeading___Toc13129_3274989480 2 1 2 1 1 1 1 1"/><text:bookmark-end text:name="__RefHeading___Toc4216_4118176090"/></text:h>
        <text:h text:style-name="P111" text:outline-level="3"><text:bookmark-start text:name="Còpia de Còpia de Còpia de Còpia de Còpia de Còpia de Còpia de Còpia de __RefHeading___Toc13131_3274989480 1 1 2 1 1 1 1 1"/><text:bookmark-start text:name="__RefHeading___Toc4218_4118176090"/>SQLite<text:bookmark-end text:name="Còpia de Còpia de Còpia de Còpia de Còpia de Còpia de Còpia de Còpia de __RefHeading___Toc13131_3274989480 1 1 2 1 1 1 1 1"/><text:bookmark-end text:name="__RefHeading___Toc4218_4118176090"/></text:h>
        <text:p text:style-name="P112"><text:span text:style-name="T51">CREATE </text:span><text:span text:style-name="T52">TABLE $tnMatMaterial</text:span><text:span text:style-name="T51"> (</text:span></text:p>
        <text:p text:style-name="P113"><text:s text:c="4"/>$standardHeader,</text:p>
        <text:p text:style-name="P113"><text:s text:c="4"/>$fldNameKey <text:s text:c="5"/>$dbtTextNotNullUnique,</text:p>
        <text:p text:style-name="P113"><text:s text:c="4"/>$fldDescKey <text:s text:c="5"/>$dbtText,</text:p>
        <text:p text:style-name="P113"><text:s text:c="4"/>$fldResource <text:s text:c="4"/>$dbtIntNotNull REFERENCES $tnRscResource($fldId),</text:p>
        <text:p text:style-name="P113"><text:s text:c="4"/>$fldResourceType $dbtIntNotNull DEFAULT 0,</text:p>
        <text:p text:style-name="P113"><text:s text:c="4"/>$fldPlainKey <text:s text:c="4"/>$dbtText,</text:p>
        <text:p text:style-name="P113"><text:s text:c="4"/>$fldLink <text:s text:c="8"/>$dbtText</text:p>
        <text:p text:style-name="P113">);</text:p>
        <text:h text:style-name="P111" text:outline-level="3"><text:bookmark-start text:name="Còpia de Còpia de Còpia de Còpia de Còpia de Còpia de Còpia de Còpia de __RefHeading___Toc13133_3274989480 1 1 2 1 1 1 1 1"/><text:bookmark-start text:name="__RefHeading___Toc4220_4118176090"/>MariaDB<text:bookmark-end text:name="Còpia de Còpia de Còpia de Còpia de Còpia de Còpia de Còpia de Còpia de __RefHeading___Toc13133_3274989480 1 1 2 1 1 1 1 1"/><text:bookmark-end text:name="__RefHeading___Toc4220_4118176090"/></text:h>
        <text:p text:style-name="P112"><text:span text:style-name="T51">CREATE </text:span><text:span text:style-name="T52">TABLE MATERIAL</text:span><text:span text:style-name="T51"> (</text:span></text:p>
        <text:p text:style-name="P113"><text:s text:c="4"/>ID <text:s text:c="11"/>INT UNSIGNED NOT NULL AUTO_INCREMENT PRIMARY KEY,</text:p>
        <text:p text:style-name="P113"><text:s text:c="4"/>CREATED_BY <text:s text:c="3"/>INT UNSIGNED NOT NULL REFERENCES USER(ID),</text:p>
        <text:p text:style-name="P113"><text:s text:c="4"/>CREATED_AT <text:s text:c="3"/>DATETIME NOT NULL DEFAULT CURRENT_TIMESTAMP,</text:p>
        <text:p text:style-name="P113"><text:s text:c="4"/>UPDATED_BY <text:s text:c="3"/>INT UNSIGNED REFERENCES USER(ID),</text:p>
        <text:p text:style-name="P113"><text:s text:c="4"/>UPDATED_AT <text:s text:c="3"/>DATETIME,</text:p>
        <text:p text:style-name="P113"><text:s text:c="4"/>NAME_KEY <text:s text:c="5"/>VARCHAR(100) NOT NULL,</text:p>
        <text:p text:style-name="P113"><text:s text:c="4"/>DESC_KEY <text:s text:c="5"/>VARCHAR(100),</text:p>
        <text:p text:style-name="P113"><text:s text:c="4"/>RESOURCE_ID <text:s text:c="2"/>INT UNSIGNED NOT NULL REFERENCES RESOURCE(ID),</text:p>
        <text:p text:style-name="P113"><text:s text:c="4"/>MATERIAL_TYPE INT UNSIGNED NOT NULL,</text:p>
        <text:p text:style-name="P113"><text:s text:c="4"/>PLAIN_KEY <text:s text:c="4"/>VARCHAR(100),</text:p>
        <text:p text:style-name="P113"><text:s text:c="4"/>LINK <text:s text:c="9"/>VARCHAR(4096)</text:p>
        <text:p text:style-name="P113">) ENGINE = InnoDB;</text:p>
        <text:h text:style-name="P103" text:outline-level="2"><text:bookmark-start text:name="__RefHeading___Toc17008_3274989480"/><text:soft-page-break/><text:alphabetical-index-mark-start text:id="IMark2336962866080"/>Entitat MATERIAL_PHASE<text:bookmark-end text:name="__RefHeading___Toc17008_3274989480"/><text:alphabetical-index-mark-end text:id="IMark2336962866080"/></text:h>
        <text:h text:style-name="P105" text:outline-level="3"><text:bookmark-start text:name="Còpia de Còpia de Còpia de Còpia de Còpia de Còpia de Còpia de Còpia de Còpia de __RefHeading___Toc13125_3274989480 1 1 1 2 1 1 2 1 1"/><text:bookmark-start text:name="__RefHeading___Toc4222_4118176090"/><text:span text:style-name="T11">P</text:span><text:span text:style-name="T29">roto3</text:span><text:bookmark-end text:name="Còpia de Còpia de Còpia de Còpia de Còpia de Còpia de Còpia de Còpia de Còpia de __RefHeading___Toc13125_3274989480 1 1 1 2 1 1 2 1 1"/><text:bookmark-end text:name="__RefHeading___Toc4222_4118176090"/></text:h>
        <text:p text:style-name="P116"><text:span text:style-name="T10">message MatPhaseMaterial</text:span> {</text:p>
        <text:p text:style-name="P116"><text:s text:c="4"/>a_user.usrmod.BaseEntity <text:s text:c="13"/>base_entity = 1;</text:p>
        <text:p text:style-name="P116"><text:s text:c="4"/>b_definitions.resmod.ResPhaseResource phase = 2;</text:p>
        <text:p text:style-name="P116"><text:s text:c="4"/>a_user.usrmod.UsrUser <text:s text:c="16"/>patient = 3;</text:p>
        <text:p text:style-name="P116">}</text:p>
        <text:h text:style-name="P107" text:outline-level="3"><text:bookmark-start text:name="Còpia de Còpia de Còpia de Còpia de Còpia de Còpia de Còpia de Còpia de Còpia de __RefHeading___Toc13127_3274989480 1 1 1 2 1 1 2 1 1"/><text:bookmark-start text:name="__RefHeading___Toc4224_4118176090"/>Flutter<text:bookmark-end text:name="Còpia de Còpia de Còpia de Còpia de Còpia de Còpia de Còpia de Còpia de Còpia de __RefHeading___Toc13127_3274989480 1 1 1 2 1 1 2 1 1"/><text:bookmark-end text:name="__RefHeading___Toc4224_4118176090"/></text:h>
        <text:p text:style-name="P117"><text:span text:style-name="T30">class MatPhaseMaterial</text:span><text:span text:style-name="T31"> extends ModelEntity {</text:span></text:p>
        <text:p text:style-name="P118"><text:s text:c="4"/>UsrUser? <text:s text:c="9"/>_patient;</text:p>
        <text:p text:style-name="P118"><text:s text:c="4"/>RscPhaseResource? _phase;</text:p>
        <text:p text:style-name="P160">}</text:p>
        <text:h text:style-name="P105" text:outline-level="3"><text:bookmark-start text:name="Còpia de Còpia de Còpia de Còpia de Còpia de Còpia de Còpia de Còpia de Còpia de __RefHeading___Toc13129_3274989480 2 1 1 2 1 1 2 1 1"/><text:bookmark-start text:name="__RefHeading___Toc4226_4118176090"/><text:span text:style-name="T48">Go</text:span><text:span text:style-name="T49">lang</text:span><text:bookmark-end text:name="Còpia de Còpia de Còpia de Còpia de Còpia de Còpia de Còpia de Còpia de Còpia de __RefHeading___Toc13129_3274989480 2 1 1 2 1 1 2 1 1"/><text:bookmark-end text:name="__RefHeading___Toc4226_4118176090"/></text:h>
        <text:p text:style-name="P144">PENDENT</text:p>
        <text:h text:style-name="P111" text:outline-level="3"><text:bookmark-start text:name="Còpia de Còpia de Còpia de Còpia de Còpia de Còpia de Còpia de Còpia de Còpia de __RefHeading___Toc13131_3274989480 1 1 1 2 1 1 2 1 1"/><text:bookmark-start text:name="__RefHeading___Toc4228_4118176090"/>SQLite<text:bookmark-end text:name="Còpia de Còpia de Còpia de Còpia de Còpia de Còpia de Còpia de Còpia de Còpia de __RefHeading___Toc13131_3274989480 1 1 1 2 1 1 2 1 1"/><text:bookmark-end text:name="__RefHeading___Toc4228_4118176090"/></text:h>
        <text:p text:style-name="P112"><text:span text:style-name="T51">CREATE </text:span><text:span text:style-name="T52">TABLE $tnMatPhaseMaterial</text:span><text:span text:style-name="T51"> (</text:span></text:p>
        <text:p text:style-name="P113"><text:s text:c="4"/>$standardHeader,</text:p>
        <text:p text:style-name="P161"><text:s text:c="4"/>$fldPatient <text:s text:c="6"/>$dbtIntNotNull REFERENCES $tnUsrUser($fldId)</text:p>
        <text:p text:style-name="P161"><text:s text:c="4"/>$fldPhaseResource $dbtIntNotNull REFERENCES $tnRscPhaseResource($fldId)</text:p>
        <text:p text:style-name="P113"><text:s text:c="6"/>);</text:p>
        <text:h text:style-name="P111" text:outline-level="3"><text:bookmark-start text:name="Còpia de Còpia de Còpia de Còpia de Còpia de Còpia de Còpia de Còpia de Còpia de __RefHeading___Toc13133_3274989480 1 1 1 2 1 1 2 1 1"/><text:bookmark-start text:name="__RefHeading___Toc4230_4118176090"/>MariaDB<text:bookmark-end text:name="Còpia de Còpia de Còpia de Còpia de Còpia de Còpia de Còpia de Còpia de Còpia de __RefHeading___Toc13133_3274989480 1 1 1 2 1 1 2 1 1"/><text:bookmark-end text:name="__RefHeading___Toc4230_4118176090"/></text:h>
        <text:p text:style-name="P112"><text:span text:style-name="T61">CREATE </text:span><text:span text:style-name="T62">TABLE PHASE_MATERIAL</text:span><text:span text:style-name="T61"> (</text:span></text:p>
        <text:p text:style-name="P162"><text:s text:c="4"/>ID <text:s text:c="15"/>INT UNSIGNED NOT NULL AUTO_INCREMENT PRIMARY KEY,</text:p>
        <text:p text:style-name="P162"><text:s text:c="4"/>CREATED_BY <text:s text:c="7"/>INT UNSIGNED NOT NULL REFERENCES USER(ID),</text:p>
        <text:p text:style-name="P162"><text:s text:c="4"/>CREATED_AT <text:s text:c="7"/>DATETIME NOT NULL DEFAULT CURRENT_TIMESTAMP,</text:p>
        <text:p text:style-name="P162"><text:s text:c="4"/>UPDATED_BY <text:s text:c="7"/>INT UNSIGNED REFERENCES USER(ID),</text:p>
        <text:p text:style-name="P162"><text:s text:c="4"/>UPDATED_AT <text:s text:c="7"/>DATETIME,</text:p>
        <text:p text:style-name="P162"><text:s text:c="4"/>PATIENT_ID <text:s text:c="7"/>INT UNSIGNED NOT NULL REFERENCES USER(ID),</text:p>
        <text:p text:style-name="P162"><text:s text:c="4"/>PHASE_RESOURCE_ID INT UNSIGNED NOT NULL REFERENCES PHASE_RESOURCE(ID)</text:p>
        <text:p text:style-name="P162">) ENGINE InnoDB;</text:p>
        <text:h text:style-name="P131" text:outline-level="1"><text:bookmark-start text:name="__RefHeading___Toc17010_3274989480"/>Mòdul REGMOD<text:bookmark-end text:name="__RefHeading___Toc17010_3274989480"/></text:h>
        <text:h text:style-name="P103" text:outline-level="2"><text:bookmark-start text:name="__RefHeading___Toc17012_3274989480"/><text:alphabetical-index-mark-start text:id="IMark2336962866320"/>Entitat REGISTER<text:bookmark-end text:name="__RefHeading___Toc17012_3274989480"/><text:alphabetical-index-mark-end text:id="IMark2336962866320"/></text:h>
        <text:h text:style-name="P105" text:outline-level="3"><text:bookmark-start text:name="Còpia de Còpia de Còpia de Còpia de Còpia de Còpia de Còpia de Còpia de Còpia de __RefHeading___Toc13125_3274989480 1 1 2 1 1 1 1 1 1"/><text:bookmark-start text:name="__RefHeading___Toc4232_4118176090"/><text:span text:style-name="T11">P</text:span><text:span text:style-name="T29">roto3</text:span><text:bookmark-end text:name="Còpia de Còpia de Còpia de Còpia de Còpia de Còpia de Còpia de Còpia de Còpia de __RefHeading___Toc13125_3274989480 1 1 2 1 1 1 1 1 1"/><text:bookmark-end text:name="__RefHeading___Toc4232_4118176090"/></text:h>
        <text:p text:style-name="P116"><text:span text:style-name="T10">message RegRegister</text:span> {</text:p>
        <text:p text:style-name="P116"><text:s text:c="4"/>a_user.usrmod.BaseEntity <text:s text:c="9"/>bas<text:span text:style-name="T63">e</text:span>_entity = 1;</text:p>
        <text:p text:style-name="P163"><text:s text:c="4"/>b_definitions.tckmod.TckTracking <text:s/>tracking = 2;</text:p>
        <text:p text:style-name="P163"><text:s text:c="4"/>a_user.usrmod.UsrUser <text:s text:c="12"/>patient = 3;</text:p>
        <text:p text:style-name="P163"><text:s text:c="4"/>optional Timestamp <text:s text:c="15"/>first_date = 4;</text:p>
        <text:p text:style-name="P163"><text:s text:c="4"/>optional Timestamp <text:s text:c="15"/>last_date = 5;</text:p>
        <text:p text:style-name="P163"><text:s text:c="4"/>c_working.regmod.RegRegisterState state = 6;</text:p>
        <text:p text:style-name="P116">}</text:p>
        <text:h text:style-name="P107" text:outline-level="3"><text:bookmark-start text:name="Còpia de Còpia de Còpia de Còpia de Còpia de Còpia de Còpia de Còpia de Còpia de __RefHeading___Toc13127_3274989480 1 1 2 1 1 1 1 1 1"/><text:bookmark-start text:name="__RefHeading___Toc4234_4118176090"/>Flutter<text:bookmark-end text:name="Còpia de Còpia de Còpia de Còpia de Còpia de Còpia de Còpia de Còpia de Còpia de __RefHeading___Toc13127_3274989480 1 1 2 1 1 1 1 1 1"/><text:bookmark-end text:name="__RefHeading___Toc4234_4118176090"/></text:h>
        <text:p text:style-name="P117"><text:span text:style-name="T30">enum RegisterState</text:span><text:span text:style-name="T31"> {</text:span></text:p>
        <text:p text:style-name="P118"><text:s text:c="4"/>unspecified,</text:p>
        <text:p text:style-name="P118"><text:s text:c="4"/>assigned,</text:p>
        <text:p text:style-name="P118"><text:s text:c="4"/>statical,</text:p>
        <text:p text:style-name="P118"><text:s text:c="4"/>cancelled,</text:p>
        <text:p text:style-name="P118">}</text:p>
        <text:p text:style-name="P117"><text:span text:style-name="T31"/></text:p>
        <text:p text:style-name="P117"><text:span text:style-name="T30">class RegRegister</text:span><text:span text:style-name="T31"> extends ModelEntity {</text:span></text:p>
        <text:p text:style-name="P118"><text:s text:c="4"/>TckTracking? <text:s/>_tracking;</text:p>
        <text:p text:style-name="P118"><text:s text:c="4"/>UsrUser? <text:s text:c="5"/>_patient;</text:p>
        <text:p text:style-name="P118"><text:s text:c="4"/>DateTime? <text:s text:c="4"/>_firstDate;</text:p>
        <text:p text:style-name="P118"><text:s text:c="4"/>DateTime? <text:s text:c="4"/>_lastDate;</text:p>
        <text:p text:style-name="P118"><text:s text:c="4"/>RegisterState _state = RegisterState.unspecified;</text:p>
        <text:p text:style-name="P164">}</text:p>
        <text:h text:style-name="P105" text:outline-level="3"><text:bookmark-start text:name="Còpia de Còpia de Còpia de Còpia de Còpia de Còpia de Còpia de Còpia de Còpia de __RefHeading___Toc13129_3274989480 2 1 2 1 1 1 1 1 1"/><text:bookmark-start text:name="__RefHeading___Toc4236_4118176090"/><text:span text:style-name="T48">Go</text:span><text:span text:style-name="T49">lang</text:span><text:bookmark-end text:name="Còpia de Còpia de Còpia de Còpia de Còpia de Còpia de Còpia de Còpia de Còpia de __RefHeading___Toc13129_3274989480 2 1 2 1 1 1 1 1 1"/><text:bookmark-end text:name="__RefHeading___Toc4236_4118176090"/></text:h>
        <text:h text:style-name="P111" text:outline-level="3"><text:bookmark-start text:name="Còpia de Còpia de Còpia de Còpia de Còpia de Còpia de Còpia de Còpia de Còpia de __RefHeading___Toc13131_3274989480 1 1 2 1 1 1 1 1 1"/><text:bookmark-start text:name="__RefHeading___Toc4238_4118176090"/>SQLite<text:bookmark-end text:name="Còpia de Còpia de Còpia de Còpia de Còpia de Còpia de Còpia de Còpia de Còpia de __RefHeading___Toc13131_3274989480 1 1 2 1 1 1 1 1 1"/><text:bookmark-end text:name="__RefHeading___Toc4238_4118176090"/></text:h>
        <text:p text:style-name="P112"><text:span text:style-name="T51">CREATE </text:span><text:span text:style-name="T52">TABLE $tnRegRegister</text:span><text:span text:style-name="T51"> (</text:span></text:p>
        <text:p text:style-name="P113"><text:s text:c="4"/>$standardHeader,</text:p>
        <text:p text:style-name="P113"><text:s text:c="4"/>$fldTracking <text:s text:c="5"/>$dbtIntNotNull REFERENCES $tnTckTracking($fldId),</text:p>
        <text:p text:style-name="P113"><text:s text:c="4"/>$fldPatient <text:s text:c="6"/>$dbtIntNotNull REFERENCES $tnUsrUser($fldId),</text:p>
        <text:p text:style-name="P113"><text:s text:c="4"/>$fldFirstDate <text:s text:c="4"/>$dbtDateTime,</text:p>
        <text:p text:style-name="P113"><text:s text:c="4"/>$fldLastDate <text:s text:c="5"/>$dbtDateTime,</text:p>
        <text:p text:style-name="P113"><text:s text:c="4"/>$fldRegisterState $dbtIntNotNull DEFAULT 0</text:p>
        <text:p text:style-name="P113">);</text:p>
        <text:h text:style-name="P111" text:outline-level="3"><text:bookmark-start text:name="Còpia de Còpia de Còpia de Còpia de Còpia de Còpia de Còpia de Còpia de Còpia de __RefHeading___Toc13133_3274989480 1 1 2 1 1 1 1 1 1"/><text:bookmark-start text:name="__RefHeading___Toc4240_4118176090"/>MariaDB<text:bookmark-end text:name="Còpia de Còpia de Còpia de Còpia de Còpia de Còpia de Còpia de Còpia de Còpia de __RefHeading___Toc13133_3274989480 1 1 2 1 1 1 1 1 1"/><text:bookmark-end text:name="__RefHeading___Toc4240_4118176090"/></text:h>
        <text:p text:style-name="P112"><text:span text:style-name="T51">CREATE </text:span><text:span text:style-name="T52">TABLE REGISTER</text:span><text:span text:style-name="T51"> (</text:span></text:p>
        <text:p text:style-name="P113"><text:s text:c="4"/>ID <text:s text:c="12"/>INT UNSIGNED NOT NULL AUTO_INCREMENT PRIMARY KEY,</text:p>
        <text:p text:style-name="P113"><text:s text:c="4"/>CREATED_BY <text:s text:c="4"/>INT UNSIGNED NOT NULL REFERENCES USER(ID),</text:p>
        <text:p text:style-name="P113"><text:s text:c="4"/>CREATED_AT <text:s text:c="4"/>DATETIME NOT NULL DEFAULT CURRENT_TIMESTAMP,</text:p>
        <text:p text:style-name="P113"><text:s text:c="4"/>UPDATED_BY <text:s text:c="4"/>INT UNSIGNED REFERENCES USER(ID),</text:p>
        <text:p text:style-name="P113"><text:s text:c="4"/>UPDATED_AT <text:s text:c="4"/>DATETIME,</text:p>
        <text:p text:style-name="P113"><text:s text:c="4"/>TRACKING_ID <text:s text:c="3"/>INT UNSIGNED NOT NULL REFERENCES TRACKING(ID),</text:p>
        <text:p text:style-name="P113"><text:s text:c="4"/>PATIENT_ID <text:s text:c="4"/>INT UNSIGNED NOT NULL REFERENCES USER(ID),</text:p>
        <text:p text:style-name="P113"><text:s text:c="4"/>FIRST_DATETIME DATETIME,</text:p>
        <text:p text:style-name="P113"><text:s text:c="4"/>LAST_DATETIME <text:s/>DATETIME,</text:p>
        <text:p text:style-name="P113"><text:s text:c="4"/>REGISTER_STATE INT UNSIGNED NOT NULL</text:p>
        <text:p text:style-name="P113">) ENGINE = InnoDB;</text:p>
        <text:h text:style-name="P103" text:outline-level="2"><text:bookmark-start text:name="__RefHeading___Toc17014_3274989480"/><text:soft-page-break/><text:alphabetical-index-mark-start text:id="IMark2336962866320"/>Entitat REGISTER_COLUMN<text:bookmark-end text:name="__RefHeading___Toc17014_3274989480"/><text:alphabetical-index-mark-end text:id="IMark2336962866320"/></text:h>
        <text:h text:style-name="P105" text:outline-level="3"><text:bookmark-start text:name="Còpia de Còpia de Còpia de Còpia de Còpia de Còpia de Còpia de Còpia de Còpia de Còpia de __RefHeading___Toc13125_3274989480 1 1 1 2 1 1 2 1 1 1"/><text:bookmark-start text:name="__RefHeading___Toc4242_4118176090"/><text:span text:style-name="T11">P</text:span><text:span text:style-name="T29">roto3</text:span><text:bookmark-end text:name="Còpia de Còpia de Còpia de Còpia de Còpia de Còpia de Còpia de Còpia de Còpia de Còpia de __RefHeading___Toc13125_3274989480 1 1 1 2 1 1 2 1 1 1"/><text:bookmark-end text:name="__RefHeading___Toc4242_4118176090"/></text:h>
        <text:p text:style-name="P116"><text:span text:style-name="T10">message RegRegisterColumn</text:span> {</text:p>
        <text:p text:style-name="P116"><text:s text:c="4"/>a_user.usrmod.BaseEntity <text:s text:c="22"/>base_entity = 1;</text:p>
        <text:p text:style-name="P116"><text:s text:c="4"/>RegRegister <text:s text:c="35"/>register = 2;</text:p>
        <text:p text:style-name="P116"><text:s text:c="4"/>b_definitions.tckmod.TckTrackingColumn <text:s text:c="8"/>column = 3;</text:p>
        <text:p text:style-name="P116"><text:s text:c="4"/>optional e_localization.lstmod.LstOptionEntrty option = 4;</text:p>
        <text:p text:style-name="P116"><text:s text:c="4"/>optional b_definitions.emomod.EmoEmotion <text:s text:c="6"/>emotion = 5;</text:p>
        <text:p text:style-name="P116"><text:s text:c="4"/>optional b_definitions.emomod.EmoMood <text:s text:c="9"/>mood = 6;</text:p>
        <text:p text:style-name="P116"><text:s text:c="4"/>optional string <text:s text:c="31"/>value = 7;</text:p>
        <text:p text:style-name="P116">}</text:p>
        <text:h text:style-name="P107" text:outline-level="3"><text:bookmark-start text:name="Còpia de Còpia de Còpia de Còpia de Còpia de Còpia de Còpia de Còpia de Còpia de Còpia de __RefHeading___Toc13127_3274989480 1 1 1 2 1 1 2 1 1 1"/><text:bookmark-start text:name="__RefHeading___Toc4244_4118176090"/>Flutter<text:bookmark-end text:name="Còpia de Còpia de Còpia de Còpia de Còpia de Còpia de Còpia de Còpia de Còpia de Còpia de __RefHeading___Toc13127_3274989480 1 1 1 2 1 1 2 1 1 1"/><text:bookmark-end text:name="__RefHeading___Toc4244_4118176090"/></text:h>
        <text:p text:style-name="P117"><text:span text:style-name="T30">class RegRegisterColumn</text:span><text:span text:style-name="T31"> extends ModelEntity {</text:span></text:p>
        <text:p text:style-name="P118"><text:s text:c="4"/>RegRegister? <text:s text:c="6"/>_register;</text:p>
        <text:p text:style-name="P118"><text:s text:c="4"/>TckTrackingColumn? _column;</text:p>
        <text:p text:style-name="P118"><text:s text:c="4"/>LstOptionEntry? <text:s text:c="3"/>_option;</text:p>
        <text:p text:style-name="P118"><text:s text:c="4"/>EmoEmotion? <text:s text:c="7"/>_emotion;</text:p>
        <text:p text:style-name="P118"><text:s text:c="4"/>EmoMood? <text:s text:c="10"/>_mood;</text:p>
        <text:p text:style-name="P118"><text:s text:c="4"/>String? <text:s text:c="11"/>_value;</text:p>
        <text:p text:style-name="P165">}</text:p>
        <text:h text:style-name="P105" text:outline-level="3"><text:bookmark-start text:name="Còpia de Còpia de Còpia de Còpia de Còpia de Còpia de Còpia de Còpia de Còpia de Còpia de __RefHeading___Toc13129_3274989480 2 1 1 2 1 1 2 1 1 1"/><text:bookmark-start text:name="__RefHeading___Toc4246_4118176090"/><text:span text:style-name="T48">Go</text:span><text:span text:style-name="T49">lang</text:span><text:bookmark-end text:name="Còpia de Còpia de Còpia de Còpia de Còpia de Còpia de Còpia de Còpia de Còpia de Còpia de __RefHeading___Toc13129_3274989480 2 1 1 2 1 1 2 1 1 1"/><text:bookmark-end text:name="__RefHeading___Toc4246_4118176090"/></text:h>
        <text:p text:style-name="P144">PENDENT</text:p>
        <text:h text:style-name="P111" text:outline-level="3"><text:bookmark-start text:name="Còpia de Còpia de Còpia de Còpia de Còpia de Còpia de Còpia de Còpia de Còpia de Còpia de __RefHeading___Toc13131_3274989480 1 1 1 2 1 1 2 1 1 1"/><text:bookmark-start text:name="__RefHeading___Toc4248_4118176090"/>SQLite<text:bookmark-end text:name="Còpia de Còpia de Còpia de Còpia de Còpia de Còpia de Còpia de Còpia de Còpia de Còpia de __RefHeading___Toc13131_3274989480 1 1 1 2 1 1 2 1 1 1"/><text:bookmark-end text:name="__RefHeading___Toc4248_4118176090"/></text:h>
        <text:p text:style-name="P113">CREATE TABLE $tnRegRegisterColumn (</text:p>
        <text:p text:style-name="P113"><text:s text:c="4"/>$standardHeader,</text:p>
        <text:p text:style-name="P113"><text:s text:c="4"/>$fldRegister <text:s text:c="6"/>$dbtIntNotNull REFERENCES $tnRegRegister($fldId),</text:p>
        <text:p text:style-name="P113"><text:s text:c="4"/>$fldTrackingColumn $dbtIntNotNull REFERENCES $tnTckTrackingColumn($fldId),</text:p>
        <text:p text:style-name="P113"><text:s text:c="4"/>$fldOptionEntry <text:s text:c="3"/>$dbtInt REFERENCES $tnLstOptionEntry($fldId),</text:p>
        <text:p text:style-name="P113"><text:s text:c="4"/>$fldEmotion <text:s text:c="7"/>$dbtInt REFERENCES $tnEmoEmotion($fldId),</text:p>
        <text:p text:style-name="P113"><text:s text:c="4"/>$fldMood <text:s text:c="10"/>$dbtInt REFERENCES $tnEmoMood($fldId),</text:p>
        <text:p text:style-name="P113"><text:s text:c="4"/>$fldValue <text:s text:c="9"/>$dbtInt</text:p>
        <text:p text:style-name="P113"><text:s/>);</text:p>
        <text:h text:style-name="P111" text:outline-level="3"><text:bookmark-start text:name="Còpia de Còpia de Còpia de Còpia de Còpia de Còpia de Còpia de Còpia de Còpia de Còpia de __RefHeading___Toc13133_3274989480 1 1 1 2 1 1 2 1 1 1"/><text:bookmark-start text:name="__RefHeading___Toc4250_4118176090"/>MariaDB<text:bookmark-end text:name="Còpia de Còpia de Còpia de Còpia de Còpia de Còpia de Còpia de Còpia de Còpia de Còpia de __RefHeading___Toc13133_3274989480 1 1 1 2 1 1 2 1 1 1"/><text:bookmark-end text:name="__RefHeading___Toc4250_4118176090"/></text:h>
        <text:p text:style-name="P112"><text:span text:style-name="T51">CREATE </text:span><text:span text:style-name="T52">TABLE REGISTER_COLUMN</text:span><text:span text:style-name="T51"> (</text:span></text:p>
        <text:p text:style-name="P166"><text:s text:c="4"/>ID <text:s text:c="10"/>INT UNSIGNED NOT NULL AUTO_INCREMENT PRIMARY KEY,</text:p>
        <text:p text:style-name="P166"><text:s text:c="4"/>CREATED_BY <text:s text:c="2"/>INT UNSIGNED NOT NULL REFERENCES USER(ID),</text:p>
        <text:p text:style-name="P166"><text:s text:c="4"/>CREATED_AT <text:s text:c="2"/>DATETIME NOT NULL DEFAULT CURRENT_TIMESTAMP,</text:p>
        <text:p text:style-name="P166"><text:s text:c="4"/>UPDATED_BY <text:s text:c="2"/>INT UNSIGNED REFERENCES USER(ID),</text:p>
        <text:p text:style-name="P113"><text:s text:c="4"/>UPDATED_AT <text:s text:c="2"/>DATETIME,</text:p>
        <text:p text:style-name="P113"><text:s text:c="4"/>REGISTER_ID <text:s/>INT UNSIGNED NOT NULL REFERENCES REGISTER(ID),</text:p>
        <text:p text:style-name="P113"><text:s text:c="4"/>TRACK_COL_ID INT UNSIGNED NOT NULL REFERENCES TRACKING_COLUMN(ID),</text:p>
        <text:p text:style-name="P113"><text:s text:c="4"/>OPTION_ID <text:s text:c="3"/>INT UNSIGNED REFERENCES OPTION_LIST(ID),</text:p>
        <text:p text:style-name="P113"><text:s text:c="4"/>EMOTION_ID <text:s text:c="2"/>INT UNSIGNED REFERENCES EMOTION(ID),</text:p>
        <text:p text:style-name="P113"><text:s text:c="4"/>MOOD_ID <text:s text:c="5"/>INT UNSIGNED REFERENCES MOOD(ID),</text:p>
        <text:p text:style-name="P113"><text:s text:c="4"/>VALUE <text:s text:c="7"/>VARCHAR(4096)</text:p>
        <text:p text:style-name="P113">) ENGINE = InnoDB;</text:p>
        <text:h text:style-name="P131" text:outline-level="1"><text:bookmark-start text:name="__RefHeading___Toc17016_3274989480"/>Mòdul RESMOD<text:bookmark-end text:name="__RefHeading___Toc17016_3274989480"/></text:h>
        <text:h text:style-name="P103" text:outline-level="2"><text:bookmark-start text:name="__RefHeading___Toc17018_3274989480"/><text:alphabetical-index-mark-start text:id="IMark2336962866320"/>Entitat PATIENT_TEST<text:bookmark-end text:name="__RefHeading___Toc17018_3274989480"/><text:alphabetical-index-mark-end text:id="IMark2336962866320"/></text:h>
        <text:h text:style-name="P105" text:outline-level="3"><text:bookmark-start text:name="Còpia de Còpia de Còpia de Còpia de Còpia de Còpia de Còpia de Còpia de Còpia de Còpia de __RefHeading___Toc13125_3274989480 1 1 2 1 1 1 1 1 1 1"/><text:bookmark-start text:name="__RefHeading___Toc4252_4118176090"/><text:span text:style-name="T11">P</text:span><text:span text:style-name="T29">roto3</text:span><text:bookmark-end text:name="Còpia de Còpia de Còpia de Còpia de Còpia de Còpia de Còpia de Còpia de Còpia de Còpia de __RefHeading___Toc13125_3274989480 1 1 2 1 1 1 1 1 1 1"/><text:bookmark-end text:name="__RefHeading___Toc4252_4118176090"/></text:h>
        <text:p text:style-name="P116"><text:span text:style-name="T10">message ResPatientTest</text:span> {</text:p>
        <text:p text:style-name="P116"><text:s text:c="4"/>BaseEntity <text:s text:c="8"/>base_entity = 1;</text:p>
        <text:p text:style-name="P116"><text:s text:c="4"/>TstTest <text:s text:c="11"/>test = 2;</text:p>
        <text:p text:style-name="P116"><text:s text:c="4"/>UsrUser <text:s text:c="11"/>therapist = 3;</text:p>
        <text:p text:style-name="P116"><text:s text:c="4"/>UsrUser <text:s text:c="11"/>patient = 4;</text:p>
        <text:p text:style-name="P116"><text:s text:c="4"/>optional Timestamp assign_date = 5;</text:p>
        <text:p text:style-name="P116"><text:s text:c="4"/>optional Timestamp finish_date = 6;</text:p>
        <text:p text:style-name="P116"><text:s text:c="4"/>optional UsrUser <text:s text:c="2"/>revised_by = 7;</text:p>
        <text:p text:style-name="P116"><text:s text:c="4"/>optional Timestamp revision_date = 8;</text:p>
        <text:p text:style-name="P116"><text:s text:c="4"/>optional string <text:s text:c="3"/>valoration = 9;</text:p>
        <text:p text:style-name="P116">}</text:p>
        <text:h text:style-name="P107" text:outline-level="3"><text:bookmark-start text:name="Còpia de Còpia de Còpia de Còpia de Còpia de Còpia de Còpia de Còpia de Còpia de Còpia de __RefHeading___Toc13127_3274989480 1 1 2 1 1 1 1 1 1 1"/><text:bookmark-start text:name="__RefHeading___Toc4254_4118176090"/>Flutter<text:bookmark-end text:name="Còpia de Còpia de Còpia de Còpia de Còpia de Còpia de Còpia de Còpia de Còpia de Còpia de __RefHeading___Toc13127_3274989480 1 1 2 1 1 1 1 1 1 1"/><text:bookmark-end text:name="__RefHeading___Toc4254_4118176090"/></text:h>
        <text:p text:style-name="P117"><text:span text:style-name="T30">class ResPatientTest</text:span><text:span text:style-name="T31"> extends ModelEntity {</text:span></text:p>
        <text:p text:style-name="P118"><text:s text:c="4"/>UsrUser? <text:s/>_therapist; // NOT NULL</text:p>
        <text:p text:style-name="P118"><text:s text:c="4"/>UsrUser? <text:s/>_patient; // NOT NULL</text:p>
        <text:p text:style-name="P118"><text:s text:c="4"/>DateTime? _assignAt;</text:p>
        <text:p text:style-name="P118"><text:s text:c="4"/>DateTime? _completedAt;</text:p>
        <text:p text:style-name="P118"><text:s text:c="4"/>UsrUser? <text:s/>_evaluatedBy;</text:p>
        <text:p text:style-name="P118"><text:s text:c="4"/>DateTime? _evaluatedAt;</text:p>
        <text:p text:style-name="P118"><text:s text:c="4"/>String? <text:s text:c="2"/>_evaluation;</text:p>
        <text:p text:style-name="P167">}</text:p>
        <text:h text:style-name="P105" text:outline-level="3"><text:bookmark-start text:name="Còpia de Còpia de Còpia de Còpia de Còpia de Còpia de Còpia de Còpia de Còpia de Còpia de __RefHeading___Toc13129_3274989480 2 1 2 1 1 1 1 1 1 1"/><text:bookmark-start text:name="__RefHeading___Toc4256_4118176090"/><text:span text:style-name="T48">Go</text:span><text:span text:style-name="T49">lang</text:span><text:bookmark-end text:name="Còpia de Còpia de Còpia de Còpia de Còpia de Còpia de Còpia de Còpia de Còpia de Còpia de __RefHeading___Toc13129_3274989480 2 1 2 1 1 1 1 1 1 1"/><text:bookmark-end text:name="__RefHeading___Toc4256_4118176090"/></text:h>
        <text:h text:style-name="P111" text:outline-level="3"><text:bookmark-start text:name="Còpia de Còpia de Còpia de Còpia de Còpia de Còpia de Còpia de Còpia de Còpia de Còpia de __RefHeading___Toc13131_3274989480 1 1 2 1 1 1 1 1 1 1"/><text:bookmark-start text:name="__RefHeading___Toc4258_4118176090"/>SQLite<text:bookmark-end text:name="Còpia de Còpia de Còpia de Còpia de Còpia de Còpia de Còpia de Còpia de Còpia de Còpia de __RefHeading___Toc13131_3274989480 1 1 2 1 1 1 1 1 1 1"/><text:bookmark-end text:name="__RefHeading___Toc4258_4118176090"/></text:h>
        <text:p text:style-name="P112"><text:span text:style-name="T51">CREATE </text:span><text:span text:style-name="T52">TABLE $tnResPatientTest</text:span><text:span text:style-name="T51"> (</text:span></text:p>
        <text:p text:style-name="P113"><text:s text:c="4"/>$standardHeader,</text:p>
        <text:p text:style-name="P113"><text:s text:c="4"/>$fldTherapist <text:s text:c="2"/>$dbtIntNotNull REFERENCES $tnUsrUser($fldId),</text:p>
        <text:p text:style-name="P113"><text:s text:c="4"/>$fldPatient <text:s text:c="4"/>$dbtIntNotNull REFERENCES $tnUsrUser($fldId),</text:p>
        <text:p text:style-name="P113"><text:s text:c="4"/>$fldAssignedAt <text:s/>$dbtDateTime,</text:p>
        <text:p text:style-name="P113"><text:s text:c="4"/>$fldCompletedAt $dbtDateTime,</text:p>
        <text:p text:style-name="P113"><text:s text:c="4"/>$fldEvaluatedBy $dbtInt REFERENCES $tnUsrUser($fldId),</text:p>
        <text:p text:style-name="P113"><text:s text:c="4"/>$fldEvaluatedAt $dbtDateTime,</text:p>
        <text:p text:style-name="P113"><text:s text:c="4"/>$fldEvaluation <text:s/>$dbtText</text:p>
        <text:p text:style-name="P112"><text:span text:style-name="T64">)</text:span><text:span text:style-name="T51">;</text:span></text:p>
        <text:h text:style-name="P111" text:outline-level="3"><text:bookmark-start text:name="Còpia de Còpia de Còpia de Còpia de Còpia de Còpia de Còpia de Còpia de Còpia de Còpia de __RefHeading___Toc13133_3274989480 1 1 2 1 1 1 1 1 1 1"/><text:bookmark-start text:name="__RefHeading___Toc4260_4118176090"/>MariaDB<text:bookmark-end text:name="Còpia de Còpia de Còpia de Còpia de Còpia de Còpia de Còpia de Còpia de Còpia de Còpia de __RefHeading___Toc13133_3274989480 1 1 2 1 1 1 1 1 1 1"/><text:bookmark-end text:name="__RefHeading___Toc4260_4118176090"/></text:h>
        <text:p text:style-name="P112"><text:span text:style-name="T51">CREATE </text:span><text:span text:style-name="T52">TABLE PATIENT_TEST</text:span><text:span text:style-name="T51"> (</text:span></text:p>
        <text:p text:style-name="P113"><text:s text:c="4"/>ID <text:s text:c="10"/>INT UNSIGNED NOT NULL AUTO_INCREMENT PRIMARY KEY,</text:p>
        <text:p text:style-name="P113"><text:s text:c="4"/>CREATED_BY <text:s text:c="2"/>INT UNSIGNED NOT NULL REFERENCES USER(ID),</text:p>
        <text:p text:style-name="P113"><text:s text:c="4"/>CREATED_AT <text:s text:c="2"/>DATETIME NOT NULL DEFAULT CURRENT_TIMESTAMP,</text:p>
        <text:p text:style-name="P113"><text:s text:c="4"/>UPDATED_BY <text:s text:c="2"/>INT UNSIGNED REFERENCES USER(ID),</text:p>
        <text:p text:style-name="P113"><text:s text:c="4"/>UPDATED_AT <text:s text:c="2"/>DATETIME,</text:p>
        <text:p text:style-name="P113"><text:s text:c="4"/>THERAPIST_ID INT UNSIGNED NOT NULL REFERENCES USER(ID),</text:p>
        <text:p text:style-name="P113"><text:s text:c="4"/>PATIENT_ID <text:s text:c="2"/>INT UNSIGNED NOT NULL REFERENCES USER(ID),</text:p>
        <text:p text:style-name="P113"><text:s text:c="4"/>ASSIGNED_AT <text:s/>DATETIME,</text:p>
        <text:p text:style-name="P113"><text:s text:c="4"/>COMPLETED_AT DATETIME,</text:p>
        <text:p text:style-name="P113"><text:s text:c="4"/>EVALUATED_BY INT UNSIGNED REFERENCES USER(ID),</text:p>
        <text:p text:style-name="P113"><text:s text:c="4"/>EVALUATED_AT DATETIME,</text:p>
        <text:p text:style-name="P113"><text:s text:c="4"/>EVALUATION <text:s text:c="2"/>VARCHAR(4096)</text:p>
        <text:p text:style-name="P112"><text:soft-page-break/><text:span text:style-name="T51">) ENGINE = InnoDB;</text:span></text:p>
        <text:h text:style-name="Heading_20_2" text:outline-level="2"><text:bookmark-start text:name="__RefHeading___Toc17020_3274989480"/><text:alphabetical-index-mark-start text:id="IMark2336962866320"/>Entitat ANSWER<text:bookmark-end text:name="__RefHeading___Toc17020_3274989480"/><text:alphabetical-index-mark-end text:id="IMark2336962866320"/></text:h>
        <text:h text:style-name="P105" text:outline-level="3"><text:bookmark-start text:name="Còpia de Còpia de Còpia de Còpia de Còpia de Còpia de Còpia de Còpia de Còpia de Còpia de Còpia de __RefHeading___Toc13125_3274989480 1 1 1 2 1 1 2 1 1 1 1"/><text:bookmark-start text:name="__RefHeading___Toc4262_4118176090"/><text:span text:style-name="T11">P</text:span><text:span text:style-name="T29">roto3</text:span><text:bookmark-end text:name="Còpia de Còpia de Còpia de Còpia de Còpia de Còpia de Còpia de Còpia de Còpia de Còpia de Còpia de __RefHeading___Toc13125_3274989480 1 1 1 2 1 1 2 1 1 1 1"/><text:bookmark-end text:name="__RefHeading___Toc4262_4118176090"/></text:h>
        <text:p text:style-name="P168"><text:span text:style-name="T10">message ResAnswer</text:span> {</text:p>
        <text:p text:style-name="P168"><text:s text:c="4"/>BaseEntity <text:s text:c="13"/>base_entity = 1;</text:p>
        <text:p text:style-name="P168"><text:s text:c="4"/>ResPatientTest <text:s text:c="9"/>test = 2;</text:p>
        <text:p text:style-name="P168"><text:s text:c="4"/>TstQuestion <text:s text:c="12"/>question = 3;</text:p>
        <text:p text:style-name="P168"><text:s text:c="4"/>optional string <text:s text:c="8"/>answer = 4;</text:p>
        <text:p text:style-name="P168"><text:s text:c="4"/>optional LstOptionEntry option = 5;</text:p>
        <text:p text:style-name="P168"><text:s text:c="4"/>optional EmoEmotion <text:s text:c="4"/>emotion = 6;</text:p>
        <text:p text:style-name="P168"><text:s text:c="4"/>optional EmoMood <text:s text:c="7"/>mood = 7;</text:p>
        <text:p text:style-name="P168"><text:s text:c="4"/>optional Timestamp <text:s text:c="5"/>valued_date = 8;</text:p>
        <text:p text:style-name="P168"><text:s text:c="4"/>optional UsrUser <text:s text:c="7"/>revised_by = 9;</text:p>
        <text:p text:style-name="P168"><text:s text:c="4"/>optional Timestamp <text:s text:c="5"/>revision_date = 10;</text:p>
        <text:p text:style-name="P168"><text:s text:c="4"/>optional string <text:s text:c="8"/>valoration = 11;</text:p>
        <text:p text:style-name="P168">}</text:p>
        <text:h text:style-name="P107" text:outline-level="3"><text:bookmark-start text:name="Còpia de Còpia de Còpia de Còpia de Còpia de Còpia de Còpia de Còpia de Còpia de Còpia de Còpia de __RefHeading___Toc13127_3274989480 1 1 1 2 1 1 2 1 1 1 1"/><text:bookmark-start text:name="__RefHeading___Toc4264_4118176090"/>Flutter<text:bookmark-end text:name="Còpia de Còpia de Còpia de Còpia de Còpia de Còpia de Còpia de Còpia de Còpia de Còpia de Còpia de __RefHeading___Toc13127_3274989480 1 1 1 2 1 1 2 1 1 1 1"/><text:bookmark-end text:name="__RefHeading___Toc4264_4118176090"/></text:h>
        <text:p text:style-name="P117"><text:span text:style-name="T30">class ResAnswer</text:span><text:span text:style-name="T31"> extends ModelEntity {</text:span></text:p>
        <text:p text:style-name="P118"><text:s text:c="4"/>TstTest? <text:s text:c="6"/>_test;</text:p>
        <text:p text:style-name="P118"><text:s text:c="4"/>TstQuestion? <text:s text:c="2"/>_question;</text:p>
        <text:p text:style-name="P118"><text:s text:c="4"/>String? <text:s text:c="7"/>_answer;</text:p>
        <text:p text:style-name="P118"><text:s text:c="4"/>LstOptionList? _list;</text:p>
        <text:p text:style-name="P118"><text:s text:c="4"/>EmoEmotion? <text:s text:c="3"/>_emotion;</text:p>
        <text:p text:style-name="P118"><text:s text:c="4"/>EmoMood? <text:s text:c="6"/>_mood;</text:p>
        <text:p text:style-name="P118"><text:s text:c="4"/>DateTime? <text:s text:c="5"/>_completedAt;</text:p>
        <text:p text:style-name="P118"><text:s text:c="4"/>UsrUser? <text:s text:c="6"/>_evaluatedBy;</text:p>
        <text:p text:style-name="P118"><text:s text:c="4"/>DateTime? <text:s text:c="5"/>_evaluatedAt;</text:p>
        <text:p text:style-name="P118"><text:s text:c="4"/>String? <text:s text:c="7"/>_evaluation;</text:p>
        <text:p text:style-name="P169">}</text:p>
        <text:h text:style-name="P105" text:outline-level="3"><text:bookmark-start text:name="Còpia de Còpia de Còpia de Còpia de Còpia de Còpia de Còpia de Còpia de Còpia de Còpia de Còpia de __RefHeading___Toc13129_3274989480 2 1 1 2 1 1 2 1 1 1 1"/><text:bookmark-start text:name="__RefHeading___Toc4266_4118176090"/><text:span text:style-name="T48">Go</text:span><text:span text:style-name="T49">lang</text:span><text:bookmark-end text:name="Còpia de Còpia de Còpia de Còpia de Còpia de Còpia de Còpia de Còpia de Còpia de Còpia de Còpia de __RefHeading___Toc13129_3274989480 2 1 1 2 1 1 2 1 1 1 1"/><text:bookmark-end text:name="__RefHeading___Toc4266_4118176090"/></text:h>
        <text:p text:style-name="P144">PENDENT</text:p>
        <text:h text:style-name="P111" text:outline-level="3"><text:bookmark-start text:name="Còpia de Còpia de Còpia de Còpia de Còpia de Còpia de Còpia de Còpia de Còpia de Còpia de Còpia de __RefHeading___Toc13131_3274989480 1 1 1 2 1 1 2 1 1 1 1"/><text:bookmark-start text:name="__RefHeading___Toc4268_4118176090"/>SQLite<text:bookmark-end text:name="Còpia de Còpia de Còpia de Còpia de Còpia de Còpia de Còpia de Còpia de Còpia de Còpia de Còpia de __RefHeading___Toc13131_3274989480 1 1 1 2 1 1 2 1 1 1 1"/><text:bookmark-end text:name="__RefHeading___Toc4268_4118176090"/></text:h>
        <text:p text:style-name="P113">CREATE TABLE $tnResAnswer (</text:p>
        <text:p text:style-name="P113"><text:s text:c="4"/>$standardHeader,</text:p>
        <text:p text:style-name="P113"><text:s text:c="4"/>$fldTest <text:s text:c="7"/>$dbtIntNotNull REFERENCES $tnTstTest($fldId),</text:p>
        <text:p text:style-name="P113"><text:s text:c="4"/>$fldQuestionId <text:s/>$dbtIntNotNull REFERENCES $tnTstQuestion($fldId),</text:p>
        <text:p text:style-name="P113"><text:s text:c="4"/>$fldAnswer <text:s text:c="5"/>$dbtText,</text:p>
        <text:p text:style-name="P113"><text:s text:c="4"/>$fldList <text:s text:c="7"/>$dbtIntNotNull REFERENCES $tnLstOptionList($fldId),</text:p>
        <text:p text:style-name="P113"><text:s text:c="4"/>$fldEmotion <text:s text:c="4"/>$dbtIntNotNull REFERENCES $tnEmoEmotion($fldId),</text:p>
        <text:p text:style-name="P113"><text:s text:c="4"/>$fldMood <text:s text:c="7"/>$dbtIntNotNull REFERENCES $tnEmoMood($fldId),</text:p>
        <text:p text:style-name="P113"><text:s text:c="4"/>$fldCompletedAt $dbtDateTime,</text:p>
        <text:p text:style-name="P113"><text:s text:c="4"/>$fldEvaluatedBy $dbtInt REFERENCES $tnUsrUser($fldId),</text:p>
        <text:p text:style-name="P113"><text:s text:c="4"/>$fldEvaluatedAt $dbtDateTime,</text:p>
        <text:p text:style-name="P113"><text:s text:c="4"/>$fldEvaluation <text:s/>$dbtText</text:p>
        <text:p text:style-name="P113">);</text:p>
        <text:p text:style-name="P112"><text:span text:style-name="T51"/></text:p>
        <text:p text:style-name="P112"><text:span text:style-name="T51"/></text:p>
        <text:p text:style-name="P112"><text:span text:style-name="T51"/></text:p>
        <text:h text:style-name="P111" text:outline-level="3"><text:bookmark-start text:name="Còpia de Còpia de Còpia de Còpia de Còpia de Còpia de Còpia de Còpia de Còpia de Còpia de Còpia de __RefHeading___Toc13133_3274989480 1 1 1 2 1 1 2 1 1 1 1"/><text:bookmark-start text:name="__RefHeading___Toc4270_4118176090"/><text:soft-page-break/>MariaDB<text:bookmark-end text:name="Còpia de Còpia de Còpia de Còpia de Còpia de Còpia de Còpia de Còpia de Còpia de Còpia de Còpia de __RefHeading___Toc13133_3274989480 1 1 1 2 1 1 2 1 1 1 1"/><text:bookmark-end text:name="__RefHeading___Toc4270_4118176090"/></text:h>
        <text:p text:style-name="P112"><text:span text:style-name="T51">CREATE </text:span><text:span text:style-name="T52">TABLE ANSWER</text:span><text:span text:style-name="T51"> (</text:span></text:p>
        <text:p text:style-name="P113"><text:s text:c="4"/>ID <text:s text:c="10"/>INT UNSIGNED NOT NULL AUTO_INCREMENT PRIMARY KEY,</text:p>
        <text:p text:style-name="P113"><text:s text:c="4"/>CREATED_BY <text:s text:c="2"/>INT UNSIGNED NOT NULL REFERENCES USER(ID),</text:p>
        <text:p text:style-name="P113"><text:s text:c="4"/>CREATED_AT <text:s text:c="2"/>DATETIME NOT NULL DEFAULT CURRENT_TIMESTAMP,</text:p>
        <text:p text:style-name="P113"><text:s text:c="4"/>UPDATED_BY <text:s text:c="2"/>INT UNSIGNED REFERENCES USER(ID),</text:p>
        <text:p text:style-name="P113"><text:s text:c="4"/>UPDATED_AT <text:s text:c="2"/>DATETIME,</text:p>
        <text:p text:style-name="P113"><text:s text:c="4"/>TEST_ID <text:s text:c="5"/>INT UNSIGNED NOT NULL REFERENCES PATIENT_TEST(ID),</text:p>
        <text:p text:style-name="P113"><text:s text:c="4"/>QUESTION_ID <text:s/>INT UNSIGNED NOT NULL REFERENCES QUESTION(ID),</text:p>
        <text:p text:style-name="P113"><text:s text:c="4"/>ANSWER <text:s text:c="6"/>VARCHAR(2048),</text:p>
        <text:p text:style-name="P113"><text:s text:c="4"/>LIST_ID <text:s text:c="5"/>INT UNSIGNED REFERENCES OPTION_LIST(ID),</text:p>
        <text:p text:style-name="P113"><text:s text:c="4"/>EMOTION_ID <text:s text:c="2"/>INT UNSIGNED REFERENCES EMOTION(ID),</text:p>
        <text:p text:style-name="P113"><text:s text:c="4"/>MOOD_ID <text:s text:c="5"/>INT UNSIGNED REFERENCES MOOD(ID),</text:p>
        <text:p text:style-name="P113"><text:s text:c="4"/>COMPLETED_AT DATETIME,</text:p>
        <text:p text:style-name="P113"><text:s text:c="4"/>EVALUATED_BY INT UNSIGNED REFERENCES USER(ID),</text:p>
        <text:p text:style-name="P113"><text:s text:c="4"/>EVALUATED_AT DATETIME,</text:p>
        <text:p text:style-name="P113"><text:s text:c="4"/>EVALUATION <text:s text:c="2"/>VARCHAR(4096)</text:p>
        <text:p text:style-name="P113">) ENGINE = InnoDB;</text:p>
        <text:h text:style-name="P170" text:outline-level="1"><text:bookmark-start text:name="Còpia de __RefHeading___Toc17016_3274989480 1"/>Mòdul <text:span text:style-name="T65">NTF</text:span>MOD<text:bookmark-end text:name="Còpia de __RefHeading___Toc17016_3274989480 1"/></text:h>
        <text:h text:style-name="P171" text:outline-level="2"><text:bookmark-start text:name="Còpia de __RefHeading___Toc17018_3274989480 1"/><text:alphabetical-index-mark-start text:id="IMark2336962870880"/>Entitat NOTIFICATION<text:bookmark-end text:name="Còpia de __RefHeading___Toc17018_3274989480 1"/><text:alphabetical-index-mark-end text:id="IMark2336962870880"/></text:h>
        <text:h text:style-name="P172" text:outline-level="3"><text:bookmark-start text:name="Còpia de Còpia de Còpia de Còpia de Còpia de Còpia de Còpia de Còpia de Còpia de Còpia de Còpia de __RefHeading___Toc13125_3274989480 1 1 2 1 1 1 1 1 1 1 1"/><text:bookmark-start text:name="Còpia de __RefHeading___Toc4252_4118176090 1"/><text:span text:style-name="T11">P</text:span><text:span text:style-name="T29">roto3</text:span><text:bookmark-end text:name="Còpia de Còpia de Còpia de Còpia de Còpia de Còpia de Còpia de Còpia de Còpia de Còpia de Còpia de __RefHeading___Toc13125_3274989480 1 1 2 1 1 1 1 1 1 1 1"/><text:bookmark-end text:name="Còpia de __RefHeading___Toc4252_4118176090 1"/></text:h>
        <text:p text:style-name="P173"><text:span text:style-name="T10">message NtfNotification</text:span> {</text:p>
        <text:p text:style-name="P173"><text:s text:c="4"/>a_user.usrmod.BaseEntity <text:s text:c="16"/>base_entity = 1;</text:p>
        <text:p text:style-name="P173"><text:s text:c="4"/>a_user.usrmod.UsrUser <text:s text:c="19"/>user = 2;</text:p>
        <text:p text:style-name="P173"><text:s text:c="4"/>string <text:s text:c="34"/>notification = 3;</text:p>
        <text:p text:style-name="P173"><text:s text:c="4"/>d_admin.ntfmod.NtfNotificationType <text:s text:c="6"/>notification_type = 4;</text:p>
        <text:p text:style-name="P173"><text:s text:c="4"/>d_admin.ntfmod.NtfNotificationState <text:s text:c="5"/>notification_state = 5;</text:p>
        <text:p text:style-name="P173"><text:s text:c="4"/>optional c_working.resmod.ResPatientTest test = 6;</text:p>
        <text:p text:style-name="P173"><text:s text:c="4"/>optional c_working.regmod.RegRegister <text:s text:c="3"/>tracking = 7;</text:p>
        <text:p text:style-name="P173"><text:s text:c="4"/>optional c_working.matmod.MatMaterial <text:s text:c="3"/>material = 8;</text:p>
        <text:p text:style-name="P173">}</text:p>
        <text:h text:style-name="P174" text:outline-level="3"><text:bookmark-start text:name="Còpia de Còpia de Còpia de Còpia de Còpia de Còpia de Còpia de Còpia de Còpia de Còpia de Còpia de __RefHeading___Toc13127_3274989480 1 1 2 1 1 1 1 1 1 1 1"/><text:bookmark-start text:name="Còpia de __RefHeading___Toc4254_4118176090 1"/>Flutter<text:bookmark-end text:name="Còpia de Còpia de Còpia de Còpia de Còpia de Còpia de Còpia de Còpia de Còpia de Còpia de Còpia de __RefHeading___Toc13127_3274989480 1 1 2 1 1 1 1 1 1 1 1"/><text:bookmark-end text:name="Còpia de __RefHeading___Toc4254_4118176090 1"/></text:h>
        <table:table table:name="Taula1" table:style-name="Taula1">
          <table:table-column table:style-name="Taula1.A"/>
          <table:table-column table:style-name="Taula1.B"/>
          <table:table-row>
            <table:table-cell table:style-name="Taula1.A1" office:value-type="string">
              <text:p text:style-name="P175"><text:span text:style-name="T30">enum NotificationType</text:span><text:span text:style-name="T31"> {</text:span></text:p>
              <text:p text:style-name="P176"><text:s text:c="4"/>unspecified,</text:p>
              <text:p text:style-name="P176"><text:s text:c="4"/>type1,</text:p>
              <text:p text:style-name="P176"><text:s text:c="4"/>type2,</text:p>
              <text:p text:style-name="P176"><text:s text:c="4"/>type3,</text:p>
              <text:p text:style-name="P176">}</text:p>
            </table:table-cell>
            <table:table-cell table:style-name="Taula1.A1" office:value-type="string">
              <text:p text:style-name="P175"><text:span text:style-name="T30">enum NotificationState</text:span><text:span text:style-name="T31"> {</text:span></text:p>
              <text:p text:style-name="P176"><text:s text:c="4"/>unspecified,</text:p>
              <text:p text:style-name="P176"><text:s text:c="4"/>received,</text:p>
              <text:p text:style-name="P176"><text:s text:c="4"/>readed,</text:p>
              <text:p text:style-name="P176">}</text:p>
            </table:table-cell>
          </table:table-row>
        </table:table>
        <text:p text:style-name="P177"/>
        <text:p text:style-name="P177"><text:span text:style-name="T30">class NtfNotification </text:span><text:span text:style-name="T31">extends ModelEntity {</text:span></text:p>
        <text:p text:style-name="P178"><text:s text:c="4"/>UsrUser? <text:s text:c="9"/>_user;</text:p>
        <text:p text:style-name="P178"><text:s text:c="4"/>String? <text:s text:c="10"/>_notification;</text:p>
        <text:p text:style-name="P178"><text:s text:c="4"/>NotificationType <text:s/>_type = NotificationType.unspecified;</text:p>
        <text:p text:style-name="P178"><text:s text:c="4"/>NotificationState _state = NotificationState.unspecified;</text:p>
        <text:p text:style-name="P178"><text:s text:c="4"/>TstTest? <text:s text:c="9"/>_test;</text:p>
        <text:p text:style-name="P178"><text:s text:c="4"/>RegRegister? <text:s text:c="5"/>_register;</text:p>
        <text:p text:style-name="P178"><text:s text:c="4"/>RscResource? <text:s text:c="5"/>_resource;</text:p>
        <text:p text:style-name="P176">}</text:p>
        <text:h text:style-name="P172" text:outline-level="3"><text:bookmark-start text:name="Còpia de Còpia de Còpia de Còpia de Còpia de Còpia de Còpia de Còpia de Còpia de Còpia de Còpia de __RefHeading___Toc13129_3274989480 2 1 2 1 1 1 1 1 1 1 1"/><text:bookmark-start text:name="Còpia de __RefHeading___Toc4256_4118176090 1"/><text:span text:style-name="T48">Go</text:span><text:span text:style-name="T49">lang</text:span><text:bookmark-end text:name="Còpia de Còpia de Còpia de Còpia de Còpia de Còpia de Còpia de Còpia de Còpia de Còpia de Còpia de __RefHeading___Toc13129_3274989480 2 1 2 1 1 1 1 1 1 1 1"/><text:bookmark-end text:name="Còpia de __RefHeading___Toc4256_4118176090 1"/></text:h>
        <text:p text:style-name="P144">PENDENT</text:p>
        <text:h text:style-name="P179" text:outline-level="3"><text:bookmark-start text:name="Còpia de Còpia de Còpia de Còpia de Còpia de Còpia de Còpia de Còpia de Còpia de Còpia de Còpia de __RefHeading___Toc13131_3274989480 1 1 2 1 1 1 1 1 1 1 1"/><text:bookmark-start text:name="Còpia de __RefHeading___Toc4258_4118176090 1"/>SQLite<text:bookmark-end text:name="Còpia de Còpia de Còpia de Còpia de Còpia de Còpia de Còpia de Còpia de Còpia de Còpia de Còpia de __RefHeading___Toc13131_3274989480 1 1 2 1 1 1 1 1 1 1 1"/><text:bookmark-end text:name="Còpia de __RefHeading___Toc4258_4118176090 1"/></text:h>
        <text:p text:style-name="P180">CREATE TABLE $tnNtfNotification (</text:p>
        <text:p text:style-name="P180"><text:s text:c="6"/>$standardHeader,</text:p>
        <text:p text:style-name="P180"><text:s text:c="6"/>$fldUser <text:s text:c="13"/>$dbtIntNotNull REFERENCES $tnUsrUser($fldId),</text:p>
        <text:p text:style-name="P180"><text:s text:c="6"/>$fldNotification <text:s text:c="5"/>$dbtTextNotNull,</text:p>
        <text:p text:style-name="P180"><text:s text:c="6"/>$fldNotificationType <text:s/>$dbtIntNotNull DEFAULT 0,</text:p>
        <text:p text:style-name="P180"><text:s text:c="6"/>$fldNotificationState $dbtIntNotNull DEFAULT 0,</text:p>
        <text:p text:style-name="P180"><text:s text:c="6"/>$fldTest <text:s text:c="13"/>$dbtInt REFERENCES $tnTstTest($fldId),</text:p>
        <text:p text:style-name="P180"><text:s text:c="6"/>$fldRegister <text:s text:c="9"/>$dbtInt REFERENCES $tnRegRegister($fldId),</text:p>
        <text:p text:style-name="P180"><text:s text:c="6"/>$fldResource <text:s text:c="9"/>$dbtInt REFERENCES $tnRscResource($fldId)</text:p>
        <text:p text:style-name="P180">);</text:p>
        <text:p text:style-name="P181"><text:span text:style-name="T51"/></text:p>
        <text:p text:style-name="P181"><text:span text:style-name="T51"/></text:p>
        <text:p text:style-name="P181"><text:span text:style-name="T51"/></text:p>
        <text:p text:style-name="P181"><text:span text:style-name="T51"/></text:p>
        <text:h text:style-name="P179" text:outline-level="3"><text:bookmark-start text:name="Còpia de Còpia de Còpia de Còpia de Còpia de Còpia de Còpia de Còpia de Còpia de Còpia de Còpia de __RefHeading___Toc13133_3274989480 1 1 2 1 1 1 1 1 1 1 1"/><text:bookmark-start text:name="Còpia de __RefHeading___Toc4260_4118176090 1"/><text:soft-page-break/>MariaDB<text:bookmark-end text:name="Còpia de Còpia de Còpia de Còpia de Còpia de Còpia de Còpia de Còpia de Còpia de Còpia de Còpia de __RefHeading___Toc13133_3274989480 1 1 2 1 1 1 1 1 1 1 1"/><text:bookmark-end text:name="Còpia de __RefHeading___Toc4260_4118176090 1"/></text:h>
        <text:p text:style-name="P181"><text:span text:style-name="T51">CREATE </text:span><text:span text:style-name="T52">TABLE NOTIFICATION</text:span><text:span text:style-name="T51"> (</text:span></text:p>
        <text:p text:style-name="P180"><text:s text:c="4"/>ID <text:s text:c="10"/>INT UNSIGNED NOT NULL AUTO_INCREMENT PRIMARY KEY,</text:p>
        <text:p text:style-name="P180"><text:s text:c="4"/>CREATED_BY <text:s text:c="2"/>INT UNSIGNED NOT NULL REFERENCES USER(ID),</text:p>
        <text:p text:style-name="P180"><text:s text:c="4"/>CREATED_AT <text:s text:c="2"/>DATETIME NOT NULL DEFAULT CURRENT_TIMESTAMP,</text:p>
        <text:p text:style-name="P180"><text:s text:c="4"/>UPDATED_BY <text:s text:c="2"/>INT UNSIGNED REFERENCES USER(ID),</text:p>
        <text:p text:style-name="P180"><text:s text:c="4"/>UPDATED_AT <text:s text:c="2"/>DATETIME,</text:p>
        <text:p text:style-name="P180"><text:s text:c="4"/>USER_ID <text:s text:c="5"/>INT UNSIGNED NOT NULL REFERENCES USER(ID),</text:p>
        <text:p text:style-name="P180"><text:s text:c="4"/>NOTIFICATION VARCHAR(1024) NOT NULL,</text:p>
        <text:p text:style-name="P180"><text:s text:c="4"/>NTF_TYPE <text:s text:c="4"/>INT UNSIGNED NOT NULL,</text:p>
        <text:p text:style-name="P180"><text:s text:c="4"/>NTF_STATE <text:s text:c="3"/>INT UNSIGNED NOT NULL,</text:p>
        <text:p text:style-name="P180"><text:s text:c="4"/>TEST_ID <text:s text:c="5"/>INT UNSIGNED REFERENCES PATIENT_TEST(ID),</text:p>
        <text:p text:style-name="P180"><text:s text:c="4"/>REGISTER_ID <text:s/>INT UNSIGNED REFERENCES REGISTER(ID),</text:p>
        <text:p text:style-name="P180"><text:s text:c="4"/>RESOURCE_ID <text:s/>INT UNSIGNED REFERENCES RESOURCE(ID)</text:p>
        <text:p text:style-name="P180">) ENGINE = InnoDB;</text:p>
        <text:h text:style-name="P170" text:outline-level="1"><text:bookmark-start text:name="Còpia de Còpia de __RefHeading___Toc17016_3274989480 1 1"/>Mòdul <text:span text:style-name="T65">TSK</text:span>MOD<text:bookmark-end text:name="Còpia de Còpia de __RefHeading___Toc17016_3274989480 1 1"/></text:h>
        <text:h text:style-name="P171" text:outline-level="2"><text:bookmark-start text:name="Còpia de Còpia de __RefHeading___Toc17018_3274989480 1 1"/><text:alphabetical-index-mark-start text:id="IMark2336962873760"/>Entitat TASK<text:bookmark-end text:name="Còpia de Còpia de __RefHeading___Toc17018_3274989480 1 1"/><text:alphabetical-index-mark-end text:id="IMark2336962873760"/></text:h>
        <text:h text:style-name="P172" text:outline-level="3"><text:bookmark-start text:name="Còpia de Còpia de Còpia de Còpia de Còpia de Còpia de Còpia de Còpia de Còpia de Còpia de Còpia de Còpia de __RefHeading___Toc13125_3274989480 1 1 2 1 1 1 1 1 1 1 1 1"/><text:bookmark-start text:name="Còpia de Còpia de __RefHeading___Toc4252_4118176090 1 1"/><text:span text:style-name="T11">P</text:span><text:span text:style-name="T29">roto3</text:span><text:bookmark-end text:name="Còpia de Còpia de Còpia de Còpia de Còpia de Còpia de Còpia de Còpia de Còpia de Còpia de Còpia de Còpia de __RefHeading___Toc13125_3274989480 1 1 2 1 1 1 1 1 1 1 1 1"/><text:bookmark-end text:name="Còpia de Còpia de __RefHeading___Toc4252_4118176090 1 1"/></text:h>
        <text:p text:style-name="P173"><text:span text:style-name="T10">message TskTask</text:span> {</text:p>
        <text:p text:style-name="P173"><text:s text:c="4"/>a_user.usrmod.BaseEntity <text:s text:c="16"/>base_entity = 1;</text:p>
        <text:p text:style-name="P173"><text:s text:c="4"/>a_user.usrmod.UsrUser <text:s text:c="19"/>therapist = 2;</text:p>
        <text:p text:style-name="P173"><text:s text:c="4"/>a_user.usrmod.UsrUser <text:s text:c="19"/>patient = 3;</text:p>
        <text:p text:style-name="P173"><text:s text:c="4"/>d_admin.tskmod.TskTaskType <text:s text:c="14"/>task_type = 4;</text:p>
        <text:p text:style-name="P173"><text:s text:c="4"/>d_admin.tskmod.TskTaskState <text:s text:c="13"/>task_state = 5;</text:p>
        <text:p text:style-name="P173"><text:s text:c="4"/>string <text:s text:c="34"/>task = 6;</text:p>
        <text:p text:style-name="P173"><text:s text:c="4"/>optional c_working.resmod.ResPatientTest test = 7;</text:p>
        <text:p text:style-name="P173"><text:s text:c="4"/>optional c_working.regmod.RegRegister <text:s text:c="3"/>tracking = 8;</text:p>
        <text:p text:style-name="P173"><text:s text:c="4"/>optional c_working.matmod.MatMaterial <text:s text:c="3"/>material = 9;</text:p>
        <text:p text:style-name="P173"><text:s text:c="4"/>optional Timestamp <text:s text:c="22"/>start_date = 10;</text:p>
        <text:p text:style-name="P173"><text:s text:c="4"/>optional Timestamp <text:s text:c="22"/>end_date = 11;</text:p>
        <text:p text:style-name="P173">}</text:p>
        <text:h text:style-name="P174" text:outline-level="3"><text:bookmark-start text:name="Còpia de Còpia de Còpia de Còpia de Còpia de Còpia de Còpia de Còpia de Còpia de Còpia de Còpia de Còpia de __RefHeading___Toc13127_3274989480 1 1 2 1 1 1 1 1 1 1 1 1"/><text:bookmark-start text:name="Còpia de Còpia de __RefHeading___Toc4254_4118176090 1 1"/>Flutter<text:bookmark-end text:name="Còpia de Còpia de Còpia de Còpia de Còpia de Còpia de Còpia de Còpia de Còpia de Còpia de Còpia de Còpia de __RefHeading___Toc13127_3274989480 1 1 2 1 1 1 1 1 1 1 1 1"/><text:bookmark-end text:name="Còpia de Còpia de __RefHeading___Toc4254_4118176090 1 1"/></text:h>
        <table:table table:name="Taula2" table:style-name="Taula2">
          <table:table-column table:style-name="Taula2.A"/>
          <table:table-column table:style-name="Taula2.B"/>
          <table:table-row>
            <table:table-cell table:style-name="Taula2.A1" office:value-type="string">
              <text:p text:style-name="P182"><text:span text:style-name="T30">enum TaskType</text:span><text:span text:style-name="T31"> {</text:span></text:p>
              <text:p text:style-name="P183"><text:s text:c="4"/>unspecified,</text:p>
              <text:p text:style-name="P183"><text:s text:c="4"/>test,</text:p>
              <text:p text:style-name="P183"><text:s text:c="4"/>register,</text:p>
              <text:p text:style-name="P183"><text:s text:c="4"/>resource,</text:p>
              <text:p text:style-name="P183"><text:s text:c="4"/>custom,</text:p>
              <text:p text:style-name="P183">}</text:p>
            </table:table-cell>
            <table:table-cell table:style-name="Taula2.A1" office:value-type="string">
              <text:p text:style-name="P182"><text:span text:style-name="T30">enum TaskState</text:span><text:span text:style-name="T31"> {</text:span></text:p>
              <text:p text:style-name="P183"><text:s text:c="4"/>unspecified,</text:p>
              <text:p text:style-name="P183"><text:s text:c="4"/>assigned,</text:p>
              <text:p text:style-name="P183"><text:s text:c="4"/>finished,</text:p>
              <text:p text:style-name="P183"><text:s text:c="4"/>statical,</text:p>
              <text:p text:style-name="P183">}</text:p>
            </table:table-cell>
          </table:table-row>
        </table:table>
        <text:p text:style-name="P182"><text:span text:style-name="T31"/></text:p>
        <text:p text:style-name="P177"><text:span text:style-name="T30">class TskTask</text:span><text:span text:style-name="T31"> extends ModelEntity {</text:span></text:p>
        <text:p text:style-name="P183"><text:s text:c="4"/>UsrUser? <text:s text:c="4"/>_therapist;</text:p>
        <text:p text:style-name="P183"><text:s text:c="4"/>UsrUser? <text:s text:c="4"/>_patient;</text:p>
        <text:p text:style-name="P183"><text:s text:c="4"/>TaskType <text:s text:c="4"/>_type = TaskType.unspecified;</text:p>
        <text:p text:style-name="P183"><text:s text:c="4"/>TaskState <text:s text:c="3"/>_state = TaskState.unspecified;</text:p>
        <text:p text:style-name="P183"><text:s text:c="4"/>String? <text:s text:c="5"/>_descKey;</text:p>
        <text:p text:style-name="P183"><text:s text:c="4"/>String? <text:s text:c="5"/>_desc;</text:p>
        <text:p text:style-name="P183"><text:s text:c="4"/>TstTest? <text:s text:c="4"/>_test;</text:p>
        <text:p text:style-name="P183"><text:s text:c="4"/>RegRegister? _register;</text:p>
        <text:p text:style-name="P183"><text:s text:c="4"/>RscResource? _resource;</text:p>
        <text:p text:style-name="P183"><text:s text:c="4"/>DateTime? <text:s text:c="3"/>_startDate;</text:p>
        <text:p text:style-name="P183"><text:s text:c="4"/>DateTime? <text:s text:c="3"/>_endDate;</text:p>
        <text:p text:style-name="P183">}</text:p>
        <text:h text:style-name="P172" text:outline-level="3"><text:bookmark-start text:name="Còpia de Còpia de Còpia de Còpia de Còpia de Còpia de Còpia de Còpia de Còpia de Còpia de Còpia de Còpia de __RefHeading___Toc13129_3274989480 2 1 2 1 1 1 1 1 1 1 1 1"/><text:bookmark-start text:name="Còpia de Còpia de __RefHeading___Toc4256_4118176090 1 1"/><text:span text:style-name="T48">Go</text:span><text:span text:style-name="T49">lang</text:span><text:bookmark-end text:name="Còpia de Còpia de Còpia de Còpia de Còpia de Còpia de Còpia de Còpia de Còpia de Còpia de Còpia de Còpia de __RefHeading___Toc13129_3274989480 2 1 2 1 1 1 1 1 1 1 1 1"/><text:bookmark-end text:name="Còpia de Còpia de __RefHeading___Toc4256_4118176090 1 1"/></text:h>
        <text:p text:style-name="P144">PENDENT</text:p>
        <text:h text:style-name="P179" text:outline-level="3"><text:bookmark-start text:name="Còpia de Còpia de Còpia de Còpia de Còpia de Còpia de Còpia de Còpia de Còpia de Còpia de Còpia de Còpia de __RefHeading___Toc13131_3274989480 1 1 2 1 1 1 1 1 1 1 1 1"/><text:bookmark-start text:name="Còpia de Còpia de __RefHeading___Toc4258_4118176090 1 1"/>SQLite<text:bookmark-end text:name="Còpia de Còpia de Còpia de Còpia de Còpia de Còpia de Còpia de Còpia de Còpia de Còpia de Còpia de Còpia de __RefHeading___Toc13131_3274989480 1 1 2 1 1 1 1 1 1 1 1 1"/><text:bookmark-end text:name="Còpia de Còpia de __RefHeading___Toc4258_4118176090 1 1"/></text:h>
        <text:p text:style-name="P181"><text:span text:style-name="T51">CREATE </text:span><text:span text:style-name="T52">TABLE $tnTskTask</text:span><text:span text:style-name="T51"> (</text:span></text:p>
        <text:p text:style-name="P180"><text:s text:c="4"/>$standardHeader,</text:p>
        <text:p text:style-name="P180"><text:s text:c="4"/>$fldTherapist $dbtIntNotNull REFERENCES $tnUsrUser($fldId),</text:p>
        <text:p text:style-name="P180"><text:s text:c="4"/>$fldPatient <text:s text:c="2"/>$dbtIntNotNull REFERENCES $tnUsrUser($fldId),</text:p>
        <text:p text:style-name="P180"><text:s text:c="4"/>$fldTaskType <text:s/>$dbtIntNotNull DEFAULT 0,</text:p>
        <text:p text:style-name="P180"><text:s text:c="4"/>$fldTaskState $dbtIntNotNull DEFAULT 0,</text:p>
        <text:p text:style-name="P180"><text:s text:c="4"/>$fldDescKey <text:s text:c="2"/>$dbtTextNotNull,</text:p>
        <text:p text:style-name="P180"><text:s text:c="4"/>$fldTest <text:s text:c="5"/>$dbtIntNotNull REFERENCES $tnTstTest($fldId),</text:p>
        <text:p text:style-name="P181"><text:soft-page-break/><text:span text:style-name="T51"><text:s text:c="4"/>$fldRegister <text:s/>$dbtIntNotNull REFERENCES $tnRegRegister($fldId),</text:span></text:p>
        <text:p text:style-name="P180"><text:s text:c="4"/>$fldResource <text:s/>$dbtIntNotNull REFERENCES $tnRscResource($fldId),</text:p>
        <text:p text:style-name="P180"><text:s text:c="4"/>$fldStartDate $dbtDateTime,</text:p>
        <text:p text:style-name="P180"><text:s text:c="4"/>$fldEndDate <text:s text:c="2"/>$dbtDateTime</text:p>
        <text:p text:style-name="P180">);</text:p>
        <text:h text:style-name="P179" text:outline-level="3"><text:bookmark-start text:name="Còpia de Còpia de Còpia de Còpia de Còpia de Còpia de Còpia de Còpia de Còpia de Còpia de Còpia de Còpia de __RefHeading___Toc13133_3274989480 1 1 2 1 1 1 1 1 1 1 1 1"/><text:bookmark-start text:name="Còpia de Còpia de __RefHeading___Toc4260_4118176090 1 1"/>MariaDB<text:bookmark-end text:name="Còpia de Còpia de Còpia de Còpia de Còpia de Còpia de Còpia de Còpia de Còpia de Còpia de Còpia de Còpia de __RefHeading___Toc13133_3274989480 1 1 2 1 1 1 1 1 1 1 1 1"/><text:bookmark-end text:name="Còpia de Còpia de __RefHeading___Toc4260_4118176090 1 1"/></text:h>
        <text:p text:style-name="P181"><text:span text:style-name="T51">CREATE </text:span><text:span text:style-name="T52">TABLE TASK</text:span><text:span text:style-name="T51"> (</text:span></text:p>
        <text:p text:style-name="P180"><text:s text:c="4"/>ID <text:s text:c="10"/>INT UNSIGNED NOT NULL AUTO_INCREMENT PRIMARY KEY,</text:p>
        <text:p text:style-name="P180"><text:s text:c="4"/>CREATED_BY <text:s text:c="2"/>INT UNSIGNED NOT NULL REFERENCES USER(ID),</text:p>
        <text:p text:style-name="P180"><text:s text:c="4"/>CREATED_AT <text:s text:c="2"/>DATETIME NOT NULL DEFAULT CURRENT_TIMESTAMP,</text:p>
        <text:p text:style-name="P180"><text:s text:c="4"/>UPDATED_BY <text:s text:c="2"/>INT UNSIGNED REFERENCES USER(ID),</text:p>
        <text:p text:style-name="P180"><text:s text:c="4"/>UPDATED_AT <text:s text:c="2"/>DATETIME,</text:p>
        <text:p text:style-name="P180"><text:s text:c="4"/>THERAPIST_ID INT UNSIGNED NOT NULL REFERENCES USER(ID),</text:p>
        <text:p text:style-name="P180"><text:s text:c="4"/>PATIENT_ID <text:s text:c="2"/>INT UNSIGNED NOT NULL REFERENCES USER(ID),</text:p>
        <text:p text:style-name="P180"><text:s text:c="4"/>TASK_TYPE <text:s text:c="3"/>INT UNSIGNED NOT NULL,</text:p>
        <text:p text:style-name="P180"><text:s text:c="4"/>TASK_STATE <text:s text:c="2"/>INT UNSIGNED NOT NULL,</text:p>
        <text:p text:style-name="P180"><text:s text:c="4"/>DESC_KEY <text:s text:c="4"/>VARCHAR(2048) NOT NULL,</text:p>
        <text:p text:style-name="P180"><text:s text:c="4"/>TEST_ID <text:s text:c="5"/>INT UNSIGNED REFERENCES PATIENT_TEST(ID),</text:p>
        <text:p text:style-name="P180"><text:s text:c="4"/>REGISTER_ID <text:s/>INT UNSIGNED REFERENCES REGISTER(ID),</text:p>
        <text:p text:style-name="P180"><text:s text:c="4"/>RESOURCE_ID <text:s/>INT UNSIGNED REFERENCES RESOURCE(ID),</text:p>
        <text:p text:style-name="P180"><text:s text:c="4"/>START_DATE <text:s text:c="2"/>DATETIME,</text:p>
        <text:p text:style-name="P180"><text:s text:c="4"/>END_DATE <text:s text:c="4"/>DATETIME</text:p>
        <text:p text:style-name="P180">) ENGINE = InnoDB;</text:p>
        <text:h text:style-name="P170" text:outline-level="1"><text:bookmark-start text:name="Còpia de Còpia de Còpia de __RefHeading___Toc17016_3274989480 1 1 1"/>Mòdul <text:span text:style-name="T65">VIS</text:span>MOD<text:bookmark-end text:name="Còpia de Còpia de Còpia de __RefHeading___Toc17016_3274989480 1 1 1"/></text:h>
        <text:h text:style-name="P171" text:outline-level="2"><text:bookmark-start text:name="Còpia de Còpia de Còpia de __RefHeading___Toc17018_3274989480 1 1 1"/><text:alphabetical-index-mark-start text:id="IMark2336962871200"/>Entitat VISIT<text:bookmark-end text:name="Còpia de Còpia de Còpia de __RefHeading___Toc17018_3274989480 1 1 1"/><text:alphabetical-index-mark-end text:id="IMark2336962871200"/></text:h>
        <text:h text:style-name="P172" text:outline-level="3"><text:bookmark-start text:name="Còpia de Còpia de Còpia de Còpia de Còpia de Còpia de Còpia de Còpia de Còpia de Còpia de Còpia de Còpia de Còpia de __RefHeading___Toc13125_3274989480 1 1 2 1 1 1 1 1 1 1 1 1 1"/><text:bookmark-start text:name="Còpia de Còpia de Còpia de __RefHeading___Toc4252_4118176090 1 1 1"/><text:span text:style-name="T11">P</text:span><text:span text:style-name="T29">roto3</text:span><text:bookmark-end text:name="Còpia de Còpia de Còpia de Còpia de Còpia de Còpia de Còpia de Còpia de Còpia de Còpia de Còpia de Còpia de Còpia de __RefHeading___Toc13125_3274989480 1 1 2 1 1 1 1 1 1 1 1 1 1"/><text:bookmark-end text:name="Còpia de Còpia de Còpia de __RefHeading___Toc4252_4118176090 1 1 1"/></text:h>
        <text:p text:style-name="P173"><text:span text:style-name="T10">message VisVisit</text:span> {</text:p>
        <text:p text:style-name="P184"><text:s text:c="4"/>a_user.usrmod.BaseEntity base_entity = 1;</text:p>
        <text:p text:style-name="P184"><text:s text:c="4"/>a_user.usrmod.UsrUser therapist = 2;</text:p>
        <text:p text:style-name="P184"><text:s text:c="4"/>a_user.usrmod.UsrUser patient = 3;</text:p>
        <text:p text:style-name="P184"><text:s text:c="4"/>bool first_visit = 4;</text:p>
        <text:p text:style-name="P184"><text:s text:c="4"/>optional Timestamp date_time = 5;</text:p>
        <text:p text:style-name="P184"><text:s text:c="4"/>d_admin.vismod.VisVisitType visit_type = 6;</text:p>
        <text:p text:style-name="P184"><text:s text:c="4"/>d_admin.vismod.VisVisitState visit_state = 7;</text:p>
        <text:p text:style-name="P173">}</text:p>
        <text:h text:style-name="P174" text:outline-level="3"><text:bookmark-start text:name="Còpia de Còpia de Còpia de Còpia de Còpia de Còpia de Còpia de Còpia de Còpia de Còpia de Còpia de Còpia de Còpia de __RefHeading___Toc13127_3274989480 1 1 2 1 1 1 1 1 1 1 1 1 1"/><text:bookmark-start text:name="Còpia de Còpia de Còpia de __RefHeading___Toc4254_4118176090 1 1 1"/>Flutter<text:bookmark-end text:name="Còpia de Còpia de Còpia de Còpia de Còpia de Còpia de Còpia de Còpia de Còpia de Còpia de Còpia de Còpia de Còpia de __RefHeading___Toc13127_3274989480 1 1 2 1 1 1 1 1 1 1 1 1 1"/><text:bookmark-end text:name="Còpia de Còpia de Còpia de __RefHeading___Toc4254_4118176090 1 1 1"/></text:h>
        <table:table table:name="Taula3" table:style-name="Taula3">
          <table:table-column table:style-name="Taula3.A"/>
          <table:table-column table:style-name="Taula3.B"/>
          <table:table-row>
            <table:table-cell table:style-name="Taula3.A1" office:value-type="string">
              <text:p text:style-name="P185"><text:span text:style-name="T30">enum VisitType</text:span><text:span text:style-name="T31"> {</text:span></text:p>
              <text:p text:style-name="P186"><text:s text:c="4"/>unspecified,</text:p>
              <text:p text:style-name="P186"><text:s text:c="4"/>face2face,</text:p>
              <text:p text:style-name="P186"><text:s text:c="4"/>online,</text:p>
              <text:p text:style-name="P187">}</text:p>
            </table:table-cell>
            <table:table-cell table:style-name="Taula3.A1" office:value-type="string">
              <text:p text:style-name="P185"><text:span text:style-name="T30">enum VisitState</text:span><text:span text:style-name="T31"> {</text:span></text:p>
              <text:p text:style-name="P186"><text:s text:c="4"/>unspecified,</text:p>
              <text:p text:style-name="P186"><text:s text:c="4"/>stablished,</text:p>
              <text:p text:style-name="P186"><text:s text:c="4"/>finnished,</text:p>
              <text:p text:style-name="P186"><text:s text:c="4"/>cancelled,</text:p>
              <text:p text:style-name="P186"><text:s text:c="4"/>nulled,</text:p>
              <text:p text:style-name="P187">}</text:p>
            </table:table-cell>
          </table:table-row>
        </table:table>
        <text:p text:style-name="P185"><text:span text:style-name="T31"/></text:p>
        <text:p text:style-name="P177"><text:span text:style-name="T30">class VisVisit</text:span><text:span text:style-name="T31"> extends ModelEntity {</text:span></text:p>
        <text:p text:style-name="P186"><text:s text:c="4"/>UsrUser? <text:s text:c="2"/>_therapist;</text:p>
        <text:p text:style-name="P186"><text:s text:c="4"/>UsrUser? <text:s text:c="2"/>_patient;</text:p>
        <text:p text:style-name="P186"><text:s text:c="4"/>bool <text:s text:c="6"/>_isFirst = false;</text:p>
        <text:p text:style-name="P186"><text:s text:c="4"/>DateTime? <text:s/>_dateTime;</text:p>
        <text:p text:style-name="P186"><text:s text:c="4"/>VisitType <text:s/>_type = VisitType.unspecified;</text:p>
        <text:p text:style-name="P186"><text:s text:c="4"/>VisitState _state = VisitState.unspecified;</text:p>
        <text:p text:style-name="P187">}</text:p>
        <text:h text:style-name="P172" text:outline-level="3"><text:bookmark-start text:name="Còpia de Còpia de Còpia de Còpia de Còpia de Còpia de Còpia de Còpia de Còpia de Còpia de Còpia de Còpia de Còpia de __RefHeading___Toc13129_3274989480 2 1 2 1 1 1 1 1 1 1 1 1 1"/><text:bookmark-start text:name="Còpia de Còpia de Còpia de __RefHeading___Toc4256_4118176090 1 1 1"/><text:span text:style-name="T48">Go</text:span><text:span text:style-name="T49">lang</text:span><text:bookmark-end text:name="Còpia de Còpia de Còpia de Còpia de Còpia de Còpia de Còpia de Còpia de Còpia de Còpia de Còpia de Còpia de Còpia de __RefHeading___Toc13129_3274989480 2 1 2 1 1 1 1 1 1 1 1 1 1"/><text:bookmark-end text:name="Còpia de Còpia de Còpia de __RefHeading___Toc4256_4118176090 1 1 1"/></text:h>
        <text:p text:style-name="P144">PENDENT</text:p>
        <text:h text:style-name="P179" text:outline-level="3"><text:bookmark-start text:name="Còpia de Còpia de Còpia de Còpia de Còpia de Còpia de Còpia de Còpia de Còpia de Còpia de Còpia de Còpia de Còpia de __RefHeading___Toc13131_3274989480 1 1 2 1 1 1 1 1 1 1 1 1 1"/><text:bookmark-start text:name="Còpia de Còpia de Còpia de __RefHeading___Toc4258_4118176090 1 1 1"/>SQLite<text:bookmark-end text:name="Còpia de Còpia de Còpia de Còpia de Còpia de Còpia de Còpia de Còpia de Còpia de Còpia de Còpia de Còpia de Còpia de __RefHeading___Toc13131_3274989480 1 1 2 1 1 1 1 1 1 1 1 1 1"/><text:bookmark-end text:name="Còpia de Còpia de Còpia de __RefHeading___Toc4258_4118176090 1 1 1"/></text:h>
        <text:p text:style-name="P181"><text:span text:style-name="T51">CREATE </text:span><text:span text:style-name="T52">TABLE $tnVisVisit</text:span><text:span text:style-name="T51"> (</text:span></text:p>
        <text:p text:style-name="P180"><text:s text:c="4"/>$standardHeader,</text:p>
        <text:p text:style-name="P180"><text:s text:c="4"/>$fldTherapist <text:s/>$dbtIntNotNull REFERENCES $tnUsrUser($fldId),</text:p>
        <text:p text:style-name="P180"><text:s text:c="4"/>$fldPatient <text:s text:c="3"/>$dbtIntNotNull REFERENCES $tnUsrUser($fldId),</text:p>
        <text:p text:style-name="P180"><text:s text:c="4"/>$fldIsFirst <text:s text:c="3"/>$dbtBooleanNotNull DEAFALUT 0,</text:p>
        <text:p text:style-name="P180"><text:s text:c="4"/>$fldDateTime <text:s text:c="2"/>$dbtDateTimeNotNull,</text:p>
        <text:p text:style-name="P180"><text:s text:c="4"/>$fldVisitType <text:s/>$dbtIntNotNull DEFAULT 0,</text:p>
        <text:p text:style-name="P180"><text:s text:c="4"/>$fldVisitState $dbtIntNotNull DEFAULT 0</text:p>
        <text:p text:style-name="P180">);</text:p>
        <text:h text:style-name="P179" text:outline-level="3"><text:bookmark-start text:name="Còpia de Còpia de Còpia de Còpia de Còpia de Còpia de Còpia de Còpia de Còpia de Còpia de Còpia de Còpia de Còpia de __RefHeading___Toc13133_3274989480 1 1 2 1 1 1 1 1 1 1 1 1 1"/><text:bookmark-start text:name="Còpia de Còpia de Còpia de __RefHeading___Toc4260_4118176090 1 1 1"/>MariaDB<text:bookmark-end text:name="Còpia de Còpia de Còpia de Còpia de Còpia de Còpia de Còpia de Còpia de Còpia de Còpia de Còpia de Còpia de Còpia de __RefHeading___Toc13133_3274989480 1 1 2 1 1 1 1 1 1 1 1 1 1"/><text:bookmark-end text:name="Còpia de Còpia de Còpia de __RefHeading___Toc4260_4118176090 1 1 1"/></text:h>
        <text:p text:style-name="P181"><text:span text:style-name="T51">CREATE </text:span><text:span text:style-name="T52">TABLE VISIT</text:span><text:span text:style-name="T51"> (</text:span></text:p>
        <text:p text:style-name="P180"><text:s text:c="4"/>ID <text:s text:c="10"/>INT UNSIGNED NOT NULL AUTO_INCREMENT PRIMARY KEY,</text:p>
        <text:p text:style-name="P180"><text:s text:c="4"/>CREATED_BY <text:s text:c="2"/>INT UNSIGNED NOT NULL REFERENCES USER(ID),</text:p>
        <text:p text:style-name="P180"><text:s text:c="4"/>CREATED_AT <text:s text:c="2"/>DATETIME NOT NULL DEFAULT CURRENT_TIMESTAMP,</text:p>
        <text:p text:style-name="P180"><text:s text:c="4"/>UPDATED_BY <text:s text:c="2"/>INT UNSIGNED REFERENCES USER(ID),</text:p>
        <text:p text:style-name="P180"><text:s text:c="4"/>UPDATED_AT <text:s text:c="2"/>DATETIME,</text:p>
        <text:p text:style-name="P181"><text:soft-page-break/><text:span text:style-name="T51"><text:s text:c="4"/>THERAPIST_ID INT UNSIGNED NOT NULL REFERENCES USER(ID),</text:span></text:p>
        <text:p text:style-name="P180"><text:s text:c="4"/>PATIENT_ID <text:s text:c="2"/>INT UNSIGNED NOT NULL REFERENCES USER(ID),</text:p>
        <text:p text:style-name="P180"><text:s text:c="4"/>IS_FIRST <text:s text:c="4"/>BOOLEAN NOT NULL DEFAULT FALSE,</text:p>
        <text:p text:style-name="P180"><text:s text:c="4"/>DATE_TIME <text:s text:c="3"/>DATETIME NOT NULL,</text:p>
        <text:p text:style-name="P180"><text:s text:c="4"/>VISIT_TYPE <text:s text:c="2"/>INT UNSIGNED NOT NULL,</text:p>
        <text:p text:style-name="P180"><text:s text:c="4"/>VISIT_STATE <text:s/>INT UNSIGNED NOT NULL</text:p>
        <text:p text:style-name="P180">) ENGINE = InnoDB;</text:p>
        <text:h text:style-name="P170" text:outline-level="1"><text:bookmark-start text:name="Còpia de Còpia de Còpia de Còpia de __RefHeading___Toc17016_3274989480 1 1 1 1"/>Mòdul <text:span text:style-name="T65">LOCMOD</text:span><text:bookmark-end text:name="Còpia de Còpia de Còpia de Còpia de __RefHeading___Toc17016_3274989480 1 1 1 1"/></text:h>
        <text:h text:style-name="P188" text:outline-level="2"><text:bookmark-start text:name="Còpia de Còpia de Còpia de Còpia de __RefHeading___Toc17018_3274989480 1 1 1 1"/><text:alphabetical-index-mark-start text:id="IMark2336962871600"/>Entitat TRANSLATION<text:bookmark-end text:name="Còpia de Còpia de Còpia de Còpia de __RefHeading___Toc17018_3274989480 1 1 1 1"/><text:alphabetical-index-mark-end text:id="IMark2336962871600"/></text:h>
        <text:h text:style-name="P172" text:outline-level="3"><text:bookmark-start text:name="Còpia de Còpia de Còpia de Còpia de Còpia de Còpia de Còpia de Còpia de Còpia de Còpia de Còpia de Còpia de Còpia de Còpia de __RefHeading___Toc13125_3274989480 1 1 2 1 1 1 1 1 1 1 1 1 1 1"/><text:bookmark-start text:name="Còpia de Còpia de Còpia de Còpia de __RefHeading___Toc4252_4118176090 1 1 1 1"/><text:span text:style-name="T11">P</text:span><text:span text:style-name="T29">roto3</text:span><text:bookmark-end text:name="Còpia de Còpia de Còpia de Còpia de Còpia de Còpia de Còpia de Còpia de Còpia de Còpia de Còpia de Còpia de Còpia de Còpia de __RefHeading___Toc13125_3274989480 1 1 2 1 1 1 1 1 1 1 1 1 1 1"/><text:bookmark-end text:name="Còpia de Còpia de Còpia de Còpia de __RefHeading___Toc4252_4118176090 1 1 1 1"/></text:h>
        <text:p text:style-name="P189"><text:span text:style-name="T10">message LocTranslation</text:span> {</text:p>
        <text:p text:style-name="P184"><text:s text:c="4"/>string locale_id = 1;</text:p>
        <text:p text:style-name="P184"><text:s text:c="4"/>string text_key = 2;</text:p>
        <text:p text:style-name="P184"><text:s text:c="4"/>string literal = 3;</text:p>
        <text:p text:style-name="P184"><text:s text:c="4"/>int <text:s text:c="3"/>iteration = 4;</text:p>
        <text:p text:style-name="P184"><text:s text:c="4"/>bool <text:s text:c="2"/>is_new = 5;</text:p>
        <text:p text:style-name="P184"><text:s text:c="4"/>bool <text:s text:c="2"/>is_updated = 6;</text:p>
        <text:p text:style-name="P184"><text:s text:c="4"/>bool <text:s text:c="2"/>is_deleted = 7;</text:p>
        <text:p text:style-name="P189">}</text:p>
        <text:h text:style-name="P174" text:outline-level="3"><text:bookmark-start text:name="Còpia de Còpia de Còpia de Còpia de Còpia de Còpia de Còpia de Còpia de Còpia de Còpia de Còpia de Còpia de Còpia de Còpia de __RefHeading___Toc13127_3274989480 1 1 2 1 1 1 1 1 1 1 1 1 1 1"/><text:bookmark-start text:name="Còpia de Còpia de Còpia de Còpia de __RefHeading___Toc4254_4118176090 1 1 1 1"/>Flutter<text:bookmark-end text:name="Còpia de Còpia de Còpia de Còpia de Còpia de Còpia de Còpia de Còpia de Còpia de Còpia de Còpia de Còpia de Còpia de Còpia de __RefHeading___Toc13127_3274989480 1 1 2 1 1 1 1 1 1 1 1 1 1 1"/><text:bookmark-end text:name="Còpia de Còpia de Còpia de Còpia de __RefHeading___Toc4254_4118176090 1 1 1 1"/></text:h>
        <text:p text:style-name="P177"><text:span text:style-name="T30">class LocTranslation</text:span><text:span text:style-name="T31"> extends ModelEntity {</text:span></text:p>
        <text:p text:style-name="P177"><text:span text:style-name="T31"><text:s text:c="4"/></text:span><text:span text:style-name="T66">l</text:span><text:span text:style-name="T31">ate String? _tKey;</text:span></text:p>
        <text:p text:style-name="P178"><text:s text:c="4"/>late Locale <text:s/>_locale = localeES;</text:p>
        <text:p text:style-name="P178"><text:s text:c="4"/>late String? _literal;</text:p>
        <text:p text:style-name="P178"><text:s text:c="4"/>late int? <text:s text:c="3"/>_iteration;</text:p>
        <text:p text:style-name="P190">}</text:p>
        <text:h text:style-name="P172" text:outline-level="3"><text:bookmark-start text:name="Còpia de Còpia de Còpia de Còpia de Còpia de Còpia de Còpia de Còpia de Còpia de Còpia de Còpia de Còpia de Còpia de Còpia de __RefHeading___Toc13129_3274989480 2 1 2 1 1 1 1 1 1 1 1 1 1 1"/><text:bookmark-start text:name="Còpia de Còpia de Còpia de Còpia de __RefHeading___Toc4256_4118176090 1 1 1 1"/><text:span text:style-name="T48">Go</text:span><text:span text:style-name="T49">lang</text:span><text:bookmark-end text:name="Còpia de Còpia de Còpia de Còpia de Còpia de Còpia de Còpia de Còpia de Còpia de Còpia de Còpia de Còpia de Còpia de Còpia de __RefHeading___Toc13129_3274989480 2 1 2 1 1 1 1 1 1 1 1 1 1 1"/><text:bookmark-end text:name="Còpia de Còpia de Còpia de Còpia de __RefHeading___Toc4256_4118176090 1 1 1 1"/></text:h>
        <text:p text:style-name="P144">PENDENT</text:p>
        <text:h text:style-name="P179" text:outline-level="3"><text:bookmark-start text:name="Còpia de Còpia de Còpia de Còpia de Còpia de Còpia de Còpia de Còpia de Còpia de Còpia de Còpia de Còpia de Còpia de Còpia de __RefHeading___Toc13131_3274989480 1 1 2 1 1 1 1 1 1 1 1 1 1 1"/><text:bookmark-start text:name="Còpia de Còpia de Còpia de Còpia de __RefHeading___Toc4258_4118176090 1 1 1 1"/>SQLite<text:bookmark-end text:name="Còpia de Còpia de Còpia de Còpia de Còpia de Còpia de Còpia de Còpia de Còpia de Còpia de Còpia de Còpia de Còpia de Còpia de __RefHeading___Toc13131_3274989480 1 1 2 1 1 1 1 1 1 1 1 1 1 1"/><text:bookmark-end text:name="Còpia de Còpia de Còpia de Còpia de __RefHeading___Toc4258_4118176090 1 1 1 1"/></text:h>
        <text:p text:style-name="P181"><text:span text:style-name="T51">CREATE </text:span><text:span text:style-name="T52">TABLE $tnLocTranslation</text:span><text:span text:style-name="T51"> (</text:span></text:p>
        <text:p text:style-name="P180"><text:s text:c="4"/>$fldLocaleCode $dbtTextNotNull,</text:p>
        <text:p text:style-name="P180"><text:s text:c="4"/>$fldTextKey <text:s text:c="3"/>$dbtTextNotNull,</text:p>
        <text:p text:style-name="P180"><text:s text:c="4"/>$fldLiteral <text:s text:c="3"/>$dbtTextNotNull,</text:p>
        <text:p text:style-name="P180"><text:s text:c="4"/>$fldIteration <text:s/>$dbtIntNotNull DEFAULT 0</text:p>
        <text:p text:style-name="P180"><text:s text:c="4"/>);</text:p>
        <text:p text:style-name="P181"><text:span text:style-name="T51">CREATE </text:span><text:span text:style-name="T52">UNIQUE INDEX ${tnLocTranslation}_PK</text:span><text:span text:style-name="T51"> ON $tnLocTranslation($fldLocaleCode, $fldTextKey);</text:span></text:p>
        <text:h text:style-name="P179" text:outline-level="3"><text:bookmark-start text:name="Còpia de Còpia de Còpia de Còpia de Còpia de Còpia de Còpia de Còpia de Còpia de Còpia de Còpia de Còpia de Còpia de Còpia de __RefHeading___Toc13133_3274989480 1 1 2 1 1 1 1 1 1 1 1 1 1 1"/><text:bookmark-start text:name="Còpia de Còpia de Còpia de Còpia de __RefHeading___Toc4260_4118176090 1 1 1 1"/>MariaDB<text:bookmark-end text:name="Còpia de Còpia de Còpia de Còpia de Còpia de Còpia de Còpia de Còpia de Còpia de Còpia de Còpia de Còpia de Còpia de Còpia de __RefHeading___Toc13133_3274989480 1 1 2 1 1 1 1 1 1 1 1 1 1 1"/><text:bookmark-end text:name="Còpia de Còpia de Còpia de Còpia de __RefHeading___Toc4260_4118176090 1 1 1 1"/></text:h>
        <text:p text:style-name="P181"><text:span text:style-name="T51">CREATE </text:span><text:span text:style-name="T52">TABLE TRANSLATION</text:span><text:span text:style-name="T51"> (</text:span></text:p>
        <text:p text:style-name="P180"><text:s text:c="4"/>ID <text:tab/> <text:s text:c="8"/>INT UNSIGNED NOT NULL AUTO_INCREMENT PRIMARY KEY,</text:p>
        <text:p text:style-name="P180"><text:s text:c="4"/>TEXT_KEY <text:s text:c="3"/>VARCHAR(100) NOT NULL,</text:p>
        <text:p text:style-name="P180"><text:s text:c="4"/>LOCALE_CODE VARCHAR(2) NOT NULL,</text:p>
        <text:p text:style-name="P180"><text:s text:c="4"/>LITERAL <text:s text:c="4"/>VARCHAR(5000) NOT NULL,</text:p>
        <text:p text:style-name="P180"><text:s text:c="4"/>UNIQUE(TEXT_KEY, LOCALE_CODE),</text:p>
        <text:p text:style-name="P180"><text:s text:c="4"/>FULLTEXT (LITERAL)</text:p>
        <text:p text:style-name="P180">) ENGINE = InnoDB;</text:p>
        <text:h text:style-name="P191" text:outline-level="1"><text:bookmark-start text:name="Còpia de __RefHeading___Toc16996_3274989480 1"/>Mòdul <text:span text:style-name="T67">LST</text:span>MOD<text:bookmark-end text:name="Còpia de __RefHeading___Toc16996_3274989480 1"/></text:h>
        <text:h text:style-name="P192" text:outline-level="2"><text:bookmark-start text:name="Còpia de __RefHeading___Toc16998_3274989480 1"/><text:alphabetical-index-mark-start text:id="IMark2336962874560"/>Entitat LIST_CATEGORY<text:bookmark-end text:name="Còpia de __RefHeading___Toc16998_3274989480 1"/><text:alphabetical-index-mark-end text:id="IMark2336962874560"/></text:h>
        <text:h text:style-name="P193" text:outline-level="3"><text:bookmark-start text:name="Còpia de Còpia de Còpia de Còpia de Còpia de Còpia de Còpia de Còpia de __RefHeading___Toc13125_3274989480 1 1 2 1 1 1 1 2"/><text:bookmark-start text:name="Còpia de __RefHeading___Toc4182_4118176090 1"/><text:span text:style-name="T11">P</text:span><text:span text:style-name="T29">roto3</text:span><text:bookmark-end text:name="Còpia de Còpia de Còpia de Còpia de Còpia de Còpia de Còpia de Còpia de __RefHeading___Toc13125_3274989480 1 1 2 1 1 1 1 2"/><text:bookmark-end text:name="Còpia de __RefHeading___Toc4182_4118176090 1"/></text:h>
        <text:p text:style-name="P189"><text:span text:style-name="T10">message LstListCategory</text:span> {</text:p>
        <text:p text:style-name="P184"><text:s text:c="4"/>BaseEntity <text:s text:c="14"/>base_entity = 1;</text:p>
        <text:p text:style-name="P184"><text:s text:c="4"/>string <text:s text:c="18"/>name_key = 2;</text:p>
        <text:p text:style-name="P184"><text:s text:c="4"/>optional string <text:s text:c="9"/>desc_key = 3;</text:p>
        <text:p text:style-name="P184"><text:s text:c="4"/>optional LstListCategory parent = 4;</text:p>
        <text:p text:style-name="P189">}</text:p>
        <text:h text:style-name="P194" text:outline-level="3"><text:bookmark-start text:name="Còpia de Còpia de Còpia de Còpia de Còpia de Còpia de Còpia de Còpia de __RefHeading___Toc13127_3274989480 1 1 2 1 1 1 1 2"/><text:bookmark-start text:name="Còpia de __RefHeading___Toc4184_4118176090 1"/>Flutter<text:bookmark-end text:name="Còpia de Còpia de Còpia de Còpia de Còpia de Còpia de Còpia de Còpia de __RefHeading___Toc13127_3274989480 1 1 2 1 1 1 1 2"/><text:bookmark-end text:name="Còpia de __RefHeading___Toc4184_4118176090 1"/></text:h>
        <text:p text:style-name="P195"><text:span text:style-name="T30">class LstListCategory</text:span><text:span text:style-name="T31"> extends ModelEntity {</text:span></text:p>
        <text:p text:style-name="P196"><text:s text:c="4"/>String? <text:s text:c="9"/>_nameKey;</text:p>
        <text:p text:style-name="P196"><text:s text:c="4"/>String? <text:s text:c="9"/>_name;</text:p>
        <text:p text:style-name="P196"><text:s text:c="4"/>String? <text:s text:c="9"/>_descKey;</text:p>
        <text:p text:style-name="P196"><text:s text:c="4"/>String? <text:s text:c="9"/>_desc;</text:p>
        <text:p text:style-name="P196"><text:s text:c="4"/>LstListCategory? _parent;</text:p>
        <text:p text:style-name="P196">}</text:p>
        <text:h text:style-name="P193" text:outline-level="3"><text:bookmark-start text:name="Còpia de Còpia de Còpia de Còpia de Còpia de Còpia de Còpia de Còpia de __RefHeading___Toc13129_3274989480 2 1 2 1 1 1 1 2"/><text:bookmark-start text:name="Còpia de __RefHeading___Toc4186_4118176090 1"/><text:span text:style-name="T48">Go</text:span><text:span text:style-name="T49">lang</text:span><text:bookmark-end text:name="Còpia de Còpia de Còpia de Còpia de Còpia de Còpia de Còpia de Còpia de __RefHeading___Toc13129_3274989480 2 1 2 1 1 1 1 2"/><text:bookmark-end text:name="Còpia de __RefHeading___Toc4186_4118176090 1"/></text:h>
        <text:h text:style-name="P197" text:outline-level="3"><text:bookmark-start text:name="Còpia de Còpia de Còpia de Còpia de Còpia de Còpia de Còpia de Còpia de __RefHeading___Toc13131_3274989480 1 1 2 1 1 1 1 2"/><text:bookmark-start text:name="Còpia de __RefHeading___Toc4188_4118176090 1"/>SQLite<text:bookmark-end text:name="Còpia de Còpia de Còpia de Còpia de Còpia de Còpia de Còpia de Còpia de __RefHeading___Toc13131_3274989480 1 1 2 1 1 1 1 2"/><text:bookmark-end text:name="Còpia de __RefHeading___Toc4188_4118176090 1"/></text:h>
        <text:p text:style-name="P198"><text:span text:style-name="T51">CREATE </text:span><text:span text:style-name="T52">TABLE $tnLstListCategory</text:span><text:span text:style-name="T51"> (</text:span></text:p>
        <text:p text:style-name="P199"><text:s text:c="4"/>$standardHeader,</text:p>
        <text:p text:style-name="P199"><text:s text:c="4"/>$fldNameKey $dbtTextNotNullUnique,</text:p>
        <text:p text:style-name="P199"><text:s text:c="4"/>$fldDescKey $dbtText,</text:p>
        <text:p text:style-name="P199"><text:s text:c="4"/>$fldParent <text:s/>$dbtInt REFERENCES $tnLstListCategory($fldId),</text:p>
        <text:p text:style-name="P198"><text:span text:style-name="T68">)</text:span><text:span text:style-name="T51">;</text:span></text:p>
        <text:h text:style-name="P197" text:outline-level="3"><text:bookmark-start text:name="Còpia de Còpia de Còpia de Còpia de Còpia de Còpia de Còpia de Còpia de __RefHeading___Toc13133_3274989480 1 1 2 1 1 1 1 2"/><text:bookmark-start text:name="Còpia de __RefHeading___Toc4190_4118176090 1"/>MariaDB<text:bookmark-end text:name="Còpia de Còpia de Còpia de Còpia de Còpia de Còpia de Còpia de Còpia de __RefHeading___Toc13133_3274989480 1 1 2 1 1 1 1 2"/><text:bookmark-end text:name="Còpia de __RefHeading___Toc4190_4118176090 1"/></text:h>
        <text:p text:style-name="P200">CREATE <text:span text:style-name="T10">TABLE LIST_CATEGORY</text:span> (</text:p>
        <text:p text:style-name="P200"><text:s text:c="4"/>ID <text:s text:c="8"/>INT UNSIGNED NOT NULL AUTO_INCREMENT PRIMARY KEY,</text:p>
        <text:p text:style-name="P200"><text:s text:c="4"/>CREATED_BY INT UNSIGNED NOT NULL REFERENCES USER(ID),</text:p>
        <text:p text:style-name="P200"><text:s text:c="4"/>CREATED_AT DATETIME NOT NULL DEFAULT CURRENT_TIMESTAMP,</text:p>
        <text:p text:style-name="P200"><text:s text:c="4"/>UPDATED_BY INT UNSIGNED REFERENCES USER(ID),</text:p>
        <text:p text:style-name="P200"><text:s text:c="4"/>UPDATED_AT DATETIME,</text:p>
        <text:p text:style-name="P200"><text:s text:c="4"/>NAME_KEY <text:s text:c="2"/>VARCHAR(100) NOT NULL,</text:p>
        <text:p text:style-name="P200"><text:s text:c="4"/>DESC_KEY <text:s text:c="2"/>VARCHAR(100),</text:p>
        <text:p text:style-name="P200"><text:s text:c="4"/>PARENT_ID <text:s/>INT UNSIGNED REFERENCES LIST_CATEGORY(ID),</text:p>
        <text:p text:style-name="P200"><text:s text:c="4"/>INDEX(PARENT_ID)</text:p>
        <text:p text:style-name="P200">) ENGINE = InnoDB;</text:p>
        <text:h text:style-name="P192" text:outline-level="2"><text:bookmark-start text:name="Còpia de __RefHeading___Toc17000_3274989480 1"/><text:alphabetical-index-mark-start text:id="IMark2336962872400"/>Entitat OPTION_LIST<text:bookmark-end text:name="Còpia de __RefHeading___Toc17000_3274989480 1"/><text:alphabetical-index-mark-end text:id="IMark2336962872400"/></text:h>
        <text:h text:style-name="P193" text:outline-level="3"><text:bookmark-start text:name="Còpia de Còpia de Còpia de Còpia de Còpia de Còpia de Còpia de Còpia de Còpia de __RefHeading___Toc13125_3274989480 1 1 1 2 1 1 2 1 2"/><text:bookmark-start text:name="Còpia de __RefHeading___Toc4192_4118176090 1"/><text:span text:style-name="T11">P</text:span><text:span text:style-name="T29">roto3</text:span><text:bookmark-end text:name="Còpia de Còpia de Còpia de Còpia de Còpia de Còpia de Còpia de Còpia de Còpia de __RefHeading___Toc13125_3274989480 1 1 1 2 1 1 2 1 2"/><text:bookmark-end text:name="Còpia de __RefHeading___Toc4192_4118176090 1"/></text:h>
        <text:p text:style-name="P189"><text:span text:style-name="T10">message LstOptionList</text:span> {</text:p>
        <text:p text:style-name="P184"><text:s text:c="4"/>BaseEntity <text:s text:c="5"/>base_entity = 1;</text:p>
        <text:p text:style-name="P184"><text:s text:c="4"/>string <text:s text:c="9"/>name_key = 2;</text:p>
        <text:p text:style-name="P184"><text:s text:c="4"/>optional string desc_key = 3;</text:p>
        <text:p text:style-name="P184"><text:s text:c="4"/>LstListCategory category = 4;</text:p>
        <text:p text:style-name="P184"><text:s text:c="4"/>bool <text:s text:c="11"/>alpha = 5;</text:p>
        <text:p text:style-name="P189">}</text:p>
        <text:h text:style-name="P194" text:outline-level="3"><text:bookmark-start text:name="Còpia de Còpia de Còpia de Còpia de Còpia de Còpia de Còpia de Còpia de Còpia de __RefHeading___Toc13127_3274989480 1 1 1 2 1 1 2 1 2"/><text:bookmark-start text:name="Còpia de __RefHeading___Toc4194_4118176090 1"/><text:soft-page-break/>Flutter<text:bookmark-end text:name="Còpia de Còpia de Còpia de Còpia de Còpia de Còpia de Còpia de Còpia de Còpia de __RefHeading___Toc13127_3274989480 1 1 1 2 1 1 2 1 2"/><text:bookmark-end text:name="Còpia de __RefHeading___Toc4194_4118176090 1"/></text:h>
        <text:p text:style-name="P195"><text:span text:style-name="T30">class LstOptionList</text:span><text:span text:style-name="T31"> extends ModelEntity {</text:span></text:p>
        <text:p text:style-name="P201"><text:s text:c="4"/>String? <text:s text:c="9"/>_nameKey;</text:p>
        <text:p text:style-name="P201"><text:s text:c="4"/>String? <text:s text:c="9"/>_name;</text:p>
        <text:p text:style-name="P201"><text:s text:c="4"/>String? <text:s text:c="9"/>_descKey;</text:p>
        <text:p text:style-name="P201"><text:s text:c="4"/>String? <text:s text:c="9"/>_desc;</text:p>
        <text:p text:style-name="P201"><text:s text:c="4"/>LstListCategory? _category;</text:p>
        <text:p text:style-name="P201"><text:s text:c="4"/>bool <text:s text:c="12"/>_isAlpha = false;</text:p>
        <text:p text:style-name="P145">}</text:p>
        <text:h text:style-name="P193" text:outline-level="3"><text:bookmark-start text:name="Còpia de Còpia de Còpia de Còpia de Còpia de Còpia de Còpia de Còpia de Còpia de __RefHeading___Toc13129_3274989480 2 1 1 2 1 1 2 1 2"/><text:bookmark-start text:name="Còpia de __RefHeading___Toc4196_4118176090 1"/><text:span text:style-name="T48">Go</text:span><text:span text:style-name="T49">lang</text:span><text:bookmark-end text:name="Còpia de Còpia de Còpia de Còpia de Còpia de Còpia de Còpia de Còpia de Còpia de __RefHeading___Toc13129_3274989480 2 1 1 2 1 1 2 1 2"/><text:bookmark-end text:name="Còpia de __RefHeading___Toc4196_4118176090 1"/></text:h>
        <text:p text:style-name="P144">PENDENT</text:p>
        <text:h text:style-name="P197" text:outline-level="3"><text:bookmark-start text:name="Còpia de Còpia de Còpia de Còpia de Còpia de Còpia de Còpia de Còpia de Còpia de __RefHeading___Toc13131_3274989480 1 1 1 2 1 1 2 1 2"/><text:bookmark-start text:name="Còpia de __RefHeading___Toc4198_4118176090 1"/>SQLite<text:bookmark-end text:name="Còpia de Còpia de Còpia de Còpia de Còpia de Còpia de Còpia de Còpia de Còpia de __RefHeading___Toc13131_3274989480 1 1 1 2 1 1 2 1 2"/><text:bookmark-end text:name="Còpia de __RefHeading___Toc4198_4118176090 1"/></text:h>
        <text:p text:style-name="P198"><text:span text:style-name="T51">CREATE </text:span><text:span text:style-name="T52">TABLE $tnLstOptionList</text:span><text:span text:style-name="T51"> (</text:span></text:p>
        <text:p text:style-name="P199"><text:s text:c="6"/>$standardHeader,</text:p>
        <text:p text:style-name="P199"><text:s text:c="6"/>$fldNameKey <text:s text:c="5"/>$dbtTextNotNull,</text:p>
        <text:p text:style-name="P199"><text:s text:c="6"/>$fldDescKey <text:s text:c="5"/>$dbtText,</text:p>
        <text:p text:style-name="P199"><text:s text:c="6"/>$fldListCategory $dbtIntNotNull REFERENCES $tnLstListCategory($fldId),</text:p>
        <text:p text:style-name="P199"><text:s text:c="6"/>$fldIsAlpha <text:s text:c="5"/>$dbtBooleanNotNull DEFAULT 0</text:p>
        <text:p text:style-name="P199">);</text:p>
        <text:h text:style-name="P197" text:outline-level="3"><text:bookmark-start text:name="Còpia de Còpia de Còpia de Còpia de Còpia de Còpia de Còpia de Còpia de Còpia de __RefHeading___Toc13133_3274989480 1 1 1 2 1 1 2 1 2"/><text:bookmark-start text:name="Còpia de __RefHeading___Toc4200_4118176090 1"/>MariaDB<text:bookmark-end text:name="Còpia de Còpia de Còpia de Còpia de Còpia de Còpia de Còpia de Còpia de Còpia de __RefHeading___Toc13133_3274989480 1 1 1 2 1 1 2 1 2"/><text:bookmark-end text:name="Còpia de __RefHeading___Toc4200_4118176090 1"/></text:h>
        <text:p text:style-name="P202">CREATE <text:span text:style-name="T10">TABLE OPTION_LIST</text:span> (</text:p>
        <text:p text:style-name="P202"><text:s text:c="4"/>ID <text:s text:c="14"/>INT UNSIGNED NOT NULL AUTO_INCREMENT PRIMARY KEY,</text:p>
        <text:p text:style-name="P202"><text:s text:c="4"/>CREATED_BY <text:s text:c="6"/>INT UNSIGNED NOT NULL REFERENCES USER(ID),</text:p>
        <text:p text:style-name="P202"><text:s text:c="4"/>CREATED_AT <text:s text:c="6"/>DATETIME NOT NULL DEFAULT CURRENT_TIMESTAMP,</text:p>
        <text:p text:style-name="P202"><text:s text:c="4"/>UPDATED_BY <text:s text:c="6"/>INT UNSIGNED REFERENCES USER(ID),</text:p>
        <text:p text:style-name="P202"><text:s text:c="4"/>UPDATED_AT <text:s text:c="6"/>DATETIME,</text:p>
        <text:p text:style-name="P202"><text:s text:c="4"/>NAME_KEY <text:s text:c="8"/>VARCHAR(100) NOT NULL,</text:p>
        <text:p text:style-name="P202"><text:s text:c="4"/>DESC_KEY <text:s text:c="8"/>VARCHAR(100) NOT NULL,</text:p>
        <text:p text:style-name="P202"><text:s text:c="4"/>LIST_CATEGORY_ID INT UNSIGNED NOT NULL REFERENCES LIST_CATEGORY(ID),</text:p>
        <text:p text:style-name="P202"><text:s text:c="4"/>IS_ALPHA <text:s text:c="8"/>BOOLEAN NOT NULL DEFAULT FALSE</text:p>
        <text:p text:style-name="P202">) ENGINE = InnoDB;</text:p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p text:style-name="P202"/>
        <text:h text:style-name="P192" text:outline-level="2"><text:bookmark-start text:name="Còpia de __RefHeading___Toc17002_3274989480 1"/><text:soft-page-break/><text:alphabetical-index-mark-start text:id="IMark2336962871280"/>Entitat OPTION_ENTRY<text:bookmark-end text:name="Còpia de __RefHeading___Toc17002_3274989480 1"/><text:alphabetical-index-mark-end text:id="IMark2336962871280"/></text:h>
        <text:h text:style-name="P193" text:outline-level="3"><text:bookmark-start text:name="Còpia de Còpia de Còpia de Còpia de Còpia de Còpia de Còpia de Còpia de Còpia de Còpia de __RefHeading___Toc13125_3274989480 1 1 1 2 1 1 1 1 1 1"/><text:bookmark-start text:name="Còpia de __RefHeading___Toc4202_4118176090 1"/><text:span text:style-name="T11">P</text:span><text:span text:style-name="T29">roto3</text:span><text:bookmark-end text:name="Còpia de Còpia de Còpia de Còpia de Còpia de Còpia de Còpia de Còpia de Còpia de Còpia de __RefHeading___Toc13125_3274989480 1 1 1 2 1 1 1 1 1 1"/><text:bookmark-end text:name="Còpia de __RefHeading___Toc4202_4118176090 1"/></text:h>
        <text:p text:style-name="P189"><text:span text:style-name="T10">message LstOptionEntry</text:span> {</text:p>
        <text:p text:style-name="P184"><text:s text:c="4"/>BaseEntity <text:s text:c="5"/>base_entity = 1;</text:p>
        <text:p text:style-name="P184"><text:s text:c="4"/>LstOptionList <text:s text:c="2"/>list = 2;</text:p>
        <text:p text:style-name="P184"><text:s text:c="4"/>int32 <text:s text:c="10"/>index = 3;</text:p>
        <text:p text:style-name="P184"><text:s text:c="4"/>string <text:s text:c="9"/>option_key = 4;</text:p>
        <text:p text:style-name="P184"><text:s text:c="4"/>optional string desc_key_key = 5;</text:p>
        <text:p text:style-name="P189">}</text:p>
        <text:h text:style-name="P194" text:outline-level="3"><text:bookmark-start text:name="Còpia de Còpia de Còpia de Còpia de Còpia de Còpia de Còpia de Còpia de Còpia de Còpia de __RefHeading___Toc13127_3274989480 1 1 1 2 1 1 1 1 1 1"/><text:bookmark-start text:name="Còpia de __RefHeading___Toc4204_4118176090 1"/>Flutter<text:bookmark-end text:name="Còpia de Còpia de Còpia de Còpia de Còpia de Còpia de Còpia de Còpia de Còpia de Còpia de __RefHeading___Toc13127_3274989480 1 1 1 2 1 1 1 1 1 1"/><text:bookmark-end text:name="Còpia de __RefHeading___Toc4204_4118176090 1"/></text:h>
        <text:p text:style-name="P195"><text:span text:style-name="T30">class LstOptionEntry</text:span><text:span text:style-name="T31"> extends ModelEntity {</text:span></text:p>
        <text:p text:style-name="P203"><text:s text:c="4"/>LstOptionList? _list;</text:p>
        <text:p text:style-name="P203"><text:s text:c="4"/>int? <text:s text:c="10"/>_idx;</text:p>
        <text:p text:style-name="P203"><text:s text:c="4"/>String? <text:s text:c="7"/>_optionKey;</text:p>
        <text:p text:style-name="P203"><text:s text:c="4"/>String? <text:s text:c="7"/>_option;</text:p>
        <text:p text:style-name="P203"><text:s text:c="4"/>String? <text:s text:c="7"/>_descKey;</text:p>
        <text:p text:style-name="P203"><text:s text:c="4"/>String? <text:s text:c="7"/>_desc;</text:p>
        <text:p text:style-name="P203"><text:s text:c="4"/>bool <text:s text:c="10"/>_isAlpha = false;</text:p>
        <text:p text:style-name="P203">}</text:p>
        <text:h text:style-name="P193" text:outline-level="3"><text:bookmark-start text:name="Còpia de Còpia de Còpia de Còpia de Còpia de Còpia de Còpia de Còpia de Còpia de Còpia de __RefHeading___Toc13129_3274989480 2 1 1 2 1 1 1 1 1 1"/><text:bookmark-start text:name="Còpia de __RefHeading___Toc4206_4118176090 1"/><text:span text:style-name="T48">Go</text:span><text:span text:style-name="T49">lang</text:span><text:bookmark-end text:name="Còpia de Còpia de Còpia de Còpia de Còpia de Còpia de Còpia de Còpia de Còpia de Còpia de __RefHeading___Toc13129_3274989480 2 1 1 2 1 1 1 1 1 1"/><text:bookmark-end text:name="Còpia de __RefHeading___Toc4206_4118176090 1"/></text:h>
        <text:p text:style-name="P144">PENDENT</text:p>
        <text:h text:style-name="P197" text:outline-level="3"><text:bookmark-start text:name="Còpia de Còpia de Còpia de Còpia de Còpia de Còpia de Còpia de Còpia de Còpia de Còpia de __RefHeading___Toc13131_3274989480 1 1 1 2 1 1 1 1 1 1"/><text:bookmark-start text:name="Còpia de __RefHeading___Toc4208_4118176090 1"/>SQLite<text:bookmark-end text:name="Còpia de Còpia de Còpia de Còpia de Còpia de Còpia de Còpia de Còpia de Còpia de Còpia de __RefHeading___Toc13131_3274989480 1 1 1 2 1 1 1 1 1 1"/><text:bookmark-end text:name="Còpia de __RefHeading___Toc4208_4118176090 1"/></text:h>
        <text:p text:style-name="P198"><text:span text:style-name="T51">CREATE </text:span><text:span text:style-name="T52">TABLE $tnLstOptionEntry</text:span><text:span text:style-name="T51"> (</text:span></text:p>
        <text:p text:style-name="P199"><text:s text:c="4"/>$standardHeader, <text:s/></text:p>
        <text:p text:style-name="P199"><text:s text:c="4"/>$fldList <text:s text:c="5"/>$dbtIntNotNull REFERENCES $tnLstOptionList, </text:p>
        <text:p text:style-name="P199"><text:s text:c="4"/>$fldIdx <text:s text:c="6"/>$dbtIntNotNull DEFAULT 0, </text:p>
        <text:p text:style-name="P199"><text:s text:c="4"/>$fldOptionKey $dbtTextNotNull, </text:p>
        <text:p text:style-name="P199"><text:s text:c="4"/>$fldDescKey <text:s text:c="2"/>$dbtTextNotNull, </text:p>
        <text:p text:style-name="P199"><text:s text:c="4"/>$fldIsAlpha <text:s text:c="2"/>$dbtBooleanNotNull DEFAULT 0</text:p>
        <text:p text:style-name="P199">);</text:p>
        <text:h text:style-name="P197" text:outline-level="3"><text:bookmark-start text:name="Còpia de Còpia de Còpia de Còpia de Còpia de Còpia de Còpia de Còpia de Còpia de Còpia de __RefHeading___Toc13133_3274989480 1 1 1 2 1 1 1 1 1 1"/><text:bookmark-start text:name="Còpia de __RefHeading___Toc4210_4118176090 1"/>MariaDB<text:bookmark-end text:name="Còpia de Còpia de Còpia de Còpia de Còpia de Còpia de Còpia de Còpia de Còpia de Còpia de __RefHeading___Toc13133_3274989480 1 1 1 2 1 1 1 1 1 1"/><text:bookmark-end text:name="Còpia de __RefHeading___Toc4210_4118176090 1"/></text:h>
        <text:p text:style-name="P202">CREATE <text:span text:style-name="T10">TABLE OPTION_ENTRY</text:span> (</text:p>
        <text:p text:style-name="P202"><text:s text:c="4"/>ID <text:s text:c="9"/>INT UNSIGNED NOT NULL AUTO_INCREMENT PRIMARY KEY,</text:p>
        <text:p text:style-name="P202"><text:s text:c="4"/>CREATED_BY <text:s/>INT UNSIGNED NOT NULL REFERENCES USER(ID),</text:p>
        <text:p text:style-name="P202"><text:s text:c="4"/>CREATED_AT <text:s/>DATETIME NOT NULL DEFAULT CURRENT_TIMESTAMP,</text:p>
        <text:p text:style-name="P202"><text:s text:c="4"/>UPDATED_BY <text:s/>INT UNSIGNED REFERENCES USER(ID),</text:p>
        <text:p text:style-name="P202"><text:s text:c="4"/>UPDATED_AT <text:s/>DATETIME,</text:p>
        <text:p text:style-name="P202"><text:s text:c="4"/>LIST_ID <text:s text:c="3"/>INT UNSIGNED NOT NULL REFERENCES OPTION_LIST(ID),</text:p>
        <text:p text:style-name="P202"><text:s text:c="4"/>IDX <text:s text:c="7"/>INT UNSIGNED NOT NULL,</text:p>
        <text:p text:style-name="P202"><text:s text:c="4"/>OPTION_KEY VARCHAR(100) NOT NULL,</text:p>
        <text:p text:style-name="P202"><text:s text:c="4"/>DESC_KEY <text:s text:c="2"/>VARCHAR(100),</text:p>
        <text:p text:style-name="P202"><text:s text:c="4"/>IS_ALPHA <text:s text:c="2"/>BOOLEAN NOT NULL DEFAULT FALSE</text:p>
        <text:p text:style-name="P204">) ENGINE = InnoDB;</text:p>
        <text:h text:style-name="P205" text:outline-level="1"><text:bookmark-start text:name="__RefHeading___Toc4368_1629209868"/>Índexs<text:bookmark-end text:name="__RefHeading___Toc4368_1629209868"/></text:h>
        <text:illustration-index text:style-name="Sect2" text:protected="true" text:name="Taula de figures1">
          <text:illustration-index-source text:caption-sequence-name="Diagrama" text:caption-sequence-format="text">
            <text:index-title-template text:style-name="Figure_20_Index_20_Heading">Diagrames</text:index-title-template>
            <text:illustration-index-entry-template text:style-name="Figure_20_Index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illustration-index-entry-template>
          </text:illustration-index-source>
          <text:index-body>
            <text:index-title text:style-name="Sect2" text:name="Taula de figures1_Head">
              <text:p text:style-name="Figure_20_Index_20_Heading">Diagrames</text:p>
            </text:index-title>
            <text:p text:style-name="P206"><text:a xlink:type="simple" xlink:href="#Diagrama!0%7Csequence" text:style-name="Index_20_Link" text:visited-style-name="Index_20_Link">Diagrama 1: Implementació del Model de Dades<text:tab/>2</text:a></text:p>
          </text:index-body>
        </text:illustration-index>
        <text:p text:style-name="P207"><text:span text:style-name="T69"/></text:p>
        <text:alphabetical-index text:style-name="Sect2" text:protected="true" text:name="Índex alfabètic1">
          <text:alphabetical-index-source text:ignore-case="true" text:sort-algorithm="alphanumeric" fo:language="ca" fo:country="ES">
            <text:index-title-template text:style-name="Index_20_Heading">Entitats</text:index-title-template>
            <text:alphabetical-index-entry-template text:outline-level="separator" text:style-name="Index_20_Separator">
              <text:index-entry-text/>
            </text:alphabetical-index-entry-template>
            <text:alphabetical-index-entry-template text:outline-level="1" text:style-name="Index_20_1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2" text:style-name="Index_20_2">
              <text:index-entry-text/>
              <text:index-entry-tab-stop style:type="right" style:leader-char="."/>
              <text:index-entry-page-number/>
            </text:alphabetical-index-entry-template>
            <text:alphabetical-index-entry-template text:outline-level="3" text:style-name="Index_20_3">
              <text:index-entry-text/>
              <text:index-entry-tab-stop style:type="right" style:leader-char="."/>
              <text:index-entry-page-number/>
            </text:alphabetical-index-entry-template>
          </text:alphabetical-index-source>
          <text:index-body>
            <text:index-title text:style-name="Sect2" text:name="Índex alfabètic1_Head" text:protected="true">
              <text:p text:style-name="Index_20_Heading">Entitats</text:p>
            </text:index-title>
            <text:p text:style-name="P208">Entitat ACHIEVEMENT<text:tab/>26</text:p>
            <text:p text:style-name="P208">Entitat ANSWER<text:tab/>33</text:p>
            <text:p text:style-name="P208">Entitat DEVICE<text:tab/>6</text:p>
            <text:p text:style-name="P208">Entitat DIAGNOSIS<text:tab/>24</text:p>
            <text:p text:style-name="P208">Entitat DIAGNOSIS_PHASE<text:tab/>25</text:p>
            <text:p text:style-name="P208">Entitat DISEASE<text:tab/>9</text:p>
            <text:p text:style-name="P208">Entitat DSM_V<text:tab/>9</text:p>
            <text:p text:style-name="P208">Entitat EMOTION<text:tab/>13</text:p>
            <text:p text:style-name="P208">Entitat FCM_HISTORY<text:tab/>8</text:p>
            <text:p text:style-name="P208">Entitat GOAL<text:tab/>11</text:p>
            <text:p text:style-name="P208">Entitat LIST_CATEGORY<text:tab/>42</text:p>
            <text:p text:style-name="P208">Entitat MATERIAL<text:tab/>28</text:p>
            <text:p text:style-name="P208">Entitat MATERIAL_PHASE<text:tab/>29</text:p>
            <text:p text:style-name="P208">Entitat MOOD<text:tab/>14</text:p>
            <text:p text:style-name="P208">Entitat NOTIFICATION<text:tab/>35</text:p>
            <text:p text:style-name="P208">Entitat OPTION_ENTRY<text:tab/>44</text:p>
            <text:p text:style-name="P208">Entitat OPTION_LIST<text:tab/>42</text:p>
            <text:p text:style-name="P208">Entitat PATIENT_TEST<text:tab/>32</text:p>
            <text:p text:style-name="P208">Entitat PHASE<text:tab/>10</text:p>
            <text:p text:style-name="P208">Entitat PHASE_RESOURCE<text:tab/>16</text:p>
            <text:p text:style-name="P208">Entitat PHASE_TRACKING<text:tab/>18</text:p>
            <text:p text:style-name="P208">Entitat QUESTION<text:tab/>22</text:p>
            <text:p text:style-name="P208">Entitat REGISTER<text:tab/>30</text:p>
            <text:p text:style-name="P208">Entitat REGISTER_COLUMN<text:tab/>31</text:p>
            <text:p text:style-name="P208">Entitat RESOURCE<text:tab/>15</text:p>
            <text:p text:style-name="P208">Entitat TASK<text:tab/>37</text:p>
            <text:p text:style-name="P208">Entitat TEST<text:tab/>20</text:p>
            <text:p text:style-name="P208">Entitat TEST_CATEGORY<text:tab/>20</text:p>
            <text:p text:style-name="P208">Entitat TRACKING<text:tab/>17</text:p>
            <text:p text:style-name="P208">Entitat TRACKING_COLUMN<text:tab/>18</text:p>
            <text:p text:style-name="P208">Entitat TRANSLATION<text:tab/>41</text:p>
            <text:p text:style-name="P208">Entitat USER<text:tab/>4</text:p>
            <text:p text:style-name="P208">Entitat VISIT<text:tab/>39</text:p>
          </text:index-body>
        </text:alphabetical-index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eta" style:font-family-generic="swiss" style:font-pitch="variable"/>
    <style:font-face style:name="Arial4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Extrems_20_de_20_fletxa_20_102" draw:display-name="Extrems de fletxa 102" svg:viewBox="0 0 20 20" svg:d="M0 20l10-20 10 20z"/>
    <draw:marker draw:name="Extrems_20_de_20_fletxa_20_103" draw:display-name="Extrems de fletxa 103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text-align="justify" style:justify-single-word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style:font-name="Arial3" fo:font-family="Arial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15cm" fo:margin-bottom="0.15cm" style:contextual-spacing="false" fo:text-align="start" style:justify-single-word="false" fo:text-indent="0cm" style:auto-text-indent="false" style:page-number="auto" fo:background-color="transparent" fo:keep-with-next="always">
        <style:tab-stops/>
      </style:paragraph-properties>
      <style:text-properties style:font-name="Arial3" fo:font-family="Arial" style:font-style-name="Negreta" style:font-family-generic="swiss" style:font-pitch="variable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text-align="end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end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loext:graphic-properties draw:fill="none" draw:fill-color="#729fcf"/>
      <style:paragraph-properties fo:margin-left="0cm" fo:margin-right="0cm" fo:margin-top="0.15cm" fo:margin-bottom="0.101cm" style:contextual-spacing="false" fo:text-align="justify" style:justify-single-word="false" fo:text-indent="0cm" style:auto-text-indent="false" style:page-number="auto" fo:background-color="transparent" fo:keep-with-next="always">
        <style:tab-stops>
          <style:tab-stop style:position="1.49cm"/>
        </style:tab-stops>
      </style:paragraph-properties>
      <style:text-properties style:font-name="Arial3" fo:font-family="Arial" style:font-style-name="Negret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top="0.101cm" fo:margin-bottom="0.101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paragraph-properties fo:margin-top="0.4cm" fo:margin-bottom="0.3cm" style:contextual-spacing="false" fo:text-align="center" style:justify-single-word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" style:family="paragraph" style:parent-style-name="Caption" style:next-style-name="Standard" style:class="extra">
      <style:paragraph-properties fo:text-align="center" style:justify-single-word="false">
        <style:tab-stops/>
      </style:paragraph-properties>
      <style:text-properties fo:font-size="10pt"/>
    </style:style>
    <style:style style:name="Diagrama" style:family="paragraph" style:parent-style-name="Caption">
      <style:text-properties fo:font-size="10pt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499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text-properties officeooo:paragraph-rsid="00154f22"/>
    </style:style>
    <style:style style:name="MP3" style:family="paragraph" style:parent-style-name="Header">
      <style:paragraph-properties>
        <style:tab-stops>
          <style:tab-stop style:position="8.5cm" style:type="center"/>
          <style:tab-stop style:position="17.893cm" style:type="right"/>
        </style:tab-stops>
      </style:paragraph-properties>
      <style:text-properties officeooo:paragraph-rsid="004fa477"/>
    </style:style>
    <style:style style:name="MP4" style:family="paragraph" style:parent-style-name="Footer">
      <style:paragraph-properties>
        <style:tab-stops>
          <style:tab-stop style:position="8.996cm" style:type="center"/>
          <style:tab-stop style:position="17.903cm" style:type="right"/>
        </style:tab-stops>
      </style:paragraph-properties>
    </style:style>
    <style:style style:name="MT1" style:family="text">
      <style:text-properties officeooo:rsid="0010cb4e"/>
    </style:style>
    <style:style style:name="MT2" style:family="text">
      <style:text-properties officeooo:rsid="008c62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1.515cm" fo:margin-bottom="1.39cm" fo:margin-left="1.515cm" fo:margin-right="1.5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Ld_5f_Primera_5f_Pàgina" style:display-name="Ld_Primera_Pàgina" style:page-layout-name="Mpm2" draw:style-name="Mdp1" style:next-style-name="Ld_5f_Predocument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8" draw:style-name="Mdp1"/>
    <style:master-page style:name="Landscape" style:page-layout-name="Mpm9" draw:style-name="Mdp1"/>
    <style:master-page style:name="Ld_5f_Predocument" style:display-name="Ld_Predocument" style:page-layout-name="Mpm10" draw:style-name="Mdp1">
      <style:header>
        <text:p text:style-name="MP1"><text:title>Plataforma Sabina</text:title><text:tab/><text:tab/><text:subject>Model de Dades - Implementació</text:subject> <text:span text:style-name="MT1">v</text:span><text:span text:style-name="MT1"><text:user-defined style:data-style-name="N0" text:name="Versió">0.7.2</text:user-defined></text:span></text:p>
      </style:header>
      <style:footer>
        <text:p text:style-name="MP2"><text:tab/><text:span text:style-name="MT1"><text:page-number style:num-format="i" text:select-page="current" text:page-adjust="-1">v</text:page-number></text:span></text:p>
      </style:footer>
    </style:master-page>
    <style:master-page style:name="Ld_5f_Document" style:display-name="Ld_Document" style:page-layout-name="Mpm11" draw:style-name="Mdp1">
      <style:header>
        <text:p text:style-name="MP3"><text:chapter text:display="number-and-name" text:outline-level="1">17 Índexs</text:chapter><text:tab/><text:tab/><text:subject>Model de Dades - Implementació</text:subject> <text:span text:style-name="MT1">v</text:span><text:span text:style-name="MT1"><text:user-defined style:data-style-name="N0" text:name="Versió">0.7.2</text:user-defined></text:span></text:p>
      </style:header>
      <style:footer>
        <text:p text:style-name="MP4"><text:chapter text:display="number-and-name" text:outline-level="2">2.1 Entitat USER</text:chapter><text:tab/><text:span text:style-name="MT1"><text:page-number text:select-page="current">5</text:page-number></text:span><text:span text:style-name="MT1"><text:tab/></text:span><text:span text:style-name="MT2">impr. </text:span><text:span text:style-name="MT1"><text:print-date style:data-style-name="N36">30/04/2024</text:print-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0:58:48.889000000</meta:creation-date>
    <dc:date>2024-09-23T18:42:59.036000000</dc:date>
    <meta:editing-duration>P6DT6H53M49S</meta:editing-duration>
    <meta:editing-cycles>520</meta:editing-cycles>
    <meta:generator>LibreOffice/24.8.1.2$Windows_X86_64 LibreOffice_project/87fa9aec1a63e70835390b81c40bb8993f1d4ff6</meta:generator>
    <dc:subject>Model de Dades - Implementació</dc:subject>
    <dc:title>Plataforma Sabina</dc:title>
    <meta:print-date>2024-04-30T14:36:41.651000000</meta:print-date>
    <meta:printed-by>Fitxers PDF</meta:printed-by>
    <meta:document-statistic meta:table-count="10" meta:image-count="0" meta:object-count="0" meta:page-count="51" meta:paragraph-count="1992" meta:word-count="6599" meta:character-count="59346" meta:non-whitespace-character-count="45775"/>
    <meta:user-defined meta:name="Versió">0.7.2</meta:user-defined>
  </office:meta>
</office:document-meta>
</file>